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Bitstream Vera Sans" svg:font-family="'Bitstream Vera Sans'" style:font-family-generic="swiss" style:font-pitch="variable"/>
    <style:font-face style:name="Arial1" svg:font-family="Arial" style:font-family-generic="system" style:font-pitch="variable"/>
    <style:font-face style:name="Bitstream Vera Sans1" svg:font-family="'Bitstream Vera Sans'" style:font-family-generic="system" style:font-pitch="variable"/>
  </office:font-face-decls>
  <office:automatic-styles>
    <style:style style:name="co1" style:family="table-column">
      <style:table-column-properties fo:break-before="auto" style:column-width="2.0602in"/>
    </style:style>
    <style:style style:name="co2" style:family="table-column">
      <style:table-column-properties fo:break-before="auto" style:column-width="0.8902in"/>
    </style:style>
    <style:style style:name="co3" style:family="table-column">
      <style:table-column-properties fo:break-before="auto" style:column-width="0.8925in"/>
    </style:style>
    <style:style style:name="co4" style:family="table-column">
      <style:table-column-properties fo:break-before="auto" style:column-width="0.889in"/>
    </style:style>
    <style:style style:name="ro1" style:family="table-row">
      <style:table-row-properties style:row-height="0.1681in" fo:break-before="auto" style:use-optimal-row-height="true"/>
    </style:style>
    <style:style style:name="ro2" style:family="table-row">
      <style:table-row-properties style:row-height="0.178in" fo:break-before="auto" style:use-optimal-row-height="true"/>
    </style:style>
    <style:style style:name="ta1" style:family="table" style:master-page-name="Default">
      <style:table-properties table:display="true" style:writing-mode="lr-tb"/>
    </style:style>
    <number:date-style style:name="N37" number:automatic-order="true">
      <number:month number:style="long"/>
      <number:text>/</number:text>
      <number:day number:style="long"/>
      <number:text>/</number:text>
      <number:year/>
    </number:date-style>
    <number:text-style style:name="N100">
      <number:text-content/>
    </number:text-style>
    <style:style style:name="ce1" style:family="table-cell" style:parent-style-name="Default" style:data-style-name="N37"/>
    <style:style style:name="ce2" style:family="table-cell" style:parent-style-name="Default">
      <style:table-cell-properties style:text-align-source="fix" style:repeat-content="false"/>
      <style:paragraph-properties fo:text-align="end" fo:margin-left="0in"/>
    </style:style>
    <style:style style:name="ce3" style:family="table-cell" style:parent-style-name="Default" style:data-style-name="N0"/>
    <style:style style:name="ce4" style:family="table-cell" style:parent-style-name="Default" style:data-style-name="N100"/>
  </office:automatic-styles>
  <office:body>
    <office:spreadsheet>
      <table:table table:name="kernel history" table:style-name="ta1" table:print="false">
        <office:forms form:automatic-focus="false" form:apply-design-mode="false"/>
        <table:table-column table:style-name="co1" table:default-cell-style-name="Default"/>
        <table:table-column table:style-name="co2" table:number-columns-repeated="11" table:default-cell-style-name="Default"/>
        <table:table-column table:style-name="co3" table:number-columns-repeated="57" table:default-cell-style-name="Default"/>
        <table:table-row table:style-name="ro1">
          <table:table-cell office:value-type="string">
            <text:p>version</text:p>
          </table:table-cell>
          <table:table-cell office:value-type="string">
            <text:p>v2.6.0</text:p>
          </table:table-cell>
          <table:table-cell table:style-name="ce1" office:value-type="string">
            <text:p>v2.6.1</text:p>
          </table:table-cell>
          <table:table-cell table:style-name="ce1" office:value-type="string">
            <text:p>v2.6.2</text:p>
          </table:table-cell>
          <table:table-cell table:style-name="ce1" office:value-type="string">
            <text:p>v2.6.3</text:p>
          </table:table-cell>
          <table:table-cell table:style-name="ce1" office:value-type="string">
            <text:p>v2.6.4</text:p>
          </table:table-cell>
          <table:table-cell table:style-name="ce1" office:value-type="string">
            <text:p>v2.6.5</text:p>
          </table:table-cell>
          <table:table-cell table:style-name="ce1" office:value-type="string">
            <text:p>v2.6.6</text:p>
          </table:table-cell>
          <table:table-cell table:style-name="ce1" office:value-type="string">
            <text:p>v2.6.7</text:p>
          </table:table-cell>
          <table:table-cell table:style-name="ce1" office:value-type="string">
            <text:p>v2.6.8</text:p>
          </table:table-cell>
          <table:table-cell office:value-type="string">
            <text:p>v2.6.9</text:p>
          </table:table-cell>
          <table:table-cell office:value-type="string">
            <text:p>v2.6.10</text:p>
          </table:table-cell>
          <table:table-cell office:value-type="string">
            <text:p>v2.6.11</text:p>
          </table:table-cell>
          <table:table-cell office:value-type="string">
            <text:p>v2.6.12</text:p>
          </table:table-cell>
          <table:table-cell office:value-type="string">
            <text:p>v2.6.13</text:p>
          </table:table-cell>
          <table:table-cell office:value-type="string">
            <text:p>v2.6.14</text:p>
          </table:table-cell>
          <table:table-cell office:value-type="string">
            <text:p>v2.6.15</text:p>
          </table:table-cell>
          <table:table-cell office:value-type="string">
            <text:p>v2.6.16</text:p>
          </table:table-cell>
          <table:table-cell office:value-type="string">
            <text:p>v2.6.17</text:p>
          </table:table-cell>
          <table:table-cell office:value-type="string">
            <text:p>v2.6.18</text:p>
          </table:table-cell>
          <table:table-cell office:value-type="string">
            <text:p>v2.6.19</text:p>
          </table:table-cell>
          <table:table-cell office:value-type="string">
            <text:p>v2.6.20</text:p>
          </table:table-cell>
          <table:table-cell office:value-type="string">
            <text:p>v2.6.21</text:p>
          </table:table-cell>
          <table:table-cell office:value-type="string">
            <text:p>v2.6.22</text:p>
          </table:table-cell>
          <table:table-cell office:value-type="string">
            <text:p>v2.6.23</text:p>
          </table:table-cell>
          <table:table-cell office:value-type="string">
            <text:p>v2.6.24</text:p>
          </table:table-cell>
          <table:table-cell office:value-type="string">
            <text:p>v2.6.25</text:p>
          </table:table-cell>
          <table:table-cell office:value-type="string">
            <text:p>v2.6.26</text:p>
          </table:table-cell>
          <table:table-cell office:value-type="string">
            <text:p>v2.6.27</text:p>
          </table:table-cell>
          <table:table-cell office:value-type="string">
            <text:p>v2.6.28</text:p>
          </table:table-cell>
          <table:table-cell office:value-type="string">
            <text:p>v2.6.29</text:p>
          </table:table-cell>
          <table:table-cell office:value-type="string">
            <text:p>v2.6.30</text:p>
          </table:table-cell>
          <table:table-cell office:value-type="string">
            <text:p>v2.6.31</text:p>
          </table:table-cell>
          <table:table-cell office:value-type="string">
            <text:p>v2.6.32</text:p>
          </table:table-cell>
          <table:table-cell office:value-type="string">
            <text:p>v2.6.33</text:p>
          </table:table-cell>
          <table:table-cell office:value-type="string">
            <text:p>v2.6.34</text:p>
          </table:table-cell>
          <table:table-cell office:value-type="string">
            <text:p>v2.6.35</text:p>
          </table:table-cell>
          <table:table-cell office:value-type="string">
            <text:p>v2.6.36</text:p>
          </table:table-cell>
          <table:table-cell office:value-type="string">
            <text:p>v2.6.37</text:p>
          </table:table-cell>
          <table:table-cell office:value-type="string">
            <text:p>v2.6.38</text:p>
          </table:table-cell>
          <table:table-cell office:value-type="string">
            <text:p>v2.6.39</text:p>
          </table:table-cell>
          <table:table-cell office:value-type="string">
            <text:p>v3.0</text:p>
          </table:table-cell>
          <table:table-cell office:value-type="string">
            <text:p>v3.1</text:p>
          </table:table-cell>
          <table:table-cell office:value-type="string">
            <text:p>v3.2</text:p>
          </table:table-cell>
          <table:table-cell office:value-type="string">
            <text:p>v3.3</text:p>
          </table:table-cell>
          <table:table-cell office:value-type="string">
            <text:p>v3.4</text:p>
          </table:table-cell>
          <table:table-cell office:value-type="string">
            <text:p>v3.5</text:p>
          </table:table-cell>
          <table:table-cell office:value-type="string">
            <text:p>v3.6</text:p>
          </table:table-cell>
          <table:table-cell office:value-type="string">
            <text:p>v3.7</text:p>
          </table:table-cell>
          <table:table-cell office:value-type="string">
            <text:p>v3.8</text:p>
          </table:table-cell>
          <table:table-cell office:value-type="string">
            <text:p>v3.9</text:p>
          </table:table-cell>
          <table:table-cell office:value-type="string">
            <text:p>v3.10</text:p>
          </table:table-cell>
          <table:table-cell office:value-type="string">
            <text:p>v3.11</text:p>
          </table:table-cell>
          <table:table-cell office:value-type="string">
            <text:p>V3.12</text:p>
          </table:table-cell>
          <table:table-cell/>
          <table:table-cell office:value-type="string">
            <text:p>29 – 33 sum</text:p>
          </table:table-cell>
          <table:table-cell office:value-type="string">
            <text:p>12 – 33 sum</text:p>
          </table:table-cell>
          <table:table-cell office:value-type="string">
            <text:p>35 – 3.0 <text:s/>sum</text:p>
          </table:table-cell>
          <table:table-cell office:value-type="string">
            <text:p>36 – 3.1 sum</text:p>
          </table:table-cell>
          <table:table-cell office:value-type="string">
            <text:p>36 – 3.2 sum</text:p>
          </table:table-cell>
          <table:table-cell office:value-type="string">
            <text:p>3.1 – 3.5 sum</text:p>
          </table:table-cell>
          <table:table-cell office:value-type="string">
            <text:p>3.2-3.6</text:p>
          </table:table-cell>
          <table:table-cell office:value-type="string">
            <text:p>3.4 – 3.8</text:p>
          </table:table-cell>
          <table:table-cell office:value-type="string">
            <text:p>3.5 – 3.9</text:p>
          </table:table-cell>
          <table:table-cell office:value-type="string">
            <text:p>3.6 – 3.10</text:p>
          </table:table-cell>
          <table:table-cell office:value-type="string">
            <text:p>3.7 – 3.11</text:p>
          </table:table-cell>
          <table:table-cell office:value-type="string">
            <text:p>3.8 – 3.12</text:p>
          </table:table-cell>
          <table:table-cell/>
          <table:table-cell office:value-type="string">
            <text:p>11 – 3.2 sum</text:p>
          </table:table-cell>
        </table:table-row>
        <table:table-row table:style-name="ro1">
          <table:table-cell office:value-type="string">
            <text:p>date released</text:p>
          </table:table-cell>
          <table:table-cell table:style-name="ce1" office:value-type="date" office:date-value="2003-12-18">
            <text:p>12/18/03</text:p>
          </table:table-cell>
          <table:table-cell table:style-name="ce1" office:value-type="date" office:date-value="2004-01-09">
            <text:p>01/09/04</text:p>
          </table:table-cell>
          <table:table-cell table:style-name="ce1" office:value-type="date" office:date-value="2004-02-03">
            <text:p>02/03/04</text:p>
          </table:table-cell>
          <table:table-cell table:style-name="ce1" office:value-type="date" office:date-value="2004-02-17">
            <text:p>02/17/04</text:p>
          </table:table-cell>
          <table:table-cell table:style-name="ce1" office:value-type="date" office:date-value="2004-03-10">
            <text:p>03/10/04</text:p>
          </table:table-cell>
          <table:table-cell table:style-name="ce1" office:value-type="date" office:date-value="2004-04-03">
            <text:p>04/03/04</text:p>
          </table:table-cell>
          <table:table-cell table:style-name="ce1" office:value-type="date" office:date-value="2004-05-09">
            <text:p>05/09/04</text:p>
          </table:table-cell>
          <table:table-cell table:style-name="ce1" office:value-type="date" office:date-value="2004-06-15">
            <text:p>06/15/04</text:p>
          </table:table-cell>
          <table:table-cell table:style-name="ce1" office:value-type="date" office:date-value="2004-08-13">
            <text:p>08/13/04</text:p>
          </table:table-cell>
          <table:table-cell table:style-name="ce1" office:value-type="date" office:date-value="2004-10-18">
            <text:p>10/18/04</text:p>
          </table:table-cell>
          <table:table-cell table:style-name="ce1" office:value-type="date" office:date-value="2004-12-24">
            <text:p>12/24/04</text:p>
          </table:table-cell>
          <table:table-cell table:style-name="ce1" office:value-type="date" office:date-value="2005-03-02">
            <text:p>03/02/05</text:p>
          </table:table-cell>
          <table:table-cell table:style-name="ce1" office:value-type="date" office:date-value="2005-06-17">
            <text:p>06/17/05</text:p>
          </table:table-cell>
          <table:table-cell table:style-name="ce1" office:value-type="date" office:date-value="2005-08-28">
            <text:p>08/28/05</text:p>
          </table:table-cell>
          <table:table-cell table:style-name="ce1" office:value-type="date" office:date-value="2005-10-27">
            <text:p>10/27/05</text:p>
          </table:table-cell>
          <table:table-cell table:style-name="ce1" office:value-type="date" office:date-value="2006-01-02">
            <text:p>01/02/06</text:p>
          </table:table-cell>
          <table:table-cell table:style-name="ce1" office:value-type="date" office:date-value="2006-03-19">
            <text:p>03/19/06</text:p>
          </table:table-cell>
          <table:table-cell table:style-name="ce1" office:value-type="date" office:date-value="2006-06-17">
            <text:p>06/17/06</text:p>
          </table:table-cell>
          <table:table-cell table:style-name="ce1" office:value-type="date" office:date-value="2006-09-19">
            <text:p>09/19/06</text:p>
          </table:table-cell>
          <table:table-cell table:style-name="ce1" office:value-type="date" office:date-value="2006-11-29">
            <text:p>11/29/06</text:p>
          </table:table-cell>
          <table:table-cell table:style-name="ce1" office:value-type="date" office:date-value="2007-02-04">
            <text:p>02/04/07</text:p>
          </table:table-cell>
          <table:table-cell table:style-name="ce1" office:value-type="date" office:date-value="2007-04-25">
            <text:p>04/25/07</text:p>
          </table:table-cell>
          <table:table-cell table:style-name="ce1" office:value-type="date" office:date-value="2007-07-08">
            <text:p>07/08/07</text:p>
          </table:table-cell>
          <table:table-cell table:style-name="ce1" office:value-type="date" office:date-value="2007-10-09">
            <text:p>10/09/07</text:p>
          </table:table-cell>
          <table:table-cell table:style-name="ce1" office:value-type="date" office:date-value="2008-01-24">
            <text:p>01/24/08</text:p>
          </table:table-cell>
          <table:table-cell table:style-name="ce1" office:value-type="date" office:date-value="2008-04-16">
            <text:p>04/16/08</text:p>
          </table:table-cell>
          <table:table-cell table:style-name="ce1" office:value-type="date" office:date-value="2008-07-13">
            <text:p>07/13/08</text:p>
          </table:table-cell>
          <table:table-cell table:style-name="ce1" office:value-type="date" office:date-value="2008-10-09">
            <text:p>10/09/08</text:p>
          </table:table-cell>
          <table:table-cell table:style-name="ce1" office:value-type="date" office:date-value="2008-12-24">
            <text:p>12/24/08</text:p>
          </table:table-cell>
          <table:table-cell table:style-name="ce1" office:value-type="date" office:date-value="2009-03-23">
            <text:p>03/23/09</text:p>
          </table:table-cell>
          <table:table-cell table:style-name="ce1" office:value-type="date" office:date-value="2009-06-09">
            <text:p>06/09/09</text:p>
          </table:table-cell>
          <table:table-cell table:style-name="ce1" office:value-type="date" office:date-value="2009-09-09">
            <text:p>09/09/09</text:p>
          </table:table-cell>
          <table:table-cell table:style-name="ce1" office:value-type="date" office:date-value="2009-12-02">
            <text:p>12/02/09</text:p>
          </table:table-cell>
          <table:table-cell table:style-name="ce1" office:value-type="date" office:date-value="2010-02-24">
            <text:p>02/24/10</text:p>
          </table:table-cell>
          <table:table-cell table:style-name="ce1" office:value-type="date" office:date-value="2010-05-16">
            <text:p>05/16/10</text:p>
          </table:table-cell>
          <table:table-cell table:style-name="ce1" office:value-type="date" office:date-value="2010-08-01">
            <text:p>08/01/10</text:p>
          </table:table-cell>
          <table:table-cell table:style-name="ce1" office:value-type="date" office:date-value="2010-10-20">
            <text:p>10/20/10</text:p>
          </table:table-cell>
          <table:table-cell table:style-name="ce1" office:value-type="date" office:date-value="2011-01-04">
            <text:p>01/04/11</text:p>
          </table:table-cell>
          <table:table-cell table:style-name="ce1" office:value-type="date" office:date-value="2011-03-14">
            <text:p>03/14/11</text:p>
          </table:table-cell>
          <table:table-cell table:style-name="ce1" office:value-type="date" office:date-value="2011-05-18">
            <text:p>05/18/11</text:p>
          </table:table-cell>
          <table:table-cell table:style-name="ce1" office:value-type="date" office:date-value="2011-07-21">
            <text:p>07/21/11</text:p>
          </table:table-cell>
          <table:table-cell table:style-name="ce1" office:value-type="date" office:date-value="2011-10-24">
            <text:p>10/24/11</text:p>
          </table:table-cell>
          <table:table-cell table:style-name="ce1" office:value-type="date" office:date-value="2012-01-04">
            <text:p>01/04/12</text:p>
          </table:table-cell>
          <table:table-cell table:style-name="ce1" office:value-type="date" office:date-value="2012-03-18">
            <text:p>03/18/12</text:p>
          </table:table-cell>
          <table:table-cell table:style-name="ce1" office:value-type="date" office:date-value="2012-05-20">
            <text:p>05/20/12</text:p>
          </table:table-cell>
          <table:table-cell table:style-name="ce1" office:value-type="date" office:date-value="2012-07-21">
            <text:p>07/21/12</text:p>
          </table:table-cell>
          <table:table-cell table:style-name="ce1" office:value-type="date" office:date-value="2012-09-30">
            <text:p>09/30/12</text:p>
          </table:table-cell>
          <table:table-cell table:style-name="ce1" office:value-type="date" office:date-value="2012-12-10">
            <text:p>12/10/12</text:p>
          </table:table-cell>
          <table:table-cell table:style-name="ce1" office:value-type="date" office:date-value="2013-02-18">
            <text:p>02/18/13</text:p>
          </table:table-cell>
          <table:table-cell table:style-name="ce1" office:value-type="date" office:date-value="2013-04-28">
            <text:p>04/28/13</text:p>
          </table:table-cell>
          <table:table-cell table:style-name="ce1" office:value-type="date" office:date-value="2013-06-30">
            <text:p>06/30/13</text:p>
          </table:table-cell>
          <table:table-cell table:style-name="ce1" office:value-type="date" office:date-value="2013-09-02">
            <text:p>09/02/13</text:p>
          </table:table-cell>
          <table:table-cell table:style-name="ce1" office:value-type="date" office:date-value="2013-11-03">
            <text:p>11/03/13</text:p>
          </table:table-cell>
          <table:table-cell table:number-columns-repeated="15"/>
        </table:table-row>
        <table:table-row table:style-name="ro1">
          <table:table-cell office:value-type="string">
            <text:p>days</text:p>
          </table:table-cell>
          <table:table-cell/>
          <table:table-cell office:value-type="float" office:value="23">
            <text:p>23</text:p>
          </table:table-cell>
          <table:table-cell office:value-type="float" office:value="26">
            <text:p>26</text:p>
          </table:table-cell>
          <table:table-cell office:value-type="float" office:value="15">
            <text:p>15</text:p>
          </table:table-cell>
          <table:table-cell office:value-type="float" office:value="23">
            <text:p>23</text:p>
          </table:table-cell>
          <table:table-cell office:value-type="float" office:value="25">
            <text:p>25</text:p>
          </table:table-cell>
          <table:table-cell office:value-type="float" office:value="37">
            <text:p>37</text:p>
          </table:table-cell>
          <table:table-cell office:value-type="float" office:value="38">
            <text:p>38</text:p>
          </table:table-cell>
          <table:table-cell office:value-type="float" office:value="60">
            <text:p>60</text:p>
          </table:table-cell>
          <table:table-cell office:value-type="float" office:value="67">
            <text:p>67</text:p>
          </table:table-cell>
          <table:table-cell office:value-type="float" office:value="68">
            <text:p>68</text:p>
          </table:table-cell>
          <table:table-cell office:value-type="float" office:value="69">
            <text:p>69</text:p>
          </table:table-cell>
          <table:table-cell office:value-type="float" office:value="108">
            <text:p>108</text:p>
          </table:table-cell>
          <table:table-cell office:value-type="float" office:value="73">
            <text:p>73</text:p>
          </table:table-cell>
          <table:table-cell office:value-type="float" office:value="61">
            <text:p>61</text:p>
          </table:table-cell>
          <table:table-cell office:value-type="float" office:value="68">
            <text:p>68</text:p>
          </table:table-cell>
          <table:table-cell office:value-type="float" office:value="77">
            <text:p>77</text:p>
          </table:table-cell>
          <table:table-cell office:value-type="float" office:value="91">
            <text:p>91</text:p>
          </table:table-cell>
          <table:table-cell office:value-type="float" office:value="95">
            <text:p>95</text:p>
          </table:table-cell>
          <table:table-cell office:value-type="float" office:value="72">
            <text:p>72</text:p>
          </table:table-cell>
          <table:table-cell office:value-type="float" office:value="68">
            <text:p>68</text:p>
          </table:table-cell>
          <table:table-cell office:value-type="float" office:value="81">
            <text:p>81</text:p>
          </table:table-cell>
          <table:table-cell office:value-type="float" office:value="75">
            <text:p>75</text:p>
          </table:table-cell>
          <table:table-cell office:value-type="float" office:value="94">
            <text:p>94</text:p>
          </table:table-cell>
          <table:table-cell office:value-type="float" office:value="108">
            <text:p>108</text:p>
          </table:table-cell>
          <table:table-cell table:formula="of:=[.AA2]-[.Z2]" office:value-type="float" office:value="83">
            <text:p>83</text:p>
          </table:table-cell>
          <table:table-cell table:formula="of:=[.AB2]-[.AA2]" office:value-type="float" office:value="88">
            <text:p>88</text:p>
          </table:table-cell>
          <table:table-cell table:formula="of:=[.AC2]-[.AB2]" office:value-type="float" office:value="88">
            <text:p>88</text:p>
          </table:table-cell>
          <table:table-cell table:formula="of:=[.AD2]-[.AC2]" office:value-type="float" office:value="76">
            <text:p>76</text:p>
          </table:table-cell>
          <table:table-cell table:formula="of:=[.AE2]-[.AD2]" office:value-type="float" office:value="89">
            <text:p>89</text:p>
          </table:table-cell>
          <table:table-cell table:formula="of:=[.AF2]-[.AE2]" office:value-type="float" office:value="78">
            <text:p>78</text:p>
          </table:table-cell>
          <table:table-cell table:formula="of:=[.AG2]-[.AF2]" office:value-type="float" office:value="92">
            <text:p>92</text:p>
          </table:table-cell>
          <table:table-cell table:formula="of:=[.AH2]-[.AG2]" office:value-type="float" office:value="84">
            <text:p>84</text:p>
          </table:table-cell>
          <table:table-cell table:formula="of:=[.AI2]-[.AH2]" office:value-type="float" office:value="84">
            <text:p>84</text:p>
          </table:table-cell>
          <table:table-cell table:formula="of:=[.AJ2]-[.AI2]" office:value-type="float" office:value="81">
            <text:p>81</text:p>
          </table:table-cell>
          <table:table-cell table:formula="of:=[.AK2]-[.AJ2]" office:value-type="float" office:value="77">
            <text:p>77</text:p>
          </table:table-cell>
          <table:table-cell table:formula="of:=[.AL2]-[.AK2]" office:value-type="float" office:value="80">
            <text:p>80</text:p>
          </table:table-cell>
          <table:table-cell table:formula="of:=[.AM2]-[.AL2]" office:value-type="float" office:value="76">
            <text:p>76</text:p>
          </table:table-cell>
          <table:table-cell table:formula="of:=[.AN2]-[.AM2]" office:value-type="float" office:value="69">
            <text:p>69</text:p>
          </table:table-cell>
          <table:table-cell table:formula="of:=[.AO2]-[.AN2]" office:value-type="float" office:value="65">
            <text:p>65</text:p>
          </table:table-cell>
          <table:table-cell table:formula="of:=[.AP2]-[.AO2]" office:value-type="float" office:value="64">
            <text:p>64</text:p>
          </table:table-cell>
          <table:table-cell table:formula="of:=[.AQ2]-[.AP2]" office:value-type="float" office:value="95">
            <text:p>95</text:p>
          </table:table-cell>
          <table:table-cell table:formula="of:=[.AR2]-[.AQ2]" office:value-type="float" office:value="72">
            <text:p>72</text:p>
          </table:table-cell>
          <table:table-cell table:formula="of:=[.AS2]-[.AR2]" office:value-type="float" office:value="74">
            <text:p>74</text:p>
          </table:table-cell>
          <table:table-cell table:formula="of:=[.AT2]-[.AS2]" office:value-type="float" office:value="63">
            <text:p>63</text:p>
          </table:table-cell>
          <table:table-cell table:formula="of:=[.AU2]-[.AT2]" office:value-type="float" office:value="62">
            <text:p>62</text:p>
          </table:table-cell>
          <table:table-cell table:formula="of:=[.AV2]-[.AU2]" office:value-type="float" office:value="71">
            <text:p>71</text:p>
          </table:table-cell>
          <table:table-cell table:formula="of:=[.AW2]-[.AV2]" office:value-type="float" office:value="71">
            <text:p>71</text:p>
          </table:table-cell>
          <table:table-cell table:formula="of:=[.AX2]-[.AW2]" office:value-type="float" office:value="70">
            <text:p>70</text:p>
          </table:table-cell>
          <table:table-cell table:formula="of:=[.AY2]-[.AX2]" office:value-type="float" office:value="69">
            <text:p>69</text:p>
          </table:table-cell>
          <table:table-cell table:formula="of:=[.AZ2]-[.AY2]" office:value-type="float" office:value="63">
            <text:p>63</text:p>
          </table:table-cell>
          <table:table-cell table:formula="of:=[.BA2]-[.AZ2]" office:value-type="float" office:value="64">
            <text:p>64</text:p>
          </table:table-cell>
          <table:table-cell table:formula="of:=[.BB2]-[.BA2]" office:value-type="float" office:value="62">
            <text:p>62</text:p>
          </table:table-cell>
          <table:table-cell table:number-columns-repeated="2"/>
          <table:table-cell table:formula="of:=SUM([.N3:.AI3])" office:value-type="float" office:value="1833">
            <text:p>1833</text:p>
          </table:table-cell>
          <table:table-cell table:formula="of:=SUM([.AK3:.AP3])" office:value-type="float" office:value="431">
            <text:p>431</text:p>
          </table:table-cell>
          <table:table-cell table:formula="of:=SUM([.AL3:.AQ3])" office:value-type="float" office:value="449">
            <text:p>449</text:p>
          </table:table-cell>
          <table:table-cell table:formula="of:=SUM([.AL3:.AR3])" office:value-type="float" office:value="521">
            <text:p>521</text:p>
          </table:table-cell>
          <table:table-cell table:formula="of:=SUM([.AQ3:.AU3])" office:value-type="float" office:value="366">
            <text:p>366</text:p>
          </table:table-cell>
          <table:table-cell table:formula="of:=SUM([.AR3:.AV3])" office:value-type="float" office:value="342">
            <text:p>342</text:p>
          </table:table-cell>
          <table:table-cell table:formula="of:=SUM([.AT3:.AX3])" office:value-type="float" office:value="337">
            <text:p>337</text:p>
          </table:table-cell>
          <table:table-cell table:formula="of:=SUM([.AU3:.AY3])" office:value-type="float" office:value="343">
            <text:p>343</text:p>
          </table:table-cell>
          <table:table-cell table:formula="of:=SUM([.AV3:.AZ3])" office:value-type="float" office:value="344">
            <text:p>344</text:p>
          </table:table-cell>
          <table:table-cell table:formula="of:=SUM([.AW3:.BA3])" office:value-type="float" office:value="337">
            <text:p>337</text:p>
          </table:table-cell>
          <table:table-cell table:formula="of:=SUM([.AX3:.BB3])" office:value-type="float" office:value="328">
            <text:p>328</text:p>
          </table:table-cell>
          <table:table-cell/>
          <table:table-cell table:formula="of:=SUM([.M3:.AR3])" office:value-type="float" office:value="2581">
            <text:p>2581</text:p>
          </table:table-cell>
        </table:table-row>
        <table:table-row table:style-name="ro1">
          <table:table-cell office:value-type="string">
            <text:p>commits</text:p>
          </table:table-cell>
          <table:table-cell/>
          <table:table-cell office:value-type="float" office:value="577">
            <text:p>577</text:p>
          </table:table-cell>
          <table:table-cell office:value-type="float" office:value="1107">
            <text:p>1107</text:p>
          </table:table-cell>
          <table:table-cell office:value-type="float" office:value="1263">
            <text:p>1263</text:p>
          </table:table-cell>
          <table:table-cell office:value-type="float" office:value="1210">
            <text:p>1210</text:p>
          </table:table-cell>
          <table:table-cell office:value-type="float" office:value="1335">
            <text:p>1335</text:p>
          </table:table-cell>
          <table:table-cell office:value-type="float" office:value="1699">
            <text:p>1699</text:p>
          </table:table-cell>
          <table:table-cell office:value-type="float" office:value="2460">
            <text:p>2460</text:p>
          </table:table-cell>
          <table:table-cell office:value-type="float" office:value="2311">
            <text:p>2311</text:p>
          </table:table-cell>
          <table:table-cell office:value-type="float" office:value="3557">
            <text:p>3557</text:p>
          </table:table-cell>
          <table:table-cell office:value-type="float" office:value="3980">
            <text:p>3980</text:p>
          </table:table-cell>
          <table:table-cell office:value-type="float" office:value="3616">
            <text:p>3616</text:p>
          </table:table-cell>
          <table:table-cell table:formula="of:=1727+3320" office:value-type="float" office:value="5047">
            <text:p>5047</text:p>
          </table:table-cell>
          <table:table-cell office:value-type="float" office:value="3904">
            <text:p>3904</text:p>
          </table:table-cell>
          <table:table-cell office:value-type="float" office:value="3627">
            <text:p>3627</text:p>
          </table:table-cell>
          <table:table-cell office:value-type="float" office:value="4959">
            <text:p>4959</text:p>
          </table:table-cell>
          <table:table-cell office:value-type="float" office:value="5369">
            <text:p>5369</text:p>
          </table:table-cell>
          <table:table-cell office:value-type="float" office:value="5727">
            <text:p>5727</text:p>
          </table:table-cell>
          <table:table-cell office:value-type="float" office:value="6323">
            <text:p>6323</text:p>
          </table:table-cell>
          <table:table-cell office:value-type="float" office:value="6685">
            <text:p>6685</text:p>
          </table:table-cell>
          <table:table-cell office:value-type="float" office:value="4768">
            <text:p>4768</text:p>
          </table:table-cell>
          <table:table-cell office:value-type="float" office:value="5016">
            <text:p>5016</text:p>
          </table:table-cell>
          <table:table-cell office:value-type="float" office:value="6526">
            <text:p>6526</text:p>
          </table:table-cell>
          <table:table-cell office:value-type="float" office:value="6662">
            <text:p>6662</text:p>
          </table:table-cell>
          <table:table-cell office:value-type="float" office:value="9836">
            <text:p>9836</text:p>
          </table:table-cell>
          <table:table-cell office:value-type="float" office:value="12243">
            <text:p>12243</text:p>
          </table:table-cell>
          <table:table-cell office:value-type="float" office:value="9941">
            <text:p>9941</text:p>
          </table:table-cell>
          <table:table-cell office:value-type="float" office:value="10628">
            <text:p>10628</text:p>
          </table:table-cell>
          <table:table-cell office:value-type="float" office:value="9048">
            <text:p>9048</text:p>
          </table:table-cell>
          <table:table-cell office:value-type="float" office:value="11718">
            <text:p>11718</text:p>
          </table:table-cell>
          <table:table-cell office:value-type="float" office:value="11989">
            <text:p>11989</text:p>
          </table:table-cell>
          <table:table-cell office:value-type="float" office:value="10883">
            <text:p>10883</text:p>
          </table:table-cell>
          <table:table-cell office:value-type="float" office:value="10998">
            <text:p>10998</text:p>
          </table:table-cell>
          <table:table-cell office:value-type="float" office:value="10871">
            <text:p>10871</text:p>
          </table:table-cell>
          <table:table-cell office:value-type="float" office:value="9443">
            <text:p>9443</text:p>
          </table:table-cell>
          <table:table-cell office:value-type="float" office:value="9801">
            <text:p>9801</text:p>
          </table:table-cell>
          <table:table-cell office:value-type="float" office:value="9501">
            <text:p>9501</text:p>
          </table:table-cell>
          <table:table-cell office:value-type="float" office:value="11446">
            <text:p>11446</text:p>
          </table:table-cell>
          <table:table-cell office:value-type="float" office:value="9577">
            <text:p>9577</text:p>
          </table:table-cell>
          <table:table-cell office:value-type="float" office:value="10269">
            <text:p>10269</text:p>
          </table:table-cell>
          <table:table-cell office:value-type="float" office:value="9153">
            <text:p>9153</text:p>
          </table:table-cell>
          <table:table-cell office:value-type="float" office:value="8693">
            <text:p>8693</text:p>
          </table:table-cell>
          <table:table-cell office:value-type="float" office:value="11881">
            <text:p>11881</text:p>
          </table:table-cell>
          <table:table-cell office:value-type="float" office:value="10550">
            <text:p>10550</text:p>
          </table:table-cell>
          <table:table-cell office:value-type="float" office:value="10899">
            <text:p>10899</text:p>
          </table:table-cell>
          <table:table-cell office:value-type="float" office:value="10957">
            <text:p>10957</text:p>
          </table:table-cell>
          <table:table-cell office:value-type="float" office:value="10247">
            <text:p>10247</text:p>
          </table:table-cell>
          <table:table-cell office:value-type="float" office:value="11990">
            <text:p>11990</text:p>
          </table:table-cell>
          <table:table-cell office:value-type="float" office:value="12394">
            <text:p>12394</text:p>
          </table:table-cell>
          <table:table-cell office:value-type="float" office:value="11910">
            <text:p>11910</text:p>
          </table:table-cell>
          <table:table-cell office:value-type="float" office:value="13637">
            <text:p>13637</text:p>
          </table:table-cell>
          <table:table-cell office:value-type="float" office:value="10893">
            <text:p>10893</text:p>
          </table:table-cell>
          <table:table-cell office:value-type="float" office:value="10927">
            <text:p>10927</text:p>
          </table:table-cell>
          <table:table-cell/>
          <table:table-cell table:formula="of:=SUM([.AE4:.AI4])/SUM([.AE3:.AI3])/24" office:value-type="float" office:value="5.50927010148322">
            <text:p>5.51</text:p>
          </table:table-cell>
          <table:table-cell table:formula="of:=SUM([.N4:.AI4])/SUM([.N3:.AI3])/24" office:value-type="float" office:value="3.92725950172759">
            <text:p>3.93</text:p>
          </table:table-cell>
          <table:table-cell table:formula="of:=SUM([.AK4:.AP4])/SUM([.AK3:.AP3])/24" office:value-type="float" office:value="5.77600541376643">
            <text:p>5.78</text:p>
          </table:table-cell>
          <table:table-cell table:formula="of:=SUM([.AL4:.AQ4])/SUM([.AL3:.AQ3])/24" office:value-type="float" office:value="5.4416295471418">
            <text:p>5.44</text:p>
          </table:table-cell>
          <table:table-cell table:formula="of:=SUM([.AL4:.AR4])/SUM([.AL3:.AR3])/24" office:value-type="float" office:value="5.63979526551504">
            <text:p>5.64</text:p>
          </table:table-cell>
          <table:table-cell table:formula="of:=SUM([.AQ4:.AU4])/SUM([.AQ3:.AU3])/24" office:value-type="float" office:value="6.03142076502732">
            <text:p>6.03</text:p>
          </table:table-cell>
          <table:table-cell table:formula="of:=SUM([.AR4:.AV4])/SUM([.AR3:.AV3])/24" office:value-type="float" office:value="6.64400584795322">
            <text:p>6.64</text:p>
          </table:table-cell>
          <table:table-cell table:formula="of:=SUM([.AT4:.AX4])/SUM([.AT3:.AX3])/24" office:value-type="float" office:value="6.98405044510386">
            <text:p>6.98</text:p>
          </table:table-cell>
          <table:table-cell table:formula="of:=SUM([.AU4:.AY4])/SUM([.AU3:.AY3])/24" office:value-type="float" office:value="6.98469387755102">
            <text:p>6.98</text:p>
          </table:table-cell>
          <table:table-cell table:formula="of:=SUM([.AV4:.AZ4])/SUM([.AV3:.AZ3])/24" office:value-type="float" office:value="7.2890019379845">
            <text:p>7.29</text:p>
          </table:table-cell>
          <table:table-cell table:formula="of:=SUM([.AW4:.BA4])/SUM([.AW3:.BA3])/24" office:value-type="float" office:value="7.52027695351138">
            <text:p>7.52</text:p>
          </table:table-cell>
          <table:table-cell table:formula="of:=SUM([.AX4:.BB4])/SUM([.AX3:.BB3])/24" office:value-type="float" office:value="7.59159044715447">
            <text:p>7.59</text:p>
          </table:table-cell>
          <table:table-cell/>
          <table:table-cell table:formula="of:=SUM([.M4:.AR4])/SUM([.M3:.AR3])/24" office:value-type="float" office:value="4.29659046881054">
            <text:p>4.3</text:p>
          </table:table-cell>
        </table:table-row>
        <table:table-row table:style-name="ro1">
          <table:table-cell office:value-type="string">
            <text:p>number files</text:p>
          </table:table-cell>
          <table:table-cell office:value-type="float" office:value="15007">
            <text:p>15007</text:p>
          </table:table-cell>
          <table:table-cell office:value-type="float" office:value="15065">
            <text:p>15065</text:p>
          </table:table-cell>
          <table:table-cell office:value-type="float" office:value="15150">
            <text:p>15150</text:p>
          </table:table-cell>
          <table:table-cell office:value-type="float" office:value="15203">
            <text:p>15203</text:p>
          </table:table-cell>
          <table:table-cell office:value-type="float" office:value="15377">
            <text:p>15377</text:p>
          </table:table-cell>
          <table:table-cell office:value-type="float" office:value="15452">
            <text:p>15452</text:p>
          </table:table-cell>
          <table:table-cell office:value-type="float" office:value="15669">
            <text:p>15669</text:p>
          </table:table-cell>
          <table:table-cell office:value-type="float" office:value="15655">
            <text:p>15655</text:p>
          </table:table-cell>
          <table:table-cell office:value-type="float" office:value="15947">
            <text:p>15947</text:p>
          </table:table-cell>
          <table:table-cell office:value-type="float" office:value="16448">
            <text:p>16448</text:p>
          </table:table-cell>
          <table:table-cell office:value-type="float" office:value="16583">
            <text:p>16583</text:p>
          </table:table-cell>
          <table:table-cell office:value-type="float" office:value="17090">
            <text:p>17090</text:p>
          </table:table-cell>
          <table:table-cell office:value-type="float" office:value="17360">
            <text:p>17360</text:p>
          </table:table-cell>
          <table:table-cell office:value-type="float" office:value="18090">
            <text:p>18090</text:p>
          </table:table-cell>
          <table:table-cell office:value-type="float" office:value="18434">
            <text:p>18434</text:p>
          </table:table-cell>
          <table:table-cell office:value-type="float" office:value="18811">
            <text:p>18811</text:p>
          </table:table-cell>
          <table:table-cell office:value-type="float" office:value="19251">
            <text:p>19251</text:p>
          </table:table-cell>
          <table:table-cell office:value-type="float" office:value="19553">
            <text:p>19553</text:p>
          </table:table-cell>
          <table:table-cell office:value-type="float" office:value="20208">
            <text:p>20208</text:p>
          </table:table-cell>
          <table:table-cell office:value-type="float" office:value="20936">
            <text:p>20936</text:p>
          </table:table-cell>
          <table:table-cell office:value-type="float" office:value="21280">
            <text:p>21280</text:p>
          </table:table-cell>
          <table:table-cell office:value-type="float" office:value="21614">
            <text:p>21614</text:p>
          </table:table-cell>
          <table:table-cell office:value-type="float" office:value="22411">
            <text:p>22411</text:p>
          </table:table-cell>
          <table:table-cell office:value-type="float" office:value="22530">
            <text:p>22530</text:p>
          </table:table-cell>
          <table:table-cell office:value-type="float" office:value="23062">
            <text:p>23062</text:p>
          </table:table-cell>
          <table:table-cell office:value-type="float" office:value="23810">
            <text:p>23810</text:p>
          </table:table-cell>
          <table:table-cell office:value-type="float" office:value="24270">
            <text:p>24270</text:p>
          </table:table-cell>
          <table:table-cell office:value-type="float" office:value="24353">
            <text:p>24353</text:p>
          </table:table-cell>
          <table:table-cell office:value-type="float" office:value="25254">
            <text:p>25254</text:p>
          </table:table-cell>
          <table:table-cell office:value-type="float" office:value="26667">
            <text:p>26667</text:p>
          </table:table-cell>
          <table:table-cell office:value-type="float" office:value="27877">
            <text:p>27877</text:p>
          </table:table-cell>
          <table:table-cell office:value-type="float" office:value="29109">
            <text:p>29109</text:p>
          </table:table-cell>
          <table:table-cell office:value-type="float" office:value="30470">
            <text:p>30470</text:p>
          </table:table-cell>
          <table:table-cell office:value-type="float" office:value="31551">
            <text:p>31551</text:p>
          </table:table-cell>
          <table:table-cell office:value-type="float" office:value="32296">
            <text:p>32296</text:p>
          </table:table-cell>
          <table:table-cell office:value-type="float" office:value="33315">
            <text:p>33315</text:p>
          </table:table-cell>
          <table:table-cell office:value-type="float" office:value="34297">
            <text:p>34297</text:p>
          </table:table-cell>
          <table:table-cell office:value-type="float" office:value="35187">
            <text:p>35187</text:p>
          </table:table-cell>
          <table:table-cell office:value-type="float" office:value="35865">
            <text:p>35865</text:p>
          </table:table-cell>
          <table:table-cell office:value-type="float" office:value="36706">
            <text:p>36706</text:p>
          </table:table-cell>
          <table:table-cell office:value-type="float" office:value="36782">
            <text:p>36782</text:p>
          </table:table-cell>
          <table:table-cell office:value-type="float" office:value="37085">
            <text:p>37085</text:p>
          </table:table-cell>
          <table:table-cell office:value-type="float" office:value="37617">
            <text:p>37617</text:p>
          </table:table-cell>
          <table:table-cell office:value-type="float" office:value="38082">
            <text:p>38082</text:p>
          </table:table-cell>
          <table:table-cell office:value-type="float" office:value="38566">
            <text:p>38566</text:p>
          </table:table-cell>
          <table:table-cell office:value-type="float" office:value="39096">
            <text:p>39096</text:p>
          </table:table-cell>
          <table:table-cell office:value-type="float" office:value="39733">
            <text:p>39733</text:p>
          </table:table-cell>
          <table:table-cell office:value-type="float" office:value="40905">
            <text:p>40905</text:p>
          </table:table-cell>
          <table:table-cell office:value-type="float" office:value="41520">
            <text:p>41520</text:p>
          </table:table-cell>
          <table:table-cell office:value-type="float" office:value="42423">
            <text:p>42423</text:p>
          </table:table-cell>
          <table:table-cell office:value-type="float" office:value="43016">
            <text:p>43016</text:p>
          </table:table-cell>
          <table:table-cell office:value-type="float" office:value="44002">
            <text:p>44002</text:p>
          </table:table-cell>
          <table:table-cell office:value-type="float" office:value="44586">
            <text:p>44586</text:p>
          </table:table-cell>
          <table:table-cell table:number-columns-repeated="15"/>
        </table:table-row>
        <table:table-row table:style-name="ro1">
          <table:table-cell office:value-type="string">
            <text:p>number lines</text:p>
          </table:table-cell>
          <table:table-cell office:value-type="float" office:value="5929913">
            <text:p>5929913</text:p>
          </table:table-cell>
          <table:table-cell office:value-type="float" office:value="5919671">
            <text:p>5919671</text:p>
          </table:table-cell>
          <table:table-cell office:value-type="float" office:value="6008957">
            <text:p>6008957</text:p>
          </table:table-cell>
          <table:table-cell office:value-type="float" office:value="6056561">
            <text:p>6056561</text:p>
          </table:table-cell>
          <table:table-cell office:value-type="float" office:value="6105182">
            <text:p>6105182</text:p>
          </table:table-cell>
          <table:table-cell office:value-type="float" office:value="6149724">
            <text:p>6149724</text:p>
          </table:table-cell>
          <table:table-cell office:value-type="float" office:value="6218461">
            <text:p>6218461</text:p>
          </table:table-cell>
          <table:table-cell office:value-type="float" office:value="6236264">
            <text:p>6236264</text:p>
          </table:table-cell>
          <table:table-cell office:value-type="float" office:value="6333645">
            <text:p>6333645</text:p>
          </table:table-cell>
          <table:table-cell office:value-type="float" office:value="6463002">
            <text:p>6463002</text:p>
          </table:table-cell>
          <table:table-cell office:value-type="float" office:value="6495542">
            <text:p>6495542</text:p>
          </table:table-cell>
          <table:table-cell office:value-type="float" office:value="6624076">
            <text:p>6624076</text:p>
          </table:table-cell>
          <table:table-cell office:value-type="float" office:value="6777860">
            <text:p>6777860</text:p>
          </table:table-cell>
          <table:table-cell office:value-type="float" office:value="6988800">
            <text:p>6988800</text:p>
          </table:table-cell>
          <table:table-cell office:value-type="float" office:value="7143233">
            <text:p>7143233</text:p>
          </table:table-cell>
          <table:table-cell office:value-type="float" office:value="7290070">
            <text:p>7290070</text:p>
          </table:table-cell>
          <table:table-cell office:value-type="float" office:value="7480062">
            <text:p>7480062</text:p>
          </table:table-cell>
          <table:table-cell office:value-type="float" office:value="7588014">
            <text:p>7588014</text:p>
          </table:table-cell>
          <table:table-cell table:formula="of:=1091731+1604384+3007867+603748+1445116" office:value-type="float" office:value="7752846">
            <text:p>7752846</text:p>
          </table:table-cell>
          <table:table-cell table:formula="of:=1093434+1569022+2801840+1024333+1166308+321284" office:value-type="float" office:value="7976221">
            <text:p>7976221</text:p>
          </table:table-cell>
          <table:table-cell table:formula="of:=1101206+1531129+2786357+1145596+1056091+482154" office:value-type="float" office:value="8102533">
            <text:p>8102533</text:p>
          </table:table-cell>
          <table:table-cell table:formula="of:=1115133+1493139+2754063+1263403+931843+688936" office:value-type="float" office:value="8246517">
            <text:p>8246517</text:p>
          </table:table-cell>
          <table:table-cell table:formula="of:=1125297 + 1433084+2548170+1648634+541667+1202558" office:value-type="float" office:value="8499410">
            <text:p>8499410</text:p>
          </table:table-cell>
          <table:table-cell table:formula="of:=1116382+1436639+2602467+1641680+567178+1202260" office:value-type="float" office:value="8566606">
            <text:p>8566606</text:p>
          </table:table-cell>
          <table:table-cell office:value-type="float" office:value="8859683">
            <text:p>8859683</text:p>
          </table:table-cell>
          <table:table-cell office:value-type="float" office:value="9232541">
            <text:p>9232541</text:p>
          </table:table-cell>
          <table:table-cell office:value-type="float" office:value="9411790">
            <text:p>9411790</text:p>
          </table:table-cell>
          <table:table-cell office:value-type="float" office:value="9630023">
            <text:p>9630023</text:p>
          </table:table-cell>
          <table:table-cell office:value-type="float" office:value="10115662">
            <text:p>10115662</text:p>
          </table:table-cell>
          <table:table-cell office:value-type="float" office:value="10930802">
            <text:p>10930802</text:p>
          </table:table-cell>
          <table:table-cell office:value-type="float" office:value="11557240">
            <text:p>11557240</text:p>
          </table:table-cell>
          <table:table-cell office:value-type="float" office:value="11966393">
            <text:p>11966393</text:p>
          </table:table-cell>
          <table:table-cell office:value-type="float" office:value="12528946">
            <text:p>12528946</text:p>
          </table:table-cell>
          <table:table-cell office:value-type="float" office:value="12909042">
            <text:p>12909042</text:p>
          </table:table-cell>
          <table:table-cell office:value-type="float" office:value="13241101">
            <text:p>13241101</text:p>
          </table:table-cell>
          <table:table-cell office:value-type="float" office:value="13465772">
            <text:p>13465772</text:p>
          </table:table-cell>
          <table:table-cell office:value-type="float" office:value="13419556">
            <text:p>13419556</text:p>
          </table:table-cell>
          <table:table-cell office:value-type="float" office:value="13914407">
            <text:p>13914407</text:p>
          </table:table-cell>
          <table:table-cell office:value-type="float" office:value="14206642">
            <text:p>14206642</text:p>
          </table:table-cell>
          <table:table-cell office:value-type="float" office:value="14533662">
            <text:p>14533662</text:p>
          </table:table-cell>
          <table:table-cell office:value-type="float" office:value="14647033">
            <text:p>14647033</text:p>
          </table:table-cell>
          <table:table-cell office:value-type="float" office:value="14770555">
            <text:p>14770555</text:p>
          </table:table-cell>
          <table:table-cell office:value-type="float" office:value="14998737">
            <text:p>14998737</text:p>
          </table:table-cell>
          <table:table-cell office:value-type="float" office:value="15166160">
            <text:p>15166160</text:p>
          </table:table-cell>
          <table:table-cell office:value-type="float" office:value="15383946">
            <text:p>15383946</text:p>
          </table:table-cell>
          <table:table-cell office:value-type="float" office:value="15596464">
            <text:p>15596464</text:p>
          </table:table-cell>
          <table:table-cell office:value-type="float" office:value="15868122">
            <text:p>15868122</text:p>
          </table:table-cell>
          <table:table-cell office:value-type="float" office:value="16191784">
            <text:p>16191784</text:p>
          </table:table-cell>
          <table:table-cell office:value-type="float" office:value="16416967">
            <text:p>16416967</text:p>
          </table:table-cell>
          <table:table-cell office:value-type="float" office:value="16686972">
            <text:p>16686972</text:p>
          </table:table-cell>
          <table:table-cell office:value-type="float" office:value="16955582">
            <text:p>16955582</text:p>
          </table:table-cell>
          <table:table-cell office:value-type="float" office:value="17403373">
            <text:p>17403373</text:p>
          </table:table-cell>
          <table:table-cell office:value-type="float" office:value="17726966">
            <text:p>17726966</text:p>
          </table:table-cell>
          <table:table-cell/>
          <table:table-cell table:formula="of:=[.AI6]-[.AE6]" office:value-type="float" office:value="1978240">
            <text:p>1978240</text:p>
          </table:table-cell>
          <table:table-cell table:formula="of:=[.AI6]-[.N6]" office:value-type="float" office:value="6131182">
            <text:p>6131182</text:p>
          </table:table-cell>
          <table:table-cell table:formula="of:=[.AP6]-[.AK6]" office:value-type="float" office:value="1181261">
            <text:p>1181261</text:p>
          </table:table-cell>
          <table:table-cell table:formula="of:=[.AQ6]-[.AL6]" office:value-type="float" office:value="1350999">
            <text:p>1350999</text:p>
          </table:table-cell>
          <table:table-cell table:formula="of:=[.AR6]-[.AL6]" office:value-type="float" office:value="1579181">
            <text:p>1579181</text:p>
          </table:table-cell>
          <table:table-cell table:formula="of:=[.AU6]-[.AQ6]" office:value-type="float" office:value="825909">
            <text:p>825909</text:p>
          </table:table-cell>
          <table:table-cell table:formula="of:=[.AV6]-[.AR6]" office:value-type="float" office:value="869385">
            <text:p>869385</text:p>
          </table:table-cell>
          <table:table-cell table:formula="of:=[.AX6]-[.AT6]" office:value-type="float" office:value="1033021">
            <text:p>1033021</text:p>
          </table:table-cell>
          <table:table-cell table:formula="of:=[.AY6]-[.AU6]" office:value-type="float" office:value="1090508">
            <text:p>1090508</text:p>
          </table:table-cell>
          <table:table-cell table:formula="of:=[.AZ6]-[.AV6]" office:value-type="float" office:value="1087460">
            <text:p>1087460</text:p>
          </table:table-cell>
          <table:table-cell table:formula="of:=[.BA6]-[.AW6]" office:value-type="float" office:value="1211589">
            <text:p>1211589</text:p>
          </table:table-cell>
          <table:table-cell table:formula="of:=[.BB6]-[.AX6]" office:value-type="float" office:value="1309999">
            <text:p>1309999</text:p>
          </table:table-cell>
          <table:table-cell/>
          <table:table-cell table:formula="of:=[.AN6]-[.S6]" office:value-type="float" office:value="6618628">
            <text:p>6618628</text:p>
          </table:table-cell>
        </table:table-row>
        <table:table-row table:style-name="ro1">
          <table:table-cell table:number-columns-repeated="69"/>
        </table:table-row>
        <table:table-row table:style-name="ro1">
          <table:table-cell office:value-type="string">
            <text:p>lines added</text:p>
          </table:table-cell>
          <table:table-cell/>
          <table:table-cell table:number-columns-repeated="10"/>
          <table:table-cell office:value-type="float" office:value="222467">
            <text:p>222467</text:p>
          </table:table-cell>
          <table:table-cell table:formula="of:=172528+83919" office:value-type="float" office:value="256447">
            <text:p>256447</text:p>
          </table:table-cell>
          <table:table-cell office:value-type="float" office:value="324316">
            <text:p>324316</text:p>
          </table:table-cell>
          <table:table-cell office:value-type="float" office:value="255059">
            <text:p>255059</text:p>
          </table:table-cell>
          <table:table-cell office:value-type="float" office:value="381731">
            <text:p>381731</text:p>
          </table:table-cell>
          <table:table-cell office:value-type="float" office:value="296718">
            <text:p>296718</text:p>
          </table:table-cell>
          <table:table-cell office:value-type="float" office:value="330757">
            <text:p>330757</text:p>
          </table:table-cell>
          <table:table-cell office:value-type="float" office:value="306825">
            <text:p>306825</text:p>
          </table:table-cell>
          <table:table-cell office:value-type="float" office:value="432915">
            <text:p>432915</text:p>
          </table:table-cell>
          <table:table-cell office:value-type="float" office:value="217567">
            <text:p>217567</text:p>
          </table:table-cell>
          <table:table-cell office:value-type="float" office:value="263726">
            <text:p>263726</text:p>
          </table:table-cell>
          <table:table-cell office:value-type="float" office:value="455044">
            <text:p>455044</text:p>
          </table:table-cell>
          <table:table-cell office:value-type="float" office:value="352240">
            <text:p>352240</text:p>
          </table:table-cell>
          <table:table-cell office:value-type="float" office:value="744489">
            <text:p>744489</text:p>
          </table:table-cell>
          <table:table-cell office:value-type="float" office:value="662319">
            <text:p>662319</text:p>
          </table:table-cell>
          <table:table-cell office:value-type="float" office:value="501397">
            <text:p>501397</text:p>
          </table:table-cell>
          <table:table-cell office:value-type="float" office:value="1079729">
            <text:p>1079729</text:p>
          </table:table-cell>
          <table:table-cell office:value-type="float" office:value="919955">
            <text:p>919955</text:p>
          </table:table-cell>
          <table:table-cell office:value-type="float" office:value="1306303">
            <text:p>1306303</text:p>
          </table:table-cell>
          <table:table-cell office:value-type="float" office:value="1013490">
            <text:p>1013490</text:p>
          </table:table-cell>
          <table:table-cell office:value-type="float" office:value="865537">
            <text:p>865537</text:p>
          </table:table-cell>
          <table:table-cell office:value-type="float" office:value="1015259">
            <text:p>1015259</text:p>
          </table:table-cell>
          <table:table-cell office:value-type="float" office:value="749659">
            <text:p>749659</text:p>
          </table:table-cell>
          <table:table-cell office:value-type="float" office:value="540056">
            <text:p>540056</text:p>
          </table:table-cell>
          <table:table-cell office:value-type="float" office:value="615881">
            <text:p>615881</text:p>
          </table:table-cell>
          <table:table-cell office:value-type="float" office:value="530301">
            <text:p>530301</text:p>
          </table:table-cell>
          <table:table-cell office:value-type="float" office:value="1060435">
            <text:p>1060435</text:p>
          </table:table-cell>
          <table:table-cell office:value-type="float" office:value="692399">
            <text:p>692399</text:p>
          </table:table-cell>
          <table:table-cell office:value-type="float" office:value="801903">
            <text:p>801903</text:p>
          </table:table-cell>
          <table:table-cell office:value-type="float" office:value="558034">
            <text:p>558034</text:p>
          </table:table-cell>
          <table:table-cell office:value-type="float" office:value="678198">
            <text:p>678198</text:p>
          </table:table-cell>
          <table:table-cell office:value-type="float" office:value="1635965">
            <text:p>1635965</text:p>
          </table:table-cell>
          <table:table-cell office:value-type="float" office:value="555037">
            <text:p>555037</text:p>
          </table:table-cell>
          <table:table-cell office:value-type="float" office:value="450300">
            <text:p>450300</text:p>
          </table:table-cell>
          <table:table-cell office:value-type="float" office:value="571987">
            <text:p>571987</text:p>
          </table:table-cell>
          <table:table-cell office:value-type="float" office:value="459722">
            <text:p>459722</text:p>
          </table:table-cell>
          <table:table-cell office:value-type="float" office:value="1552034">
            <text:p>1552034</text:p>
          </table:table-cell>
          <table:table-cell office:value-type="float" office:value="510887">
            <text:p>510887</text:p>
          </table:table-cell>
          <table:table-cell office:value-type="float" office:value="518794">
            <text:p>518794</text:p>
          </table:table-cell>
          <table:table-cell office:value-type="float" office:value="551029">
            <text:p>551029</text:p>
          </table:table-cell>
          <table:table-cell office:value-type="float" office:value="725560">
            <text:p>725560</text:p>
          </table:table-cell>
          <table:table-cell office:value-type="float" office:value="516825">
            <text:p>516825</text:p>
          </table:table-cell>
          <table:table-cell table:number-columns-repeated="15"/>
        </table:table-row>
        <table:table-row table:style-name="ro1">
          <table:table-cell office:value-type="string">
            <text:p>lines removed</text:p>
          </table:table-cell>
          <table:table-cell/>
          <table:table-cell table:number-columns-repeated="10"/>
          <table:table-cell office:value-type="float" office:value="93809">
            <text:p>93809</text:p>
          </table:table-cell>
          <table:table-cell table:formula="of:=77655+25051" office:value-type="float" office:value="102706">
            <text:p>102706</text:p>
          </table:table-cell>
          <table:table-cell office:value-type="float" office:value="113342">
            <text:p>113342</text:p>
          </table:table-cell>
          <table:table-cell office:value-type="float" office:value="99882">
            <text:p>99882</text:p>
          </table:table-cell>
          <table:table-cell office:value-type="float" office:value="234876">
            <text:p>234876</text:p>
          </table:table-cell>
          <table:table-cell office:value-type="float" office:value="106887">
            <text:p>106887</text:p>
          </table:table-cell>
          <table:table-cell office:value-type="float" office:value="224714">
            <text:p>224714</text:p>
          </table:table-cell>
          <table:table-cell office:value-type="float" office:value="142178">
            <text:p>142178</text:p>
          </table:table-cell>
          <table:table-cell office:value-type="float" office:value="208766">
            <text:p>208766</text:p>
          </table:table-cell>
          <table:table-cell office:value-type="float" office:value="91240">
            <text:p>91240</text:p>
          </table:table-cell>
          <table:table-cell office:value-type="float" office:value="119764">
            <text:p>119764</text:p>
          </table:table-cell>
          <table:table-cell office:value-type="float" office:value="202066">
            <text:p>202066</text:p>
          </table:table-cell>
          <table:table-cell office:value-type="float" office:value="285186">
            <text:p>285186</text:p>
          </table:table-cell>
          <table:table-cell office:value-type="float" office:value="451564">
            <text:p>451564</text:p>
          </table:table-cell>
          <table:table-cell office:value-type="float" office:value="289505">
            <text:p>289505</text:p>
          </table:table-cell>
          <table:table-cell office:value-type="float" office:value="322258">
            <text:p>322258</text:p>
          </table:table-cell>
          <table:table-cell office:value-type="float" office:value="861642">
            <text:p>861642</text:p>
          </table:table-cell>
          <table:table-cell office:value-type="float" office:value="433768">
            <text:p>433768</text:p>
          </table:table-cell>
          <table:table-cell office:value-type="float" office:value="490902">
            <text:p>490902</text:p>
          </table:table-cell>
          <table:table-cell office:value-type="float" office:value="386703">
            <text:p>386703</text:p>
          </table:table-cell>
          <table:table-cell office:value-type="float" office:value="456567">
            <text:p>456567</text:p>
          </table:table-cell>
          <table:table-cell office:value-type="float" office:value="452622">
            <text:p>452622</text:p>
          </table:table-cell>
          <table:table-cell office:value-type="float" office:value="367805">
            <text:p>367805</text:p>
          </table:table-cell>
          <table:table-cell office:value-type="float" office:value="209003">
            <text:p>209003</text:p>
          </table:table-cell>
          <table:table-cell office:value-type="float" office:value="392869">
            <text:p>392869</text:p>
          </table:table-cell>
          <table:table-cell office:value-type="float" office:value="576577">
            <text:p>576577</text:p>
          </table:table-cell>
          <table:table-cell office:value-type="float" office:value="565564">
            <text:p>565564</text:p>
          </table:table-cell>
          <table:table-cell office:value-type="float" office:value="399839">
            <text:p>399839</text:p>
          </table:table-cell>
          <table:table-cell office:value-type="float" office:value="477611">
            <text:p>477611</text:p>
          </table:table-cell>
          <table:table-cell office:value-type="float" office:value="444306">
            <text:p>444306</text:p>
          </table:table-cell>
          <table:table-cell office:value-type="float" office:value="552334">
            <text:p>552334</text:p>
          </table:table-cell>
          <table:table-cell office:value-type="float" office:value="1458774">
            <text:p>1458774</text:p>
          </table:table-cell>
          <table:table-cell office:value-type="float" office:value="387791">
            <text:p>387791</text:p>
          </table:table-cell>
          <table:table-cell office:value-type="float" office:value="234643">
            <text:p>234643</text:p>
          </table:table-cell>
          <table:table-cell office:value-type="float" office:value="358836">
            <text:p>358836</text:p>
          </table:table-cell>
          <table:table-cell office:value-type="float" office:value="188256">
            <text:p>188256</text:p>
          </table:table-cell>
          <table:table-cell office:value-type="float" office:value="1228029">
            <text:p>1228029</text:p>
          </table:table-cell>
          <table:table-cell office:value-type="float" office:value="275828">
            <text:p>275828</text:p>
          </table:table-cell>
          <table:table-cell office:value-type="float" office:value="248038">
            <text:p>248038</text:p>
          </table:table-cell>
          <table:table-cell office:value-type="float" office:value="282354">
            <text:p>282354</text:p>
          </table:table-cell>
          <table:table-cell office:value-type="float" office:value="277375">
            <text:p>277375</text:p>
          </table:table-cell>
          <table:table-cell office:value-type="float" office:value="193204">
            <text:p>193204</text:p>
          </table:table-cell>
          <table:table-cell table:number-columns-repeated="15"/>
        </table:table-row>
        <table:table-row table:style-name="ro1">
          <table:table-cell office:value-type="string">
            <text:p>lines modified</text:p>
          </table:table-cell>
          <table:table-cell/>
          <table:table-cell table:number-columns-repeated="10"/>
          <table:table-cell office:value-type="float" office:value="89014">
            <text:p>89014</text:p>
          </table:table-cell>
          <table:table-cell table:formula="of:=81945+20571" office:value-type="float" office:value="102516">
            <text:p>102516</text:p>
          </table:table-cell>
          <table:table-cell office:value-type="float" office:value="124923">
            <text:p>124923</text:p>
          </table:table-cell>
          <table:table-cell office:value-type="float" office:value="105299">
            <text:p>105299</text:p>
          </table:table-cell>
          <table:table-cell office:value-type="float" office:value="150892">
            <text:p>150892</text:p>
          </table:table-cell>
          <table:table-cell office:value-type="float" office:value="126987">
            <text:p>126987</text:p>
          </table:table-cell>
          <table:table-cell office:value-type="float" office:value="120980">
            <text:p>120980</text:p>
          </table:table-cell>
          <table:table-cell office:value-type="float" office:value="104129">
            <text:p>104129</text:p>
          </table:table-cell>
          <table:table-cell office:value-type="float" office:value="134083">
            <text:p>134083</text:p>
          </table:table-cell>
          <table:table-cell office:value-type="float" office:value="68882">
            <text:p>68882</text:p>
          </table:table-cell>
          <table:table-cell office:value-type="float" office:value="79536">
            <text:p>79536</text:p>
          </table:table-cell>
          <table:table-cell office:value-type="float" office:value="114238">
            <text:p>114238</text:p>
          </table:table-cell>
          <table:table-cell office:value-type="float" office:value="126251">
            <text:p>126251</text:p>
          </table:table-cell>
          <table:table-cell office:value-type="float" office:value="168772">
            <text:p>168772</text:p>
          </table:table-cell>
          <table:table-cell office:value-type="float" office:value="201691">
            <text:p>201691</text:p>
          </table:table-cell>
          <table:table-cell office:value-type="float" office:value="159743">
            <text:p>159743</text:p>
          </table:table-cell>
          <table:table-cell office:value-type="float" office:value="185012">
            <text:p>185012</text:p>
          </table:table-cell>
          <table:table-cell office:value-type="float" office:value="140615">
            <text:p>140615</text:p>
          </table:table-cell>
          <table:table-cell office:value-type="float" office:value="218369">
            <text:p>218369</text:p>
          </table:table-cell>
          <table:table-cell office:value-type="float" office:value="220702">
            <text:p>220702</text:p>
          </table:table-cell>
          <table:table-cell office:value-type="float" office:value="150445">
            <text:p>150445</text:p>
          </table:table-cell>
          <table:table-cell office:value-type="float" office:value="200516">
            <text:p>200516</text:p>
          </table:table-cell>
          <table:table-cell office:value-type="float" office:value="208440">
            <text:p>208440</text:p>
          </table:table-cell>
          <table:table-cell office:value-type="float" office:value="127031">
            <text:p>127031</text:p>
          </table:table-cell>
          <table:table-cell office:value-type="float" office:value="140369">
            <text:p>140369</text:p>
          </table:table-cell>
          <table:table-cell office:value-type="float" office:value="140509">
            <text:p>140509</text:p>
          </table:table-cell>
          <table:table-cell office:value-type="float" office:value="195840">
            <text:p>195840</text:p>
          </table:table-cell>
          <table:table-cell office:value-type="float" office:value="135133">
            <text:p>135133</text:p>
          </table:table-cell>
          <table:table-cell office:value-type="float" office:value="163599">
            <text:p>163599</text:p>
          </table:table-cell>
          <table:table-cell office:value-type="float" office:value="158029">
            <text:p>158029</text:p>
          </table:table-cell>
          <table:table-cell office:value-type="float" office:value="148147">
            <text:p>148147</text:p>
          </table:table-cell>
          <table:table-cell office:value-type="float" office:value="200832">
            <text:p>200832</text:p>
          </table:table-cell>
          <table:table-cell office:value-type="float" office:value="155356">
            <text:p>155356</text:p>
          </table:table-cell>
          <table:table-cell office:value-type="float" office:value="183339">
            <text:p>183339</text:p>
          </table:table-cell>
          <table:table-cell office:value-type="float" office:value="135848">
            <text:p>135848</text:p>
          </table:table-cell>
          <table:table-cell office:value-type="float" office:value="130435">
            <text:p>130435</text:p>
          </table:table-cell>
          <table:table-cell office:value-type="float" office:value="147307">
            <text:p>147307</text:p>
          </table:table-cell>
          <table:table-cell office:value-type="float" office:value="132593">
            <text:p>132593</text:p>
          </table:table-cell>
          <table:table-cell office:value-type="float" office:value="135210">
            <text:p>135210</text:p>
          </table:table-cell>
          <table:table-cell office:value-type="float" office:value="183958">
            <text:p>183958</text:p>
          </table:table-cell>
          <table:table-cell office:value-type="float" office:value="112652">
            <text:p>112652</text:p>
          </table:table-cell>
          <table:table-cell office:value-type="float" office:value="110731">
            <text:p>110731</text:p>
          </table:table-cell>
          <table:table-cell table:number-columns-repeated="15"/>
        </table:table-row>
        <table:table-row table:style-name="ro1">
          <table:table-cell table:number-columns-repeated="69"/>
        </table:table-row>
        <table:table-row table:style-name="ro1">
          <table:table-cell office:value-type="string">
            <text:p>number developers</text:p>
          </table:table-cell>
          <table:table-cell table:number-columns-repeated="11"/>
          <table:table-cell office:value-type="float" office:value="389">
            <text:p>389</text:p>
          </table:table-cell>
          <table:table-cell office:value-type="float" office:value="566">
            <text:p>566</text:p>
          </table:table-cell>
          <table:table-cell office:value-type="float" office:value="545">
            <text:p>545</text:p>
          </table:table-cell>
          <table:table-cell office:value-type="float" office:value="553">
            <text:p>553</text:p>
          </table:table-cell>
          <table:table-cell office:value-type="float" office:value="612">
            <text:p>612</text:p>
          </table:table-cell>
          <table:table-cell office:value-type="float" office:value="709">
            <text:p>709</text:p>
          </table:table-cell>
          <table:table-cell office:value-type="float" office:value="726">
            <text:p>726</text:p>
          </table:table-cell>
          <table:table-cell office:value-type="float" office:value="815">
            <text:p>815</text:p>
          </table:table-cell>
          <table:table-cell office:value-type="float" office:value="801">
            <text:p>801</text:p>
          </table:table-cell>
          <table:table-cell office:value-type="float" office:value="673">
            <text:p>673</text:p>
          </table:table-cell>
          <table:table-cell office:value-type="float" office:value="767">
            <text:p>767</text:p>
          </table:table-cell>
          <table:table-cell office:value-type="float" office:value="870">
            <text:p>870</text:p>
          </table:table-cell>
          <table:table-cell office:value-type="float" office:value="912">
            <text:p>912</text:p>
          </table:table-cell>
          <table:table-cell office:value-type="float" office:value="1057">
            <text:p>1057</text:p>
          </table:table-cell>
          <table:table-cell office:value-type="float" office:value="1123">
            <text:p>1123</text:p>
          </table:table-cell>
          <table:table-cell office:value-type="float" office:value="1027">
            <text:p>1027</text:p>
          </table:table-cell>
          <table:table-cell office:value-type="float" office:value="1021">
            <text:p>1021</text:p>
          </table:table-cell>
          <table:table-cell office:value-type="float" office:value="1075">
            <text:p>1075</text:p>
          </table:table-cell>
          <table:table-cell office:value-type="float" office:value="1180">
            <text:p>1180</text:p>
          </table:table-cell>
          <table:table-cell office:value-type="float" office:value="1150">
            <text:p>1150</text:p>
          </table:table-cell>
          <table:table-cell office:value-type="float" office:value="1166">
            <text:p>1166</text:p>
          </table:table-cell>
          <table:table-cell office:value-type="float" office:value="1248">
            <text:p>1248</text:p>
          </table:table-cell>
          <table:table-cell office:value-type="float" office:value="1196">
            <text:p>1196</text:p>
          </table:table-cell>
          <table:table-cell office:value-type="float" office:value="1150">
            <text:p>1150</text:p>
          </table:table-cell>
          <table:table-cell office:value-type="float" office:value="1187">
            <text:p>1187</text:p>
          </table:table-cell>
          <table:table-cell office:value-type="float" office:value="1175">
            <text:p>1175</text:p>
          </table:table-cell>
          <table:table-cell office:value-type="float" office:value="1273">
            <text:p>1273</text:p>
          </table:table-cell>
          <table:table-cell office:value-type="float" office:value="1198">
            <text:p>1198</text:p>
          </table:table-cell>
          <table:table-cell office:value-type="float" office:value="1255">
            <text:p>1255</text:p>
          </table:table-cell>
          <table:table-cell office:value-type="float" office:value="1133">
            <text:p>1133</text:p>
          </table:table-cell>
          <table:table-cell office:value-type="float" office:value="1168">
            <text:p>1168</text:p>
          </table:table-cell>
          <table:table-cell office:value-type="float" office:value="1316">
            <text:p>1316</text:p>
          </table:table-cell>
          <table:table-cell office:value-type="float" office:value="1246">
            <text:p>1246</text:p>
          </table:table-cell>
          <table:table-cell office:value-type="float" office:value="1286">
            <text:p>1286</text:p>
          </table:table-cell>
          <table:table-cell office:value-type="float" office:value="1195">
            <text:p>1195</text:p>
          </table:table-cell>
          <table:table-cell office:value-type="float" office:value="1223">
            <text:p>1223</text:p>
          </table:table-cell>
          <table:table-cell office:value-type="float" office:value="1279">
            <text:p>1279</text:p>
          </table:table-cell>
          <table:table-cell office:value-type="float" office:value="1259">
            <text:p>1259</text:p>
          </table:table-cell>
          <table:table-cell office:value-type="float" office:value="1389">
            <text:p>1389</text:p>
          </table:table-cell>
          <table:table-cell office:value-type="float" office:value="1391">
            <text:p>1391</text:p>
          </table:table-cell>
          <table:table-cell office:value-type="float" office:value="1266">
            <text:p>1266</text:p>
          </table:table-cell>
          <table:table-cell office:value-type="float" office:value="1333">
            <text:p>1333</text:p>
          </table:table-cell>
          <table:table-cell table:number-columns-repeated="4"/>
          <table:table-cell office:value-type="float" office:value="2889">
            <text:p>2889</text:p>
          </table:table-cell>
          <table:table-cell office:value-type="float" office:value="3453">
            <text:p>3453</text:p>
          </table:table-cell>
          <table:table-cell table:number-columns-repeated="2"/>
          <table:table-cell office:value-type="float" office:value="2829">
            <text:p>2829</text:p>
          </table:table-cell>
          <table:table-cell table:number-columns-repeated="2" office:value-type="float" office:value="2889">
            <text:p>2889</text:p>
          </table:table-cell>
          <table:table-cell office:value-type="float" office:value="3015">
            <text:p>3015</text:p>
          </table:table-cell>
          <table:table-cell office:value-type="float" office:value="3061">
            <text:p>3061</text:p>
          </table:table-cell>
          <table:table-cell table:number-columns-repeated="2"/>
        </table:table-row>
        <table:table-row table:style-name="ro1">
          <table:table-cell office:value-type="string">
            <text:p>number employers</text:p>
          </table:table-cell>
          <table:table-cell table:number-columns-repeated="11"/>
          <table:table-cell office:value-type="float" office:value="68">
            <text:p>68</text:p>
          </table:table-cell>
          <table:table-cell office:value-type="float" office:value="90">
            <text:p>90</text:p>
          </table:table-cell>
          <table:table-cell office:value-type="float" office:value="94">
            <text:p>94</text:p>
          </table:table-cell>
          <table:table-cell office:value-type="float" office:value="90">
            <text:p>90</text:p>
          </table:table-cell>
          <table:table-cell office:value-type="float" office:value="108">
            <text:p>108</text:p>
          </table:table-cell>
          <table:table-cell office:value-type="float" office:value="111">
            <text:p>111</text:p>
          </table:table-cell>
          <table:table-cell office:value-type="float" office:value="120">
            <text:p>120</text:p>
          </table:table-cell>
          <table:table-cell office:value-type="float" office:value="133">
            <text:p>133</text:p>
          </table:table-cell>
          <table:table-cell office:value-type="float" office:value="128">
            <text:p>128</text:p>
          </table:table-cell>
          <table:table-cell office:value-type="float" office:value="138">
            <text:p>138</text:p>
          </table:table-cell>
          <table:table-cell office:value-type="float" office:value="143">
            <text:p>143</text:p>
          </table:table-cell>
          <table:table-cell office:value-type="float" office:value="180">
            <text:p>180</text:p>
          </table:table-cell>
          <table:table-cell office:value-type="float" office:value="181">
            <text:p>181</text:p>
          </table:table-cell>
          <table:table-cell office:value-type="float" office:value="193">
            <text:p>193</text:p>
          </table:table-cell>
          <table:table-cell office:value-type="float" office:value="232">
            <text:p>232</text:p>
          </table:table-cell>
          <table:table-cell office:value-type="float" office:value="203">
            <text:p>203</text:p>
          </table:table-cell>
          <table:table-cell office:value-type="float" office:value="187">
            <text:p>187</text:p>
          </table:table-cell>
          <table:table-cell office:value-type="float" office:value="212">
            <text:p>212</text:p>
          </table:table-cell>
          <table:table-cell office:value-type="float" office:value="233">
            <text:p>233</text:p>
          </table:table-cell>
          <table:table-cell office:value-type="float" office:value="245">
            <text:p>245</text:p>
          </table:table-cell>
          <table:table-cell office:value-type="float" office:value="221">
            <text:p>221</text:p>
          </table:table-cell>
          <table:table-cell office:value-type="float" office:value="259">
            <text:p>259</text:p>
          </table:table-cell>
          <table:table-cell office:value-type="float" office:value="238">
            <text:p>238</text:p>
          </table:table-cell>
          <table:table-cell office:value-type="float" office:value="243">
            <text:p>243</text:p>
          </table:table-cell>
          <table:table-cell office:value-type="float" office:value="209">
            <text:p>209</text:p>
          </table:table-cell>
          <table:table-cell office:value-type="float" office:value="207">
            <text:p>207</text:p>
          </table:table-cell>
          <table:table-cell office:value-type="float" office:value="221">
            <text:p>221</text:p>
          </table:table-cell>
          <table:table-cell office:value-type="float" office:value="220">
            <text:p>220</text:p>
          </table:table-cell>
          <table:table-cell office:value-type="float" office:value="239">
            <text:p>239</text:p>
          </table:table-cell>
          <table:table-cell office:value-type="float" office:value="212">
            <text:p>212</text:p>
          </table:table-cell>
          <table:table-cell office:value-type="float" office:value="215">
            <text:p>215</text:p>
          </table:table-cell>
          <table:table-cell office:value-type="float" office:value="229">
            <text:p>229</text:p>
          </table:table-cell>
          <table:table-cell office:value-type="float" office:value="219">
            <text:p>219</text:p>
          </table:table-cell>
          <table:table-cell office:value-type="float" office:value="247">
            <text:p>247</text:p>
          </table:table-cell>
          <table:table-cell office:value-type="float" office:value="243">
            <text:p>243</text:p>
          </table:table-cell>
          <table:table-cell office:value-type="float" office:value="241">
            <text:p>241</text:p>
          </table:table-cell>
          <table:table-cell office:value-type="float" office:value="228">
            <text:p>228</text:p>
          </table:table-cell>
          <table:table-cell office:value-type="float" office:value="242">
            <text:p>242</text:p>
          </table:table-cell>
          <table:table-cell office:value-type="float" office:value="263">
            <text:p>263</text:p>
          </table:table-cell>
          <table:table-cell office:value-type="float" office:value="244">
            <text:p>244</text:p>
          </table:table-cell>
          <table:table-cell office:value-type="float" office:value="221">
            <text:p>221</text:p>
          </table:table-cell>
          <table:table-cell office:value-type="float" office:value="222">
            <text:p>222</text:p>
          </table:table-cell>
          <table:table-cell table:number-columns-repeated="4"/>
          <table:table-cell office:value-type="float" office:value="355">
            <text:p>355</text:p>
          </table:table-cell>
          <table:table-cell office:value-type="float" office:value="463">
            <text:p>463</text:p>
          </table:table-cell>
          <table:table-cell table:number-columns-repeated="2"/>
          <table:table-cell office:value-type="float" office:value="407">
            <text:p>407</text:p>
          </table:table-cell>
          <table:table-cell table:number-columns-repeated="2"/>
          <table:table-cell office:value-type="float" office:value="446">
            <text:p>446</text:p>
          </table:table-cell>
          <table:table-cell office:value-type="float" office:value="433">
            <text:p>433</text:p>
          </table:table-cell>
          <table:table-cell table:number-columns-repeated="2"/>
        </table:table-row>
        <table:table-row table:style-name="ro1" table:number-rows-repeated="2">
          <table:table-cell table:number-columns-repeated="69"/>
        </table:table-row>
        <table:table-row table:style-name="ro1">
          <table:table-cell office:value-type="string">
            <text:p>changes per day</text:p>
          </table:table-cell>
          <table:table-cell/>
          <table:table-cell table:formula="of:=[.C4]/[.C3]" office:value-type="float" office:value="25.0869565217391">
            <text:p>25.09</text:p>
          </table:table-cell>
          <table:table-cell table:formula="of:=[.D4]/[.D3]" office:value-type="float" office:value="42.5769230769231">
            <text:p>42.58</text:p>
          </table:table-cell>
          <table:table-cell table:formula="of:=[.E4]/[.E3]" office:value-type="float" office:value="84.2">
            <text:p>84.2</text:p>
          </table:table-cell>
          <table:table-cell table:formula="of:=[.F4]/[.F3]" office:value-type="float" office:value="52.6086956521739">
            <text:p>52.61</text:p>
          </table:table-cell>
          <table:table-cell table:formula="of:=[.G4]/[.G3]" office:value-type="float" office:value="53.4">
            <text:p>53.4</text:p>
          </table:table-cell>
          <table:table-cell table:formula="of:=[.H4]/[.H3]" office:value-type="float" office:value="45.9189189189189">
            <text:p>45.92</text:p>
          </table:table-cell>
          <table:table-cell table:formula="of:=[.I4]/[.I3]" office:value-type="float" office:value="64.7368421052632">
            <text:p>64.74</text:p>
          </table:table-cell>
          <table:table-cell table:formula="of:=[.J4]/[.J3]" office:value-type="float" office:value="38.5166666666667">
            <text:p>38.52</text:p>
          </table:table-cell>
          <table:table-cell table:formula="of:=[.K4]/[.K3]" office:value-type="float" office:value="53.089552238806">
            <text:p>53.09</text:p>
          </table:table-cell>
          <table:table-cell table:formula="of:=[.L4]/[.L3]" office:value-type="float" office:value="58.5294117647059">
            <text:p>58.53</text:p>
          </table:table-cell>
          <table:table-cell table:formula="of:=[.M4]/[.M3]" office:value-type="float" office:value="52.4057971014493">
            <text:p>52.41</text:p>
          </table:table-cell>
          <table:table-cell table:formula="of:=[.N4]/[.N3]" office:value-type="float" office:value="46.7314814814815">
            <text:p>46.73</text:p>
          </table:table-cell>
          <table:table-cell table:formula="of:=[.O4]/[.O3]" office:value-type="float" office:value="53.4794520547945">
            <text:p>53.48</text:p>
          </table:table-cell>
          <table:table-cell table:formula="of:=[.P4]/[.P3]" office:value-type="float" office:value="59.4590163934426">
            <text:p>59.46</text:p>
          </table:table-cell>
          <table:table-cell table:formula="of:=[.Q4]/[.Q3]" office:value-type="float" office:value="72.9264705882353">
            <text:p>72.93</text:p>
          </table:table-cell>
          <table:table-cell table:formula="of:=[.R4]/[.R3]" office:value-type="float" office:value="69.7272727272727">
            <text:p>69.73</text:p>
          </table:table-cell>
          <table:table-cell table:formula="of:=[.S4]/[.S3]" office:value-type="float" office:value="62.9340659340659">
            <text:p>62.93</text:p>
          </table:table-cell>
          <table:table-cell table:formula="of:=[.T4]/[.T3]" office:value-type="float" office:value="66.5578947368421">
            <text:p>66.56</text:p>
          </table:table-cell>
          <table:table-cell table:formula="of:=[.U4]/[.U3]" office:value-type="float" office:value="92.8472222222222">
            <text:p>92.85</text:p>
          </table:table-cell>
          <table:table-cell table:formula="of:=[.V4]/[.V3]" office:value-type="float" office:value="70.1176470588235">
            <text:p>70.12</text:p>
          </table:table-cell>
          <table:table-cell table:formula="of:=[.W4]/[.W3]" office:value-type="float" office:value="61.9259259259259">
            <text:p>61.93</text:p>
          </table:table-cell>
          <table:table-cell table:formula="of:=[.X4]/[.X3]" office:value-type="float" office:value="87.0133333333333">
            <text:p>87.01</text:p>
          </table:table-cell>
          <table:table-cell table:formula="of:=[.Y4]/[.Y3]" office:value-type="float" office:value="70.8723404255319">
            <text:p>70.87</text:p>
          </table:table-cell>
          <table:table-cell table:formula="of:=[.Z4]/[.Z3]" office:value-type="float" office:value="91.0740740740741">
            <text:p>91.07</text:p>
          </table:table-cell>
          <table:table-cell table:formula="of:=[.AA4]/[.AA3]" office:value-type="float" office:value="147.506024096386">
            <text:p>147.51</text:p>
          </table:table-cell>
          <table:table-cell table:formula="of:=[.AB4]/[.AB3]" office:value-type="float" office:value="112.965909090909">
            <text:p>112.97</text:p>
          </table:table-cell>
          <table:table-cell table:formula="of:=[.AC4]/[.AC3]" office:value-type="float" office:value="120.772727272727">
            <text:p>120.77</text:p>
          </table:table-cell>
          <table:table-cell table:formula="of:=[.AD4]/[.AD3]" office:value-type="float" office:value="119.052631578947">
            <text:p>119.05</text:p>
          </table:table-cell>
          <table:table-cell table:formula="of:=[.AE4]/[.AE3]" office:value-type="float" office:value="131.662921348315">
            <text:p>131.66</text:p>
          </table:table-cell>
          <table:table-cell table:formula="of:=[.AF4]/[.AF3]" office:value-type="float" office:value="153.705128205128">
            <text:p>153.71</text:p>
          </table:table-cell>
          <table:table-cell table:formula="of:=[.AG4]/[.AG3]" office:value-type="float" office:value="118.29347826087">
            <text:p>118.29</text:p>
          </table:table-cell>
          <table:table-cell table:formula="of:=[.AH4]/[.AH3]" office:value-type="float" office:value="130.928571428571">
            <text:p>130.93</text:p>
          </table:table-cell>
          <table:table-cell table:formula="of:=[.AI4]/[.AI3]" office:value-type="float" office:value="129.416666666667">
            <text:p>129.42</text:p>
          </table:table-cell>
          <table:table-cell table:formula="of:=[.AJ4]/[.AJ3]" office:value-type="float" office:value="116.58024691358">
            <text:p>116.58</text:p>
          </table:table-cell>
          <table:table-cell table:formula="of:=[.AK4]/[.AK3]" office:value-type="float" office:value="127.285714285714">
            <text:p>127.29</text:p>
          </table:table-cell>
          <table:table-cell table:formula="of:=[.AL4]/[.AL3]" office:value-type="float" office:value="118.7625">
            <text:p>118.76</text:p>
          </table:table-cell>
          <table:table-cell table:formula="of:=[.AM4]/[.AM3]" office:value-type="float" office:value="150.605263157895">
            <text:p>150.61</text:p>
          </table:table-cell>
          <table:table-cell table:formula="of:=[.AN4]/[.AN3]" office:value-type="float" office:value="138.797101449275">
            <text:p>138.8</text:p>
          </table:table-cell>
          <table:table-cell table:formula="of:=[.AO4]/[.AO3]" office:value-type="float" office:value="157.984615384615">
            <text:p>157.98</text:p>
          </table:table-cell>
          <table:table-cell table:formula="of:=[.AP4]/[.AP3]" office:value-type="float" office:value="143.015625">
            <text:p>143.02</text:p>
          </table:table-cell>
          <table:table-cell table:formula="of:=[.AQ4]/[.AQ3]" office:value-type="float" office:value="91.5052631578947">
            <text:p>91.51</text:p>
          </table:table-cell>
          <table:table-cell table:formula="of:=[.AR4]/[.AR3]" office:value-type="float" office:value="165.013888888889">
            <text:p>165.01</text:p>
          </table:table-cell>
          <table:table-cell table:formula="of:=[.AS4]/[.AS3]" office:value-type="float" office:value="142.567567567568">
            <text:p>142.57</text:p>
          </table:table-cell>
          <table:table-cell table:formula="of:=[.AT4]/[.AT3]" office:value-type="float" office:value="173">
            <text:p>173</text:p>
          </table:table-cell>
          <table:table-cell table:formula="of:=[.AU4]/[.AU3]" office:value-type="float" office:value="176.725806451613">
            <text:p>176.73</text:p>
          </table:table-cell>
          <table:table-cell table:formula="of:=[.AV4]/[.AV3]" office:value-type="float" office:value="144.323943661972">
            <text:p>144.32</text:p>
          </table:table-cell>
          <table:table-cell table:formula="of:=[.AW4]/[.AW3]" office:value-type="float" office:value="168.87323943662">
            <text:p>168.87</text:p>
          </table:table-cell>
          <table:table-cell table:formula="of:=[.AX4]/[.AX3]" office:value-type="float" office:value="177.057142857143">
            <text:p>177.06</text:p>
          </table:table-cell>
          <table:table-cell table:formula="of:=[.AY4]/[.AY3]" office:value-type="float" office:value="172.608695652174">
            <text:p>172.61</text:p>
          </table:table-cell>
          <table:table-cell table:formula="of:=[.AZ4]/[.AZ3]" office:value-type="float" office:value="216.460317460317">
            <text:p>216.46</text:p>
          </table:table-cell>
          <table:table-cell table:formula="of:=[.BA4]/[.BA3]" office:value-type="float" office:value="170.203125">
            <text:p>170.2</text:p>
          </table:table-cell>
          <table:table-cell table:formula="of:=[.BB4]/[.BB3]" office:value-type="float" office:value="176.241935483871">
            <text:p>176.24</text:p>
          </table:table-cell>
          <table:table-cell/>
          <table:table-cell table:formula="of:=SUM([.AE4:.AI4])/SUM([.AE3:.AI3])" office:value-type="float" office:value="132.222482435597">
            <text:p>132.22</text:p>
          </table:table-cell>
          <table:table-cell table:formula="of:=SUM([.N4:.AI4])/SUM([.N3:.AI3])" office:value-type="float" office:value="94.2542280414621">
            <text:p>94.25</text:p>
          </table:table-cell>
          <table:table-cell table:formula="of:=SUM([.AK4:.AP4])/SUM([.AK3:.AP3])" office:value-type="float" office:value="138.624129930394">
            <text:p>138.62</text:p>
          </table:table-cell>
          <table:table-cell table:formula="of:=SUM([.AL4:.AQ4])/SUM([.AL3:.AQ3])" office:value-type="float" office:value="130.599109131403">
            <text:p>130.6</text:p>
          </table:table-cell>
          <table:table-cell table:formula="of:=SUM([.AL4:.AR4])/SUM([.AL3:.AR3])" office:value-type="float" office:value="135.355086372361">
            <text:p>135.36</text:p>
          </table:table-cell>
          <table:table-cell table:formula="of:=SUM([.AQ4:.AU4])/SUM([.AQ3:.AU3])" office:value-type="float" office:value="144.754098360656">
            <text:p>144.75</text:p>
          </table:table-cell>
          <table:table-cell table:formula="of:=SUM([.AR4:.AV4])/SUM([.AR3:.AV3])" office:value-type="float" office:value="159.456140350877">
            <text:p>159.46</text:p>
          </table:table-cell>
          <table:table-cell table:formula="of:=SUM([.AT4:.AX4])/SUM([.AT3:.AX3])" office:value-type="float" office:value="167.617210682493">
            <text:p>167.62</text:p>
          </table:table-cell>
          <table:table-cell table:formula="of:=SUM([.AU4:.AY4])/SUM([.AU3:.AY3])" office:value-type="float" office:value="167.632653061224">
            <text:p>167.63</text:p>
          </table:table-cell>
          <table:table-cell table:formula="of:=SUM([.AV4:.AZ4])/SUM([.AV3:.AZ3])" office:value-type="float" office:value="174.936046511628">
            <text:p>174.94</text:p>
          </table:table-cell>
          <table:table-cell table:formula="of:=SUM([.AW4:.BA4])/SUM([.AW3:.BA3])" office:value-type="float" office:value="180.486646884273">
            <text:p>180.49</text:p>
          </table:table-cell>
          <table:table-cell table:formula="of:=SUM([.AX4:.BB4])/SUM([.AX3:.BB3])" office:value-type="float" office:value="182.198170731707">
            <text:p>182.2</text:p>
          </table:table-cell>
          <table:table-cell/>
          <table:table-cell table:formula="of:=SUM([.S4:.AN4])/SUM([.S3:.AN3])" office:value-type="float" office:value="109.147074904319">
            <text:p>109.15</text:p>
          </table:table-cell>
        </table:table-row>
        <table:table-row table:style-name="ro1">
          <table:table-cell office:value-type="string">
            <text:p>changes per hour</text:p>
          </table:table-cell>
          <table:table-cell/>
          <table:table-cell table:formula="of:=[.C16]/24" office:value-type="float" office:value="1.04528985507246">
            <text:p>1.05</text:p>
          </table:table-cell>
          <table:table-cell table:formula="of:=[.D16]/24" office:value-type="float" office:value="1.77403846153846">
            <text:p>1.77</text:p>
          </table:table-cell>
          <table:table-cell table:formula="of:=[.E16]/24" office:value-type="float" office:value="3.50833333333333">
            <text:p>3.51</text:p>
          </table:table-cell>
          <table:table-cell table:formula="of:=[.F16]/24" office:value-type="float" office:value="2.19202898550725">
            <text:p>2.19</text:p>
          </table:table-cell>
          <table:table-cell table:formula="of:=[.G16]/24" office:value-type="float" office:value="2.225">
            <text:p>2.23</text:p>
          </table:table-cell>
          <table:table-cell table:formula="of:=[.H16]/24" office:value-type="float" office:value="1.91328828828829">
            <text:p>1.91</text:p>
          </table:table-cell>
          <table:table-cell table:formula="of:=[.I16]/24" office:value-type="float" office:value="2.69736842105263">
            <text:p>2.7</text:p>
          </table:table-cell>
          <table:table-cell table:formula="of:=[.J16]/24" office:value-type="float" office:value="1.60486111111111">
            <text:p>1.6</text:p>
          </table:table-cell>
          <table:table-cell table:formula="of:=[.K16]/24" office:value-type="float" office:value="2.21206467661692">
            <text:p>2.21</text:p>
          </table:table-cell>
          <table:table-cell table:formula="of:=[.L16]/24" office:value-type="float" office:value="2.43872549019608">
            <text:p>2.44</text:p>
          </table:table-cell>
          <table:table-cell table:formula="of:=[.M16]/24" office:value-type="float" office:value="2.18357487922705">
            <text:p>2.18</text:p>
          </table:table-cell>
          <table:table-cell table:formula="of:=[.N16]/24" office:value-type="float" office:value="1.9471450617284">
            <text:p>1.95</text:p>
          </table:table-cell>
          <table:table-cell table:formula="of:=[.O16]/24" office:value-type="float" office:value="2.2283105022831">
            <text:p>2.23</text:p>
          </table:table-cell>
          <table:table-cell table:formula="of:=[.P16]/24" office:value-type="float" office:value="2.47745901639344">
            <text:p>2.48</text:p>
          </table:table-cell>
          <table:table-cell table:formula="of:=[.Q16]/24" office:value-type="float" office:value="3.03860294117647">
            <text:p>3.04</text:p>
          </table:table-cell>
          <table:table-cell table:formula="of:=[.R16]/24" office:value-type="float" office:value="2.90530303030303">
            <text:p>2.91</text:p>
          </table:table-cell>
          <table:table-cell table:formula="of:=[.S16]/24" office:value-type="float" office:value="2.62225274725275">
            <text:p>2.62</text:p>
          </table:table-cell>
          <table:table-cell table:formula="of:=[.T16]/24" office:value-type="float" office:value="2.77324561403509">
            <text:p>2.77</text:p>
          </table:table-cell>
          <table:table-cell table:formula="of:=[.U16]/24" office:value-type="float" office:value="3.86863425925926">
            <text:p>3.87</text:p>
          </table:table-cell>
          <table:table-cell table:formula="of:=[.V16]/24" office:value-type="float" office:value="2.92156862745098">
            <text:p>2.92</text:p>
          </table:table-cell>
          <table:table-cell table:formula="of:=[.W16]/24" office:value-type="float" office:value="2.58024691358025">
            <text:p>2.58</text:p>
          </table:table-cell>
          <table:table-cell table:formula="of:=[.X16]/24" office:value-type="float" office:value="3.62555555555556">
            <text:p>3.63</text:p>
          </table:table-cell>
          <table:table-cell table:formula="of:=[.Y16]/24" office:value-type="float" office:value="2.95301418439716">
            <text:p>2.95</text:p>
          </table:table-cell>
          <table:table-cell table:formula="of:=[.Z16]/24" office:value-type="float" office:value="3.79475308641975">
            <text:p>3.79</text:p>
          </table:table-cell>
          <table:table-cell table:formula="of:=[.AA16]/24" office:value-type="float" office:value="6.1460843373494">
            <text:p>6.15</text:p>
          </table:table-cell>
          <table:table-cell table:formula="of:=[.AB16]/24" office:value-type="float" office:value="4.70691287878788">
            <text:p>4.71</text:p>
          </table:table-cell>
          <table:table-cell table:formula="of:=[.AC16]/24" office:value-type="float" office:value="5.03219696969697">
            <text:p>5.03</text:p>
          </table:table-cell>
          <table:table-cell table:formula="of:=[.AD16]/24" office:value-type="float" office:value="4.96052631578947">
            <text:p>4.96</text:p>
          </table:table-cell>
          <table:table-cell table:formula="of:=[.AE16]/24" office:value-type="float" office:value="5.48595505617978">
            <text:p>5.49</text:p>
          </table:table-cell>
          <table:table-cell table:formula="of:=[.AF16]/24" office:value-type="float" office:value="6.40438034188034">
            <text:p>6.4</text:p>
          </table:table-cell>
          <table:table-cell table:formula="of:=[.AG16]/24" office:value-type="float" office:value="4.92889492753623">
            <text:p>4.93</text:p>
          </table:table-cell>
          <table:table-cell table:formula="of:=[.AH16]/24" office:value-type="float" office:value="5.45535714285714">
            <text:p>5.46</text:p>
          </table:table-cell>
          <table:table-cell table:formula="of:=[.AI16]/24" office:value-type="float" office:value="5.39236111111111">
            <text:p>5.39</text:p>
          </table:table-cell>
          <table:table-cell table:formula="of:=[.AJ16]/24" office:value-type="float" office:value="4.85751028806584">
            <text:p>4.86</text:p>
          </table:table-cell>
          <table:table-cell table:formula="of:=[.AK16]/24" office:value-type="float" office:value="5.30357142857143">
            <text:p>5.3</text:p>
          </table:table-cell>
          <table:table-cell table:formula="of:=[.AL16]/24" office:value-type="float" office:value="4.9484375">
            <text:p>4.95</text:p>
          </table:table-cell>
          <table:table-cell table:formula="of:=[.AM16]/24" office:value-type="float" office:value="6.27521929824561">
            <text:p>6.28</text:p>
          </table:table-cell>
          <table:table-cell table:formula="of:=[.AN16]/24" office:value-type="float" office:value="5.78321256038647">
            <text:p>5.78</text:p>
          </table:table-cell>
          <table:table-cell table:formula="of:=[.AO16]/24" office:value-type="float" office:value="6.58269230769231">
            <text:p>6.58</text:p>
          </table:table-cell>
          <table:table-cell table:formula="of:=[.AP16]/24" office:value-type="float" office:value="5.958984375">
            <text:p>5.96</text:p>
          </table:table-cell>
          <table:table-cell table:formula="of:=[.AQ16]/24" office:value-type="float" office:value="3.81271929824561">
            <text:p>3.81</text:p>
          </table:table-cell>
          <table:table-cell table:formula="of:=[.AR16]/24" office:value-type="float" office:value="6.8755787037037">
            <text:p>6.88</text:p>
          </table:table-cell>
          <table:table-cell table:formula="of:=[.AS16]/24" office:value-type="float" office:value="5.94031531531532">
            <text:p>5.94</text:p>
          </table:table-cell>
          <table:table-cell table:formula="of:=[.AT16]/24" office:value-type="float" office:value="7.20833333333333">
            <text:p>7.21</text:p>
          </table:table-cell>
          <table:table-cell table:formula="of:=[.AU16]/24" office:value-type="float" office:value="7.3635752688172">
            <text:p>7.36</text:p>
          </table:table-cell>
          <table:table-cell table:formula="of:=[.AV16]/24" office:value-type="float" office:value="6.01349765258216">
            <text:p>6.01</text:p>
          </table:table-cell>
          <table:table-cell table:formula="of:=[.AW16]/24" office:value-type="float" office:value="7.03638497652582">
            <text:p>7.04</text:p>
          </table:table-cell>
          <table:table-cell table:formula="of:=[.AX16]/24" office:value-type="float" office:value="7.37738095238095">
            <text:p>7.38</text:p>
          </table:table-cell>
          <table:table-cell table:formula="of:=[.AY16]/24" office:value-type="float" office:value="7.19202898550725">
            <text:p>7.19</text:p>
          </table:table-cell>
          <table:table-cell table:formula="of:=[.AZ16]/24" office:value-type="float" office:value="9.01917989417989">
            <text:p>9.02</text:p>
          </table:table-cell>
          <table:table-cell table:formula="of:=[.BA16]/24" office:value-type="float" office:value="7.091796875">
            <text:p>7.09</text:p>
          </table:table-cell>
          <table:table-cell table:formula="of:=[.BB16]/24" office:value-type="float" office:value="7.34341397849462">
            <text:p>7.34</text:p>
          </table:table-cell>
          <table:table-cell/>
          <table:table-cell table:formula="of:=[.BD16]/24" office:value-type="float" office:value="5.50927010148322">
            <text:p>5.51</text:p>
          </table:table-cell>
          <table:table-cell table:formula="of:=[.BE16]/24" office:value-type="float" office:value="3.92725950172759">
            <text:p>3.93</text:p>
          </table:table-cell>
          <table:table-cell table:formula="of:=[.BF16]/24" office:value-type="float" office:value="5.77600541376643">
            <text:p>5.78</text:p>
          </table:table-cell>
          <table:table-cell table:formula="of:=[.BG16]/24" office:value-type="float" office:value="5.4416295471418">
            <text:p>5.44</text:p>
          </table:table-cell>
          <table:table-cell table:formula="of:=[.BH16]/24" office:value-type="float" office:value="5.63979526551504">
            <text:p>5.64</text:p>
          </table:table-cell>
          <table:table-cell table:formula="of:=[.BI16]/24" office:value-type="float" office:value="6.03142076502732">
            <text:p>6.03</text:p>
          </table:table-cell>
          <table:table-cell table:formula="of:=[.BJ16]/24" office:value-type="float" office:value="6.64400584795322">
            <text:p>6.64</text:p>
          </table:table-cell>
          <table:table-cell table:formula="of:=[.BK16]/24" office:value-type="float" office:value="6.98405044510386">
            <text:p>6.98</text:p>
          </table:table-cell>
          <table:table-cell table:formula="of:=[.BL16]/24" office:value-type="float" office:value="6.98469387755102">
            <text:p>6.98</text:p>
          </table:table-cell>
          <table:table-cell table:formula="of:=[.BM16]/24" office:value-type="float" office:value="7.2890019379845">
            <text:p>7.29</text:p>
          </table:table-cell>
          <table:table-cell table:formula="of:=[.BN16]/24" office:value-type="float" office:value="7.52027695351138">
            <text:p>7.52</text:p>
          </table:table-cell>
          <table:table-cell table:formula="of:=[.BO16]/24" office:value-type="float" office:value="7.59159044715447">
            <text:p>7.59</text:p>
          </table:table-cell>
          <table:table-cell/>
          <table:table-cell table:formula="of:=[.BQ16]/24" office:value-type="float" office:value="4.54779478767997">
            <text:p>4.55</text:p>
          </table:table-cell>
        </table:table-row>
        <table:table-row table:style-name="ro1">
          <table:table-cell table:number-columns-repeated="69"/>
        </table:table-row>
        <table:table-row table:style-name="ro1">
          <table:table-cell office:value-type="string">
            <text:p>% growth files</text:p>
          </table:table-cell>
          <table:table-cell/>
          <table:table-cell table:formula="of:=(([.C5]-[.B5])/[.B5])*100" office:value-type="float" office:value="0.386486306390351">
            <text:p>0.39</text:p>
          </table:table-cell>
          <table:table-cell table:formula="of:=(([.D5]-[.C5])/[.C5])*100" office:value-type="float" office:value="0.564221705940923">
            <text:p>0.56</text:p>
          </table:table-cell>
          <table:table-cell table:formula="of:=(([.E5]-[.D5])/[.D5])*100" office:value-type="float" office:value="0.34983498349835">
            <text:p>0.35</text:p>
          </table:table-cell>
          <table:table-cell table:formula="of:=(([.F5]-[.E5])/[.E5])*100" office:value-type="float" office:value="1.14451095178583">
            <text:p>1.14</text:p>
          </table:table-cell>
          <table:table-cell table:formula="of:=(([.G5]-[.F5])/[.F5])*100" office:value-type="float" office:value="0.487741432008844">
            <text:p>0.49</text:p>
          </table:table-cell>
          <table:table-cell table:formula="of:=(([.H5]-[.G5])/[.G5])*100" office:value-type="float" office:value="1.40434895159203">
            <text:p>1.4</text:p>
          </table:table-cell>
          <table:table-cell table:style-name="ce2" table:formula="of:=(([.I5]/[.H5])*100)-100" office:value-type="float" office:value="-0.0893483949199094">
            <text:p>-0.09</text:p>
          </table:table-cell>
          <table:table-cell table:formula="of:=(([.J5]/[.I5])*100)-100" office:value-type="float" office:value="1.8652187799425">
            <text:p>1.87</text:p>
          </table:table-cell>
          <table:table-cell table:formula="of:=(([.K5]/[.J5])*100)-100" office:value-type="float" office:value="3.14165673794444">
            <text:p>3.14</text:p>
          </table:table-cell>
          <table:table-cell table:formula="of:=(([.L5]/[.K5])*100)-100" office:value-type="float" office:value="0.820768482490266">
            <text:p>0.82</text:p>
          </table:table-cell>
          <table:table-cell table:formula="of:=(([.M5]/[.L5])*100)-100" office:value-type="float" office:value="3.05734788638968">
            <text:p>3.06</text:p>
          </table:table-cell>
          <table:table-cell table:formula="of:=(([.N5]/[.M5])*100)-100" office:value-type="float" office:value="1.5798712697484">
            <text:p>1.58</text:p>
          </table:table-cell>
          <table:table-cell table:formula="of:=(([.O5]/[.N5])*100)-100" office:value-type="float" office:value="4.20506912442396">
            <text:p>4.21</text:p>
          </table:table-cell>
          <table:table-cell table:formula="of:=(([.P5]/[.O5])*100)-100" office:value-type="float" office:value="1.90160309563294">
            <text:p>1.9</text:p>
          </table:table-cell>
          <table:table-cell table:formula="of:=(([.Q5]/[.P5])*100)-100" office:value-type="float" office:value="2.04513399153738">
            <text:p>2.05</text:p>
          </table:table-cell>
          <table:table-cell table:formula="of:=(([.R5]/[.Q5])*100)-100" office:value-type="float" office:value="2.33905693477222">
            <text:p>2.34</text:p>
          </table:table-cell>
          <table:table-cell table:formula="of:=(([.S5]/[.R5])*100)-100" office:value-type="float" office:value="1.56874967534154">
            <text:p>1.57</text:p>
          </table:table-cell>
          <table:table-cell table:formula="of:=(([.T5]/[.S5])*100)-100" office:value-type="float" office:value="3.3498695852299">
            <text:p>3.35</text:p>
          </table:table-cell>
          <table:table-cell table:formula="of:=(([.U5]/[.T5])*100)-100" office:value-type="float" office:value="3.60253365003959">
            <text:p>3.6</text:p>
          </table:table-cell>
          <table:table-cell table:formula="of:=(([.V5]/[.U5])*100)-100" office:value-type="float" office:value="1.64310278945356">
            <text:p>1.64</text:p>
          </table:table-cell>
          <table:table-cell table:formula="of:=(([.W5]/[.V5])*100)-100" office:value-type="float" office:value="1.56954887218046">
            <text:p>1.57</text:p>
          </table:table-cell>
          <table:table-cell table:formula="of:=(([.X5]/[.W5])*100)-100" office:value-type="float" office:value="3.68742481724809">
            <text:p>3.69</text:p>
          </table:table-cell>
          <table:table-cell table:formula="of:=(([.Y5]/[.X5])*100)-100" office:value-type="float" office:value="0.530989246352249">
            <text:p>0.53</text:p>
          </table:table-cell>
          <table:table-cell table:formula="of:=(([.Z5]/[.Y5])*100)-100" office:value-type="float" office:value="2.3612960497115">
            <text:p>2.36</text:p>
          </table:table-cell>
          <table:table-cell table:formula="of:=(([.AA5]/[.Z5])*100)-100" office:value-type="float" office:value="3.24343075188622">
            <text:p>3.24</text:p>
          </table:table-cell>
          <table:table-cell table:formula="of:=(([.AB5]/[.AA5])*100)-100" office:value-type="float" office:value="1.93196136077279">
            <text:p>1.93</text:p>
          </table:table-cell>
          <table:table-cell table:formula="of:=(([.AC5]/[.AB5])*100)-100" office:value-type="float" office:value="0.341985990935314">
            <text:p>0.34</text:p>
          </table:table-cell>
          <table:table-cell table:formula="of:=(([.AD5]/[.AC5])*100)-100" office:value-type="float" office:value="3.69974951751324">
            <text:p>3.7</text:p>
          </table:table-cell>
          <table:table-cell table:formula="of:=(([.AE5]/[.AD5])*100)-100" office:value-type="float" office:value="5.5951532430506">
            <text:p>5.6</text:p>
          </table:table-cell>
          <table:table-cell table:formula="of:=(([.AF5]/[.AE5])*100)-100" office:value-type="float" office:value="4.53744328195897">
            <text:p>4.54</text:p>
          </table:table-cell>
          <table:table-cell table:formula="of:=(([.AG5]/[.AF5])*100)-100" office:value-type="float" office:value="4.41941385371453">
            <text:p>4.42</text:p>
          </table:table-cell>
          <table:table-cell table:formula="of:=(([.AH5]/[.AG5])*100)-100" office:value-type="float" office:value="4.67552990484043">
            <text:p>4.68</text:p>
          </table:table-cell>
          <table:table-cell table:formula="of:=(([.AI5]/[.AH5])*100)-100" office:value-type="float" office:value="3.54775188710205">
            <text:p>3.55</text:p>
          </table:table-cell>
          <table:table-cell table:formula="of:=(([.AJ5]/[.AI5])*100)-100" office:value-type="float" office:value="2.36125637856171">
            <text:p>2.36</text:p>
          </table:table-cell>
          <table:table-cell table:formula="of:=(([.AK5]/[.AJ5])*100)-100" office:value-type="float" office:value="3.15518949715134">
            <text:p>3.16</text:p>
          </table:table-cell>
          <table:table-cell table:formula="of:=(([.AL5]/[.AK5])*100)-100" office:value-type="float" office:value="2.94762119165541">
            <text:p>2.95</text:p>
          </table:table-cell>
          <table:table-cell table:formula="of:=(([.AM5]/[.AL5])*100)-100" office:value-type="float" office:value="2.59497915269557">
            <text:p>2.59</text:p>
          </table:table-cell>
          <table:table-cell table:formula="of:=(([.AN5]/[.AM5])*100)-100" office:value-type="float" office:value="1.92684798363032">
            <text:p>1.93</text:p>
          </table:table-cell>
          <table:table-cell table:formula="of:=(([.AO5]/[.AN5])*100)-100" office:value-type="float" office:value="2.34490450299735">
            <text:p>2.34</text:p>
          </table:table-cell>
          <table:table-cell table:formula="of:=(([.AP5]/[.AO5])*100)-100" office:value-type="float" office:value="0.207050618427502">
            <text:p>0.21</text:p>
          </table:table-cell>
          <table:table-cell table:formula="of:=(([.AQ5]/[.AP5])*100)-100" office:value-type="float" office:value="0.82377249741721">
            <text:p>0.82</text:p>
          </table:table-cell>
          <table:table-cell table:formula="of:=(([.AR5]/[.AQ5])*100)-100" office:value-type="float" office:value="1.43454226776325">
            <text:p>1.43</text:p>
          </table:table-cell>
          <table:table-cell table:formula="of:=(([.AS5]/[.AR5])*100)-100" office:value-type="float" office:value="1.2361432331127">
            <text:p>1.24</text:p>
          </table:table-cell>
          <table:table-cell table:formula="of:=(([.AT5]/[.AS5])*100)-100" office:value-type="float" office:value="1.27094165222414">
            <text:p>1.27</text:p>
          </table:table-cell>
          <table:table-cell table:formula="of:=(([.AU5]/[.AT5])*100)-100" office:value-type="float" office:value="1.37426748949852">
            <text:p>1.37</text:p>
          </table:table-cell>
          <table:table-cell table:formula="of:=(([.AV5]/[.AU5])*100)-100" office:value-type="float" office:value="1.62932269285861">
            <text:p>1.63</text:p>
          </table:table-cell>
          <table:table-cell table:formula="of:=(([.AW5]/[.AV5])*100)-100" office:value-type="float" office:value="2.94968917524476">
            <text:p>2.95</text:p>
          </table:table-cell>
          <table:table-cell table:formula="of:=(([.AX5]/[.AW5])*100)-100" office:value-type="float" office:value="1.5034836817015">
            <text:p>1.5</text:p>
          </table:table-cell>
          <table:table-cell table:formula="of:=(([.AY5]/[.AX5])*100)-100" office:value-type="float" office:value="2.17485549132948">
            <text:p>2.17</text:p>
          </table:table-cell>
          <table:table-cell table:formula="of:=(([.AZ5]/[.AY5])*100)-100" office:value-type="float" office:value="1.39782665063764">
            <text:p>1.4</text:p>
          </table:table-cell>
          <table:table-cell table:formula="of:=(([.BA5]/[.AZ5])*100)-100" office:value-type="float" office:value="2.29217035521667">
            <text:p>2.29</text:p>
          </table:table-cell>
          <table:table-cell table:formula="of:=(([.BB5]/[.BA5])*100)-100" office:value-type="float" office:value="1.32721239943638">
            <text:p>1.33</text:p>
          </table:table-cell>
          <table:table-cell table:number-columns-repeated="15"/>
        </table:table-row>
        <table:table-row table:style-name="ro1">
          <table:table-cell office:value-type="string">
            <text:p>% growth lines</text:p>
          </table:table-cell>
          <table:table-cell/>
          <table:table-cell table:formula="of:=(([.C6]/[.B6])*100)-100" office:value-type="float" office:value="-0.172717542399013">
            <text:p>-0.17</text:p>
          </table:table-cell>
          <table:table-cell table:formula="of:=(([.D6]/[.C6])*100)-100" office:value-type="float" office:value="1.50829328183949">
            <text:p>1.51</text:p>
          </table:table-cell>
          <table:table-cell table:formula="of:=(([.E6]/[.D6])*100)-100" office:value-type="float" office:value="0.792217351530383">
            <text:p>0.79</text:p>
          </table:table-cell>
          <table:table-cell table:formula="of:=(([.F6]/[.E6])*100)-100" office:value-type="float" office:value="0.802782305007739">
            <text:p>0.8</text:p>
          </table:table-cell>
          <table:table-cell table:formula="of:=(([.G6]/[.F6])*100)-100" office:value-type="float" office:value="0.729576939721042">
            <text:p>0.73</text:p>
          </table:table-cell>
          <table:table-cell table:formula="of:=(([.H6]/[.G6])*100)-100" office:value-type="float" office:value="1.11772495806315">
            <text:p>1.12</text:p>
          </table:table-cell>
          <table:table-cell table:formula="of:=(([.I6]/[.H6])*100)-100" office:value-type="float" office:value="0.286292701682939">
            <text:p>0.29</text:p>
          </table:table-cell>
          <table:table-cell table:formula="of:=(([.J6]/[.I6])*100)-100" office:value-type="float" office:value="1.56152786347722">
            <text:p>1.56</text:p>
          </table:table-cell>
          <table:table-cell table:formula="of:=(([.K6]/[.J6])*100)-100" office:value-type="float" office:value="2.0423784408504">
            <text:p>2.04</text:p>
          </table:table-cell>
          <table:table-cell table:formula="of:=(([.L6]/[.K6])*100)-100" office:value-type="float" office:value="0.503481199603527">
            <text:p>0.5</text:p>
          </table:table-cell>
          <table:table-cell table:formula="of:=(([.M6]/[.L6])*100)-100" office:value-type="float" office:value="1.9788033084845">
            <text:p>1.98</text:p>
          </table:table-cell>
          <table:table-cell table:formula="of:=(([.N6]/[.M6])*100)-100" office:value-type="float" office:value="2.32159172086794">
            <text:p>2.32</text:p>
          </table:table-cell>
          <table:table-cell table:formula="of:=(([.O6]/[.N6])*100)-100" office:value-type="float" office:value="3.11219175373938">
            <text:p>3.11</text:p>
          </table:table-cell>
          <table:table-cell table:formula="of:=(([.P6]/[.O6])*100)-100" office:value-type="float" office:value="2.20972126831502">
            <text:p>2.21</text:p>
          </table:table-cell>
          <table:table-cell table:formula="of:=(([.Q6]/[.P6])*100)-100" office:value-type="float" office:value="2.05560983381055">
            <text:p>2.06</text:p>
          </table:table-cell>
          <table:table-cell table:formula="of:=(([.R6]/[.Q6])*100)-100" office:value-type="float" office:value="2.60617524934604">
            <text:p>2.61</text:p>
          </table:table-cell>
          <table:table-cell table:formula="of:=(([.S6]/[.R6])*100)-100" office:value-type="float" office:value="1.44319659382501">
            <text:p>1.44</text:p>
          </table:table-cell>
          <table:table-cell table:formula="of:=(([.T6]/[.S6])*100)-100" office:value-type="float" office:value="2.17226800055982">
            <text:p>2.17</text:p>
          </table:table-cell>
          <table:table-cell table:formula="of:=(([.U6]/[.T6])*100)-100" office:value-type="float" office:value="2.88120001351761">
            <text:p>2.88</text:p>
          </table:table-cell>
          <table:table-cell table:formula="of:=(([.V6]/[.U6])*100)-100" office:value-type="float" office:value="1.58360707407681">
            <text:p>1.58</text:p>
          </table:table-cell>
          <table:table-cell table:formula="of:=(([.W6]/[.V6])*100)-100" office:value-type="float" office:value="1.77702454281889">
            <text:p>1.78</text:p>
          </table:table-cell>
          <table:table-cell table:formula="of:=(([.X6]/[.W6])*100)-100" office:value-type="float" office:value="3.06666438691632">
            <text:p>3.07</text:p>
          </table:table-cell>
          <table:table-cell table:formula="of:=(([.Y6]/[.X6])*100)-100" office:value-type="float" office:value="0.790596053137804">
            <text:p>0.79</text:p>
          </table:table-cell>
          <table:table-cell table:formula="of:=(([.Z6]/[.Y6])*100)-100" office:value-type="float" office:value="3.42115652336525">
            <text:p>3.42</text:p>
          </table:table-cell>
          <table:table-cell table:formula="of:=(([.AA6]/[.Z6])*100)-100" office:value-type="float" office:value="4.20848014539573">
            <text:p>4.21</text:p>
          </table:table-cell>
          <table:table-cell table:formula="of:=(([.AB6]/[.AA6])*100)-100" office:value-type="float" office:value="1.94149151354975">
            <text:p>1.94</text:p>
          </table:table-cell>
          <table:table-cell table:formula="of:=(([.AC6]/[.AB6])*100)-100" office:value-type="float" office:value="2.31871939344164">
            <text:p>2.32</text:p>
          </table:table-cell>
          <table:table-cell table:formula="of:=(([.AD6]/[.AC6])*100)-100" office:value-type="float" office:value="5.04296822551721">
            <text:p>5.04</text:p>
          </table:table-cell>
          <table:table-cell table:formula="of:=(([.AE6]/[.AD6])*100)-100" office:value-type="float" office:value="8.05819727863583">
            <text:p>8.06</text:p>
          </table:table-cell>
          <table:table-cell table:formula="of:=(([.AF6]/[.AE6])*100)-100" office:value-type="float" office:value="5.73094270667423">
            <text:p>5.73</text:p>
          </table:table-cell>
          <table:table-cell table:formula="of:=(([.AG6]/[.AF6])*100)-100" office:value-type="float" office:value="3.54023105862646">
            <text:p>3.54</text:p>
          </table:table-cell>
          <table:table-cell table:formula="of:=(([.AH6]/[.AG6])*100)-100" office:value-type="float" office:value="4.7011075100074">
            <text:p>4.7</text:p>
          </table:table-cell>
          <table:table-cell table:formula="of:=(([.AI6]/[.AH6])*100)-100" office:value-type="float" office:value="3.03374282242098">
            <text:p>3.03</text:p>
          </table:table-cell>
          <table:table-cell table:formula="of:=(([.AJ6]/[.AI6])*100)-100" office:value-type="float" office:value="2.57229777391692">
            <text:p>2.57</text:p>
          </table:table-cell>
          <table:table-cell table:formula="of:=(([.AK6]/[.AJ6])*100)-100" office:value-type="float" office:value="1.69676977767936">
            <text:p>1.7</text:p>
          </table:table-cell>
          <table:table-cell table:formula="of:=(([.AL6]/[.AK6])*100)-100" office:value-type="float" office:value="-0.343210920250243">
            <text:p>-0.34</text:p>
          </table:table-cell>
          <table:table-cell table:formula="of:=(([.AM6]/[.AL6])*100)-100" office:value-type="float" office:value="3.68753630895091">
            <text:p>3.69</text:p>
          </table:table-cell>
          <table:table-cell table:formula="of:=(([.AN6]/[.AM6])*100)-100" office:value-type="float" office:value="2.10023323307993">
            <text:p>2.1</text:p>
          </table:table-cell>
          <table:table-cell table:formula="of:=(([.AO6]/[.AN6])*100)-100" office:value-type="float" office:value="2.30188104972309">
            <text:p>2.3</text:p>
          </table:table-cell>
          <table:table-cell table:formula="of:=(([.AP6]/[.AO6])*100)-100" office:value-type="float" office:value="0.780058047311144">
            <text:p>0.78</text:p>
          </table:table-cell>
          <table:table-cell table:formula="of:=(([.AQ6]/[.AP6])*100)-100" office:value-type="float" office:value="0.843324378391159">
            <text:p>0.84</text:p>
          </table:table-cell>
          <table:table-cell table:formula="of:=(([.AR6]/[.AQ6])*100)-100" office:value-type="float" office:value="1.54484377872058">
            <text:p>1.54</text:p>
          </table:table-cell>
          <table:table-cell table:formula="of:=(([.AS6]/[.AR6])*100)-100" office:value-type="float" office:value="1.1162473213578">
            <text:p>1.12</text:p>
          </table:table-cell>
          <table:table-cell table:formula="of:=(([.AT6]/[.AS6])*100)-100" office:value-type="float" office:value="1.43599962020708">
            <text:p>1.44</text:p>
          </table:table-cell>
          <table:table-cell table:formula="of:=(([.AU6]/[.AT6])*100)-100" office:value-type="float" office:value="1.38142710589338">
            <text:p>1.38</text:p>
          </table:table-cell>
          <table:table-cell table:formula="of:=(([.AV6]/[.AU6])*100)-100" office:value-type="float" office:value="1.741792242139">
            <text:p>1.74</text:p>
          </table:table-cell>
          <table:table-cell table:formula="of:=(([.AW6]/[.AV6])*100)-100" office:value-type="float" office:value="2.03969946790174">
            <text:p>2.04</text:p>
          </table:table-cell>
          <table:table-cell table:formula="of:=(([.AX6]/[.AW6])*100)-100" office:value-type="float" office:value="1.39072383870733">
            <text:p>1.39</text:p>
          </table:table-cell>
          <table:table-cell table:formula="of:=(([.AY6]/[.AX6])*100)-100" office:value-type="float" office:value="1.64467041932899">
            <text:p>1.64</text:p>
          </table:table-cell>
          <table:table-cell table:formula="of:=(([.AZ6]/[.AY6])*100)-100" office:value-type="float" office:value="1.60969887167066">
            <text:p>1.61</text:p>
          </table:table-cell>
          <table:table-cell table:formula="of:=(([.BA6]/[.AZ6])*100)-100" office:value-type="float" office:value="2.64096508158789">
            <text:p>2.64</text:p>
          </table:table-cell>
          <table:table-cell table:formula="of:=(([.BB6]/[.BA6])*100)-100" office:value-type="float" office:value="1.85936944522192">
            <text:p>1.86</text:p>
          </table:table-cell>
          <table:table-cell table:number-columns-repeated="15"/>
        </table:table-row>
        <table:table-row table:style-name="ro1">
          <table:table-cell table:number-columns-repeated="69"/>
        </table:table-row>
        <table:table-row table:style-name="ro1">
          <table:table-cell office:value-type="string">
            <text:p>lines added per day</text:p>
          </table:table-cell>
          <table:table-cell/>
          <table:table-cell table:formula="of:=([.C8])/[.C3]" office:value-type="float" office:value="0">
            <text:p>0</text:p>
          </table:table-cell>
          <table:table-cell table:formula="of:=([.D8])/[.D3]" office:value-type="float" office:value="0">
            <text:p>0</text:p>
          </table:table-cell>
          <table:table-cell table:formula="of:=([.E8])/[.E3]" office:value-type="float" office:value="0">
            <text:p>0</text:p>
          </table:table-cell>
          <table:table-cell table:formula="of:=([.F8])/[.F3]" office:value-type="float" office:value="0">
            <text:p>0</text:p>
          </table:table-cell>
          <table:table-cell table:formula="of:=([.G8])/[.G3]" office:value-type="float" office:value="0">
            <text:p>0</text:p>
          </table:table-cell>
          <table:table-cell table:formula="of:=([.H8])/[.H3]" office:value-type="float" office:value="0">
            <text:p>0</text:p>
          </table:table-cell>
          <table:table-cell table:formula="of:=([.I8])/[.I3]" office:value-type="float" office:value="0">
            <text:p>0</text:p>
          </table:table-cell>
          <table:table-cell table:formula="of:=([.J8])/[.J3]" office:value-type="float" office:value="0">
            <text:p>0</text:p>
          </table:table-cell>
          <table:table-cell table:formula="of:=([.K8])/[.K3]" office:value-type="float" office:value="0">
            <text:p>0</text:p>
          </table:table-cell>
          <table:table-cell table:formula="of:=([.L8])/[.L3]" office:value-type="float" office:value="0">
            <text:p>0</text:p>
          </table:table-cell>
          <table:table-cell table:formula="of:=([.M8])/[.M3]" office:value-type="float" office:value="3224.15942028986">
            <text:p>3224.16</text:p>
          </table:table-cell>
          <table:table-cell table:formula="of:=([.N8])/[.N3]" office:value-type="float" office:value="2374.50925925926">
            <text:p>2374.51</text:p>
          </table:table-cell>
          <table:table-cell table:formula="of:=([.O8])/[.O3]" office:value-type="float" office:value="4442.68493150685">
            <text:p>4442.68</text:p>
          </table:table-cell>
          <table:table-cell table:formula="of:=([.P8])/[.P3]" office:value-type="float" office:value="4181.29508196721">
            <text:p>4181.3</text:p>
          </table:table-cell>
          <table:table-cell table:formula="of:=([.Q8])/[.Q3]" office:value-type="float" office:value="5613.69117647059">
            <text:p>5613.69</text:p>
          </table:table-cell>
          <table:table-cell table:formula="of:=([.R8])/[.R3]" office:value-type="float" office:value="3853.48051948052">
            <text:p>3853.48</text:p>
          </table:table-cell>
          <table:table-cell table:formula="of:=([.S8])/[.S3]" office:value-type="float" office:value="3634.69230769231">
            <text:p>3634.69</text:p>
          </table:table-cell>
          <table:table-cell table:formula="of:=([.T8])/[.T3]" office:value-type="float" office:value="3229.73684210526">
            <text:p>3229.74</text:p>
          </table:table-cell>
          <table:table-cell table:formula="of:=([.U8])/[.U3]" office:value-type="float" office:value="6012.70833333333">
            <text:p>6012.71</text:p>
          </table:table-cell>
          <table:table-cell table:formula="of:=([.V8])/[.V3]" office:value-type="float" office:value="3199.51470588235">
            <text:p>3199.51</text:p>
          </table:table-cell>
          <table:table-cell table:formula="of:=([.W8])/[.W3]" office:value-type="float" office:value="3255.87654320988">
            <text:p>3255.88</text:p>
          </table:table-cell>
          <table:table-cell table:formula="of:=([.X8])/[.X3]" office:value-type="float" office:value="6067.25333333333">
            <text:p>6067.25</text:p>
          </table:table-cell>
          <table:table-cell table:formula="of:=([.Y8])/[.Y3]" office:value-type="float" office:value="3747.23404255319">
            <text:p>3747.23</text:p>
          </table:table-cell>
          <table:table-cell table:formula="of:=([.Z8])/[.Z3]" office:value-type="float" office:value="6893.41666666667">
            <text:p>6893.42</text:p>
          </table:table-cell>
          <table:table-cell table:formula="of:=([.AA8])/[.AA3]" office:value-type="float" office:value="7979.74698795181">
            <text:p>7979.75</text:p>
          </table:table-cell>
          <table:table-cell table:formula="of:=([.AB8])/[.AB3]" office:value-type="float" office:value="5697.69318181818">
            <text:p>5697.69</text:p>
          </table:table-cell>
          <table:table-cell table:formula="of:=([.AC8])/[.AC3]" office:value-type="float" office:value="12269.6477272727">
            <text:p>12269.65</text:p>
          </table:table-cell>
          <table:table-cell table:formula="of:=([.AD8])/[.AD3]" office:value-type="float" office:value="12104.6710526316">
            <text:p>12104.67</text:p>
          </table:table-cell>
          <table:table-cell table:formula="of:=([.AE8])/[.AE3]" office:value-type="float" office:value="14677.5617977528">
            <text:p>14677.56</text:p>
          </table:table-cell>
          <table:table-cell table:formula="of:=([.AF8])/[.AF3]" office:value-type="float" office:value="12993.4615384615">
            <text:p>12993.46</text:p>
          </table:table-cell>
          <table:table-cell table:formula="of:=([.AG8])/[.AG3]" office:value-type="float" office:value="9408.01086956522">
            <text:p>9408.01</text:p>
          </table:table-cell>
          <table:table-cell table:formula="of:=([.AH8])/[.AH3]" office:value-type="float" office:value="12086.4166666667">
            <text:p>12086.42</text:p>
          </table:table-cell>
          <table:table-cell table:formula="of:=([.AI8])/[.AI3]" office:value-type="float" office:value="8924.51190476191">
            <text:p>8924.51</text:p>
          </table:table-cell>
          <table:table-cell table:formula="of:=([.AJ8])/[.AJ3]" office:value-type="float" office:value="6667.35802469136">
            <text:p>6667.36</text:p>
          </table:table-cell>
          <table:table-cell table:formula="of:=([.AK8])/[.AK3]" office:value-type="float" office:value="7998.45454545455">
            <text:p>7998.45</text:p>
          </table:table-cell>
          <table:table-cell table:formula="of:=([.AL8])/[.AL3]" office:value-type="float" office:value="6628.7625">
            <text:p>6628.76</text:p>
          </table:table-cell>
          <table:table-cell table:formula="of:=([.AM8])/[.AM3]" office:value-type="float" office:value="13953.0921052632">
            <text:p>13953.09</text:p>
          </table:table-cell>
          <table:table-cell table:formula="of:=([.AN8])/[.AN3]" office:value-type="float" office:value="10034.768115942">
            <text:p>10034.77</text:p>
          </table:table-cell>
          <table:table-cell table:formula="of:=([.AO8])/[.AO3]" office:value-type="float" office:value="12336.9692307692">
            <text:p>12336.97</text:p>
          </table:table-cell>
          <table:table-cell table:formula="of:=([.AP8])/[.AP3]" office:value-type="float" office:value="8719.28125">
            <text:p>8719.28</text:p>
          </table:table-cell>
          <table:table-cell table:formula="of:=([.AQ8])/[.AQ3]" office:value-type="float" office:value="7138.92631578947">
            <text:p>7138.93</text:p>
          </table:table-cell>
          <table:table-cell table:formula="of:=([.AR8])/[.AR3]" office:value-type="float" office:value="22721.7361111111">
            <text:p>22721.74</text:p>
          </table:table-cell>
          <table:table-cell table:formula="of:=([.AS8])/[.AS3]" office:value-type="float" office:value="7500.5">
            <text:p>7500.5</text:p>
          </table:table-cell>
          <table:table-cell table:formula="of:=([.AT8])/[.AT3]" office:value-type="float" office:value="7147.61904761905">
            <text:p>7147.62</text:p>
          </table:table-cell>
          <table:table-cell table:formula="of:=([.AU8])/[.AU3]" office:value-type="float" office:value="9225.59677419355">
            <text:p>9225.6</text:p>
          </table:table-cell>
          <table:table-cell table:formula="of:=([.AV8])/[.AV3]" office:value-type="float" office:value="6474.95774647887">
            <text:p>6474.96</text:p>
          </table:table-cell>
          <table:table-cell table:formula="of:=([.AW8])/[.AW3]" office:value-type="float" office:value="21859.6338028169">
            <text:p>21859.63</text:p>
          </table:table-cell>
          <table:table-cell table:formula="of:=([.AX8])/[.AX3]" office:value-type="float" office:value="7298.38571428571">
            <text:p>7298.39</text:p>
          </table:table-cell>
          <table:table-cell table:formula="of:=([.AY8])/[.AY3]" office:value-type="float" office:value="7518.75362318841">
            <text:p>7518.75</text:p>
          </table:table-cell>
          <table:table-cell table:formula="of:=([.AZ8])/[.AZ3]" office:value-type="float" office:value="8746.49206349206">
            <text:p>8746.49</text:p>
          </table:table-cell>
          <table:table-cell table:formula="of:=([.BA8])/[.BA3]" office:value-type="float" office:value="11336.875">
            <text:p>11336.88</text:p>
          </table:table-cell>
          <table:table-cell table:formula="of:=([.BB8])/[.BB3]" office:value-type="float" office:value="8335.88709677419">
            <text:p>8335.89</text:p>
          </table:table-cell>
          <table:table-cell/>
          <table:table-cell table:formula="of:=SUM([.AE8:.AI8])/SUM([.AE3:.AI3])" office:value-type="float" office:value="11593.0866510539">
            <text:p>11593.09</text:p>
          </table:table-cell>
          <table:table-cell table:formula="of:=SUM([.N8:.AI8])/SUM([.N3:.AI3])" office:value-type="float" office:value="6945.70758319695">
            <text:p>6945.71</text:p>
          </table:table-cell>
          <table:table-cell table:formula="of:=SUM([.AK8:.AP8])/SUM([.AK3:.AP3])" office:value-type="float" office:value="9881.56148491879">
            <text:p>9881.56</text:p>
          </table:table-cell>
          <table:table-cell table:formula="of:=SUM([.AL8:.AQ8])/SUM([.AL3:.AQ3])" office:value-type="float" office:value="9624.20935412027">
            <text:p>9624.21</text:p>
          </table:table-cell>
          <table:table-cell table:formula="of:=SUM([.AM8:.AR8])/SUM([.AM3:.AR3])" office:value-type="float" office:value="12305.9727891156">
            <text:p>12305.97</text:p>
          </table:table-cell>
          <table:table-cell table:formula="of:=SUM([.AQ8:.AU8])/SUM([.AQ3:.AU3])" office:value-type="float" office:value="10632.4781420765">
            <text:p>10632.48</text:p>
          </table:table-cell>
          <table:table-cell table:formula="of:=SUM([.AR8:.AV8])/SUM([.AR3:.AV3])" office:value-type="float" office:value="10739.798245614">
            <text:p>10739.8</text:p>
          </table:table-cell>
          <table:table-cell table:formula="of:=SUM([.AT8:.AX8])/SUM([.AT3:.AX3])" office:value-type="float" office:value="10519.0801186944">
            <text:p>10519.08</text:p>
          </table:table-cell>
          <table:table-cell table:formula="of:=SUM([.AU8:.AY8])/SUM([.AU3:.AY3])" office:value-type="float" office:value="10534.7638483965">
            <text:p>10534.76</text:p>
          </table:table-cell>
          <table:table-cell table:formula="of:=SUM([.AV8:.AZ8])/SUM([.AV3:.AZ3])" office:value-type="float" office:value="10443.2151162791">
            <text:p>10443.22</text:p>
          </table:table-cell>
          <table:table-cell table:formula="of:=SUM([.AW8:.BA8])/SUM([.AW3:.BA3])" office:value-type="float" office:value="11448.9732937685">
            <text:p>11448.97</text:p>
          </table:table-cell>
          <table:table-cell table:formula="of:=SUM([.AX8:.BB8])/SUM([.AX3:.BB3])" office:value-type="float" office:value="8606.99695121951">
            <text:p>8607</text:p>
          </table:table-cell>
          <table:table-cell/>
          <table:table-cell table:formula="of:=SUM([.S8:.AN8])/SUM([.S3:.AN3])" office:value-type="float" office:value="8013.27665390924">
            <text:p>8013.28</text:p>
          </table:table-cell>
        </table:table-row>
        <table:table-row table:style-name="ro1">
          <table:table-cell office:value-type="string">
            <text:p>lines removed per day</text:p>
          </table:table-cell>
          <table:table-cell/>
          <table:table-cell table:formula="of:=([.C9])/[.C3]" office:value-type="float" office:value="0">
            <text:p>0</text:p>
          </table:table-cell>
          <table:table-cell table:formula="of:=([.D9])/[.D3]" office:value-type="float" office:value="0">
            <text:p>0</text:p>
          </table:table-cell>
          <table:table-cell table:formula="of:=([.E9])/[.E3]" office:value-type="float" office:value="0">
            <text:p>0</text:p>
          </table:table-cell>
          <table:table-cell table:formula="of:=([.F9])/[.F3]" office:value-type="float" office:value="0">
            <text:p>0</text:p>
          </table:table-cell>
          <table:table-cell table:formula="of:=([.G9])/[.G3]" office:value-type="float" office:value="0">
            <text:p>0</text:p>
          </table:table-cell>
          <table:table-cell table:formula="of:=([.H9])/[.H3]" office:value-type="float" office:value="0">
            <text:p>0</text:p>
          </table:table-cell>
          <table:table-cell table:formula="of:=([.I9])/[.I3]" office:value-type="float" office:value="0">
            <text:p>0</text:p>
          </table:table-cell>
          <table:table-cell table:formula="of:=([.J9])/[.J3]" office:value-type="float" office:value="0">
            <text:p>0</text:p>
          </table:table-cell>
          <table:table-cell table:formula="of:=([.K9])/[.K3]" office:value-type="float" office:value="0">
            <text:p>0</text:p>
          </table:table-cell>
          <table:table-cell table:formula="of:=([.L9])/[.L3]" office:value-type="float" office:value="0">
            <text:p>0</text:p>
          </table:table-cell>
          <table:table-cell table:formula="of:=([.M9])/[.M3]" office:value-type="float" office:value="1359.55072463768">
            <text:p>1359.55</text:p>
          </table:table-cell>
          <table:table-cell table:formula="of:=([.N9])/[.N3]" office:value-type="float" office:value="950.981481481482">
            <text:p>950.98</text:p>
          </table:table-cell>
          <table:table-cell table:formula="of:=([.O9])/[.O3]" office:value-type="float" office:value="1552.6301369863">
            <text:p>1552.63</text:p>
          </table:table-cell>
          <table:table-cell table:formula="of:=([.P9])/[.P3]" office:value-type="float" office:value="1637.40983606557">
            <text:p>1637.41</text:p>
          </table:table-cell>
          <table:table-cell table:formula="of:=([.Q9])/[.Q3]" office:value-type="float" office:value="3454.05882352941">
            <text:p>3454.06</text:p>
          </table:table-cell>
          <table:table-cell table:formula="of:=([.R9])/[.R3]" office:value-type="float" office:value="1388.14285714286">
            <text:p>1388.14</text:p>
          </table:table-cell>
          <table:table-cell table:formula="of:=([.S9])/[.S3]" office:value-type="float" office:value="2469.38461538461">
            <text:p>2469.38</text:p>
          </table:table-cell>
          <table:table-cell table:formula="of:=([.T9])/[.T3]" office:value-type="float" office:value="1496.61052631579">
            <text:p>1496.61</text:p>
          </table:table-cell>
          <table:table-cell table:formula="of:=([.U9])/[.U3]" office:value-type="float" office:value="2899.52777777778">
            <text:p>2899.53</text:p>
          </table:table-cell>
          <table:table-cell table:formula="of:=([.V9])/[.V3]" office:value-type="float" office:value="1341.76470588235">
            <text:p>1341.76</text:p>
          </table:table-cell>
          <table:table-cell table:formula="of:=([.W9])/[.W3]" office:value-type="float" office:value="1478.56790123457">
            <text:p>1478.57</text:p>
          </table:table-cell>
          <table:table-cell table:formula="of:=([.X9])/[.X3]" office:value-type="float" office:value="2694.21333333333">
            <text:p>2694.21</text:p>
          </table:table-cell>
          <table:table-cell table:formula="of:=([.Y9])/[.Y3]" office:value-type="float" office:value="3033.89361702128">
            <text:p>3033.89</text:p>
          </table:table-cell>
          <table:table-cell table:formula="of:=([.Z9])/[.Z3]" office:value-type="float" office:value="4181.14814814815">
            <text:p>4181.15</text:p>
          </table:table-cell>
          <table:table-cell table:formula="of:=([.AA9])/[.AA3]" office:value-type="float" office:value="3488.01204819277">
            <text:p>3488.01</text:p>
          </table:table-cell>
          <table:table-cell table:formula="of:=([.AB9])/[.AB3]" office:value-type="float" office:value="3662.02272727273">
            <text:p>3662.02</text:p>
          </table:table-cell>
          <table:table-cell table:formula="of:=([.AC9])/[.AC3]" office:value-type="float" office:value="9791.38636363637">
            <text:p>9791.39</text:p>
          </table:table-cell>
          <table:table-cell table:formula="of:=([.AD9])/[.AD3]" office:value-type="float" office:value="5707.47368421053">
            <text:p>5707.47</text:p>
          </table:table-cell>
          <table:table-cell table:formula="of:=([.AE9])/[.AE3]" office:value-type="float" office:value="5515.75280898876">
            <text:p>5515.75</text:p>
          </table:table-cell>
          <table:table-cell table:formula="of:=([.AF9])/[.AF3]" office:value-type="float" office:value="4957.73076923077">
            <text:p>4957.73</text:p>
          </table:table-cell>
          <table:table-cell table:formula="of:=([.AG9])/[.AG3]" office:value-type="float" office:value="4962.6847826087">
            <text:p>4962.68</text:p>
          </table:table-cell>
          <table:table-cell table:formula="of:=([.AH9])/[.AH3]" office:value-type="float" office:value="5388.35714285714">
            <text:p>5388.36</text:p>
          </table:table-cell>
          <table:table-cell table:formula="of:=([.AI9])/[.AI3]" office:value-type="float" office:value="4378.63095238095">
            <text:p>4378.63</text:p>
          </table:table-cell>
          <table:table-cell table:formula="of:=([.AJ9])/[.AJ3]" office:value-type="float" office:value="2580.28395061728">
            <text:p>2580.28</text:p>
          </table:table-cell>
          <table:table-cell table:formula="of:=([.AK9])/[.AK3]" office:value-type="float" office:value="5102.19480519481">
            <text:p>5102.19</text:p>
          </table:table-cell>
          <table:table-cell table:formula="of:=([.AL9])/[.AL3]" office:value-type="float" office:value="7207.2125">
            <text:p>7207.21</text:p>
          </table:table-cell>
          <table:table-cell table:formula="of:=([.AM9])/[.AM3]" office:value-type="float" office:value="7441.63157894737">
            <text:p>7441.63</text:p>
          </table:table-cell>
          <table:table-cell table:formula="of:=([.AN9])/[.AN3]" office:value-type="float" office:value="5794.76811594203">
            <text:p>5794.77</text:p>
          </table:table-cell>
          <table:table-cell table:formula="of:=([.AO9])/[.AO3]" office:value-type="float" office:value="7347.86153846154">
            <text:p>7347.86</text:p>
          </table:table-cell>
          <table:table-cell table:formula="of:=([.AP9])/[.AP3]" office:value-type="float" office:value="6942.28125">
            <text:p>6942.28</text:p>
          </table:table-cell>
          <table:table-cell table:formula="of:=([.AQ9])/[.AQ3]" office:value-type="float" office:value="5814.04210526316">
            <text:p>5814.04</text:p>
          </table:table-cell>
          <table:table-cell table:formula="of:=([.AR9])/[.AR3]" office:value-type="float" office:value="20260.75">
            <text:p>20260.75</text:p>
          </table:table-cell>
          <table:table-cell table:formula="of:=([.AS9])/[.AS3]" office:value-type="float" office:value="5240.41891891892">
            <text:p>5240.42</text:p>
          </table:table-cell>
          <table:table-cell table:formula="of:=([.AT9])/[.AT3]" office:value-type="float" office:value="3724.49206349206">
            <text:p>3724.49</text:p>
          </table:table-cell>
          <table:table-cell table:formula="of:=([.AU9])/[.AU3]" office:value-type="float" office:value="5787.67741935484">
            <text:p>5787.68</text:p>
          </table:table-cell>
          <table:table-cell table:formula="of:=([.AV9])/[.AV3]" office:value-type="float" office:value="2651.49295774648">
            <text:p>2651.49</text:p>
          </table:table-cell>
          <table:table-cell table:formula="of:=([.AW9])/[.AW3]" office:value-type="float" office:value="17296.1830985915">
            <text:p>17296.18</text:p>
          </table:table-cell>
          <table:table-cell table:formula="of:=([.AX9])/[.AX3]" office:value-type="float" office:value="3940.4">
            <text:p>3940.4</text:p>
          </table:table-cell>
          <table:table-cell table:formula="of:=([.AY9])/[.AY3]" office:value-type="float" office:value="3594.75362318841">
            <text:p>3594.75</text:p>
          </table:table-cell>
          <table:table-cell table:formula="of:=([.AZ9])/[.AZ3]" office:value-type="float" office:value="4481.80952380952">
            <text:p>4481.81</text:p>
          </table:table-cell>
          <table:table-cell table:formula="of:=([.BA9])/[.BA3]" office:value-type="float" office:value="4333.984375">
            <text:p>4333.98</text:p>
          </table:table-cell>
          <table:table-cell table:formula="of:=([.BB9])/[.BB3]" office:value-type="float" office:value="3116.1935483871">
            <text:p>3116.19</text:p>
          </table:table-cell>
          <table:table-cell/>
          <table:table-cell table:formula="of:=SUM([.AE9:.AI9])/SUM([.AE3:.AI3])" office:value-type="float" office:value="5045.89929742389">
            <text:p>5045.9</text:p>
          </table:table-cell>
          <table:table-cell table:formula="of:=SUM([.N9:.AI9])/SUM([.N3:.AI3])" office:value-type="float" office:value="3516.06273867976">
            <text:p>3516.06</text:p>
          </table:table-cell>
          <table:table-cell table:formula="of:=SUM([.AK9:.AP9])/SUM([.AK3:.AP3])" office:value-type="float" office:value="6628.22737819026">
            <text:p>6628.23</text:p>
          </table:table-cell>
          <table:table-cell table:formula="of:=SUM([.AL9:.AQ9])/SUM([.AL3:.AQ3])" office:value-type="float" office:value="6717.66369710468">
            <text:p>6717.66</text:p>
          </table:table-cell>
          <table:table-cell table:formula="of:=SUM([.AM9:.AR9])/SUM([.AM3:.AR3])" office:value-type="float" office:value="8839.97278911565">
            <text:p>8839.97</text:p>
          </table:table-cell>
          <table:table-cell table:formula="of:=SUM([.AQ9:.AU9])/SUM([.AQ3:.AU3])" office:value-type="float" office:value="8175.89617486339">
            <text:p>8175.9</text:p>
          </table:table-cell>
          <table:table-cell table:formula="of:=SUM([.AR9:.AV9])/SUM([.AR3:.AV3])" office:value-type="float" office:value="7685.08771929825">
            <text:p>7685.09</text:p>
          </table:table-cell>
          <table:table-cell table:formula="of:=SUM([.AT9:.AX9])/SUM([.AT3:.AX3])" office:value-type="float" office:value="6782.17210682493">
            <text:p>6782.17</text:p>
          </table:table-cell>
          <table:table-cell table:formula="of:=SUM([.AU9:.AY9])/SUM([.AU3:.AY3])" office:value-type="float" office:value="6702.5860058309">
            <text:p>6702.59</text:p>
          </table:table-cell>
          <table:table-cell table:formula="of:=SUM([.AV9:.AZ9])/SUM([.AV3:.AZ3])" office:value-type="float" office:value="6460.77034883721">
            <text:p>6460.77</text:p>
          </table:table-cell>
          <table:table-cell table:formula="of:=SUM([.AW9:.BA9])/SUM([.AW3:.BA3])" office:value-type="float" office:value="6859.41839762611">
            <text:p>6859.42</text:p>
          </table:table-cell>
          <table:table-cell table:formula="of:=SUM([.AX9:.BB9])/SUM([.AX3:.BB3])" office:value-type="float" office:value="3892.67987804878">
            <text:p>3892.68</text:p>
          </table:table-cell>
          <table:table-cell/>
          <table:table-cell table:formula="of:=SUM([.S9:.AN9])/SUM([.S3:.AN3])" office:value-type="float" office:value="4336.30508474576">
            <text:p>4336.31</text:p>
          </table:table-cell>
        </table:table-row>
        <table:table-row table:style-name="ro1">
          <table:table-cell office:value-type="string">
            <text:p>lines changed per day</text:p>
          </table:table-cell>
          <table:table-cell/>
          <table:table-cell table:formula="of:=([.C10])/[.C3]" office:value-type="float" office:value="0">
            <text:p>0</text:p>
          </table:table-cell>
          <table:table-cell table:formula="of:=([.D10])/[.D3]" office:value-type="float" office:value="0">
            <text:p>0</text:p>
          </table:table-cell>
          <table:table-cell table:formula="of:=([.E10])/[.E3]" office:value-type="float" office:value="0">
            <text:p>0</text:p>
          </table:table-cell>
          <table:table-cell table:formula="of:=([.F10])/[.F3]" office:value-type="float" office:value="0">
            <text:p>0</text:p>
          </table:table-cell>
          <table:table-cell table:formula="of:=([.G10])/[.G3]" office:value-type="float" office:value="0">
            <text:p>0</text:p>
          </table:table-cell>
          <table:table-cell table:formula="of:=([.H10])/[.H3]" office:value-type="float" office:value="0">
            <text:p>0</text:p>
          </table:table-cell>
          <table:table-cell table:formula="of:=([.I10])/[.I3]" office:value-type="float" office:value="0">
            <text:p>0</text:p>
          </table:table-cell>
          <table:table-cell table:formula="of:=([.J10])/[.J3]" office:value-type="float" office:value="0">
            <text:p>0</text:p>
          </table:table-cell>
          <table:table-cell table:formula="of:=([.K10])/[.K3]" office:value-type="float" office:value="0">
            <text:p>0</text:p>
          </table:table-cell>
          <table:table-cell table:formula="of:=([.L10])/[.L3]" office:value-type="float" office:value="0">
            <text:p>0</text:p>
          </table:table-cell>
          <table:table-cell table:formula="of:=([.M10])/[.M3]" office:value-type="float" office:value="1290.05797101449">
            <text:p>1290.06</text:p>
          </table:table-cell>
          <table:table-cell table:formula="of:=([.N10])/[.N3]" office:value-type="float" office:value="949.222222222222">
            <text:p>949.22</text:p>
          </table:table-cell>
          <table:table-cell table:formula="of:=([.O10])/[.O3]" office:value-type="float" office:value="1711.27397260274">
            <text:p>1711.27</text:p>
          </table:table-cell>
          <table:table-cell table:formula="of:=([.P10])/[.P3]" office:value-type="float" office:value="1726.2131147541">
            <text:p>1726.21</text:p>
          </table:table-cell>
          <table:table-cell table:formula="of:=([.Q10])/[.Q3]" office:value-type="float" office:value="2219">
            <text:p>2219</text:p>
          </table:table-cell>
          <table:table-cell table:formula="of:=([.R10])/[.R3]" office:value-type="float" office:value="1649.18181818182">
            <text:p>1649.18</text:p>
          </table:table-cell>
          <table:table-cell table:formula="of:=([.S10])/[.S3]" office:value-type="float" office:value="1329.45054945055">
            <text:p>1329.45</text:p>
          </table:table-cell>
          <table:table-cell table:formula="of:=([.T10])/[.T3]" office:value-type="float" office:value="1096.09473684211">
            <text:p>1096.09</text:p>
          </table:table-cell>
          <table:table-cell table:formula="of:=([.U10])/[.U3]" office:value-type="float" office:value="1862.26388888889">
            <text:p>1862.26</text:p>
          </table:table-cell>
          <table:table-cell table:formula="of:=([.V10])/[.V3]" office:value-type="float" office:value="1012.97058823529">
            <text:p>1012.97</text:p>
          </table:table-cell>
          <table:table-cell table:formula="of:=([.W10])/[.W3]" office:value-type="float" office:value="981.925925925926">
            <text:p>981.93</text:p>
          </table:table-cell>
          <table:table-cell table:formula="of:=([.X10])/[.X3]" office:value-type="float" office:value="1523.17333333333">
            <text:p>1523.17</text:p>
          </table:table-cell>
          <table:table-cell table:formula="of:=([.Y10])/[.Y3]" office:value-type="float" office:value="1343.09574468085">
            <text:p>1343.1</text:p>
          </table:table-cell>
          <table:table-cell table:formula="of:=([.Z10])/[.Z3]" office:value-type="float" office:value="1562.7037037037">
            <text:p>1562.7</text:p>
          </table:table-cell>
          <table:table-cell table:formula="of:=([.AA10])/[.AA3]" office:value-type="float" office:value="2430.01204819277">
            <text:p>2430.01</text:p>
          </table:table-cell>
          <table:table-cell table:formula="of:=([.AB10])/[.AB3]" office:value-type="float" office:value="1815.26136363636">
            <text:p>1815.26</text:p>
          </table:table-cell>
          <table:table-cell table:formula="of:=([.AC10])/[.AC3]" office:value-type="float" office:value="2102.40909090909">
            <text:p>2102.41</text:p>
          </table:table-cell>
          <table:table-cell table:formula="of:=([.AD10])/[.AD3]" office:value-type="float" office:value="1850.19736842105">
            <text:p>1850.2</text:p>
          </table:table-cell>
          <table:table-cell table:formula="of:=([.AE10])/[.AE3]" office:value-type="float" office:value="2453.58426966292">
            <text:p>2453.58</text:p>
          </table:table-cell>
          <table:table-cell table:formula="of:=([.AF10])/[.AF3]" office:value-type="float" office:value="2829.51282051282">
            <text:p>2829.51</text:p>
          </table:table-cell>
          <table:table-cell table:formula="of:=([.AG10])/[.AG3]" office:value-type="float" office:value="1635.27173913043">
            <text:p>1635.27</text:p>
          </table:table-cell>
          <table:table-cell table:formula="of:=([.AH10])/[.AH3]" office:value-type="float" office:value="2387.09523809524">
            <text:p>2387.1</text:p>
          </table:table-cell>
          <table:table-cell table:formula="of:=([.AI10])/[.AI3]" office:value-type="float" office:value="2481.42857142857">
            <text:p>2481.43</text:p>
          </table:table-cell>
          <table:table-cell table:formula="of:=([.AJ10])/[.AJ3]" office:value-type="float" office:value="1568.28395061728">
            <text:p>1568.28</text:p>
          </table:table-cell>
          <table:table-cell table:formula="of:=([.AK10])/[.AK3]" office:value-type="float" office:value="1822.97402597403">
            <text:p>1822.97</text:p>
          </table:table-cell>
          <table:table-cell table:formula="of:=([.AL10])/[.AL3]" office:value-type="float" office:value="1756.3625">
            <text:p>1756.36</text:p>
          </table:table-cell>
          <table:table-cell table:formula="of:=([.AM10])/[.AM3]" office:value-type="float" office:value="2576.84210526316">
            <text:p>2576.84</text:p>
          </table:table-cell>
          <table:table-cell table:formula="of:=([.AN10])/[.AN3]" office:value-type="float" office:value="1958.44927536232">
            <text:p>1958.45</text:p>
          </table:table-cell>
          <table:table-cell table:formula="of:=([.AO10])/[.AO3]" office:value-type="float" office:value="2516.90769230769">
            <text:p>2516.91</text:p>
          </table:table-cell>
          <table:table-cell table:formula="of:=([.AP10])/[.AP3]" office:value-type="float" office:value="2469.203125">
            <text:p>2469.2</text:p>
          </table:table-cell>
          <table:table-cell table:formula="of:=([.AQ10])/[.AQ3]" office:value-type="float" office:value="1559.44210526316">
            <text:p>1559.44</text:p>
          </table:table-cell>
          <table:table-cell table:formula="of:=([.AR10])/[.AR3]" office:value-type="float" office:value="2789.33333333333">
            <text:p>2789.33</text:p>
          </table:table-cell>
          <table:table-cell table:formula="of:=([.AS10])/[.AS3]" office:value-type="float" office:value="2099.40540540541">
            <text:p>2099.41</text:p>
          </table:table-cell>
          <table:table-cell table:formula="of:=([.AT10])/[.AT3]" office:value-type="float" office:value="2910.14285714286">
            <text:p>2910.14</text:p>
          </table:table-cell>
          <table:table-cell table:formula="of:=([.AU10])/[.AU3]" office:value-type="float" office:value="2191.09677419355">
            <text:p>2191.1</text:p>
          </table:table-cell>
          <table:table-cell table:formula="of:=([.AV10])/[.AV3]" office:value-type="float" office:value="1837.11267605634">
            <text:p>1837.11</text:p>
          </table:table-cell>
          <table:table-cell table:formula="of:=([.AW10])/[.AW3]" office:value-type="float" office:value="2074.74647887324">
            <text:p>2074.75</text:p>
          </table:table-cell>
          <table:table-cell table:formula="of:=([.AX10])/[.AX3]" office:value-type="float" office:value="1894.18571428571">
            <text:p>1894.19</text:p>
          </table:table-cell>
          <table:table-cell table:formula="of:=([.AY10])/[.AY3]" office:value-type="float" office:value="1959.5652173913">
            <text:p>1959.57</text:p>
          </table:table-cell>
          <table:table-cell table:formula="of:=([.AZ10])/[.AZ3]" office:value-type="float" office:value="2919.96825396825">
            <text:p>2919.97</text:p>
          </table:table-cell>
          <table:table-cell table:formula="of:=([.BA10])/[.BA3]" office:value-type="float" office:value="1760.1875">
            <text:p>1760.19</text:p>
          </table:table-cell>
          <table:table-cell table:formula="of:=([.BB10])/[.BB3]" office:value-type="float" office:value="1785.98387096774">
            <text:p>1785.98</text:p>
          </table:table-cell>
          <table:table-cell/>
          <table:table-cell table:formula="of:=SUM([.AE10:.AI10])/SUM([.AE3:.AI3])" office:value-type="float" office:value="2338.34192037471">
            <text:p>2338.34</text:p>
          </table:table-cell>
          <table:table-cell table:formula="of:=SUM([.N10:.AI10])/SUM([.N3:.AI3])" office:value-type="float" office:value="1752.87561374795">
            <text:p>1752.88</text:p>
          </table:table-cell>
          <table:table-cell table:formula="of:=SUM([.AK10:.AP10])/SUM([.AK3:.AP3])" office:value-type="float" office:value="2165.8445475638">
            <text:p>2165.84</text:p>
          </table:table-cell>
          <table:table-cell table:formula="of:=SUM([.AL10:.AQ10])/SUM([.AL3:.AQ3])" office:value-type="float" office:value="2096.34075723831">
            <text:p>2096.34</text:p>
          </table:table-cell>
          <table:table-cell table:formula="of:=SUM([.AM10:.AR10])/SUM([.AM3:.AR3])" office:value-type="float" office:value="2271.15646258503">
            <text:p>2271.16</text:p>
          </table:table-cell>
          <table:table-cell table:formula="of:=SUM([.AQ10:.AU10])/SUM([.AQ3:.AU3])" office:value-type="float" office:value="2250.06010928962">
            <text:p>2250.06</text:p>
          </table:table-cell>
          <table:table-cell table:formula="of:=SUM([.AR10:.AV10])/SUM([.AR3:.AV3])" office:value-type="float" office:value="2356.16959064327">
            <text:p>2356.17</text:p>
          </table:table-cell>
          <table:table-cell table:formula="of:=SUM([.AT10:.AX10])/SUM([.AT3:.AX3])" office:value-type="float" office:value="2164.75370919881">
            <text:p>2164.75</text:p>
          </table:table-cell>
          <table:table-cell table:formula="of:=SUM([.AU10:.AY10])/SUM([.AU3:.AY3])" office:value-type="float" office:value="1986.56851311953">
            <text:p>1986.57</text:p>
          </table:table-cell>
          <table:table-cell table:formula="of:=SUM([.AV10:.AZ10])/SUM([.AV3:.AZ3])" office:value-type="float" office:value="2120.64825581395">
            <text:p>2120.65</text:p>
          </table:table-cell>
          <table:table-cell table:formula="of:=SUM([.AW10:.BA10])/SUM([.AW3:.BA3])" office:value-type="float" office:value="2111.92878338279">
            <text:p>2111.93</text:p>
          </table:table-cell>
          <table:table-cell table:formula="of:=SUM([.AX10:.BB10])/SUM([.AX3:.BB3])" office:value-type="float" office:value="2058.36585365854">
            <text:p>2058.37</text:p>
          </table:table-cell>
          <table:table-cell/>
          <table:table-cell table:formula="of:=SUM([.S10:.AN10])/SUM([.S3:.AN3])" office:value-type="float" office:value="1826.83761618371">
            <text:p>1826.84</text:p>
          </table:table-cell>
        </table:table-row>
        <table:table-row table:style-name="ro1">
          <table:table-cell office:value-type="string">
            <text:p>lines added per hour</text:p>
          </table:table-cell>
          <table:table-cell/>
          <table:table-cell table:formula="of:=[.C22]/24" office:value-type="float" office:value="0">
            <text:p>0</text:p>
          </table:table-cell>
          <table:table-cell table:formula="of:=[.D22]/24" office:value-type="float" office:value="0">
            <text:p>0</text:p>
          </table:table-cell>
          <table:table-cell table:formula="of:=[.E22]/24" office:value-type="float" office:value="0">
            <text:p>0</text:p>
          </table:table-cell>
          <table:table-cell table:formula="of:=[.F22]/24" office:value-type="float" office:value="0">
            <text:p>0</text:p>
          </table:table-cell>
          <table:table-cell table:formula="of:=[.G22]/24" office:value-type="float" office:value="0">
            <text:p>0</text:p>
          </table:table-cell>
          <table:table-cell table:formula="of:=[.H22]/24" office:value-type="float" office:value="0">
            <text:p>0</text:p>
          </table:table-cell>
          <table:table-cell table:formula="of:=[.I22]/24" office:value-type="float" office:value="0">
            <text:p>0</text:p>
          </table:table-cell>
          <table:table-cell table:formula="of:=[.J22]/24" office:value-type="float" office:value="0">
            <text:p>0</text:p>
          </table:table-cell>
          <table:table-cell table:formula="of:=[.K22]/24" office:value-type="float" office:value="0">
            <text:p>0</text:p>
          </table:table-cell>
          <table:table-cell table:formula="of:=[.L22]/24" office:value-type="float" office:value="0">
            <text:p>0</text:p>
          </table:table-cell>
          <table:table-cell table:formula="of:=[.M22]/24" office:value-type="float" office:value="134.339975845411">
            <text:p>134.34</text:p>
          </table:table-cell>
          <table:table-cell table:formula="of:=[.N22]/24" office:value-type="float" office:value="98.9378858024691">
            <text:p>98.94</text:p>
          </table:table-cell>
          <table:table-cell table:formula="of:=[.O22]/24" office:value-type="float" office:value="185.111872146119">
            <text:p>185.11</text:p>
          </table:table-cell>
          <table:table-cell table:formula="of:=[.P22]/24" office:value-type="float" office:value="174.220628415301">
            <text:p>174.22</text:p>
          </table:table-cell>
          <table:table-cell table:formula="of:=[.Q22]/24" office:value-type="float" office:value="233.903799019608">
            <text:p>233.9</text:p>
          </table:table-cell>
          <table:table-cell table:formula="of:=[.R22]/24" office:value-type="float" office:value="160.561688311688">
            <text:p>160.56</text:p>
          </table:table-cell>
          <table:table-cell table:formula="of:=[.S22]/24" office:value-type="float" office:value="151.445512820513">
            <text:p>151.45</text:p>
          </table:table-cell>
          <table:table-cell table:formula="of:=[.T22]/24" office:value-type="float" office:value="134.572368421053">
            <text:p>134.57</text:p>
          </table:table-cell>
          <table:table-cell table:formula="of:=[.U22]/24" office:value-type="float" office:value="250.529513888889">
            <text:p>250.53</text:p>
          </table:table-cell>
          <table:table-cell table:formula="of:=[.V22]/24" office:value-type="float" office:value="133.313112745098">
            <text:p>133.31</text:p>
          </table:table-cell>
          <table:table-cell table:formula="of:=[.W22]/24" office:value-type="float" office:value="135.661522633745">
            <text:p>135.66</text:p>
          </table:table-cell>
          <table:table-cell table:formula="of:=[.X22]/24" office:value-type="float" office:value="252.802222222222">
            <text:p>252.8</text:p>
          </table:table-cell>
          <table:table-cell table:formula="of:=[.Y22]/24" office:value-type="float" office:value="156.13475177305">
            <text:p>156.13</text:p>
          </table:table-cell>
          <table:table-cell table:formula="of:=[.Z22]/24" office:value-type="float" office:value="287.225694444444">
            <text:p>287.23</text:p>
          </table:table-cell>
          <table:table-cell table:formula="of:=[.AA22]/24" office:value-type="float" office:value="332.489457831325">
            <text:p>332.49</text:p>
          </table:table-cell>
          <table:table-cell table:formula="of:=[.AB22]/24" office:value-type="float" office:value="237.403882575758">
            <text:p>237.4</text:p>
          </table:table-cell>
          <table:table-cell table:formula="of:=[.AC22]/24" office:value-type="float" office:value="511.235321969697">
            <text:p>511.24</text:p>
          </table:table-cell>
          <table:table-cell table:formula="of:=[.AD22]/24" office:value-type="float" office:value="504.361293859649">
            <text:p>504.36</text:p>
          </table:table-cell>
          <table:table-cell table:formula="of:=[.AE22]/24" office:value-type="float" office:value="611.565074906367">
            <text:p>611.57</text:p>
          </table:table-cell>
          <table:table-cell table:formula="of:=[.AF22]/24" office:value-type="float" office:value="541.394230769231">
            <text:p>541.39</text:p>
          </table:table-cell>
          <table:table-cell table:formula="of:=[.AG22]/24" office:value-type="float" office:value="392.000452898551">
            <text:p>392</text:p>
          </table:table-cell>
          <table:table-cell table:formula="of:=[.AH22]/24" office:value-type="float" office:value="503.600694444444">
            <text:p>503.6</text:p>
          </table:table-cell>
          <table:table-cell table:formula="of:=[.AI22]/24" office:value-type="float" office:value="371.854662698413">
            <text:p>371.85</text:p>
          </table:table-cell>
          <table:table-cell table:formula="of:=[.AJ22]/24" office:value-type="float" office:value="277.80658436214">
            <text:p>277.81</text:p>
          </table:table-cell>
          <table:table-cell table:formula="of:=[.AK22]/24" office:value-type="float" office:value="333.268939393939">
            <text:p>333.27</text:p>
          </table:table-cell>
          <table:table-cell table:formula="of:=[.AL22]/24" office:value-type="float" office:value="276.1984375">
            <text:p>276.2</text:p>
          </table:table-cell>
          <table:table-cell table:formula="of:=[.AM22]/24" office:value-type="float" office:value="581.378837719298">
            <text:p>581.38</text:p>
          </table:table-cell>
          <table:table-cell table:formula="of:=[.AN22]/24" office:value-type="float" office:value="418.115338164251">
            <text:p>418.12</text:p>
          </table:table-cell>
          <table:table-cell table:formula="of:=[.AO22]/24" office:value-type="float" office:value="514.040384615385">
            <text:p>514.04</text:p>
          </table:table-cell>
          <table:table-cell table:formula="of:=[.AP22]/24" office:value-type="float" office:value="363.303385416667">
            <text:p>363.3</text:p>
          </table:table-cell>
          <table:table-cell table:formula="of:=[.AQ22]/24" office:value-type="float" office:value="297.455263157895">
            <text:p>297.46</text:p>
          </table:table-cell>
          <table:table-cell table:formula="of:=[.AR22]/24" office:value-type="float" office:value="946.73900462963">
            <text:p>946.74</text:p>
          </table:table-cell>
          <table:table-cell table:formula="of:=[.AS22]/24" office:value-type="float" office:value="312.520833333333">
            <text:p>312.52</text:p>
          </table:table-cell>
          <table:table-cell table:formula="of:=[.AT22]/24" office:value-type="float" office:value="297.81746031746">
            <text:p>297.82</text:p>
          </table:table-cell>
          <table:table-cell table:formula="of:=[.AU22]/24" office:value-type="float" office:value="384.399865591398">
            <text:p>384.4</text:p>
          </table:table-cell>
          <table:table-cell table:formula="of:=[.AV22]/24" office:value-type="float" office:value="269.789906103286">
            <text:p>269.79</text:p>
          </table:table-cell>
          <table:table-cell table:formula="of:=[.AW22]/24" office:value-type="float" office:value="910.818075117371">
            <text:p>910.82</text:p>
          </table:table-cell>
          <table:table-cell table:formula="of:=[.AX22]/24" office:value-type="float" office:value="304.099404761905">
            <text:p>304.1</text:p>
          </table:table-cell>
          <table:table-cell table:formula="of:=[.AY22]/24" office:value-type="float" office:value="313.281400966184">
            <text:p>313.28</text:p>
          </table:table-cell>
          <table:table-cell table:formula="of:=[.AZ22]/24" office:value-type="float" office:value="364.437169312169">
            <text:p>364.44</text:p>
          </table:table-cell>
          <table:table-cell table:formula="of:=[.BA22]/24" office:value-type="float" office:value="472.369791666667">
            <text:p>472.37</text:p>
          </table:table-cell>
          <table:table-cell table:formula="of:=[.BB22]/24" office:value-type="float" office:value="347.328629032258">
            <text:p>347.33</text:p>
          </table:table-cell>
          <table:table-cell/>
          <table:table-cell table:formula="of:=[.BD22]/24" office:value-type="float" office:value="483.045277127244">
            <text:p>483.05</text:p>
          </table:table-cell>
          <table:table-cell table:formula="of:=[.BE22]/24" office:value-type="float" office:value="289.404482633206">
            <text:p>289.4</text:p>
          </table:table-cell>
          <table:table-cell table:formula="of:=[.BF22]/24" office:value-type="float" office:value="411.731728538283">
            <text:p>411.73</text:p>
          </table:table-cell>
          <table:table-cell table:formula="of:=[.BG22]/24" office:value-type="float" office:value="401.008723088344">
            <text:p>401.01</text:p>
          </table:table-cell>
          <table:table-cell table:formula="of:=[.BH22]/24" office:value-type="float" office:value="512.748866213152">
            <text:p>512.75</text:p>
          </table:table-cell>
          <table:table-cell table:formula="of:=[.BI22]/24" office:value-type="float" office:value="443.019922586521">
            <text:p>443.02</text:p>
          </table:table-cell>
          <table:table-cell table:formula="of:=[.BJ22]/24" office:value-type="float" office:value="447.491593567251">
            <text:p>447.49</text:p>
          </table:table-cell>
          <table:table-cell table:formula="of:=[.BK22]/24" office:value-type="float" office:value="438.295004945598">
            <text:p>438.3</text:p>
          </table:table-cell>
          <table:table-cell table:formula="of:=[.BL22]/24" office:value-type="float" office:value="438.948493683188">
            <text:p>438.95</text:p>
          </table:table-cell>
          <table:table-cell table:formula="of:=[.BM22]/24" office:value-type="float" office:value="435.133963178295">
            <text:p>435.13</text:p>
          </table:table-cell>
          <table:table-cell table:formula="of:=[.BN22]/24" office:value-type="float" office:value="477.040553907023">
            <text:p>477.04</text:p>
          </table:table-cell>
          <table:table-cell table:formula="of:=[.BO22]/24" office:value-type="float" office:value="358.62487296748">
            <text:p>358.62</text:p>
          </table:table-cell>
          <table:table-cell/>
          <table:table-cell table:formula="of:=[.BQ22]/24" office:value-type="float" office:value="333.886527246218">
            <text:p>333.89</text:p>
          </table:table-cell>
        </table:table-row>
        <table:table-row table:style-name="ro1" table:number-rows-repeated="1048550">
          <table:table-cell table:number-columns-repeated="69"/>
        </table:table-row>
        <table:table-row table:style-name="ro1">
          <table:table-cell table:number-columns-repeated="69"/>
        </table:table-row>
      </table:table>
      <table:table table:name="2.6.11"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2">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2">
          <table:table-cell table:style-name="ce3" office:value-type="float" office:value="11">
            <text:p>11</text:p>
          </table:table-cell>
          <table:table-cell table:formula="of:=[$'kernel history'.M2]" office:value-type="date" office:date-value="2005-03-02">
            <text:p>03/02/05</text:p>
          </table:table-cell>
          <table:table-cell office:value-type="float" office:value="0">
            <text:p>0</text:p>
          </table:table-cell>
          <table:table-cell table:number-columns-repeated="2"/>
          <table:table-cell table:formula="of:=[.B2]-['2.6.11'.$B$2]" office:value-type="float" office:value="0">
            <text:p>0</text:p>
          </table:table-cell>
          <table:table-cell/>
        </table:table-row>
        <table:table-row table:style-name="ro2">
          <table:table-cell office:value-type="float" office:value="11.1">
            <text:p>11.1</text:p>
          </table:table-cell>
          <table:table-cell office:value-type="date" office:date-value="2005-03-04">
            <text:p>03/04/05</text:p>
          </table:table-cell>
          <table:table-cell office:value-type="float" office:value="3">
            <text:p>3</text:p>
          </table:table-cell>
          <table:table-cell/>
          <table:table-cell table:formula="of:=[.B3]-[.$B$2]" office:value-type="float" office:value="2">
            <text:p>2</text:p>
          </table:table-cell>
          <table:table-cell table:formula="of:=[.B3]-['2.6.11'.$B$2]" office:value-type="float" office:value="2">
            <text:p>2</text:p>
          </table:table-cell>
          <table:table-cell table:formula="of:=SUM([.$C$2:.D3])" office:value-type="float" office:value="3">
            <text:p>3</text:p>
          </table:table-cell>
        </table:table-row>
        <table:table-row table:style-name="ro2">
          <table:table-cell office:value-type="float" office:value="11.2">
            <text:p>11.2</text:p>
          </table:table-cell>
          <table:table-cell office:value-type="date" office:date-value="2005-03-09">
            <text:p>03/09/05</text:p>
          </table:table-cell>
          <table:table-cell office:value-type="float" office:value="1">
            <text:p>1</text:p>
          </table:table-cell>
          <table:table-cell/>
          <table:table-cell table:formula="of:=[.B4]-[.$B$2]" office:value-type="float" office:value="7">
            <text:p>7</text:p>
          </table:table-cell>
          <table:table-cell table:formula="of:=[.B4]-['2.6.11'.$B$2]" office:value-type="float" office:value="7">
            <text:p>7</text:p>
          </table:table-cell>
          <table:table-cell table:formula="of:=SUM([.$C$2:.D4])" office:value-type="float" office:value="4">
            <text:p>4</text:p>
          </table:table-cell>
        </table:table-row>
        <table:table-row table:style-name="ro2">
          <table:table-cell office:value-type="float" office:value="11.3">
            <text:p>11.3</text:p>
          </table:table-cell>
          <table:table-cell office:value-type="date" office:date-value="2005-03-12">
            <text:p>03/12/05</text:p>
          </table:table-cell>
          <table:table-cell office:value-type="float" office:value="11">
            <text:p>11</text:p>
          </table:table-cell>
          <table:table-cell/>
          <table:table-cell table:formula="of:=[.B5]-[.$B$2]" office:value-type="float" office:value="10">
            <text:p>10</text:p>
          </table:table-cell>
          <table:table-cell table:formula="of:=[.B5]-['2.6.11'.$B$2]" office:value-type="float" office:value="10">
            <text:p>10</text:p>
          </table:table-cell>
          <table:table-cell table:formula="of:=SUM([.$C$2:.D5])" office:value-type="float" office:value="15">
            <text:p>15</text:p>
          </table:table-cell>
        </table:table-row>
        <table:table-row table:style-name="ro2">
          <table:table-cell office:value-type="float" office:value="11.4">
            <text:p>11.4</text:p>
          </table:table-cell>
          <table:table-cell office:value-type="date" office:date-value="2005-03-15">
            <text:p>03/15/05</text:p>
          </table:table-cell>
          <table:table-cell office:value-type="float" office:value="2">
            <text:p>2</text:p>
          </table:table-cell>
          <table:table-cell/>
          <table:table-cell table:formula="of:=[.B6]-[.$B$2]" office:value-type="float" office:value="13">
            <text:p>13</text:p>
          </table:table-cell>
          <table:table-cell table:formula="of:=[.B6]-['2.6.11'.$B$2]" office:value-type="float" office:value="13">
            <text:p>13</text:p>
          </table:table-cell>
          <table:table-cell table:formula="of:=SUM([.$C$2:.D6])" office:value-type="float" office:value="17">
            <text:p>17</text:p>
          </table:table-cell>
        </table:table-row>
        <table:table-row table:style-name="ro2">
          <table:table-cell office:value-type="float" office:value="11.5">
            <text:p>11.5</text:p>
          </table:table-cell>
          <table:table-cell office:value-type="date" office:date-value="2005-03-18">
            <text:p>03/18/05</text:p>
          </table:table-cell>
          <table:table-cell office:value-type="float" office:value="9">
            <text:p>9</text:p>
          </table:table-cell>
          <table:table-cell/>
          <table:table-cell table:formula="of:=[.B7]-[.$B$2]" office:value-type="float" office:value="16">
            <text:p>16</text:p>
          </table:table-cell>
          <table:table-cell table:formula="of:=[.B7]-['2.6.11'.$B$2]" office:value-type="float" office:value="16">
            <text:p>16</text:p>
          </table:table-cell>
          <table:table-cell table:formula="of:=SUM([.$C$2:.D7])" office:value-type="float" office:value="26">
            <text:p>26</text:p>
          </table:table-cell>
        </table:table-row>
        <table:table-row table:style-name="ro2">
          <table:table-cell office:value-type="float" office:value="11.6">
            <text:p>11.6</text:p>
          </table:table-cell>
          <table:table-cell office:value-type="date" office:date-value="2005-03-25">
            <text:p>03/25/05</text:p>
          </table:table-cell>
          <table:table-cell office:value-type="float" office:value="6">
            <text:p>6</text:p>
          </table:table-cell>
          <table:table-cell/>
          <table:table-cell table:formula="of:=[.B8]-[.$B$2]" office:value-type="float" office:value="23">
            <text:p>23</text:p>
          </table:table-cell>
          <table:table-cell table:formula="of:=[.B8]-['2.6.11'.$B$2]" office:value-type="float" office:value="23">
            <text:p>23</text:p>
          </table:table-cell>
          <table:table-cell table:formula="of:=SUM([.$C$2:.D8])" office:value-type="float" office:value="32">
            <text:p>32</text:p>
          </table:table-cell>
        </table:table-row>
        <table:table-row table:style-name="ro2">
          <table:table-cell office:value-type="float" office:value="11.7">
            <text:p>11.7</text:p>
          </table:table-cell>
          <table:table-cell office:value-type="date" office:date-value="2005-04-07">
            <text:p>04/07/05</text:p>
          </table:table-cell>
          <table:table-cell office:value-type="float" office:value="8">
            <text:p>8</text:p>
          </table:table-cell>
          <table:table-cell/>
          <table:table-cell table:formula="of:=[.B9]-[.$B$2]" office:value-type="float" office:value="36">
            <text:p>36</text:p>
          </table:table-cell>
          <table:table-cell table:formula="of:=[.B9]-['2.6.11'.$B$2]" office:value-type="float" office:value="36">
            <text:p>36</text:p>
          </table:table-cell>
          <table:table-cell table:formula="of:=SUM([.$C$2:.D9])" office:value-type="float" office:value="40">
            <text:p>40</text:p>
          </table:table-cell>
        </table:table-row>
        <table:table-row table:style-name="ro2">
          <table:table-cell office:value-type="float" office:value="11.8">
            <text:p>11.8</text:p>
          </table:table-cell>
          <table:table-cell office:value-type="date" office:date-value="2005-04-29">
            <text:p>04/29/05</text:p>
          </table:table-cell>
          <table:table-cell office:value-type="float" office:value="7">
            <text:p>7</text:p>
          </table:table-cell>
          <table:table-cell/>
          <table:table-cell table:formula="of:=[.B10]-[.$B$2]" office:value-type="float" office:value="58">
            <text:p>58</text:p>
          </table:table-cell>
          <table:table-cell table:formula="of:=[.B10]-['2.6.11'.$B$2]" office:value-type="float" office:value="58">
            <text:p>58</text:p>
          </table:table-cell>
          <table:table-cell table:formula="of:=SUM([.$C$2:.D10])" office:value-type="float" office:value="47">
            <text:p>47</text:p>
          </table:table-cell>
        </table:table-row>
        <table:table-row table:style-name="ro2">
          <table:table-cell office:value-type="float" office:value="11.9">
            <text:p>11.9</text:p>
          </table:table-cell>
          <table:table-cell office:value-type="date" office:date-value="2005-05-11">
            <text:p>05/11/05</text:p>
          </table:table-cell>
          <table:table-cell office:value-type="float" office:value="5">
            <text:p>5</text:p>
          </table:table-cell>
          <table:table-cell/>
          <table:table-cell table:formula="of:=[.B11]-[.$B$2]" office:value-type="float" office:value="70">
            <text:p>70</text:p>
          </table:table-cell>
          <table:table-cell table:formula="of:=[.B11]-['2.6.11'.$B$2]" office:value-type="float" office:value="70">
            <text:p>70</text:p>
          </table:table-cell>
          <table:table-cell table:formula="of:=SUM([.$C$2:.D11])" office:value-type="float" office:value="52">
            <text:p>52</text:p>
          </table:table-cell>
        </table:table-row>
        <table:table-row table:style-name="ro2">
          <table:table-cell office:value-type="float" office:value="11.1">
            <text:p>11.1</text:p>
          </table:table-cell>
          <table:table-cell office:value-type="date" office:date-value="2005-05-16">
            <text:p>05/16/05</text:p>
          </table:table-cell>
          <table:table-cell office:value-type="float" office:value="2">
            <text:p>2</text:p>
          </table:table-cell>
          <table:table-cell/>
          <table:table-cell table:formula="of:=[.B12]-[.$B$2]" office:value-type="float" office:value="75">
            <text:p>75</text:p>
          </table:table-cell>
          <table:table-cell table:formula="of:=[.B12]-['2.6.11'.$B$2]" office:value-type="float" office:value="75">
            <text:p>75</text:p>
          </table:table-cell>
          <table:table-cell table:formula="of:=SUM([.$C$2:.D12])" office:value-type="float" office:value="54">
            <text:p>54</text:p>
          </table:table-cell>
        </table:table-row>
        <table:table-row table:style-name="ro2">
          <table:table-cell office:value-type="float" office:value="11.11">
            <text:p>11.11</text:p>
          </table:table-cell>
          <table:table-cell office:value-type="date" office:date-value="2005-05-26">
            <text:p>05/26/05</text:p>
          </table:table-cell>
          <table:table-cell office:value-type="float" office:value="16">
            <text:p>16</text:p>
          </table:table-cell>
          <table:table-cell/>
          <table:table-cell table:formula="of:=[.B13]-[.$B$2]" office:value-type="float" office:value="85">
            <text:p>85</text:p>
          </table:table-cell>
          <table:table-cell table:formula="of:=[.B13]-['2.6.11'.$B$2]" office:value-type="float" office:value="85">
            <text:p>85</text:p>
          </table:table-cell>
          <table:table-cell table:formula="of:=SUM([.$C$2:.D13])" office:value-type="float" office:value="70">
            <text:p>70</text:p>
          </table:table-cell>
        </table:table-row>
        <table:table-row table:style-name="ro2">
          <table:table-cell office:value-type="float" office:value="11.12">
            <text:p>11.12</text:p>
          </table:table-cell>
          <table:table-cell office:value-type="date" office:date-value="2005-06-11">
            <text:p>06/11/05</text:p>
          </table:table-cell>
          <table:table-cell office:value-type="float" office:value="9">
            <text:p>9</text:p>
          </table:table-cell>
          <table:table-cell/>
          <table:table-cell table:formula="of:=[.B14]-[.$B$2]" office:value-type="float" office:value="101">
            <text:p>101</text:p>
          </table:table-cell>
          <table:table-cell table:formula="of:=[.B14]-['2.6.11'.$B$2]" office:value-type="float" office:value="101">
            <text:p>101</text:p>
          </table:table-cell>
          <table:table-cell table:formula="of:=SUM([.$C$2:.D14])" office:value-type="float" office:value="79">
            <text:p>79</text:p>
          </table:table-cell>
        </table:table-row>
      </table:table>
      <table:table table:name="2.6.12"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2">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2">
          <table:table-cell table:style-name="ce3" office:value-type="float" office:value="12">
            <text:p>12</text:p>
          </table:table-cell>
          <table:table-cell table:formula="of:=[$'kernel history'.N2]" office:value-type="date" office:date-value="2005-06-17">
            <text:p>06/17/05</text:p>
          </table:table-cell>
          <table:table-cell office:value-type="float" office:value="0">
            <text:p>0</text:p>
          </table:table-cell>
          <table:table-cell/>
          <table:table-cell table:formula="of:=[.B2]-[.$B$2]" office:value-type="float" office:value="0">
            <text:p>0</text:p>
          </table:table-cell>
          <table:table-cell table:formula="of:=[.B2]-['2.6.11'.$B$2]" office:value-type="float" office:value="107">
            <text:p>107</text:p>
          </table:table-cell>
          <table:table-cell office:value-type="float" office:value="0">
            <text:p>0</text:p>
          </table:table-cell>
        </table:table-row>
        <table:table-row table:style-name="ro2">
          <table:table-cell office:value-type="string">
            <text:p>2.6.12.1</text:p>
          </table:table-cell>
          <table:table-cell office:value-type="date" office:date-value="2005-06-22">
            <text:p>06/22/05</text:p>
          </table:table-cell>
          <table:table-cell office:value-type="float" office:value="2">
            <text:p>2</text:p>
          </table:table-cell>
          <table:table-cell/>
          <table:table-cell table:formula="of:=[.B3]-[.$B$2]" office:value-type="float" office:value="5">
            <text:p>5</text:p>
          </table:table-cell>
          <table:table-cell table:formula="of:=[.B3]-['2.6.11'.$B$2]" office:value-type="float" office:value="112">
            <text:p>112</text:p>
          </table:table-cell>
          <table:table-cell table:formula="of:=SUM([.$C$2:.C3])" office:value-type="float" office:value="2">
            <text:p>2</text:p>
          </table:table-cell>
        </table:table-row>
        <table:table-row table:style-name="ro2">
          <table:table-cell office:value-type="string">
            <text:p>2.6.12.2</text:p>
          </table:table-cell>
          <table:table-cell office:value-type="date" office:date-value="2005-06-29">
            <text:p>06/29/05</text:p>
          </table:table-cell>
          <table:table-cell office:value-type="float" office:value="7">
            <text:p>7</text:p>
          </table:table-cell>
          <table:table-cell/>
          <table:table-cell table:formula="of:=[.B4]-[.$B$2]" office:value-type="float" office:value="12">
            <text:p>12</text:p>
          </table:table-cell>
          <table:table-cell table:formula="of:=[.B4]-['2.6.11'.$B$2]" office:value-type="float" office:value="119">
            <text:p>119</text:p>
          </table:table-cell>
          <table:table-cell table:formula="of:=SUM([.$C$2:.C4])" office:value-type="float" office:value="9">
            <text:p>9</text:p>
          </table:table-cell>
        </table:table-row>
        <table:table-row table:style-name="ro2">
          <table:table-cell office:value-type="string">
            <text:p>2.6.12.3</text:p>
          </table:table-cell>
          <table:table-cell office:value-type="date" office:date-value="2005-07-15">
            <text:p>07/15/05</text:p>
          </table:table-cell>
          <table:table-cell office:value-type="float" office:value="10">
            <text:p>10</text:p>
          </table:table-cell>
          <table:table-cell/>
          <table:table-cell table:formula="of:=[.B5]-[.$B$2]" office:value-type="float" office:value="28">
            <text:p>28</text:p>
          </table:table-cell>
          <table:table-cell table:formula="of:=[.B5]-['2.6.11'.$B$2]" office:value-type="float" office:value="135">
            <text:p>135</text:p>
          </table:table-cell>
          <table:table-cell table:formula="of:=SUM([.$C$2:.C5])" office:value-type="float" office:value="19">
            <text:p>19</text:p>
          </table:table-cell>
        </table:table-row>
        <table:table-row table:style-name="ro2">
          <table:table-cell office:value-type="string">
            <text:p>2.6.12.4</text:p>
          </table:table-cell>
          <table:table-cell office:value-type="date" office:date-value="2005-08-05">
            <text:p>08/05/05</text:p>
          </table:table-cell>
          <table:table-cell office:value-type="float" office:value="13">
            <text:p>13</text:p>
          </table:table-cell>
          <table:table-cell/>
          <table:table-cell table:formula="of:=[.B6]-[.$B$2]" office:value-type="float" office:value="49">
            <text:p>49</text:p>
          </table:table-cell>
          <table:table-cell table:formula="of:=[.B6]-['2.6.11'.$B$2]" office:value-type="float" office:value="156">
            <text:p>156</text:p>
          </table:table-cell>
          <table:table-cell table:formula="of:=SUM([.$C$2:.C6])" office:value-type="float" office:value="32">
            <text:p>32</text:p>
          </table:table-cell>
        </table:table-row>
        <table:table-row table:style-name="ro2">
          <table:table-cell office:value-type="string">
            <text:p>2.6.12.5</text:p>
          </table:table-cell>
          <table:table-cell office:value-type="date" office:date-value="2005-08-14">
            <text:p>08/14/05</text:p>
          </table:table-cell>
          <table:table-cell office:value-type="float" office:value="8">
            <text:p>8</text:p>
          </table:table-cell>
          <table:table-cell/>
          <table:table-cell table:formula="of:=[.B7]-[.$B$2]" office:value-type="float" office:value="58">
            <text:p>58</text:p>
          </table:table-cell>
          <table:table-cell table:formula="of:=[.B7]-['2.6.11'.$B$2]" office:value-type="float" office:value="165">
            <text:p>165</text:p>
          </table:table-cell>
          <table:table-cell table:formula="of:=SUM([.$C$2:.C7])" office:value-type="float" office:value="40">
            <text:p>40</text:p>
          </table:table-cell>
        </table:table-row>
        <table:table-row table:style-name="ro2">
          <table:table-cell office:value-type="string">
            <text:p>2.6.12.6</text:p>
          </table:table-cell>
          <table:table-cell office:value-type="date" office:date-value="2005-08-29">
            <text:p>08/29/05</text:p>
          </table:table-cell>
          <table:table-cell office:value-type="float" office:value="7">
            <text:p>7</text:p>
          </table:table-cell>
          <table:table-cell/>
          <table:table-cell table:formula="of:=[.B8]-[.$B$2]" office:value-type="float" office:value="73">
            <text:p>73</text:p>
          </table:table-cell>
          <table:table-cell table:formula="of:=[.B8]-['2.6.11'.$B$2]" office:value-type="float" office:value="180">
            <text:p>180</text:p>
          </table:table-cell>
          <table:table-cell table:formula="of:=SUM([.$C$2:.C8])" office:value-type="float" office:value="47">
            <text:p>47</text:p>
          </table:table-cell>
        </table:table-row>
        <table:table-row table:style-name="ro2" table:number-rows-repeated="5">
          <table:table-cell table:number-columns-repeated="7"/>
        </table:table-row>
        <table:table-row table:style-name="ro2">
          <table:table-cell table:number-columns-repeated="7"/>
        </table:table-row>
      </table:table>
      <table:table table:name="2.6.13"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2">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2">
          <table:table-cell table:style-name="ce3" office:value-type="float" office:value="13">
            <text:p>13</text:p>
          </table:table-cell>
          <table:table-cell table:formula="of:=[$'kernel history'.O2]" office:value-type="date" office:date-value="2005-08-28">
            <text:p>08/28/05</text:p>
          </table:table-cell>
          <table:table-cell table:number-columns-repeated="2"/>
          <table:table-cell table:formula="of:=[.B2]-[.$B$2]" office:value-type="float" office:value="0">
            <text:p>0</text:p>
          </table:table-cell>
          <table:table-cell table:formula="of:=[.B2]-[$'2.6.11'.$B$2]" office:value-type="float" office:value="179">
            <text:p>179</text:p>
          </table:table-cell>
          <table:table-cell office:value-type="float" office:value="0">
            <text:p>0</text:p>
          </table:table-cell>
        </table:table-row>
        <table:table-row table:style-name="ro2">
          <table:table-cell office:value-type="string">
            <text:p>2.6.13.1</text:p>
          </table:table-cell>
          <table:table-cell office:value-type="date" office:date-value="2005-09-09">
            <text:p>09/09/05</text:p>
          </table:table-cell>
          <table:table-cell office:value-type="float" office:value="10">
            <text:p>10</text:p>
          </table:table-cell>
          <table:table-cell/>
          <table:table-cell table:formula="of:=[.B3]-[.$B$2]" office:value-type="float" office:value="12">
            <text:p>12</text:p>
          </table:table-cell>
          <table:table-cell table:formula="of:=[.B3]-[$'2.6.11'.$B$2]" office:value-type="float" office:value="191">
            <text:p>191</text:p>
          </table:table-cell>
          <table:table-cell table:formula="of:=SUM([.$C$2:.C3])" office:value-type="float" office:value="10">
            <text:p>10</text:p>
          </table:table-cell>
        </table:table-row>
        <table:table-row table:style-name="ro2">
          <table:table-cell office:value-type="string">
            <text:p>2.6.13.2</text:p>
          </table:table-cell>
          <table:table-cell office:value-type="date" office:date-value="2005-09-16">
            <text:p>09/16/05</text:p>
          </table:table-cell>
          <table:table-cell office:value-type="float" office:value="11">
            <text:p>11</text:p>
          </table:table-cell>
          <table:table-cell/>
          <table:table-cell table:formula="of:=[.B4]-[.$B$2]" office:value-type="float" office:value="19">
            <text:p>19</text:p>
          </table:table-cell>
          <table:table-cell table:formula="of:=[.B4]-[$'2.6.11'.$B$2]" office:value-type="float" office:value="198">
            <text:p>198</text:p>
          </table:table-cell>
          <table:table-cell table:formula="of:=SUM([.$C$2:.C4])" office:value-type="float" office:value="21">
            <text:p>21</text:p>
          </table:table-cell>
        </table:table-row>
        <table:table-row table:style-name="ro2">
          <table:table-cell office:value-type="string">
            <text:p>2.6.13.3</text:p>
          </table:table-cell>
          <table:table-cell office:value-type="date" office:date-value="2005-10-03">
            <text:p>10/03/05</text:p>
          </table:table-cell>
          <table:table-cell office:value-type="float" office:value="8">
            <text:p>8</text:p>
          </table:table-cell>
          <table:table-cell/>
          <table:table-cell table:formula="of:=[.B5]-[.$B$2]" office:value-type="float" office:value="36">
            <text:p>36</text:p>
          </table:table-cell>
          <table:table-cell table:formula="of:=[.B5]-[$'2.6.11'.$B$2]" office:value-type="float" office:value="215">
            <text:p>215</text:p>
          </table:table-cell>
          <table:table-cell table:formula="of:=SUM([.$C$2:.C5])" office:value-type="float" office:value="29">
            <text:p>29</text:p>
          </table:table-cell>
        </table:table-row>
        <table:table-row table:style-name="ro2">
          <table:table-cell office:value-type="string">
            <text:p>2.6.13.4</text:p>
          </table:table-cell>
          <table:table-cell office:value-type="date" office:date-value="2005-10-10">
            <text:p>10/10/05</text:p>
          </table:table-cell>
          <table:table-cell office:value-type="float" office:value="7">
            <text:p>7</text:p>
          </table:table-cell>
          <table:table-cell/>
          <table:table-cell table:formula="of:=[.B6]-[.$B$2]" office:value-type="float" office:value="43">
            <text:p>43</text:p>
          </table:table-cell>
          <table:table-cell table:formula="of:=[.B6]-[$'2.6.11'.$B$2]" office:value-type="float" office:value="222">
            <text:p>222</text:p>
          </table:table-cell>
          <table:table-cell table:formula="of:=SUM([.$C$2:.C6])" office:value-type="float" office:value="36">
            <text:p>36</text:p>
          </table:table-cell>
        </table:table-row>
        <table:table-row table:style-name="ro2">
          <table:table-cell office:value-type="string">
            <text:p>2.6.13.5</text:p>
          </table:table-cell>
          <table:table-cell office:value-type="date" office:date-value="2005-12-15">
            <text:p>12/15/05</text:p>
          </table:table-cell>
          <table:table-cell office:value-type="float" office:value="3">
            <text:p>3</text:p>
          </table:table-cell>
          <table:table-cell/>
          <table:table-cell table:formula="of:=[.B7]-[.$B$2]" office:value-type="float" office:value="109">
            <text:p>109</text:p>
          </table:table-cell>
          <table:table-cell table:formula="of:=[.B7]-[$'2.6.11'.$B$2]" office:value-type="float" office:value="288">
            <text:p>288</text:p>
          </table:table-cell>
          <table:table-cell table:formula="of:=SUM([.$C$2:.C7])" office:value-type="float" office:value="39">
            <text:p>39</text:p>
          </table:table-cell>
        </table:table-row>
        <table:table-row table:style-name="ro2">
          <table:table-cell table:number-columns-repeated="7"/>
        </table:table-row>
      </table:table>
      <table:table table:name="2.6.14"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2">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2">
          <table:table-cell table:style-name="ce3" office:value-type="float" office:value="14">
            <text:p>14</text:p>
          </table:table-cell>
          <table:table-cell table:formula="of:=[$'kernel history'.P2]" office:value-type="date" office:date-value="2005-10-27">
            <text:p>10/27/05</text:p>
          </table:table-cell>
          <table:table-cell table:number-columns-repeated="2"/>
          <table:table-cell table:formula="of:=[.B2]-[.$B$2]" office:value-type="float" office:value="0">
            <text:p>0</text:p>
          </table:table-cell>
          <table:table-cell table:formula="of:=[.B2]-[$'2.6.11'.$B$2]" office:value-type="float" office:value="239">
            <text:p>239</text:p>
          </table:table-cell>
          <table:table-cell office:value-type="float" office:value="0">
            <text:p>0</text:p>
          </table:table-cell>
        </table:table-row>
        <table:table-row table:style-name="ro2">
          <table:table-cell office:value-type="float" office:value="14.1">
            <text:p>14.1</text:p>
          </table:table-cell>
          <table:table-cell office:value-type="date" office:date-value="2005-11-08">
            <text:p>11/08/05</text:p>
          </table:table-cell>
          <table:table-cell office:value-type="float" office:value="1">
            <text:p>1</text:p>
          </table:table-cell>
          <table:table-cell/>
          <table:table-cell table:formula="of:=[.B3]-[.$B$2]" office:value-type="float" office:value="12">
            <text:p>12</text:p>
          </table:table-cell>
          <table:table-cell table:formula="of:=[.B3]-[$'2.6.11'.$B$2]" office:value-type="float" office:value="251">
            <text:p>251</text:p>
          </table:table-cell>
          <table:table-cell table:formula="of:=SUM([.$C$2:.C3])" office:value-type="float" office:value="1">
            <text:p>1</text:p>
          </table:table-cell>
        </table:table-row>
        <table:table-row table:style-name="ro2">
          <table:table-cell office:value-type="float" office:value="14.2">
            <text:p>14.2</text:p>
          </table:table-cell>
          <table:table-cell office:value-type="date" office:date-value="2005-11-10">
            <text:p>11/10/05</text:p>
          </table:table-cell>
          <table:table-cell office:value-type="float" office:value="12">
            <text:p>12</text:p>
          </table:table-cell>
          <table:table-cell/>
          <table:table-cell table:formula="of:=[.B4]-[.$B$2]" office:value-type="float" office:value="14">
            <text:p>14</text:p>
          </table:table-cell>
          <table:table-cell table:formula="of:=[.B4]-[$'2.6.11'.$B$2]" office:value-type="float" office:value="253">
            <text:p>253</text:p>
          </table:table-cell>
          <table:table-cell table:formula="of:=SUM([.$C$2:.C4])" office:value-type="float" office:value="13">
            <text:p>13</text:p>
          </table:table-cell>
        </table:table-row>
        <table:table-row table:style-name="ro2">
          <table:table-cell office:value-type="float" office:value="14.3">
            <text:p>14.3</text:p>
          </table:table-cell>
          <table:table-cell office:value-type="date" office:date-value="2005-11-24">
            <text:p>11/24/05</text:p>
          </table:table-cell>
          <table:table-cell office:value-type="float" office:value="23">
            <text:p>23</text:p>
          </table:table-cell>
          <table:table-cell/>
          <table:table-cell table:formula="of:=[.B5]-[.$B$2]" office:value-type="float" office:value="28">
            <text:p>28</text:p>
          </table:table-cell>
          <table:table-cell table:formula="of:=[.B5]-[$'2.6.11'.$B$2]" office:value-type="float" office:value="267">
            <text:p>267</text:p>
          </table:table-cell>
          <table:table-cell table:formula="of:=SUM([.$C$2:.C5])" office:value-type="float" office:value="36">
            <text:p>36</text:p>
          </table:table-cell>
        </table:table-row>
        <table:table-row table:style-name="ro2">
          <table:table-cell office:value-type="float" office:value="14.4">
            <text:p>14.4</text:p>
          </table:table-cell>
          <table:table-cell office:value-type="date" office:date-value="2005-12-14">
            <text:p>12/14/05</text:p>
          </table:table-cell>
          <table:table-cell office:value-type="float" office:value="24">
            <text:p>24</text:p>
          </table:table-cell>
          <table:table-cell/>
          <table:table-cell table:formula="of:=[.B6]-[.$B$2]" office:value-type="float" office:value="48">
            <text:p>48</text:p>
          </table:table-cell>
          <table:table-cell table:formula="of:=[.B6]-[$'2.6.11'.$B$2]" office:value-type="float" office:value="287">
            <text:p>287</text:p>
          </table:table-cell>
          <table:table-cell table:formula="of:=SUM([.$C$2:.C6])" office:value-type="float" office:value="60">
            <text:p>60</text:p>
          </table:table-cell>
        </table:table-row>
        <table:table-row table:style-name="ro2">
          <table:table-cell office:value-type="float" office:value="14.5">
            <text:p>14.5</text:p>
          </table:table-cell>
          <table:table-cell office:value-type="date" office:date-value="2005-12-26">
            <text:p>12/26/05</text:p>
          </table:table-cell>
          <table:table-cell office:value-type="float" office:value="17">
            <text:p>17</text:p>
          </table:table-cell>
          <table:table-cell/>
          <table:table-cell table:formula="of:=[.B7]-[.$B$2]" office:value-type="float" office:value="60">
            <text:p>60</text:p>
          </table:table-cell>
          <table:table-cell table:formula="of:=[.B7]-[$'2.6.11'.$B$2]" office:value-type="float" office:value="299">
            <text:p>299</text:p>
          </table:table-cell>
          <table:table-cell table:formula="of:=SUM([.$C$2:.C7])" office:value-type="float" office:value="77">
            <text:p>77</text:p>
          </table:table-cell>
        </table:table-row>
        <table:table-row table:style-name="ro2">
          <table:table-cell office:value-type="float" office:value="14.6">
            <text:p>14.6</text:p>
          </table:table-cell>
          <table:table-cell office:value-type="date" office:date-value="2006-01-07">
            <text:p>01/07/06</text:p>
          </table:table-cell>
          <table:table-cell office:value-type="float" office:value="6">
            <text:p>6</text:p>
          </table:table-cell>
          <table:table-cell/>
          <table:table-cell table:formula="of:=[.B8]-[.$B$2]" office:value-type="float" office:value="72">
            <text:p>72</text:p>
          </table:table-cell>
          <table:table-cell table:formula="of:=[.B8]-[$'2.6.11'.$B$2]" office:value-type="float" office:value="311">
            <text:p>311</text:p>
          </table:table-cell>
          <table:table-cell table:formula="of:=SUM([.$C$2:.C8])" office:value-type="float" office:value="83">
            <text:p>83</text:p>
          </table:table-cell>
        </table:table-row>
        <table:table-row table:style-name="ro2">
          <table:table-cell office:value-type="float" office:value="14.7">
            <text:p>14.7</text:p>
          </table:table-cell>
          <table:table-cell office:value-type="date" office:date-value="2006-01-30">
            <text:p>01/30/06</text:p>
          </table:table-cell>
          <table:table-cell office:value-type="float" office:value="6">
            <text:p>6</text:p>
          </table:table-cell>
          <table:table-cell/>
          <table:table-cell table:formula="of:=[.B9]-[.$B$2]" office:value-type="float" office:value="95">
            <text:p>95</text:p>
          </table:table-cell>
          <table:table-cell table:formula="of:=[.B9]-[$'2.6.11'.$B$2]" office:value-type="float" office:value="334">
            <text:p>334</text:p>
          </table:table-cell>
          <table:table-cell table:formula="of:=SUM([.$C$2:.C9])" office:value-type="float" office:value="89">
            <text:p>89</text:p>
          </table:table-cell>
        </table:table-row>
      </table:table>
      <table:table table:name="2.6.15"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2">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2">
          <table:table-cell table:style-name="ce3" office:value-type="float" office:value="15">
            <text:p>15</text:p>
          </table:table-cell>
          <table:table-cell table:formula="of:=[$'kernel history'.Q2]" office:value-type="date" office:date-value="2006-01-02">
            <text:p>01/02/06</text:p>
          </table:table-cell>
          <table:table-cell table:number-columns-repeated="2"/>
          <table:table-cell table:formula="of:=[.B2]-[.$B$2]" office:value-type="float" office:value="0">
            <text:p>0</text:p>
          </table:table-cell>
          <table:table-cell table:formula="of:=[.B2]-[$'2.6.11'.$B$2]" office:value-type="float" office:value="306">
            <text:p>306</text:p>
          </table:table-cell>
          <table:table-cell office:value-type="float" office:value="0">
            <text:p>0</text:p>
          </table:table-cell>
        </table:table-row>
        <table:table-row table:style-name="ro2">
          <table:table-cell office:value-type="float" office:value="15.1">
            <text:p>15.1</text:p>
          </table:table-cell>
          <table:table-cell office:value-type="date" office:date-value="2006-01-14">
            <text:p>01/14/06</text:p>
          </table:table-cell>
          <table:table-cell office:value-type="float" office:value="7">
            <text:p>7</text:p>
          </table:table-cell>
          <table:table-cell/>
          <table:table-cell table:formula="of:=[.B3]-[.$B$2]" office:value-type="float" office:value="12">
            <text:p>12</text:p>
          </table:table-cell>
          <table:table-cell table:formula="of:=[.B3]-[$'2.6.11'.$B$2]" office:value-type="float" office:value="318">
            <text:p>318</text:p>
          </table:table-cell>
          <table:table-cell table:formula="of:=SUM([.$C$2:.C3])" office:value-type="float" office:value="7">
            <text:p>7</text:p>
          </table:table-cell>
        </table:table-row>
        <table:table-row table:style-name="ro2">
          <table:table-cell office:value-type="float" office:value="15.2">
            <text:p>15.2</text:p>
          </table:table-cell>
          <table:table-cell office:value-type="date" office:date-value="2006-01-30">
            <text:p>01/30/06</text:p>
          </table:table-cell>
          <table:table-cell office:value-type="float" office:value="11">
            <text:p>11</text:p>
          </table:table-cell>
          <table:table-cell/>
          <table:table-cell table:formula="of:=[.B4]-[.$B$2]" office:value-type="float" office:value="28">
            <text:p>28</text:p>
          </table:table-cell>
          <table:table-cell table:formula="of:=[.B4]-[$'2.6.11'.$B$2]" office:value-type="float" office:value="334">
            <text:p>334</text:p>
          </table:table-cell>
          <table:table-cell table:formula="of:=SUM([.$C$2:.C4])" office:value-type="float" office:value="18">
            <text:p>18</text:p>
          </table:table-cell>
        </table:table-row>
        <table:table-row table:style-name="ro2">
          <table:table-cell office:value-type="float" office:value="15.3">
            <text:p>15.3</text:p>
          </table:table-cell>
          <table:table-cell office:value-type="date" office:date-value="2006-02-06">
            <text:p>02/06/06</text:p>
          </table:table-cell>
          <table:table-cell office:value-type="float" office:value="1">
            <text:p>1</text:p>
          </table:table-cell>
          <table:table-cell/>
          <table:table-cell table:formula="of:=[.B5]-[.$B$2]" office:value-type="float" office:value="35">
            <text:p>35</text:p>
          </table:table-cell>
          <table:table-cell table:formula="of:=[.B5]-[$'2.6.11'.$B$2]" office:value-type="float" office:value="341">
            <text:p>341</text:p>
          </table:table-cell>
          <table:table-cell table:formula="of:=SUM([.$C$2:.C5])" office:value-type="float" office:value="19">
            <text:p>19</text:p>
          </table:table-cell>
        </table:table-row>
        <table:table-row table:style-name="ro2">
          <table:table-cell office:value-type="float" office:value="15.4">
            <text:p>15.4</text:p>
          </table:table-cell>
          <table:table-cell office:value-type="date" office:date-value="2006-02-09">
            <text:p>02/09/06</text:p>
          </table:table-cell>
          <table:table-cell office:value-type="float" office:value="24">
            <text:p>24</text:p>
          </table:table-cell>
          <table:table-cell/>
          <table:table-cell table:formula="of:=[.B6]-[.$B$2]" office:value-type="float" office:value="38">
            <text:p>38</text:p>
          </table:table-cell>
          <table:table-cell table:formula="of:=[.B6]-[$'2.6.11'.$B$2]" office:value-type="float" office:value="344">
            <text:p>344</text:p>
          </table:table-cell>
          <table:table-cell table:formula="of:=SUM([.$C$2:.C6])" office:value-type="float" office:value="43">
            <text:p>43</text:p>
          </table:table-cell>
        </table:table-row>
        <table:table-row table:style-name="ro2">
          <table:table-cell office:value-type="float" office:value="15.5">
            <text:p>15.5</text:p>
          </table:table-cell>
          <table:table-cell office:value-type="date" office:date-value="2006-03-01">
            <text:p>03/01/06</text:p>
          </table:table-cell>
          <table:table-cell office:value-type="float" office:value="38">
            <text:p>38</text:p>
          </table:table-cell>
          <table:table-cell/>
          <table:table-cell table:formula="of:=[.B7]-[.$B$2]" office:value-type="float" office:value="58">
            <text:p>58</text:p>
          </table:table-cell>
          <table:table-cell table:formula="of:=[.B7]-[$'2.6.11'.$B$2]" office:value-type="float" office:value="364">
            <text:p>364</text:p>
          </table:table-cell>
          <table:table-cell table:formula="of:=SUM([.$C$2:.C7])" office:value-type="float" office:value="81">
            <text:p>81</text:p>
          </table:table-cell>
        </table:table-row>
        <table:table-row table:style-name="ro2">
          <table:table-cell office:value-type="float" office:value="15.6">
            <text:p>15.6</text:p>
          </table:table-cell>
          <table:table-cell office:value-type="date" office:date-value="2006-03-05">
            <text:p>03/05/06</text:p>
          </table:table-cell>
          <table:table-cell office:value-type="float" office:value="4">
            <text:p>4</text:p>
          </table:table-cell>
          <table:table-cell/>
          <table:table-cell table:formula="of:=[.B8]-[.$B$2]" office:value-type="float" office:value="62">
            <text:p>62</text:p>
          </table:table-cell>
          <table:table-cell table:formula="of:=[.B8]-[$'2.6.11'.$B$2]" office:value-type="float" office:value="368">
            <text:p>368</text:p>
          </table:table-cell>
          <table:table-cell table:formula="of:=SUM([.$C$2:.C8])" office:value-type="float" office:value="85">
            <text:p>85</text:p>
          </table:table-cell>
        </table:table-row>
        <table:table-row table:style-name="ro2">
          <table:table-cell office:value-type="float" office:value="15.7">
            <text:p>15.7</text:p>
          </table:table-cell>
          <table:table-cell office:value-type="date" office:date-value="2006-03-27">
            <text:p>03/27/06</text:p>
          </table:table-cell>
          <table:table-cell office:value-type="float" office:value="8">
            <text:p>8</text:p>
          </table:table-cell>
          <table:table-cell/>
          <table:table-cell table:formula="of:=[.B9]-[.$B$2]" office:value-type="float" office:value="84">
            <text:p>84</text:p>
          </table:table-cell>
          <table:table-cell table:formula="of:=[.B9]-[$'2.6.11'.$B$2]" office:value-type="float" office:value="390">
            <text:p>390</text:p>
          </table:table-cell>
          <table:table-cell table:formula="of:=SUM([.$C$2:.C9])" office:value-type="float" office:value="93">
            <text:p>93</text:p>
          </table:table-cell>
        </table:table-row>
      </table:table>
      <table:table table:name="2.6.16"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2">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2">
          <table:table-cell table:style-name="ce3" office:value-type="float" office:value="16">
            <text:p>16</text:p>
          </table:table-cell>
          <table:table-cell table:formula="of:=[$'kernel history'.R2]" office:value-type="date" office:date-value="2006-03-19">
            <text:p>03/19/06</text:p>
          </table:table-cell>
          <table:table-cell table:number-columns-repeated="2"/>
          <table:table-cell table:formula="of:=[.B2]-[.$B$2]" office:value-type="float" office:value="0">
            <text:p>0</text:p>
          </table:table-cell>
          <table:table-cell table:formula="of:=[.B2]-[$'2.6.11'.$B$2]" office:value-type="float" office:value="382">
            <text:p>382</text:p>
          </table:table-cell>
          <table:table-cell office:value-type="float" office:value="0">
            <text:p>0</text:p>
          </table:table-cell>
        </table:table-row>
        <table:table-row table:style-name="ro2">
          <table:table-cell office:value-type="string">
            <text:p>2.6.16.1</text:p>
          </table:table-cell>
          <table:table-cell office:value-type="date" office:date-value="2006-03-27">
            <text:p>03/27/06</text:p>
          </table:table-cell>
          <table:table-cell office:value-type="float" office:value="21">
            <text:p>21</text:p>
          </table:table-cell>
          <table:table-cell/>
          <table:table-cell table:formula="of:=[.B3]-[.$B$2]" office:value-type="float" office:value="8">
            <text:p>8</text:p>
          </table:table-cell>
          <table:table-cell table:formula="of:=[.B3]-[$'2.6.11'.$B$2]" office:value-type="float" office:value="390">
            <text:p>390</text:p>
          </table:table-cell>
          <table:table-cell table:formula="of:=SUM([.$C$2:.C3])" office:value-type="float" office:value="21">
            <text:p>21</text:p>
          </table:table-cell>
        </table:table-row>
        <table:table-row table:style-name="ro2">
          <table:table-cell office:value-type="string">
            <text:p>2.6.16.2</text:p>
          </table:table-cell>
          <table:table-cell office:value-type="date" office:date-value="2006-04-07">
            <text:p>04/07/06</text:p>
          </table:table-cell>
          <table:table-cell office:value-type="float" office:value="25">
            <text:p>25</text:p>
          </table:table-cell>
          <table:table-cell/>
          <table:table-cell table:formula="of:=[.B4]-[.$B$2]" office:value-type="float" office:value="19">
            <text:p>19</text:p>
          </table:table-cell>
          <table:table-cell table:formula="of:=[.B4]-[$'2.6.11'.$B$2]" office:value-type="float" office:value="401">
            <text:p>401</text:p>
          </table:table-cell>
          <table:table-cell table:formula="of:=SUM([.$C$2:.C4])" office:value-type="float" office:value="46">
            <text:p>46</text:p>
          </table:table-cell>
        </table:table-row>
        <table:table-row table:style-name="ro2">
          <table:table-cell office:value-type="string">
            <text:p>2.6.16.3</text:p>
          </table:table-cell>
          <table:table-cell office:value-type="date" office:date-value="2006-04-10">
            <text:p>04/10/06</text:p>
          </table:table-cell>
          <table:table-cell office:value-type="float" office:value="1">
            <text:p>1</text:p>
          </table:table-cell>
          <table:table-cell/>
          <table:table-cell table:formula="of:=[.B5]-[.$B$2]" office:value-type="float" office:value="22">
            <text:p>22</text:p>
          </table:table-cell>
          <table:table-cell table:formula="of:=[.B5]-[$'2.6.11'.$B$2]" office:value-type="float" office:value="404">
            <text:p>404</text:p>
          </table:table-cell>
          <table:table-cell table:formula="of:=SUM([.$C$2:.C5])" office:value-type="float" office:value="47">
            <text:p>47</text:p>
          </table:table-cell>
        </table:table-row>
        <table:table-row table:style-name="ro2">
          <table:table-cell office:value-type="string">
            <text:p>2.6.16.4</text:p>
          </table:table-cell>
          <table:table-cell office:value-type="date" office:date-value="2006-04-11">
            <text:p>04/11/06</text:p>
          </table:table-cell>
          <table:table-cell office:value-type="float" office:value="1">
            <text:p>1</text:p>
          </table:table-cell>
          <table:table-cell/>
          <table:table-cell table:formula="of:=[.B6]-[.$B$2]" office:value-type="float" office:value="23">
            <text:p>23</text:p>
          </table:table-cell>
          <table:table-cell table:formula="of:=[.B6]-[$'2.6.11'.$B$2]" office:value-type="float" office:value="405">
            <text:p>405</text:p>
          </table:table-cell>
          <table:table-cell table:formula="of:=SUM([.$C$2:.C6])" office:value-type="float" office:value="48">
            <text:p>48</text:p>
          </table:table-cell>
        </table:table-row>
        <table:table-row table:style-name="ro2">
          <table:table-cell office:value-type="string">
            <text:p>2.6.16.5</text:p>
          </table:table-cell>
          <table:table-cell office:value-type="date" office:date-value="2006-04-12">
            <text:p>04/12/06</text:p>
          </table:table-cell>
          <table:table-cell office:value-type="float" office:value="2">
            <text:p>2</text:p>
          </table:table-cell>
          <table:table-cell/>
          <table:table-cell table:formula="of:=[.B7]-[.$B$2]" office:value-type="float" office:value="24">
            <text:p>24</text:p>
          </table:table-cell>
          <table:table-cell table:formula="of:=[.B7]-[$'2.6.11'.$B$2]" office:value-type="float" office:value="406">
            <text:p>406</text:p>
          </table:table-cell>
          <table:table-cell table:formula="of:=SUM([.$C$2:.C7])" office:value-type="float" office:value="50">
            <text:p>50</text:p>
          </table:table-cell>
        </table:table-row>
        <table:table-row table:style-name="ro2">
          <table:table-cell office:value-type="string">
            <text:p>2.6.16.6</text:p>
          </table:table-cell>
          <table:table-cell office:value-type="date" office:date-value="2006-04-17">
            <text:p>04/17/06</text:p>
          </table:table-cell>
          <table:table-cell office:value-type="float" office:value="23">
            <text:p>23</text:p>
          </table:table-cell>
          <table:table-cell/>
          <table:table-cell table:formula="of:=[.B8]-[.$B$2]" office:value-type="float" office:value="29">
            <text:p>29</text:p>
          </table:table-cell>
          <table:table-cell table:formula="of:=[.B8]-[$'2.6.11'.$B$2]" office:value-type="float" office:value="411">
            <text:p>411</text:p>
          </table:table-cell>
          <table:table-cell table:formula="of:=SUM([.$C$2:.C8])" office:value-type="float" office:value="73">
            <text:p>73</text:p>
          </table:table-cell>
        </table:table-row>
        <table:table-row table:style-name="ro2">
          <table:table-cell office:value-type="string">
            <text:p>2.6.16.7</text:p>
          </table:table-cell>
          <table:table-cell office:value-type="date" office:date-value="2006-04-17">
            <text:p>04/17/06</text:p>
          </table:table-cell>
          <table:table-cell office:value-type="float" office:value="1">
            <text:p>1</text:p>
          </table:table-cell>
          <table:table-cell/>
          <table:table-cell table:formula="of:=[.B9]-[.$B$2]" office:value-type="float" office:value="29">
            <text:p>29</text:p>
          </table:table-cell>
          <table:table-cell table:formula="of:=[.B9]-[$'2.6.11'.$B$2]" office:value-type="float" office:value="411">
            <text:p>411</text:p>
          </table:table-cell>
          <table:table-cell table:formula="of:=SUM([.$C$2:.C9])" office:value-type="float" office:value="74">
            <text:p>74</text:p>
          </table:table-cell>
        </table:table-row>
        <table:table-row table:style-name="ro2">
          <table:table-cell office:value-type="string">
            <text:p>2.6.16.8</text:p>
          </table:table-cell>
          <table:table-cell office:value-type="date" office:date-value="2006-04-18">
            <text:p>04/18/06</text:p>
          </table:table-cell>
          <table:table-cell office:value-type="float" office:value="1">
            <text:p>1</text:p>
          </table:table-cell>
          <table:table-cell/>
          <table:table-cell table:formula="of:=[.B10]-[.$B$2]" office:value-type="float" office:value="30">
            <text:p>30</text:p>
          </table:table-cell>
          <table:table-cell table:formula="of:=[.B10]-[$'2.6.11'.$B$2]" office:value-type="float" office:value="412">
            <text:p>412</text:p>
          </table:table-cell>
          <table:table-cell table:formula="of:=SUM([.$C$2:.C10])" office:value-type="float" office:value="75">
            <text:p>75</text:p>
          </table:table-cell>
        </table:table-row>
        <table:table-row table:style-name="ro2">
          <table:table-cell office:value-type="string">
            <text:p>2.6.16.9</text:p>
          </table:table-cell>
          <table:table-cell office:value-type="date" office:date-value="2006-04-18">
            <text:p>04/18/06</text:p>
          </table:table-cell>
          <table:table-cell office:value-type="float" office:value="1">
            <text:p>1</text:p>
          </table:table-cell>
          <table:table-cell/>
          <table:table-cell table:formula="of:=[.B11]-[.$B$2]" office:value-type="float" office:value="30">
            <text:p>30</text:p>
          </table:table-cell>
          <table:table-cell table:formula="of:=[.B11]-[$'2.6.11'.$B$2]" office:value-type="float" office:value="412">
            <text:p>412</text:p>
          </table:table-cell>
          <table:table-cell table:formula="of:=SUM([.$C$2:.C11])" office:value-type="float" office:value="76">
            <text:p>76</text:p>
          </table:table-cell>
        </table:table-row>
        <table:table-row table:style-name="ro2">
          <table:table-cell office:value-type="string">
            <text:p>2.6.16.10</text:p>
          </table:table-cell>
          <table:table-cell office:value-type="date" office:date-value="2006-04-24">
            <text:p>04/24/06</text:p>
          </table:table-cell>
          <table:table-cell office:value-type="float" office:value="22">
            <text:p>22</text:p>
          </table:table-cell>
          <table:table-cell/>
          <table:table-cell table:formula="of:=[.B12]-[.$B$2]" office:value-type="float" office:value="36">
            <text:p>36</text:p>
          </table:table-cell>
          <table:table-cell table:formula="of:=[.B12]-[$'2.6.11'.$B$2]" office:value-type="float" office:value="418">
            <text:p>418</text:p>
          </table:table-cell>
          <table:table-cell table:formula="of:=SUM([.$C$2:.C12])" office:value-type="float" office:value="98">
            <text:p>98</text:p>
          </table:table-cell>
        </table:table-row>
        <table:table-row table:style-name="ro2">
          <table:table-cell office:value-type="string">
            <text:p>2.6.16.11</text:p>
          </table:table-cell>
          <table:table-cell office:value-type="date" office:date-value="2006-04-24">
            <text:p>04/24/06</text:p>
          </table:table-cell>
          <table:table-cell office:value-type="float" office:value="1">
            <text:p>1</text:p>
          </table:table-cell>
          <table:table-cell/>
          <table:table-cell table:formula="of:=[.B13]-[.$B$2]" office:value-type="float" office:value="36">
            <text:p>36</text:p>
          </table:table-cell>
          <table:table-cell table:formula="of:=[.B13]-[$'2.6.11'.$B$2]" office:value-type="float" office:value="418">
            <text:p>418</text:p>
          </table:table-cell>
          <table:table-cell table:formula="of:=SUM([.$C$2:.C13])" office:value-type="float" office:value="99">
            <text:p>99</text:p>
          </table:table-cell>
        </table:table-row>
        <table:table-row table:style-name="ro2">
          <table:table-cell office:value-type="string">
            <text:p>2.6.16.12</text:p>
          </table:table-cell>
          <table:table-cell office:value-type="date" office:date-value="2006-05-01">
            <text:p>05/01/06</text:p>
          </table:table-cell>
          <table:table-cell office:value-type="float" office:value="25">
            <text:p>25</text:p>
          </table:table-cell>
          <table:table-cell/>
          <table:table-cell table:formula="of:=[.B14]-[.$B$2]" office:value-type="float" office:value="43">
            <text:p>43</text:p>
          </table:table-cell>
          <table:table-cell table:formula="of:=[.B14]-[$'2.6.11'.$B$2]" office:value-type="float" office:value="425">
            <text:p>425</text:p>
          </table:table-cell>
          <table:table-cell table:formula="of:=SUM([.$C$2:.C14])" office:value-type="float" office:value="124">
            <text:p>124</text:p>
          </table:table-cell>
        </table:table-row>
        <table:table-row table:style-name="ro2">
          <table:table-cell office:value-type="string">
            <text:p>2.6.16.13</text:p>
          </table:table-cell>
          <table:table-cell office:value-type="date" office:date-value="2006-05-02">
            <text:p>05/02/06</text:p>
          </table:table-cell>
          <table:table-cell office:value-type="float" office:value="1">
            <text:p>1</text:p>
          </table:table-cell>
          <table:table-cell/>
          <table:table-cell table:formula="of:=[.B15]-[.$B$2]" office:value-type="float" office:value="44">
            <text:p>44</text:p>
          </table:table-cell>
          <table:table-cell table:formula="of:=[.B15]-[$'2.6.11'.$B$2]" office:value-type="float" office:value="426">
            <text:p>426</text:p>
          </table:table-cell>
          <table:table-cell table:formula="of:=SUM([.$C$2:.C15])" office:value-type="float" office:value="125">
            <text:p>125</text:p>
          </table:table-cell>
        </table:table-row>
        <table:table-row table:style-name="ro2">
          <table:table-cell office:value-type="string">
            <text:p>2.6.16.14</text:p>
          </table:table-cell>
          <table:table-cell office:value-type="date" office:date-value="2006-05-04">
            <text:p>05/04/06</text:p>
          </table:table-cell>
          <table:table-cell office:value-type="float" office:value="1">
            <text:p>1</text:p>
          </table:table-cell>
          <table:table-cell/>
          <table:table-cell table:formula="of:=[.B16]-[.$B$2]" office:value-type="float" office:value="46">
            <text:p>46</text:p>
          </table:table-cell>
          <table:table-cell table:formula="of:=[.B16]-[$'2.6.11'.$B$2]" office:value-type="float" office:value="428">
            <text:p>428</text:p>
          </table:table-cell>
          <table:table-cell table:formula="of:=SUM([.$C$2:.C16])" office:value-type="float" office:value="126">
            <text:p>126</text:p>
          </table:table-cell>
        </table:table-row>
        <table:table-row table:style-name="ro2">
          <table:table-cell office:value-type="string">
            <text:p>2.6.16.15</text:p>
          </table:table-cell>
          <table:table-cell office:value-type="date" office:date-value="2006-05-09">
            <text:p>05/09/06</text:p>
          </table:table-cell>
          <table:table-cell office:value-type="float" office:value="4">
            <text:p>4</text:p>
          </table:table-cell>
          <table:table-cell/>
          <table:table-cell table:formula="of:=[.B17]-[.$B$2]" office:value-type="float" office:value="51">
            <text:p>51</text:p>
          </table:table-cell>
          <table:table-cell table:formula="of:=[.B17]-[$'2.6.11'.$B$2]" office:value-type="float" office:value="433">
            <text:p>433</text:p>
          </table:table-cell>
          <table:table-cell table:formula="of:=SUM([.$C$2:.C17])" office:value-type="float" office:value="130">
            <text:p>130</text:p>
          </table:table-cell>
        </table:table-row>
        <table:table-row table:style-name="ro2">
          <table:table-cell office:value-type="string">
            <text:p>2.6.16.16</text:p>
          </table:table-cell>
          <table:table-cell office:value-type="date" office:date-value="2006-05-10">
            <text:p>05/10/06</text:p>
          </table:table-cell>
          <table:table-cell office:value-type="float" office:value="1">
            <text:p>1</text:p>
          </table:table-cell>
          <table:table-cell/>
          <table:table-cell table:formula="of:=[.B18]-[.$B$2]" office:value-type="float" office:value="52">
            <text:p>52</text:p>
          </table:table-cell>
          <table:table-cell table:formula="of:=[.B18]-[$'2.6.11'.$B$2]" office:value-type="float" office:value="434">
            <text:p>434</text:p>
          </table:table-cell>
          <table:table-cell table:formula="of:=SUM([.$C$2:.C18])" office:value-type="float" office:value="131">
            <text:p>131</text:p>
          </table:table-cell>
        </table:table-row>
        <table:table-row table:style-name="ro2">
          <table:table-cell office:value-type="string">
            <text:p>2.6.16.17</text:p>
          </table:table-cell>
          <table:table-cell office:value-type="date" office:date-value="2006-05-20">
            <text:p>05/20/06</text:p>
          </table:table-cell>
          <table:table-cell office:value-type="float" office:value="23">
            <text:p>23</text:p>
          </table:table-cell>
          <table:table-cell/>
          <table:table-cell table:formula="of:=[.B19]-[.$B$2]" office:value-type="float" office:value="62">
            <text:p>62</text:p>
          </table:table-cell>
          <table:table-cell table:formula="of:=[.B19]-[$'2.6.11'.$B$2]" office:value-type="float" office:value="444">
            <text:p>444</text:p>
          </table:table-cell>
          <table:table-cell table:formula="of:=SUM([.$C$2:.C19])" office:value-type="float" office:value="154">
            <text:p>154</text:p>
          </table:table-cell>
        </table:table-row>
        <table:table-row table:style-name="ro2">
          <table:table-cell office:value-type="string">
            <text:p>2.6.16.18</text:p>
          </table:table-cell>
          <table:table-cell office:value-type="date" office:date-value="2006-05-22">
            <text:p>05/22/06</text:p>
          </table:table-cell>
          <table:table-cell office:value-type="float" office:value="1">
            <text:p>1</text:p>
          </table:table-cell>
          <table:table-cell/>
          <table:table-cell table:formula="of:=[.B20]-[.$B$2]" office:value-type="float" office:value="64">
            <text:p>64</text:p>
          </table:table-cell>
          <table:table-cell table:formula="of:=[.B20]-[$'2.6.11'.$B$2]" office:value-type="float" office:value="446">
            <text:p>446</text:p>
          </table:table-cell>
          <table:table-cell table:formula="of:=SUM([.$C$2:.C20])" office:value-type="float" office:value="155">
            <text:p>155</text:p>
          </table:table-cell>
        </table:table-row>
        <table:table-row table:style-name="ro2">
          <table:table-cell office:value-type="string">
            <text:p>2.6.16.19</text:p>
          </table:table-cell>
          <table:table-cell office:value-type="date" office:date-value="2006-05-30">
            <text:p>05/30/06</text:p>
          </table:table-cell>
          <table:table-cell office:value-type="float" office:value="1">
            <text:p>1</text:p>
          </table:table-cell>
          <table:table-cell/>
          <table:table-cell table:formula="of:=[.B21]-[.$B$2]" office:value-type="float" office:value="72">
            <text:p>72</text:p>
          </table:table-cell>
          <table:table-cell table:formula="of:=[.B21]-[$'2.6.11'.$B$2]" office:value-type="float" office:value="454">
            <text:p>454</text:p>
          </table:table-cell>
          <table:table-cell table:formula="of:=SUM([.$C$2:.C21])" office:value-type="float" office:value="156">
            <text:p>156</text:p>
          </table:table-cell>
        </table:table-row>
        <table:table-row table:style-name="ro2">
          <table:table-cell office:value-type="string">
            <text:p>2.6.16.20</text:p>
          </table:table-cell>
          <table:table-cell office:value-type="date" office:date-value="2006-06-05">
            <text:p>06/05/06</text:p>
          </table:table-cell>
          <table:table-cell office:value-type="float" office:value="12">
            <text:p>12</text:p>
          </table:table-cell>
          <table:table-cell/>
          <table:table-cell table:formula="of:=[.B22]-[.$B$2]" office:value-type="float" office:value="78">
            <text:p>78</text:p>
          </table:table-cell>
          <table:table-cell table:formula="of:=[.B22]-[$'2.6.11'.$B$2]" office:value-type="float" office:value="460">
            <text:p>460</text:p>
          </table:table-cell>
          <table:table-cell table:formula="of:=SUM([.$C$2:.C22])" office:value-type="float" office:value="168">
            <text:p>168</text:p>
          </table:table-cell>
        </table:table-row>
        <table:table-row table:style-name="ro2">
          <table:table-cell office:value-type="string">
            <text:p>2.6.16.21</text:p>
          </table:table-cell>
          <table:table-cell office:value-type="date" office:date-value="2006-06-20">
            <text:p>06/20/06</text:p>
          </table:table-cell>
          <table:table-cell office:value-type="float" office:value="4">
            <text:p>4</text:p>
          </table:table-cell>
          <table:table-cell/>
          <table:table-cell table:formula="of:=[.B23]-[.$B$2]" office:value-type="float" office:value="93">
            <text:p>93</text:p>
          </table:table-cell>
          <table:table-cell table:formula="of:=[.B23]-[$'2.6.11'.$B$2]" office:value-type="float" office:value="475">
            <text:p>475</text:p>
          </table:table-cell>
          <table:table-cell table:formula="of:=SUM([.$C$2:.C23])" office:value-type="float" office:value="172">
            <text:p>172</text:p>
          </table:table-cell>
        </table:table-row>
        <table:table-row table:style-name="ro2">
          <table:table-cell office:value-type="string">
            <text:p>2.6.16.22</text:p>
          </table:table-cell>
          <table:table-cell office:value-type="date" office:date-value="2006-06-22">
            <text:p>06/22/06</text:p>
          </table:table-cell>
          <table:table-cell office:value-type="float" office:value="12">
            <text:p>12</text:p>
          </table:table-cell>
          <table:table-cell/>
          <table:table-cell table:formula="of:=[.B24]-[.$B$2]" office:value-type="float" office:value="95">
            <text:p>95</text:p>
          </table:table-cell>
          <table:table-cell table:formula="of:=[.B24]-[$'2.6.11'.$B$2]" office:value-type="float" office:value="477">
            <text:p>477</text:p>
          </table:table-cell>
          <table:table-cell table:formula="of:=SUM([.$C$2:.C24])" office:value-type="float" office:value="184">
            <text:p>184</text:p>
          </table:table-cell>
        </table:table-row>
        <table:table-row table:style-name="ro2">
          <table:table-cell office:value-type="string">
            <text:p>2.6.16.23</text:p>
          </table:table-cell>
          <table:table-cell office:value-type="date" office:date-value="2006-06-30">
            <text:p>06/30/06</text:p>
          </table:table-cell>
          <table:table-cell office:value-type="float" office:value="2">
            <text:p>2</text:p>
          </table:table-cell>
          <table:table-cell/>
          <table:table-cell table:formula="of:=[.B25]-[.$B$2]" office:value-type="float" office:value="103">
            <text:p>103</text:p>
          </table:table-cell>
          <table:table-cell table:formula="of:=[.B25]-[$'2.6.11'.$B$2]" office:value-type="float" office:value="485">
            <text:p>485</text:p>
          </table:table-cell>
          <table:table-cell table:formula="of:=SUM([.$C$2:.C25])" office:value-type="float" office:value="186">
            <text:p>186</text:p>
          </table:table-cell>
        </table:table-row>
        <table:table-row table:style-name="ro2">
          <table:table-cell office:value-type="string">
            <text:p>2.6.16.24</text:p>
          </table:table-cell>
          <table:table-cell office:value-type="date" office:date-value="2006-07-06">
            <text:p>07/06/06</text:p>
          </table:table-cell>
          <table:table-cell office:value-type="float" office:value="1">
            <text:p>1</text:p>
          </table:table-cell>
          <table:table-cell/>
          <table:table-cell table:formula="of:=[.B26]-[.$B$2]" office:value-type="float" office:value="109">
            <text:p>109</text:p>
          </table:table-cell>
          <table:table-cell table:formula="of:=[.B26]-[$'2.6.11'.$B$2]" office:value-type="float" office:value="491">
            <text:p>491</text:p>
          </table:table-cell>
          <table:table-cell table:formula="of:=SUM([.$C$2:.C26])" office:value-type="float" office:value="187">
            <text:p>187</text:p>
          </table:table-cell>
        </table:table-row>
        <table:table-row table:style-name="ro2">
          <table:table-cell office:value-type="string">
            <text:p>2.6.16.25</text:p>
          </table:table-cell>
          <table:table-cell office:value-type="date" office:date-value="2006-07-14">
            <text:p>07/14/06</text:p>
          </table:table-cell>
          <table:table-cell office:value-type="float" office:value="1">
            <text:p>1</text:p>
          </table:table-cell>
          <table:table-cell/>
          <table:table-cell table:formula="of:=[.B27]-[.$B$2]" office:value-type="float" office:value="117">
            <text:p>117</text:p>
          </table:table-cell>
          <table:table-cell table:formula="of:=[.B27]-[$'2.6.11'.$B$2]" office:value-type="float" office:value="499">
            <text:p>499</text:p>
          </table:table-cell>
          <table:table-cell table:formula="of:=SUM([.$C$2:.C27])" office:value-type="float" office:value="188">
            <text:p>188</text:p>
          </table:table-cell>
        </table:table-row>
        <table:table-row table:style-name="ro2">
          <table:table-cell office:value-type="string">
            <text:p>2.6.16.26</text:p>
          </table:table-cell>
          <table:table-cell office:value-type="date" office:date-value="2006-07-15">
            <text:p>07/15/06</text:p>
          </table:table-cell>
          <table:table-cell office:value-type="float" office:value="1">
            <text:p>1</text:p>
          </table:table-cell>
          <table:table-cell/>
          <table:table-cell table:formula="of:=[.B28]-[.$B$2]" office:value-type="float" office:value="118">
            <text:p>118</text:p>
          </table:table-cell>
          <table:table-cell table:formula="of:=[.B28]-[$'2.6.11'.$B$2]" office:value-type="float" office:value="500">
            <text:p>500</text:p>
          </table:table-cell>
          <table:table-cell table:formula="of:=SUM([.$C$2:.C28])" office:value-type="float" office:value="189">
            <text:p>189</text:p>
          </table:table-cell>
        </table:table-row>
        <table:table-row table:style-name="ro2">
          <table:table-cell office:value-type="string">
            <text:p>2.6.16.27</text:p>
          </table:table-cell>
          <table:table-cell office:value-type="date" office:date-value="2006-07-17">
            <text:p>07/17/06</text:p>
          </table:table-cell>
          <table:table-cell office:value-type="float" office:value="3">
            <text:p>3</text:p>
          </table:table-cell>
          <table:table-cell/>
          <table:table-cell table:formula="of:=[.B29]-[.$B$2]" office:value-type="float" office:value="120">
            <text:p>120</text:p>
          </table:table-cell>
          <table:table-cell table:formula="of:=[.B29]-[$'2.6.11'.$B$2]" office:value-type="float" office:value="502">
            <text:p>502</text:p>
          </table:table-cell>
          <table:table-cell table:formula="of:=SUM([.$C$2:.C29])" office:value-type="float" office:value="192">
            <text:p>192</text:p>
          </table:table-cell>
        </table:table-row>
        <table:table-row table:style-name="ro2">
          <table:table-cell office:value-type="string">
            <text:p>2.6.16.28</text:p>
          </table:table-cell>
          <table:table-cell office:value-type="date" office:date-value="2006-08-25">
            <text:p>08/25/06</text:p>
          </table:table-cell>
          <table:table-cell office:value-type="float" office:value="25">
            <text:p>25</text:p>
          </table:table-cell>
          <table:table-cell/>
          <table:table-cell table:formula="of:=[.B30]-[.$B$2]" office:value-type="float" office:value="159">
            <text:p>159</text:p>
          </table:table-cell>
          <table:table-cell table:formula="of:=[.B30]-[$'2.6.11'.$B$2]" office:value-type="float" office:value="541">
            <text:p>541</text:p>
          </table:table-cell>
          <table:table-cell table:formula="of:=SUM([.$C$2:.C30])" office:value-type="float" office:value="217">
            <text:p>217</text:p>
          </table:table-cell>
        </table:table-row>
        <table:table-row table:style-name="ro2">
          <table:table-cell office:value-type="string">
            <text:p>2.6.16.29</text:p>
          </table:table-cell>
          <table:table-cell office:value-type="date" office:date-value="2006-09-12">
            <text:p>09/12/06</text:p>
          </table:table-cell>
          <table:table-cell office:value-type="float" office:value="36">
            <text:p>36</text:p>
          </table:table-cell>
          <table:table-cell/>
          <table:table-cell table:formula="of:=[.B31]-[.$B$2]" office:value-type="float" office:value="177">
            <text:p>177</text:p>
          </table:table-cell>
          <table:table-cell table:formula="of:=[.B31]-[$'2.6.11'.$B$2]" office:value-type="float" office:value="559">
            <text:p>559</text:p>
          </table:table-cell>
          <table:table-cell table:formula="of:=SUM([.$C$2:.C31])" office:value-type="float" office:value="253">
            <text:p>253</text:p>
          </table:table-cell>
        </table:table-row>
        <table:table-row table:style-name="ro2">
          <table:table-cell office:value-type="string">
            <text:p>2.6.16.30</text:p>
          </table:table-cell>
          <table:table-cell office:value-type="date" office:date-value="2006-11-02">
            <text:p>11/02/06</text:p>
          </table:table-cell>
          <table:table-cell office:value-type="float" office:value="55">
            <text:p>55</text:p>
          </table:table-cell>
          <table:table-cell/>
          <table:table-cell table:formula="of:=[.B32]-[.$B$2]" office:value-type="float" office:value="228">
            <text:p>228</text:p>
          </table:table-cell>
          <table:table-cell table:formula="of:=[.B32]-[$'2.6.11'.$B$2]" office:value-type="float" office:value="610">
            <text:p>610</text:p>
          </table:table-cell>
          <table:table-cell table:formula="of:=SUM([.$C$2:.C32])" office:value-type="float" office:value="308">
            <text:p>308</text:p>
          </table:table-cell>
        </table:table-row>
        <table:table-row table:style-name="ro2">
          <table:table-cell office:value-type="string">
            <text:p>2.6.16.31</text:p>
          </table:table-cell>
          <table:table-cell office:value-type="date" office:date-value="2006-11-07">
            <text:p>11/07/06</text:p>
          </table:table-cell>
          <table:table-cell office:value-type="float" office:value="10">
            <text:p>10</text:p>
          </table:table-cell>
          <table:table-cell/>
          <table:table-cell table:formula="of:=[.B33]-[.$B$2]" office:value-type="float" office:value="233">
            <text:p>233</text:p>
          </table:table-cell>
          <table:table-cell table:formula="of:=[.B33]-[$'2.6.11'.$B$2]" office:value-type="float" office:value="615">
            <text:p>615</text:p>
          </table:table-cell>
          <table:table-cell table:formula="of:=SUM([.$C$2:.C33])" office:value-type="float" office:value="318">
            <text:p>318</text:p>
          </table:table-cell>
        </table:table-row>
        <table:table-row table:style-name="ro2">
          <table:table-cell office:value-type="string">
            <text:p>2.6.16.32</text:p>
          </table:table-cell>
          <table:table-cell office:value-type="date" office:date-value="2006-11-15">
            <text:p>11/15/06</text:p>
          </table:table-cell>
          <table:table-cell office:value-type="float" office:value="33">
            <text:p>33</text:p>
          </table:table-cell>
          <table:table-cell/>
          <table:table-cell table:formula="of:=[.B34]-[.$B$2]" office:value-type="float" office:value="241">
            <text:p>241</text:p>
          </table:table-cell>
          <table:table-cell table:formula="of:=[.B34]-[$'2.6.11'.$B$2]" office:value-type="float" office:value="623">
            <text:p>623</text:p>
          </table:table-cell>
          <table:table-cell table:formula="of:=SUM([.$C$2:.C34])" office:value-type="float" office:value="351">
            <text:p>351</text:p>
          </table:table-cell>
        </table:table-row>
        <table:table-row table:style-name="ro2">
          <table:table-cell office:value-type="string">
            <text:p>2.6.16.33</text:p>
          </table:table-cell>
          <table:table-cell office:value-type="date" office:date-value="2006-11-22">
            <text:p>11/22/06</text:p>
          </table:table-cell>
          <table:table-cell office:value-type="float" office:value="19">
            <text:p>19</text:p>
          </table:table-cell>
          <table:table-cell/>
          <table:table-cell table:formula="of:=[.B35]-[.$B$2]" office:value-type="float" office:value="248">
            <text:p>248</text:p>
          </table:table-cell>
          <table:table-cell table:formula="of:=[.B35]-[$'2.6.11'.$B$2]" office:value-type="float" office:value="630">
            <text:p>630</text:p>
          </table:table-cell>
          <table:table-cell table:formula="of:=SUM([.$C$2:.C35])" office:value-type="float" office:value="370">
            <text:p>370</text:p>
          </table:table-cell>
        </table:table-row>
        <table:table-row table:style-name="ro2">
          <table:table-cell office:value-type="string">
            <text:p>2.6.16.34</text:p>
          </table:table-cell>
          <table:table-cell office:value-type="date" office:date-value="2006-11-29">
            <text:p>11/29/06</text:p>
          </table:table-cell>
          <table:table-cell office:value-type="float" office:value="27">
            <text:p>27</text:p>
          </table:table-cell>
          <table:table-cell/>
          <table:table-cell table:formula="of:=[.B36]-[.$B$2]" office:value-type="float" office:value="255">
            <text:p>255</text:p>
          </table:table-cell>
          <table:table-cell table:formula="of:=[.B36]-[$'2.6.11'.$B$2]" office:value-type="float" office:value="637">
            <text:p>637</text:p>
          </table:table-cell>
          <table:table-cell table:formula="of:=SUM([.$C$2:.C36])" office:value-type="float" office:value="397">
            <text:p>397</text:p>
          </table:table-cell>
        </table:table-row>
        <table:table-row table:style-name="ro2">
          <table:table-cell office:value-type="string">
            <text:p>2.6.16.35</text:p>
          </table:table-cell>
          <table:table-cell office:value-type="date" office:date-value="2006-12-06">
            <text:p>12/06/06</text:p>
          </table:table-cell>
          <table:table-cell office:value-type="float" office:value="35">
            <text:p>35</text:p>
          </table:table-cell>
          <table:table-cell/>
          <table:table-cell table:formula="of:=[.B37]-[.$B$2]" office:value-type="float" office:value="262">
            <text:p>262</text:p>
          </table:table-cell>
          <table:table-cell table:formula="of:=[.B37]-[$'2.6.11'.$B$2]" office:value-type="float" office:value="644">
            <text:p>644</text:p>
          </table:table-cell>
          <table:table-cell table:formula="of:=SUM([.$C$2:.C37])" office:value-type="float" office:value="432">
            <text:p>432</text:p>
          </table:table-cell>
        </table:table-row>
        <table:table-row table:style-name="ro2">
          <table:table-cell office:value-type="string">
            <text:p>2.6.16.36</text:p>
          </table:table-cell>
          <table:table-cell office:value-type="date" office:date-value="2006-12-13">
            <text:p>12/13/06</text:p>
          </table:table-cell>
          <table:table-cell office:value-type="float" office:value="13">
            <text:p>13</text:p>
          </table:table-cell>
          <table:table-cell/>
          <table:table-cell table:formula="of:=[.B38]-[.$B$2]" office:value-type="float" office:value="269">
            <text:p>269</text:p>
          </table:table-cell>
          <table:table-cell table:formula="of:=[.B38]-[$'2.6.11'.$B$2]" office:value-type="float" office:value="651">
            <text:p>651</text:p>
          </table:table-cell>
          <table:table-cell table:formula="of:=SUM([.$C$2:.C38])" office:value-type="float" office:value="445">
            <text:p>445</text:p>
          </table:table-cell>
        </table:table-row>
        <table:table-row table:style-name="ro2">
          <table:table-cell office:value-type="string">
            <text:p>2.6.16.37</text:p>
          </table:table-cell>
          <table:table-cell office:value-type="date" office:date-value="2006-12-26">
            <text:p>12/26/06</text:p>
          </table:table-cell>
          <table:table-cell office:value-type="float" office:value="44">
            <text:p>44</text:p>
          </table:table-cell>
          <table:table-cell/>
          <table:table-cell table:formula="of:=[.B39]-[.$B$2]" office:value-type="float" office:value="282">
            <text:p>282</text:p>
          </table:table-cell>
          <table:table-cell table:formula="of:=[.B39]-[$'2.6.11'.$B$2]" office:value-type="float" office:value="664">
            <text:p>664</text:p>
          </table:table-cell>
          <table:table-cell table:formula="of:=SUM([.$C$2:.C39])" office:value-type="float" office:value="489">
            <text:p>489</text:p>
          </table:table-cell>
        </table:table-row>
        <table:table-row table:style-name="ro2">
          <table:table-cell office:value-type="string">
            <text:p>2.6.16.38</text:p>
          </table:table-cell>
          <table:table-cell office:value-type="date" office:date-value="2007-01-20">
            <text:p>01/20/07</text:p>
          </table:table-cell>
          <table:table-cell office:value-type="float" office:value="46">
            <text:p>46</text:p>
          </table:table-cell>
          <table:table-cell/>
          <table:table-cell table:formula="of:=[.B40]-[.$B$2]" office:value-type="float" office:value="307">
            <text:p>307</text:p>
          </table:table-cell>
          <table:table-cell table:formula="of:=[.B40]-[$'2.6.11'.$B$2]" office:value-type="float" office:value="689">
            <text:p>689</text:p>
          </table:table-cell>
          <table:table-cell table:formula="of:=SUM([.$C$2:.C40])" office:value-type="float" office:value="535">
            <text:p>535</text:p>
          </table:table-cell>
        </table:table-row>
        <table:table-row table:style-name="ro2">
          <table:table-cell office:value-type="string">
            <text:p>2.6.16.39</text:p>
          </table:table-cell>
          <table:table-cell office:value-type="date" office:date-value="2007-01-30">
            <text:p>01/30/07</text:p>
          </table:table-cell>
          <table:table-cell office:value-type="float" office:value="27">
            <text:p>27</text:p>
          </table:table-cell>
          <table:table-cell/>
          <table:table-cell table:formula="of:=[.B41]-[.$B$2]" office:value-type="float" office:value="317">
            <text:p>317</text:p>
          </table:table-cell>
          <table:table-cell table:formula="of:=[.B41]-[$'2.6.11'.$B$2]" office:value-type="float" office:value="699">
            <text:p>699</text:p>
          </table:table-cell>
          <table:table-cell table:formula="of:=SUM([.$C$2:.C41])" office:value-type="float" office:value="562">
            <text:p>562</text:p>
          </table:table-cell>
        </table:table-row>
        <table:table-row table:style-name="ro2">
          <table:table-cell office:value-type="string">
            <text:p>2.6.16.40</text:p>
          </table:table-cell>
          <table:table-cell office:value-type="date" office:date-value="2007-02-10">
            <text:p>02/10/07</text:p>
          </table:table-cell>
          <table:table-cell office:value-type="float" office:value="12">
            <text:p>12</text:p>
          </table:table-cell>
          <table:table-cell/>
          <table:table-cell table:formula="of:=[.B42]-[.$B$2]" office:value-type="float" office:value="328">
            <text:p>328</text:p>
          </table:table-cell>
          <table:table-cell table:formula="of:=[.B42]-[$'2.6.11'.$B$2]" office:value-type="float" office:value="710">
            <text:p>710</text:p>
          </table:table-cell>
          <table:table-cell table:formula="of:=SUM([.$C$2:.C42])" office:value-type="float" office:value="574">
            <text:p>574</text:p>
          </table:table-cell>
        </table:table-row>
        <table:table-row table:style-name="ro2">
          <table:table-cell office:value-type="string">
            <text:p>2.6.16.41</text:p>
          </table:table-cell>
          <table:table-cell office:value-type="date" office:date-value="2007-02-17">
            <text:p>02/17/07</text:p>
          </table:table-cell>
          <table:table-cell office:value-type="float" office:value="16">
            <text:p>16</text:p>
          </table:table-cell>
          <table:table-cell/>
          <table:table-cell table:formula="of:=[.B43]-[.$B$2]" office:value-type="float" office:value="335">
            <text:p>335</text:p>
          </table:table-cell>
          <table:table-cell table:formula="of:=[.B43]-[$'2.6.11'.$B$2]" office:value-type="float" office:value="717">
            <text:p>717</text:p>
          </table:table-cell>
          <table:table-cell table:formula="of:=SUM([.$C$2:.C43])" office:value-type="float" office:value="590">
            <text:p>590</text:p>
          </table:table-cell>
        </table:table-row>
        <table:table-row table:style-name="ro2">
          <table:table-cell office:value-type="string">
            <text:p>2.6.16.42</text:p>
          </table:table-cell>
          <table:table-cell office:value-type="date" office:date-value="2007-02-25">
            <text:p>02/25/07</text:p>
          </table:table-cell>
          <table:table-cell office:value-type="float" office:value="16">
            <text:p>16</text:p>
          </table:table-cell>
          <table:table-cell/>
          <table:table-cell table:formula="of:=[.B44]-[.$B$2]" office:value-type="float" office:value="343">
            <text:p>343</text:p>
          </table:table-cell>
          <table:table-cell table:formula="of:=[.B44]-[$'2.6.11'.$B$2]" office:value-type="float" office:value="725">
            <text:p>725</text:p>
          </table:table-cell>
          <table:table-cell table:formula="of:=SUM([.$C$2:.C44])" office:value-type="float" office:value="606">
            <text:p>606</text:p>
          </table:table-cell>
        </table:table-row>
        <table:table-row table:style-name="ro2">
          <table:table-cell office:value-type="string">
            <text:p>2.6.16.43</text:p>
          </table:table-cell>
          <table:table-cell office:value-type="date" office:date-value="2007-03-02">
            <text:p>03/02/07</text:p>
          </table:table-cell>
          <table:table-cell office:value-type="float" office:value="25">
            <text:p>25</text:p>
          </table:table-cell>
          <table:table-cell/>
          <table:table-cell table:formula="of:=[.B45]-[.$B$2]" office:value-type="float" office:value="348">
            <text:p>348</text:p>
          </table:table-cell>
          <table:table-cell table:formula="of:=[.B45]-[$'2.6.11'.$B$2]" office:value-type="float" office:value="730">
            <text:p>730</text:p>
          </table:table-cell>
          <table:table-cell table:formula="of:=SUM([.$C$2:.C45])" office:value-type="float" office:value="631">
            <text:p>631</text:p>
          </table:table-cell>
        </table:table-row>
        <table:table-row table:style-name="ro2">
          <table:table-cell office:value-type="string">
            <text:p>2.6.16.44</text:p>
          </table:table-cell>
          <table:table-cell office:value-type="date" office:date-value="2007-03-20">
            <text:p>03/20/07</text:p>
          </table:table-cell>
          <table:table-cell office:value-type="float" office:value="25">
            <text:p>25</text:p>
          </table:table-cell>
          <table:table-cell/>
          <table:table-cell table:formula="of:=[.B46]-[.$B$2]" office:value-type="float" office:value="366">
            <text:p>366</text:p>
          </table:table-cell>
          <table:table-cell table:formula="of:=[.B46]-[$'2.6.11'.$B$2]" office:value-type="float" office:value="748">
            <text:p>748</text:p>
          </table:table-cell>
          <table:table-cell table:formula="of:=SUM([.$C$2:.C46])" office:value-type="float" office:value="656">
            <text:p>656</text:p>
          </table:table-cell>
        </table:table-row>
        <table:table-row table:style-name="ro2">
          <table:table-cell office:value-type="string">
            <text:p>2.6.16.45</text:p>
          </table:table-cell>
          <table:table-cell office:value-type="date" office:date-value="2007-03-24">
            <text:p>03/24/07</text:p>
          </table:table-cell>
          <table:table-cell office:value-type="float" office:value="23">
            <text:p>23</text:p>
          </table:table-cell>
          <table:table-cell/>
          <table:table-cell table:formula="of:=[.B47]-[.$B$2]" office:value-type="float" office:value="370">
            <text:p>370</text:p>
          </table:table-cell>
          <table:table-cell table:formula="of:=[.B47]-[$'2.6.11'.$B$2]" office:value-type="float" office:value="752">
            <text:p>752</text:p>
          </table:table-cell>
          <table:table-cell table:formula="of:=SUM([.$C$2:.C47])" office:value-type="float" office:value="679">
            <text:p>679</text:p>
          </table:table-cell>
        </table:table-row>
        <table:table-row table:style-name="ro2">
          <table:table-cell office:value-type="string">
            <text:p>2.6.16.46</text:p>
          </table:table-cell>
          <table:table-cell office:value-type="date" office:date-value="2007-03-31">
            <text:p>03/31/07</text:p>
          </table:table-cell>
          <table:table-cell office:value-type="float" office:value="63">
            <text:p>63</text:p>
          </table:table-cell>
          <table:table-cell/>
          <table:table-cell table:formula="of:=[.B48]-[.$B$2]" office:value-type="float" office:value="377">
            <text:p>377</text:p>
          </table:table-cell>
          <table:table-cell table:formula="of:=[.B48]-[$'2.6.11'.$B$2]" office:value-type="float" office:value="759">
            <text:p>759</text:p>
          </table:table-cell>
          <table:table-cell table:formula="of:=SUM([.$C$2:.C48])" office:value-type="float" office:value="742">
            <text:p>742</text:p>
          </table:table-cell>
        </table:table-row>
        <table:table-row table:style-name="ro2">
          <table:table-cell office:value-type="string">
            <text:p>2.6.16.47</text:p>
          </table:table-cell>
          <table:table-cell office:value-type="date" office:date-value="2007-04-13">
            <text:p>04/13/07</text:p>
          </table:table-cell>
          <table:table-cell office:value-type="float" office:value="14">
            <text:p>14</text:p>
          </table:table-cell>
          <table:table-cell/>
          <table:table-cell table:formula="of:=[.B49]-[.$B$2]" office:value-type="float" office:value="390">
            <text:p>390</text:p>
          </table:table-cell>
          <table:table-cell table:formula="of:=[.B49]-[$'2.6.11'.$B$2]" office:value-type="float" office:value="772">
            <text:p>772</text:p>
          </table:table-cell>
          <table:table-cell table:formula="of:=SUM([.$C$2:.C49])" office:value-type="float" office:value="756">
            <text:p>756</text:p>
          </table:table-cell>
        </table:table-row>
        <table:table-row table:style-name="ro2">
          <table:table-cell office:value-type="string">
            <text:p>2.6.16.48</text:p>
          </table:table-cell>
          <table:table-cell office:value-type="date" office:date-value="2007-04-15">
            <text:p>04/15/07</text:p>
          </table:table-cell>
          <table:table-cell office:value-type="float" office:value="18">
            <text:p>18</text:p>
          </table:table-cell>
          <table:table-cell/>
          <table:table-cell table:formula="of:=[.B50]-[.$B$2]" office:value-type="float" office:value="392">
            <text:p>392</text:p>
          </table:table-cell>
          <table:table-cell table:formula="of:=[.B50]-[$'2.6.11'.$B$2]" office:value-type="float" office:value="774">
            <text:p>774</text:p>
          </table:table-cell>
          <table:table-cell table:formula="of:=SUM([.$C$2:.C50])" office:value-type="float" office:value="774">
            <text:p>774</text:p>
          </table:table-cell>
        </table:table-row>
        <table:table-row table:style-name="ro2">
          <table:table-cell office:value-type="string">
            <text:p>2.6.16.49</text:p>
          </table:table-cell>
          <table:table-cell office:value-type="date" office:date-value="2007-04-23">
            <text:p>04/23/07</text:p>
          </table:table-cell>
          <table:table-cell office:value-type="float" office:value="11">
            <text:p>11</text:p>
          </table:table-cell>
          <table:table-cell/>
          <table:table-cell table:formula="of:=[.B51]-[.$B$2]" office:value-type="float" office:value="400">
            <text:p>400</text:p>
          </table:table-cell>
          <table:table-cell table:formula="of:=[.B51]-[$'2.6.11'.$B$2]" office:value-type="float" office:value="782">
            <text:p>782</text:p>
          </table:table-cell>
          <table:table-cell table:formula="of:=SUM([.$C$2:.C51])" office:value-type="float" office:value="785">
            <text:p>785</text:p>
          </table:table-cell>
        </table:table-row>
        <table:table-row table:style-name="ro2">
          <table:table-cell office:value-type="string">
            <text:p>2.6.16.50</text:p>
          </table:table-cell>
          <table:table-cell office:value-type="date" office:date-value="2007-05-03">
            <text:p>05/03/07</text:p>
          </table:table-cell>
          <table:table-cell office:value-type="float" office:value="9">
            <text:p>9</text:p>
          </table:table-cell>
          <table:table-cell/>
          <table:table-cell table:formula="of:=[.B52]-[.$B$2]" office:value-type="float" office:value="410">
            <text:p>410</text:p>
          </table:table-cell>
          <table:table-cell table:formula="of:=[.B52]-[$'2.6.11'.$B$2]" office:value-type="float" office:value="792">
            <text:p>792</text:p>
          </table:table-cell>
          <table:table-cell table:formula="of:=SUM([.$C$2:.C52])" office:value-type="float" office:value="794">
            <text:p>794</text:p>
          </table:table-cell>
        </table:table-row>
        <table:table-row table:style-name="ro2">
          <table:table-cell office:value-type="string">
            <text:p>2.6.16.51</text:p>
          </table:table-cell>
          <table:table-cell office:value-type="date" office:date-value="2007-05-09">
            <text:p>05/09/07</text:p>
          </table:table-cell>
          <table:table-cell office:value-type="float" office:value="10">
            <text:p>10</text:p>
          </table:table-cell>
          <table:table-cell/>
          <table:table-cell table:formula="of:=[.B53]-[.$B$2]" office:value-type="float" office:value="416">
            <text:p>416</text:p>
          </table:table-cell>
          <table:table-cell table:formula="of:=[.B53]-[$'2.6.11'.$B$2]" office:value-type="float" office:value="798">
            <text:p>798</text:p>
          </table:table-cell>
          <table:table-cell table:formula="of:=SUM([.$C$2:.C53])" office:value-type="float" office:value="804">
            <text:p>804</text:p>
          </table:table-cell>
        </table:table-row>
        <table:table-row table:style-name="ro2">
          <table:table-cell office:value-type="string">
            <text:p>2.6.16.52</text:p>
          </table:table-cell>
          <table:table-cell office:value-type="date" office:date-value="2007-05-30">
            <text:p>05/30/07</text:p>
          </table:table-cell>
          <table:table-cell office:value-type="float" office:value="10">
            <text:p>10</text:p>
          </table:table-cell>
          <table:table-cell/>
          <table:table-cell table:formula="of:=[.B54]-[.$B$2]" office:value-type="float" office:value="437">
            <text:p>437</text:p>
          </table:table-cell>
          <table:table-cell table:formula="of:=[.B54]-[$'2.6.11'.$B$2]" office:value-type="float" office:value="819">
            <text:p>819</text:p>
          </table:table-cell>
          <table:table-cell table:formula="of:=SUM([.$C$2:.C54])" office:value-type="float" office:value="814">
            <text:p>814</text:p>
          </table:table-cell>
        </table:table-row>
        <table:table-row table:style-name="ro2">
          <table:table-cell office:value-type="string">
            <text:p>2.6.16.53</text:p>
          </table:table-cell>
          <table:table-cell office:value-type="date" office:date-value="2007-07-25">
            <text:p>07/25/07</text:p>
          </table:table-cell>
          <table:table-cell office:value-type="float" office:value="17">
            <text:p>17</text:p>
          </table:table-cell>
          <table:table-cell/>
          <table:table-cell table:formula="of:=[.B55]-[.$B$2]" office:value-type="float" office:value="493">
            <text:p>493</text:p>
          </table:table-cell>
          <table:table-cell table:formula="of:=[.B55]-[$'2.6.11'.$B$2]" office:value-type="float" office:value="875">
            <text:p>875</text:p>
          </table:table-cell>
          <table:table-cell table:formula="of:=SUM([.$C$2:.C55])" office:value-type="float" office:value="831">
            <text:p>831</text:p>
          </table:table-cell>
        </table:table-row>
        <table:table-row table:style-name="ro2">
          <table:table-cell office:value-type="string">
            <text:p>2.6.16.54</text:p>
          </table:table-cell>
          <table:table-cell office:value-type="date" office:date-value="2007-09-25">
            <text:p>09/25/07</text:p>
          </table:table-cell>
          <table:table-cell office:value-type="float" office:value="24">
            <text:p>24</text:p>
          </table:table-cell>
          <table:table-cell/>
          <table:table-cell table:formula="of:=[.B56]-[.$B$2]" office:value-type="float" office:value="555">
            <text:p>555</text:p>
          </table:table-cell>
          <table:table-cell table:formula="of:=[.B56]-[$'2.6.11'.$B$2]" office:value-type="float" office:value="937">
            <text:p>937</text:p>
          </table:table-cell>
          <table:table-cell table:formula="of:=SUM([.$C$2:.C56])" office:value-type="float" office:value="855">
            <text:p>855</text:p>
          </table:table-cell>
        </table:table-row>
        <table:table-row table:style-name="ro2">
          <table:table-cell office:value-type="string">
            <text:p>2.6.16.55</text:p>
          </table:table-cell>
          <table:table-cell office:value-type="date" office:date-value="2007-10-12">
            <text:p>10/12/07</text:p>
          </table:table-cell>
          <table:table-cell office:value-type="float" office:value="20">
            <text:p>20</text:p>
          </table:table-cell>
          <table:table-cell/>
          <table:table-cell table:formula="of:=[.B57]-[.$B$2]" office:value-type="float" office:value="572">
            <text:p>572</text:p>
          </table:table-cell>
          <table:table-cell table:formula="of:=[.B57]-[$'2.6.11'.$B$2]" office:value-type="float" office:value="954">
            <text:p>954</text:p>
          </table:table-cell>
          <table:table-cell table:formula="of:=SUM([.$C$2:.C57])" office:value-type="float" office:value="875">
            <text:p>875</text:p>
          </table:table-cell>
        </table:table-row>
        <table:table-row table:style-name="ro2">
          <table:table-cell office:value-type="string">
            <text:p>2.6.16.56</text:p>
          </table:table-cell>
          <table:table-cell office:value-type="date" office:date-value="2007-11-01">
            <text:p>11/01/07</text:p>
          </table:table-cell>
          <table:table-cell office:value-type="float" office:value="25">
            <text:p>25</text:p>
          </table:table-cell>
          <table:table-cell/>
          <table:table-cell table:formula="of:=[.B58]-[.$B$2]" office:value-type="float" office:value="592">
            <text:p>592</text:p>
          </table:table-cell>
          <table:table-cell table:formula="of:=[.B58]-[$'2.6.11'.$B$2]" office:value-type="float" office:value="974">
            <text:p>974</text:p>
          </table:table-cell>
          <table:table-cell table:formula="of:=SUM([.$C$2:.C58])" office:value-type="float" office:value="900">
            <text:p>900</text:p>
          </table:table-cell>
        </table:table-row>
        <table:table-row table:style-name="ro2">
          <table:table-cell office:value-type="string">
            <text:p>2.6.16.57</text:p>
          </table:table-cell>
          <table:table-cell office:value-type="date" office:date-value="2007-11-05">
            <text:p>11/05/07</text:p>
          </table:table-cell>
          <table:table-cell office:value-type="float" office:value="18">
            <text:p>18</text:p>
          </table:table-cell>
          <table:table-cell/>
          <table:table-cell table:formula="of:=[.B59]-[.$B$2]" office:value-type="float" office:value="596">
            <text:p>596</text:p>
          </table:table-cell>
          <table:table-cell table:formula="of:=[.B59]-[$'2.6.11'.$B$2]" office:value-type="float" office:value="978">
            <text:p>978</text:p>
          </table:table-cell>
          <table:table-cell table:formula="of:=SUM([.$C$2:.C59])" office:value-type="float" office:value="918">
            <text:p>918</text:p>
          </table:table-cell>
        </table:table-row>
        <table:table-row table:style-name="ro2">
          <table:table-cell office:value-type="string">
            <text:p>2.6.16.58</text:p>
          </table:table-cell>
          <table:table-cell office:value-type="date" office:date-value="2008-01-06">
            <text:p>01/06/08</text:p>
          </table:table-cell>
          <table:table-cell office:value-type="float" office:value="18">
            <text:p>18</text:p>
          </table:table-cell>
          <table:table-cell/>
          <table:table-cell table:formula="of:=[.B60]-[.$B$2]" office:value-type="float" office:value="658">
            <text:p>658</text:p>
          </table:table-cell>
          <table:table-cell table:formula="of:=[.B60]-[$'2.6.11'.$B$2]" office:value-type="float" office:value="1040">
            <text:p>1040</text:p>
          </table:table-cell>
          <table:table-cell table:formula="of:=SUM([.$C$2:.C60])" office:value-type="float" office:value="936">
            <text:p>936</text:p>
          </table:table-cell>
        </table:table-row>
        <table:table-row table:style-name="ro2">
          <table:table-cell office:value-type="string">
            <text:p>2.6.16.59</text:p>
          </table:table-cell>
          <table:table-cell office:value-type="date" office:date-value="2008-01-19">
            <text:p>01/19/08</text:p>
          </table:table-cell>
          <table:table-cell office:value-type="float" office:value="16">
            <text:p>16</text:p>
          </table:table-cell>
          <table:table-cell/>
          <table:table-cell table:formula="of:=[.B61]-[.$B$2]" office:value-type="float" office:value="671">
            <text:p>671</text:p>
          </table:table-cell>
          <table:table-cell table:formula="of:=[.B61]-[$'2.6.11'.$B$2]" office:value-type="float" office:value="1053">
            <text:p>1053</text:p>
          </table:table-cell>
          <table:table-cell table:formula="of:=SUM([.$C$2:.C61])" office:value-type="float" office:value="952">
            <text:p>952</text:p>
          </table:table-cell>
        </table:table-row>
        <table:table-row table:style-name="ro2">
          <table:table-cell office:value-type="string">
            <text:p>2.6.16.60</text:p>
          </table:table-cell>
          <table:table-cell office:value-type="date" office:date-value="2008-01-27">
            <text:p>01/27/08</text:p>
          </table:table-cell>
          <table:table-cell office:value-type="float" office:value="16">
            <text:p>16</text:p>
          </table:table-cell>
          <table:table-cell/>
          <table:table-cell table:formula="of:=[.B62]-[.$B$2]" office:value-type="float" office:value="679">
            <text:p>679</text:p>
          </table:table-cell>
          <table:table-cell table:formula="of:=[.B62]-[$'2.6.11'.$B$2]" office:value-type="float" office:value="1061">
            <text:p>1061</text:p>
          </table:table-cell>
          <table:table-cell table:formula="of:=SUM([.$C$2:.C62])" office:value-type="float" office:value="968">
            <text:p>968</text:p>
          </table:table-cell>
        </table:table-row>
        <table:table-row table:style-name="ro2">
          <table:table-cell office:value-type="string">
            <text:p>2.6.16.61</text:p>
          </table:table-cell>
          <table:table-cell office:value-type="date" office:date-value="2008-07-17">
            <text:p>07/17/08</text:p>
          </table:table-cell>
          <table:table-cell office:value-type="float" office:value="12">
            <text:p>12</text:p>
          </table:table-cell>
          <table:table-cell/>
          <table:table-cell table:formula="of:=[.B63]-[.$B$2]" office:value-type="float" office:value="851">
            <text:p>851</text:p>
          </table:table-cell>
          <table:table-cell table:formula="of:=[.B63]-[$'2.6.11'.$B$2]" office:value-type="float" office:value="1233">
            <text:p>1233</text:p>
          </table:table-cell>
          <table:table-cell table:formula="of:=SUM([.$C$2:.C63])" office:value-type="float" office:value="980">
            <text:p>980</text:p>
          </table:table-cell>
        </table:table-row>
        <table:table-row table:style-name="ro2">
          <table:table-cell office:value-type="string">
            <text:p>2.6.16.62</text:p>
          </table:table-cell>
          <table:table-cell office:value-type="date" office:date-value="2008-07-21">
            <text:p>07/21/08</text:p>
          </table:table-cell>
          <table:table-cell office:value-type="float" office:value="11">
            <text:p>11</text:p>
          </table:table-cell>
          <table:table-cell/>
          <table:table-cell table:formula="of:=[.B64]-[.$B$2]" office:value-type="float" office:value="855">
            <text:p>855</text:p>
          </table:table-cell>
          <table:table-cell table:formula="of:=[.B64]-[$'2.6.11'.$B$2]" office:value-type="float" office:value="1237">
            <text:p>1237</text:p>
          </table:table-cell>
          <table:table-cell table:formula="of:=SUM([.$C$2:.C64])" office:value-type="float" office:value="991">
            <text:p>991</text:p>
          </table:table-cell>
        </table:table-row>
      </table:table>
      <table:table table:name="2.6.17"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2">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2">
          <table:table-cell table:style-name="ce1" office:value-type="string">
            <text:p>2.6.17.0</text:p>
          </table:table-cell>
          <table:table-cell table:formula="of:=[$'kernel history'.S2]" office:value-type="date" office:date-value="2006-06-17">
            <text:p>06/17/06</text:p>
          </table:table-cell>
          <table:table-cell table:number-columns-repeated="2"/>
          <table:table-cell table:formula="of:=[.B2]-[.$B$2]" office:value-type="float" office:value="0">
            <text:p>0</text:p>
          </table:table-cell>
          <table:table-cell table:formula="of:=[.B2]-[$'2.6.11'.$B$2]" office:value-type="float" office:value="472">
            <text:p>472</text:p>
          </table:table-cell>
          <table:table-cell office:value-type="float" office:value="0">
            <text:p>0</text:p>
          </table:table-cell>
        </table:table-row>
        <table:table-row table:style-name="ro2">
          <table:table-cell office:value-type="string">
            <text:p>2.6.17.1</text:p>
          </table:table-cell>
          <table:table-cell office:value-type="date" office:date-value="2006-06-20">
            <text:p>06/20/06</text:p>
          </table:table-cell>
          <table:table-cell office:value-type="float" office:value="1">
            <text:p>1</text:p>
          </table:table-cell>
          <table:table-cell/>
          <table:table-cell table:formula="of:=[.B3]-[.$B$2]" office:value-type="float" office:value="3">
            <text:p>3</text:p>
          </table:table-cell>
          <table:table-cell table:formula="of:=[.B3]-[$'2.6.11'.$B$2]" office:value-type="float" office:value="475">
            <text:p>475</text:p>
          </table:table-cell>
          <table:table-cell table:formula="of:=SUM([.$C$2:.C3])" office:value-type="float" office:value="1">
            <text:p>1</text:p>
          </table:table-cell>
        </table:table-row>
        <table:table-row table:style-name="ro2">
          <table:table-cell office:value-type="string">
            <text:p>2.6.17.2</text:p>
          </table:table-cell>
          <table:table-cell office:value-type="date" office:date-value="2006-06-29">
            <text:p>06/29/06</text:p>
          </table:table-cell>
          <table:table-cell office:value-type="float" office:value="23">
            <text:p>23</text:p>
          </table:table-cell>
          <table:table-cell/>
          <table:table-cell table:formula="of:=[.B4]-[.$B$2]" office:value-type="float" office:value="12">
            <text:p>12</text:p>
          </table:table-cell>
          <table:table-cell table:formula="of:=[.B4]-[$'2.6.11'.$B$2]" office:value-type="float" office:value="484">
            <text:p>484</text:p>
          </table:table-cell>
          <table:table-cell table:formula="of:=SUM([.$C$2:.C4])" office:value-type="float" office:value="24">
            <text:p>24</text:p>
          </table:table-cell>
        </table:table-row>
        <table:table-row table:style-name="ro2">
          <table:table-cell office:value-type="string">
            <text:p>2.6.17.3</text:p>
          </table:table-cell>
          <table:table-cell office:value-type="date" office:date-value="2006-06-30">
            <text:p>06/30/06</text:p>
          </table:table-cell>
          <table:table-cell office:value-type="float" office:value="1">
            <text:p>1</text:p>
          </table:table-cell>
          <table:table-cell/>
          <table:table-cell table:formula="of:=[.B5]-[.$B$2]" office:value-type="float" office:value="13">
            <text:p>13</text:p>
          </table:table-cell>
          <table:table-cell table:formula="of:=[.B5]-[$'2.6.11'.$B$2]" office:value-type="float" office:value="485">
            <text:p>485</text:p>
          </table:table-cell>
          <table:table-cell table:formula="of:=SUM([.$C$2:.C5])" office:value-type="float" office:value="25">
            <text:p>25</text:p>
          </table:table-cell>
        </table:table-row>
        <table:table-row table:style-name="ro2">
          <table:table-cell office:value-type="string">
            <text:p>2.6.17.4</text:p>
          </table:table-cell>
          <table:table-cell office:value-type="date" office:date-value="2006-07-06">
            <text:p>07/06/06</text:p>
          </table:table-cell>
          <table:table-cell office:value-type="float" office:value="1">
            <text:p>1</text:p>
          </table:table-cell>
          <table:table-cell/>
          <table:table-cell table:formula="of:=[.B6]-[.$B$2]" office:value-type="float" office:value="19">
            <text:p>19</text:p>
          </table:table-cell>
          <table:table-cell table:formula="of:=[.B6]-[$'2.6.11'.$B$2]" office:value-type="float" office:value="491">
            <text:p>491</text:p>
          </table:table-cell>
          <table:table-cell table:formula="of:=SUM([.$C$2:.C6])" office:value-type="float" office:value="26">
            <text:p>26</text:p>
          </table:table-cell>
        </table:table-row>
        <table:table-row table:style-name="ro2">
          <table:table-cell office:value-type="string">
            <text:p>2.6.17.5</text:p>
          </table:table-cell>
          <table:table-cell office:value-type="date" office:date-value="2006-07-14">
            <text:p>07/14/06</text:p>
          </table:table-cell>
          <table:table-cell office:value-type="float" office:value="1">
            <text:p>1</text:p>
          </table:table-cell>
          <table:table-cell/>
          <table:table-cell table:formula="of:=[.B7]-[.$B$2]" office:value-type="float" office:value="27">
            <text:p>27</text:p>
          </table:table-cell>
          <table:table-cell table:formula="of:=[.B7]-[$'2.6.11'.$B$2]" office:value-type="float" office:value="499">
            <text:p>499</text:p>
          </table:table-cell>
          <table:table-cell table:formula="of:=SUM([.$C$2:.C7])" office:value-type="float" office:value="27">
            <text:p>27</text:p>
          </table:table-cell>
        </table:table-row>
        <table:table-row table:style-name="ro2">
          <table:table-cell office:value-type="string">
            <text:p>2.6.17.6</text:p>
          </table:table-cell>
          <table:table-cell office:value-type="date" office:date-value="2006-07-15">
            <text:p>07/15/06</text:p>
          </table:table-cell>
          <table:table-cell office:value-type="float" office:value="1">
            <text:p>1</text:p>
          </table:table-cell>
          <table:table-cell/>
          <table:table-cell table:formula="of:=[.B8]-[.$B$2]" office:value-type="float" office:value="28">
            <text:p>28</text:p>
          </table:table-cell>
          <table:table-cell table:formula="of:=[.B8]-[$'2.6.11'.$B$2]" office:value-type="float" office:value="500">
            <text:p>500</text:p>
          </table:table-cell>
          <table:table-cell table:formula="of:=SUM([.$C$2:.C8])" office:value-type="float" office:value="28">
            <text:p>28</text:p>
          </table:table-cell>
        </table:table-row>
        <table:table-row table:style-name="ro2">
          <table:table-cell office:value-type="string">
            <text:p>2.6.17.7</text:p>
          </table:table-cell>
          <table:table-cell office:value-type="date" office:date-value="2006-07-24">
            <text:p>07/24/06</text:p>
          </table:table-cell>
          <table:table-cell office:value-type="float" office:value="46">
            <text:p>46</text:p>
          </table:table-cell>
          <table:table-cell/>
          <table:table-cell table:formula="of:=[.B9]-[.$B$2]" office:value-type="float" office:value="37">
            <text:p>37</text:p>
          </table:table-cell>
          <table:table-cell table:formula="of:=[.B9]-[$'2.6.11'.$B$2]" office:value-type="float" office:value="509">
            <text:p>509</text:p>
          </table:table-cell>
          <table:table-cell table:formula="of:=SUM([.$C$2:.C9])" office:value-type="float" office:value="74">
            <text:p>74</text:p>
          </table:table-cell>
        </table:table-row>
        <table:table-row table:style-name="ro2">
          <table:table-cell office:value-type="string">
            <text:p>2.6.17.8</text:p>
          </table:table-cell>
          <table:table-cell office:value-type="date" office:date-value="2006-08-06">
            <text:p>08/06/06</text:p>
          </table:table-cell>
          <table:table-cell office:value-type="float" office:value="23">
            <text:p>23</text:p>
          </table:table-cell>
          <table:table-cell/>
          <table:table-cell table:formula="of:=[.B10]-[.$B$2]" office:value-type="float" office:value="50">
            <text:p>50</text:p>
          </table:table-cell>
          <table:table-cell table:formula="of:=[.B10]-[$'2.6.11'.$B$2]" office:value-type="float" office:value="522">
            <text:p>522</text:p>
          </table:table-cell>
          <table:table-cell table:formula="of:=SUM([.$C$2:.C10])" office:value-type="float" office:value="97">
            <text:p>97</text:p>
          </table:table-cell>
        </table:table-row>
        <table:table-row table:style-name="ro2">
          <table:table-cell office:value-type="string">
            <text:p>2.6.17.9</text:p>
          </table:table-cell>
          <table:table-cell office:value-type="date" office:date-value="2006-08-18">
            <text:p>08/18/06</text:p>
          </table:table-cell>
          <table:table-cell office:value-type="float" office:value="1">
            <text:p>1</text:p>
          </table:table-cell>
          <table:table-cell/>
          <table:table-cell table:formula="of:=[.B11]-[.$B$2]" office:value-type="float" office:value="62">
            <text:p>62</text:p>
          </table:table-cell>
          <table:table-cell table:formula="of:=[.B11]-[$'2.6.11'.$B$2]" office:value-type="float" office:value="534">
            <text:p>534</text:p>
          </table:table-cell>
          <table:table-cell table:formula="of:=SUM([.$C$2:.C11])" office:value-type="float" office:value="98">
            <text:p>98</text:p>
          </table:table-cell>
        </table:table-row>
        <table:table-row table:style-name="ro2">
          <table:table-cell office:value-type="string">
            <text:p>2.6.17.10</text:p>
          </table:table-cell>
          <table:table-cell office:value-type="date" office:date-value="2006-08-22">
            <text:p>08/22/06</text:p>
          </table:table-cell>
          <table:table-cell office:value-type="float" office:value="3">
            <text:p>3</text:p>
          </table:table-cell>
          <table:table-cell/>
          <table:table-cell table:formula="of:=[.B12]-[.$B$2]" office:value-type="float" office:value="66">
            <text:p>66</text:p>
          </table:table-cell>
          <table:table-cell table:formula="of:=[.B12]-[$'2.6.11'.$B$2]" office:value-type="float" office:value="538">
            <text:p>538</text:p>
          </table:table-cell>
          <table:table-cell table:formula="of:=SUM([.$C$2:.C12])" office:value-type="float" office:value="101">
            <text:p>101</text:p>
          </table:table-cell>
        </table:table-row>
        <table:table-row table:style-name="ro2">
          <table:table-cell office:value-type="string">
            <text:p>2.6.17.11</text:p>
          </table:table-cell>
          <table:table-cell office:value-type="date" office:date-value="2006-08-23">
            <text:p>08/23/06</text:p>
          </table:table-cell>
          <table:table-cell office:value-type="float" office:value="20">
            <text:p>20</text:p>
          </table:table-cell>
          <table:table-cell/>
          <table:table-cell table:formula="of:=[.B13]-[.$B$2]" office:value-type="float" office:value="67">
            <text:p>67</text:p>
          </table:table-cell>
          <table:table-cell table:formula="of:=[.B13]-[$'2.6.11'.$B$2]" office:value-type="float" office:value="539">
            <text:p>539</text:p>
          </table:table-cell>
          <table:table-cell table:formula="of:=SUM([.$C$2:.C13])" office:value-type="float" office:value="121">
            <text:p>121</text:p>
          </table:table-cell>
        </table:table-row>
        <table:table-row table:style-name="ro2">
          <table:table-cell office:value-type="string">
            <text:p>2.6.17.12</text:p>
          </table:table-cell>
          <table:table-cell office:value-type="date" office:date-value="2006-09-08">
            <text:p>09/08/06</text:p>
          </table:table-cell>
          <table:table-cell office:value-type="float" office:value="36">
            <text:p>36</text:p>
          </table:table-cell>
          <table:table-cell/>
          <table:table-cell table:formula="of:=[.B14]-[.$B$2]" office:value-type="float" office:value="83">
            <text:p>83</text:p>
          </table:table-cell>
          <table:table-cell table:formula="of:=[.B14]-[$'2.6.11'.$B$2]" office:value-type="float" office:value="555">
            <text:p>555</text:p>
          </table:table-cell>
          <table:table-cell table:formula="of:=SUM([.$C$2:.C14])" office:value-type="float" office:value="157">
            <text:p>157</text:p>
          </table:table-cell>
        </table:table-row>
        <table:table-row table:style-name="ro2">
          <table:table-cell office:value-type="string">
            <text:p>2.6.17.13</text:p>
          </table:table-cell>
          <table:table-cell office:value-type="date" office:date-value="2006-09-08">
            <text:p>09/08/06</text:p>
          </table:table-cell>
          <table:table-cell office:value-type="float" office:value="2">
            <text:p>2</text:p>
          </table:table-cell>
          <table:table-cell/>
          <table:table-cell table:formula="of:=[.B15]-[.$B$2]" office:value-type="float" office:value="83">
            <text:p>83</text:p>
          </table:table-cell>
          <table:table-cell table:formula="of:=[.B15]-[$'2.6.11'.$B$2]" office:value-type="float" office:value="555">
            <text:p>555</text:p>
          </table:table-cell>
          <table:table-cell table:formula="of:=SUM([.$C$2:.C15])" office:value-type="float" office:value="159">
            <text:p>159</text:p>
          </table:table-cell>
        </table:table-row>
        <table:table-row table:style-name="ro2">
          <table:table-cell office:value-type="string">
            <text:p>2.6.17.14</text:p>
          </table:table-cell>
          <table:table-cell office:value-type="date" office:date-value="2006-10-13">
            <text:p>10/13/06</text:p>
          </table:table-cell>
          <table:table-cell office:value-type="float" office:value="18">
            <text:p>18</text:p>
          </table:table-cell>
          <table:table-cell/>
          <table:table-cell table:formula="of:=[.B16]-[.$B$2]" office:value-type="float" office:value="118">
            <text:p>118</text:p>
          </table:table-cell>
          <table:table-cell table:formula="of:=[.B16]-[$'2.6.11'.$B$2]" office:value-type="float" office:value="590">
            <text:p>590</text:p>
          </table:table-cell>
          <table:table-cell table:formula="of:=SUM([.$C$2:.C16])" office:value-type="float" office:value="177">
            <text:p>177</text:p>
          </table:table-cell>
        </table:table-row>
      </table:table>
      <table:table table:name="2.6.18"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2">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2">
          <table:table-cell table:style-name="ce1" office:value-type="string">
            <text:p>2.6.18.0</text:p>
          </table:table-cell>
          <table:table-cell table:formula="of:=[$'kernel history'.T2]" office:value-type="date" office:date-value="2006-09-19">
            <text:p>09/19/06</text:p>
          </table:table-cell>
          <table:table-cell table:number-columns-repeated="2"/>
          <table:table-cell table:formula="of:=[.B2]-[.$B$2]" office:value-type="float" office:value="0">
            <text:p>0</text:p>
          </table:table-cell>
          <table:table-cell table:formula="of:=[.B2]-[$'2.6.11'.$B$2]" office:value-type="float" office:value="566">
            <text:p>566</text:p>
          </table:table-cell>
          <table:table-cell office:value-type="float" office:value="0">
            <text:p>0</text:p>
          </table:table-cell>
        </table:table-row>
        <table:table-row table:style-name="ro2">
          <table:table-cell office:value-type="string">
            <text:p>2.6.18.1</text:p>
          </table:table-cell>
          <table:table-cell office:value-type="date" office:date-value="2006-10-13">
            <text:p>10/13/06</text:p>
          </table:table-cell>
          <table:table-cell office:value-type="float" office:value="69">
            <text:p>69</text:p>
          </table:table-cell>
          <table:table-cell/>
          <table:table-cell table:formula="of:=[.B3]-[.$B$2]" office:value-type="float" office:value="24">
            <text:p>24</text:p>
          </table:table-cell>
          <table:table-cell table:formula="of:=[.B3]-[$'2.6.11'.$B$2]" office:value-type="float" office:value="590">
            <text:p>590</text:p>
          </table:table-cell>
          <table:table-cell table:formula="of:=SUM([.$C$2:.C3])" office:value-type="float" office:value="69">
            <text:p>69</text:p>
          </table:table-cell>
        </table:table-row>
        <table:table-row table:style-name="ro2">
          <table:table-cell office:value-type="string">
            <text:p>2.6.18.2</text:p>
          </table:table-cell>
          <table:table-cell office:value-type="date" office:date-value="2006-11-03">
            <text:p>11/03/06</text:p>
          </table:table-cell>
          <table:table-cell office:value-type="float" office:value="62">
            <text:p>62</text:p>
          </table:table-cell>
          <table:table-cell/>
          <table:table-cell table:formula="of:=[.B4]-[.$B$2]" office:value-type="float" office:value="45">
            <text:p>45</text:p>
          </table:table-cell>
          <table:table-cell table:formula="of:=[.B4]-[$'2.6.11'.$B$2]" office:value-type="float" office:value="611">
            <text:p>611</text:p>
          </table:table-cell>
          <table:table-cell table:formula="of:=SUM([.$C$2:.C4])" office:value-type="float" office:value="131">
            <text:p>131</text:p>
          </table:table-cell>
        </table:table-row>
        <table:table-row table:style-name="ro2">
          <table:table-cell office:value-type="string">
            <text:p>2.6.18.3</text:p>
          </table:table-cell>
          <table:table-cell office:value-type="date" office:date-value="2006-11-18">
            <text:p>11/18/06</text:p>
          </table:table-cell>
          <table:table-cell office:value-type="float" office:value="28">
            <text:p>28</text:p>
          </table:table-cell>
          <table:table-cell/>
          <table:table-cell table:formula="of:=[.B5]-[.$B$2]" office:value-type="float" office:value="60">
            <text:p>60</text:p>
          </table:table-cell>
          <table:table-cell table:formula="of:=[.B5]-[$'2.6.11'.$B$2]" office:value-type="float" office:value="626">
            <text:p>626</text:p>
          </table:table-cell>
          <table:table-cell table:formula="of:=SUM([.$C$2:.C5])" office:value-type="float" office:value="159">
            <text:p>159</text:p>
          </table:table-cell>
        </table:table-row>
        <table:table-row table:style-name="ro2">
          <table:table-cell office:value-type="string">
            <text:p>2.6.18.4</text:p>
          </table:table-cell>
          <table:table-cell office:value-type="date" office:date-value="2006-11-29">
            <text:p>11/29/06</text:p>
          </table:table-cell>
          <table:table-cell office:value-type="float" office:value="1">
            <text:p>1</text:p>
          </table:table-cell>
          <table:table-cell/>
          <table:table-cell table:formula="of:=[.B6]-[.$B$2]" office:value-type="float" office:value="71">
            <text:p>71</text:p>
          </table:table-cell>
          <table:table-cell table:formula="of:=[.B6]-[$'2.6.11'.$B$2]" office:value-type="float" office:value="637">
            <text:p>637</text:p>
          </table:table-cell>
          <table:table-cell table:formula="of:=SUM([.$C$2:.C6])" office:value-type="float" office:value="160">
            <text:p>160</text:p>
          </table:table-cell>
        </table:table-row>
        <table:table-row table:style-name="ro2">
          <table:table-cell office:value-type="string">
            <text:p>2.6.18.5</text:p>
          </table:table-cell>
          <table:table-cell office:value-type="date" office:date-value="2006-12-01">
            <text:p>12/01/06</text:p>
          </table:table-cell>
          <table:table-cell office:value-type="float" office:value="23">
            <text:p>23</text:p>
          </table:table-cell>
          <table:table-cell/>
          <table:table-cell table:formula="of:=[.B7]-[.$B$2]" office:value-type="float" office:value="73">
            <text:p>73</text:p>
          </table:table-cell>
          <table:table-cell table:formula="of:=[.B7]-[$'2.6.11'.$B$2]" office:value-type="float" office:value="639">
            <text:p>639</text:p>
          </table:table-cell>
          <table:table-cell table:formula="of:=SUM([.$C$2:.C7])" office:value-type="float" office:value="183">
            <text:p>183</text:p>
          </table:table-cell>
        </table:table-row>
        <table:table-row table:style-name="ro2">
          <table:table-cell office:value-type="string">
            <text:p>2.6.18.6</text:p>
          </table:table-cell>
          <table:table-cell office:value-type="date" office:date-value="2006-12-16">
            <text:p>12/16/06</text:p>
          </table:table-cell>
          <table:table-cell office:value-type="float" office:value="25">
            <text:p>25</text:p>
          </table:table-cell>
          <table:table-cell/>
          <table:table-cell table:formula="of:=[.B8]-[.$B$2]" office:value-type="float" office:value="88">
            <text:p>88</text:p>
          </table:table-cell>
          <table:table-cell table:formula="of:=[.B8]-[$'2.6.11'.$B$2]" office:value-type="float" office:value="654">
            <text:p>654</text:p>
          </table:table-cell>
          <table:table-cell table:formula="of:=SUM([.$C$2:.C8])" office:value-type="float" office:value="208">
            <text:p>208</text:p>
          </table:table-cell>
        </table:table-row>
        <table:table-row table:style-name="ro2">
          <table:table-cell office:value-type="string">
            <text:p>2.6.18.7</text:p>
          </table:table-cell>
          <table:table-cell office:value-type="date" office:date-value="2007-02-19">
            <text:p>02/19/07</text:p>
          </table:table-cell>
          <table:table-cell office:value-type="float" office:value="1">
            <text:p>1</text:p>
          </table:table-cell>
          <table:table-cell/>
          <table:table-cell table:formula="of:=[.B9]-[.$B$2]" office:value-type="float" office:value="153">
            <text:p>153</text:p>
          </table:table-cell>
          <table:table-cell table:formula="of:=[.B9]-[$'2.6.11'.$B$2]" office:value-type="float" office:value="719">
            <text:p>719</text:p>
          </table:table-cell>
          <table:table-cell table:formula="of:=SUM([.$C$2:.C9])" office:value-type="float" office:value="209">
            <text:p>209</text:p>
          </table:table-cell>
        </table:table-row>
        <table:table-row table:style-name="ro2">
          <table:table-cell office:value-type="string">
            <text:p>2.6.18.8</text:p>
          </table:table-cell>
          <table:table-cell office:value-type="date" office:date-value="2007-02-23">
            <text:p>02/23/07</text:p>
          </table:table-cell>
          <table:table-cell office:value-type="float" office:value="23">
            <text:p>23</text:p>
          </table:table-cell>
          <table:table-cell/>
          <table:table-cell table:formula="of:=[.B10]-[.$B$2]" office:value-type="float" office:value="157">
            <text:p>157</text:p>
          </table:table-cell>
          <table:table-cell table:formula="of:=[.B10]-[$'2.6.11'.$B$2]" office:value-type="float" office:value="723">
            <text:p>723</text:p>
          </table:table-cell>
          <table:table-cell table:formula="of:=SUM([.$C$2:.C10])" office:value-type="float" office:value="232">
            <text:p>232</text:p>
          </table:table-cell>
        </table:table-row>
      </table:table>
      <table:table table:name="2.6.19"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2">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2">
          <table:table-cell table:style-name="ce1" office:value-type="string">
            <text:p>2.6.19.0</text:p>
          </table:table-cell>
          <table:table-cell table:formula="of:=[$'kernel history'.U2]" office:value-type="date" office:date-value="2006-11-29">
            <text:p>11/29/06</text:p>
          </table:table-cell>
          <table:table-cell table:number-columns-repeated="2"/>
          <table:table-cell table:formula="of:=[.B2]-[.$B$2]" office:value-type="float" office:value="0">
            <text:p>0</text:p>
          </table:table-cell>
          <table:table-cell table:formula="of:=[.B2]-[$'2.6.11'.$B$2]" office:value-type="float" office:value="637">
            <text:p>637</text:p>
          </table:table-cell>
          <table:table-cell office:value-type="float" office:value="0">
            <text:p>0</text:p>
          </table:table-cell>
        </table:table-row>
        <table:table-row table:style-name="ro2">
          <table:table-cell office:value-type="string">
            <text:p>2.6.19.1</text:p>
          </table:table-cell>
          <table:table-cell office:value-type="date" office:date-value="2006-12-11">
            <text:p>12/11/06</text:p>
          </table:table-cell>
          <table:table-cell office:value-type="float" office:value="33">
            <text:p>33</text:p>
          </table:table-cell>
          <table:table-cell/>
          <table:table-cell table:formula="of:=[.B3]-[.$B$2]" office:value-type="float" office:value="12">
            <text:p>12</text:p>
          </table:table-cell>
          <table:table-cell table:formula="of:=[.B3]-[$'2.6.11'.$B$2]" office:value-type="float" office:value="649">
            <text:p>649</text:p>
          </table:table-cell>
          <table:table-cell table:formula="of:=SUM([.$C$2:.C3])" office:value-type="float" office:value="33">
            <text:p>33</text:p>
          </table:table-cell>
        </table:table-row>
        <table:table-row table:style-name="ro2">
          <table:table-cell office:value-type="string">
            <text:p>2.6.19.2</text:p>
          </table:table-cell>
          <table:table-cell office:value-type="date" office:date-value="2007-01-10">
            <text:p>01/10/07</text:p>
          </table:table-cell>
          <table:table-cell office:value-type="float" office:value="52">
            <text:p>52</text:p>
          </table:table-cell>
          <table:table-cell/>
          <table:table-cell table:formula="of:=[.B4]-[.$B$2]" office:value-type="float" office:value="42">
            <text:p>42</text:p>
          </table:table-cell>
          <table:table-cell table:formula="of:=[.B4]-[$'2.6.11'.$B$2]" office:value-type="float" office:value="679">
            <text:p>679</text:p>
          </table:table-cell>
          <table:table-cell table:formula="of:=SUM([.$C$2:.C4])" office:value-type="float" office:value="85">
            <text:p>85</text:p>
          </table:table-cell>
        </table:table-row>
        <table:table-row table:style-name="ro2">
          <table:table-cell office:value-type="string">
            <text:p>2.6.19.3</text:p>
          </table:table-cell>
          <table:table-cell office:value-type="date" office:date-value="2007-02-05">
            <text:p>02/05/07</text:p>
          </table:table-cell>
          <table:table-cell office:value-type="float" office:value="61">
            <text:p>61</text:p>
          </table:table-cell>
          <table:table-cell/>
          <table:table-cell table:formula="of:=[.B5]-[.$B$2]" office:value-type="float" office:value="68">
            <text:p>68</text:p>
          </table:table-cell>
          <table:table-cell table:formula="of:=[.B5]-[$'2.6.11'.$B$2]" office:value-type="float" office:value="705">
            <text:p>705</text:p>
          </table:table-cell>
          <table:table-cell table:formula="of:=SUM([.$C$2:.C5])" office:value-type="float" office:value="146">
            <text:p>146</text:p>
          </table:table-cell>
        </table:table-row>
        <table:table-row table:style-name="ro2">
          <table:table-cell office:value-type="string">
            <text:p>2.6.19.4</text:p>
          </table:table-cell>
          <table:table-cell office:value-type="date" office:date-value="2007-02-19">
            <text:p>02/19/07</text:p>
          </table:table-cell>
          <table:table-cell office:value-type="float" office:value="1">
            <text:p>1</text:p>
          </table:table-cell>
          <table:table-cell/>
          <table:table-cell table:formula="of:=[.B6]-[.$B$2]" office:value-type="float" office:value="82">
            <text:p>82</text:p>
          </table:table-cell>
          <table:table-cell table:formula="of:=[.B6]-[$'2.6.11'.$B$2]" office:value-type="float" office:value="719">
            <text:p>719</text:p>
          </table:table-cell>
          <table:table-cell table:formula="of:=SUM([.$C$2:.C6])" office:value-type="float" office:value="147">
            <text:p>147</text:p>
          </table:table-cell>
        </table:table-row>
        <table:table-row table:style-name="ro2">
          <table:table-cell office:value-type="string">
            <text:p>2.6.19.5</text:p>
          </table:table-cell>
          <table:table-cell office:value-type="date" office:date-value="2007-02-23">
            <text:p>02/23/07</text:p>
          </table:table-cell>
          <table:table-cell office:value-type="float" office:value="20">
            <text:p>20</text:p>
          </table:table-cell>
          <table:table-cell/>
          <table:table-cell table:formula="of:=[.B7]-[.$B$2]" office:value-type="float" office:value="86">
            <text:p>86</text:p>
          </table:table-cell>
          <table:table-cell table:formula="of:=[.B7]-[$'2.6.11'.$B$2]" office:value-type="float" office:value="723">
            <text:p>723</text:p>
          </table:table-cell>
          <table:table-cell table:formula="of:=SUM([.$C$2:.C7])" office:value-type="float" office:value="167">
            <text:p>167</text:p>
          </table:table-cell>
        </table:table-row>
        <table:table-row table:style-name="ro2">
          <table:table-cell office:value-type="string">
            <text:p>2.6.19.6</text:p>
          </table:table-cell>
          <table:table-cell office:value-type="date" office:date-value="2007-03-02">
            <text:p>03/02/07</text:p>
          </table:table-cell>
          <table:table-cell office:value-type="float" office:value="15">
            <text:p>15</text:p>
          </table:table-cell>
          <table:table-cell/>
          <table:table-cell table:formula="of:=[.B8]-[.$B$2]" office:value-type="float" office:value="93">
            <text:p>93</text:p>
          </table:table-cell>
          <table:table-cell table:formula="of:=[.B8]-[$'2.6.11'.$B$2]" office:value-type="float" office:value="730">
            <text:p>730</text:p>
          </table:table-cell>
          <table:table-cell table:formula="of:=SUM([.$C$2:.C8])" office:value-type="float" office:value="182">
            <text:p>182</text:p>
          </table:table-cell>
        </table:table-row>
        <table:table-row table:style-name="ro2">
          <table:table-cell office:value-type="string">
            <text:p>2.6.19.7</text:p>
          </table:table-cell>
          <table:table-cell office:value-type="date" office:date-value="2007-03-02">
            <text:p>03/02/07</text:p>
          </table:table-cell>
          <table:table-cell office:value-type="float" office:value="3">
            <text:p>3</text:p>
          </table:table-cell>
          <table:table-cell/>
          <table:table-cell table:formula="of:=[.B9]-[.$B$2]" office:value-type="float" office:value="93">
            <text:p>93</text:p>
          </table:table-cell>
          <table:table-cell table:formula="of:=[.B9]-[$'2.6.11'.$B$2]" office:value-type="float" office:value="730">
            <text:p>730</text:p>
          </table:table-cell>
          <table:table-cell table:formula="of:=SUM([.$C$2:.C9])" office:value-type="float" office:value="185">
            <text:p>185</text:p>
          </table:table-cell>
        </table:table-row>
      </table:table>
      <table:table table:name="2.6.20"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2">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2">
          <table:table-cell table:style-name="ce1" office:value-type="string">
            <text:p>2.6.20.0</text:p>
          </table:table-cell>
          <table:table-cell table:formula="of:=[$'kernel history'.V2]" office:value-type="date" office:date-value="2007-02-04">
            <text:p>02/04/07</text:p>
          </table:table-cell>
          <table:table-cell table:number-columns-repeated="2"/>
          <table:table-cell table:formula="of:=[.B2]-[.$B$2]" office:value-type="float" office:value="0">
            <text:p>0</text:p>
          </table:table-cell>
          <table:table-cell table:formula="of:=[.B2]-[$'2.6.11'.$B$2]" office:value-type="float" office:value="704">
            <text:p>704</text:p>
          </table:table-cell>
          <table:table-cell table:formula="of:=SUM([.$C$2:.C2])" office:value-type="float" office:value="0">
            <text:p>0</text:p>
          </table:table-cell>
        </table:table-row>
        <table:table-row table:style-name="ro2">
          <table:table-cell office:value-type="string">
            <text:p>2.6.20.1</text:p>
          </table:table-cell>
          <table:table-cell office:value-type="date" office:date-value="2007-02-19">
            <text:p>02/19/07</text:p>
          </table:table-cell>
          <table:table-cell office:value-type="float" office:value="1">
            <text:p>1</text:p>
          </table:table-cell>
          <table:table-cell/>
          <table:table-cell table:formula="of:=[.B3]-[.$B$2]" office:value-type="float" office:value="15">
            <text:p>15</text:p>
          </table:table-cell>
          <table:table-cell table:formula="of:=[.B3]-[$'2.6.11'.$B$2]" office:value-type="float" office:value="719">
            <text:p>719</text:p>
          </table:table-cell>
          <table:table-cell table:formula="of:=SUM([.$C$2:.C3])" office:value-type="float" office:value="1">
            <text:p>1</text:p>
          </table:table-cell>
        </table:table-row>
        <table:table-row table:style-name="ro2">
          <table:table-cell office:value-type="string">
            <text:p>2.6.20.2</text:p>
          </table:table-cell>
          <table:table-cell office:value-type="date" office:date-value="2007-03-09">
            <text:p>03/09/07</text:p>
          </table:table-cell>
          <table:table-cell office:value-type="float" office:value="104">
            <text:p>104</text:p>
          </table:table-cell>
          <table:table-cell/>
          <table:table-cell table:formula="of:=[.B4]-[.$B$2]" office:value-type="float" office:value="33">
            <text:p>33</text:p>
          </table:table-cell>
          <table:table-cell table:formula="of:=[.B4]-[$'2.6.11'.$B$2]" office:value-type="float" office:value="737">
            <text:p>737</text:p>
          </table:table-cell>
          <table:table-cell table:formula="of:=SUM([.$C$2:.C4])" office:value-type="float" office:value="105">
            <text:p>105</text:p>
          </table:table-cell>
        </table:table-row>
        <table:table-row table:style-name="ro2">
          <table:table-cell office:value-type="string">
            <text:p>2.6.20.3</text:p>
          </table:table-cell>
          <table:table-cell office:value-type="date" office:date-value="2007-03-13">
            <text:p>03/13/07</text:p>
          </table:table-cell>
          <table:table-cell office:value-type="float" office:value="19">
            <text:p>19</text:p>
          </table:table-cell>
          <table:table-cell/>
          <table:table-cell table:formula="of:=[.B5]-[.$B$2]" office:value-type="float" office:value="37">
            <text:p>37</text:p>
          </table:table-cell>
          <table:table-cell table:formula="of:=[.B5]-[$'2.6.11'.$B$2]" office:value-type="float" office:value="741">
            <text:p>741</text:p>
          </table:table-cell>
          <table:table-cell table:formula="of:=SUM([.$C$2:.C5])" office:value-type="float" office:value="124">
            <text:p>124</text:p>
          </table:table-cell>
        </table:table-row>
        <table:table-row table:style-name="ro2">
          <table:table-cell office:value-type="string">
            <text:p>2.6.20.4</text:p>
          </table:table-cell>
          <table:table-cell office:value-type="date" office:date-value="2007-03-23">
            <text:p>03/23/07</text:p>
          </table:table-cell>
          <table:table-cell office:value-type="float" office:value="33">
            <text:p>33</text:p>
          </table:table-cell>
          <table:table-cell/>
          <table:table-cell table:formula="of:=[.B6]-[.$B$2]" office:value-type="float" office:value="47">
            <text:p>47</text:p>
          </table:table-cell>
          <table:table-cell table:formula="of:=[.B6]-[$'2.6.11'.$B$2]" office:value-type="float" office:value="751">
            <text:p>751</text:p>
          </table:table-cell>
          <table:table-cell table:formula="of:=SUM([.$C$2:.C6])" office:value-type="float" office:value="157">
            <text:p>157</text:p>
          </table:table-cell>
        </table:table-row>
        <table:table-row table:style-name="ro2">
          <table:table-cell office:value-type="string">
            <text:p>2.6.20.5</text:p>
          </table:table-cell>
          <table:table-cell office:value-type="date" office:date-value="2007-04-06">
            <text:p>04/06/07</text:p>
          </table:table-cell>
          <table:table-cell office:value-type="float" office:value="38">
            <text:p>38</text:p>
          </table:table-cell>
          <table:table-cell/>
          <table:table-cell table:formula="of:=[.B7]-[.$B$2]" office:value-type="float" office:value="61">
            <text:p>61</text:p>
          </table:table-cell>
          <table:table-cell table:formula="of:=[.B7]-[$'2.6.11'.$B$2]" office:value-type="float" office:value="765">
            <text:p>765</text:p>
          </table:table-cell>
          <table:table-cell table:formula="of:=SUM([.$C$2:.C7])" office:value-type="float" office:value="195">
            <text:p>195</text:p>
          </table:table-cell>
        </table:table-row>
        <table:table-row table:style-name="ro2">
          <table:table-cell office:value-type="string">
            <text:p>2.6.20.6</text:p>
          </table:table-cell>
          <table:table-cell office:value-type="date" office:date-value="2007-04-06">
            <text:p>04/06/07</text:p>
          </table:table-cell>
          <table:table-cell office:value-type="float" office:value="2">
            <text:p>2</text:p>
          </table:table-cell>
          <table:table-cell/>
          <table:table-cell table:formula="of:=[.B8]-[.$B$2]" office:value-type="float" office:value="61">
            <text:p>61</text:p>
          </table:table-cell>
          <table:table-cell table:formula="of:=[.B8]-[$'2.6.11'.$B$2]" office:value-type="float" office:value="765">
            <text:p>765</text:p>
          </table:table-cell>
          <table:table-cell table:formula="of:=SUM([.$C$2:.C8])" office:value-type="float" office:value="197">
            <text:p>197</text:p>
          </table:table-cell>
        </table:table-row>
        <table:table-row table:style-name="ro2">
          <table:table-cell office:value-type="string">
            <text:p>2.6.20.7</text:p>
          </table:table-cell>
          <table:table-cell office:value-type="date" office:date-value="2007-04-13">
            <text:p>04/13/07</text:p>
          </table:table-cell>
          <table:table-cell office:value-type="float" office:value="31">
            <text:p>31</text:p>
          </table:table-cell>
          <table:table-cell/>
          <table:table-cell table:formula="of:=[.B9]-[.$B$2]" office:value-type="float" office:value="68">
            <text:p>68</text:p>
          </table:table-cell>
          <table:table-cell table:formula="of:=[.B9]-[$'2.6.11'.$B$2]" office:value-type="float" office:value="772">
            <text:p>772</text:p>
          </table:table-cell>
          <table:table-cell table:formula="of:=SUM([.$C$2:.C9])" office:value-type="float" office:value="228">
            <text:p>228</text:p>
          </table:table-cell>
        </table:table-row>
        <table:table-row table:style-name="ro2">
          <table:table-cell office:value-type="string">
            <text:p>2.6.20.8</text:p>
          </table:table-cell>
          <table:table-cell office:value-type="date" office:date-value="2007-04-25">
            <text:p>04/25/07</text:p>
          </table:table-cell>
          <table:table-cell office:value-type="float" office:value="1">
            <text:p>1</text:p>
          </table:table-cell>
          <table:table-cell/>
          <table:table-cell table:formula="of:=[.B10]-[.$B$2]" office:value-type="float" office:value="80">
            <text:p>80</text:p>
          </table:table-cell>
          <table:table-cell table:formula="of:=[.B10]-[$'2.6.11'.$B$2]" office:value-type="float" office:value="784">
            <text:p>784</text:p>
          </table:table-cell>
          <table:table-cell table:formula="of:=SUM([.$C$2:.C10])" office:value-type="float" office:value="229">
            <text:p>229</text:p>
          </table:table-cell>
        </table:table-row>
        <table:table-row table:style-name="ro2">
          <table:table-cell office:value-type="string">
            <text:p>2.6.20.9</text:p>
          </table:table-cell>
          <table:table-cell office:value-type="date" office:date-value="2007-04-25">
            <text:p>04/25/07</text:p>
          </table:table-cell>
          <table:table-cell office:value-type="float" office:value="1">
            <text:p>1</text:p>
          </table:table-cell>
          <table:table-cell/>
          <table:table-cell table:formula="of:=[.B11]-[.$B$2]" office:value-type="float" office:value="80">
            <text:p>80</text:p>
          </table:table-cell>
          <table:table-cell table:formula="of:=[.B11]-[$'2.6.11'.$B$2]" office:value-type="float" office:value="784">
            <text:p>784</text:p>
          </table:table-cell>
          <table:table-cell table:formula="of:=SUM([.$C$2:.C11])" office:value-type="float" office:value="230">
            <text:p>230</text:p>
          </table:table-cell>
        </table:table-row>
        <table:table-row table:style-name="ro2">
          <table:table-cell office:value-type="string">
            <text:p>2.6.20.10</text:p>
          </table:table-cell>
          <table:table-cell office:value-type="date" office:date-value="2007-04-27">
            <text:p>04/27/07</text:p>
          </table:table-cell>
          <table:table-cell office:value-type="float" office:value="2">
            <text:p>2</text:p>
          </table:table-cell>
          <table:table-cell/>
          <table:table-cell table:formula="of:=[.B12]-[.$B$2]" office:value-type="float" office:value="82">
            <text:p>82</text:p>
          </table:table-cell>
          <table:table-cell table:formula="of:=[.B12]-[$'2.6.11'.$B$2]" office:value-type="float" office:value="786">
            <text:p>786</text:p>
          </table:table-cell>
          <table:table-cell table:formula="of:=SUM([.$C$2:.C12])" office:value-type="float" office:value="232">
            <text:p>232</text:p>
          </table:table-cell>
        </table:table-row>
        <table:table-row table:style-name="ro2">
          <table:table-cell office:value-type="string">
            <text:p>2.6.20.11</text:p>
          </table:table-cell>
          <table:table-cell office:value-type="date" office:date-value="2007-05-01">
            <text:p>05/01/07</text:p>
          </table:table-cell>
          <table:table-cell office:value-type="float" office:value="33">
            <text:p>33</text:p>
          </table:table-cell>
          <table:table-cell/>
          <table:table-cell table:formula="of:=[.B13]-[.$B$2]" office:value-type="float" office:value="86">
            <text:p>86</text:p>
          </table:table-cell>
          <table:table-cell table:formula="of:=[.B13]-[$'2.6.11'.$B$2]" office:value-type="float" office:value="790">
            <text:p>790</text:p>
          </table:table-cell>
          <table:table-cell table:formula="of:=SUM([.$C$2:.C13])" office:value-type="float" office:value="265">
            <text:p>265</text:p>
          </table:table-cell>
        </table:table-row>
        <table:table-row table:style-name="ro2">
          <table:table-cell office:value-type="string">
            <text:p>2.6.20.12</text:p>
          </table:table-cell>
          <table:table-cell office:value-type="date" office:date-value="2007-05-24">
            <text:p>05/24/07</text:p>
          </table:table-cell>
          <table:table-cell office:value-type="float" office:value="1">
            <text:p>1</text:p>
          </table:table-cell>
          <table:table-cell/>
          <table:table-cell table:formula="of:=[.B14]-[.$B$2]" office:value-type="float" office:value="109">
            <text:p>109</text:p>
          </table:table-cell>
          <table:table-cell table:formula="of:=[.B14]-[$'2.6.11'.$B$2]" office:value-type="float" office:value="813">
            <text:p>813</text:p>
          </table:table-cell>
          <table:table-cell table:formula="of:=SUM([.$C$2:.C14])" office:value-type="float" office:value="266">
            <text:p>266</text:p>
          </table:table-cell>
        </table:table-row>
        <table:table-row table:style-name="ro2">
          <table:table-cell office:value-type="string">
            <text:p>2.6.20.13</text:p>
          </table:table-cell>
          <table:table-cell office:value-type="date" office:date-value="2007-06-07">
            <text:p>06/07/07</text:p>
          </table:table-cell>
          <table:table-cell office:value-type="float" office:value="4">
            <text:p>4</text:p>
          </table:table-cell>
          <table:table-cell/>
          <table:table-cell table:formula="of:=[.B15]-[.$B$2]" office:value-type="float" office:value="123">
            <text:p>123</text:p>
          </table:table-cell>
          <table:table-cell table:formula="of:=[.B15]-[$'2.6.11'.$B$2]" office:value-type="float" office:value="827">
            <text:p>827</text:p>
          </table:table-cell>
          <table:table-cell table:formula="of:=SUM([.$C$2:.C15])" office:value-type="float" office:value="270">
            <text:p>270</text:p>
          </table:table-cell>
        </table:table-row>
        <table:table-row table:style-name="ro2">
          <table:table-cell office:value-type="string">
            <text:p>2.6.20.14</text:p>
          </table:table-cell>
          <table:table-cell office:value-type="date" office:date-value="2007-06-11">
            <text:p>06/11/07</text:p>
          </table:table-cell>
          <table:table-cell office:value-type="float" office:value="33">
            <text:p>33</text:p>
          </table:table-cell>
          <table:table-cell/>
          <table:table-cell table:formula="of:=[.B16]-[.$B$2]" office:value-type="float" office:value="127">
            <text:p>127</text:p>
          </table:table-cell>
          <table:table-cell table:formula="of:=[.B16]-[$'2.6.11'.$B$2]" office:value-type="float" office:value="831">
            <text:p>831</text:p>
          </table:table-cell>
          <table:table-cell table:formula="of:=SUM([.$C$2:.C16])" office:value-type="float" office:value="303">
            <text:p>303</text:p>
          </table:table-cell>
        </table:table-row>
        <table:table-row table:style-name="ro2">
          <table:table-cell office:value-type="string">
            <text:p>2.6.20.15</text:p>
          </table:table-cell>
          <table:table-cell office:value-type="date" office:date-value="2007-07-06">
            <text:p>07/06/07</text:p>
          </table:table-cell>
          <table:table-cell office:value-type="float" office:value="1">
            <text:p>1</text:p>
          </table:table-cell>
          <table:table-cell/>
          <table:table-cell table:formula="of:=[.B17]-[.$B$2]" office:value-type="float" office:value="152">
            <text:p>152</text:p>
          </table:table-cell>
          <table:table-cell table:formula="of:=[.B17]-[$'2.6.11'.$B$2]" office:value-type="float" office:value="856">
            <text:p>856</text:p>
          </table:table-cell>
          <table:table-cell table:formula="of:=SUM([.$C$2:.C17])" office:value-type="float" office:value="304">
            <text:p>304</text:p>
          </table:table-cell>
        </table:table-row>
        <table:table-row table:style-name="ro2">
          <table:table-cell office:value-type="string">
            <text:p>2.6.20.16</text:p>
          </table:table-cell>
          <table:table-cell office:value-type="date" office:date-value="2007-08-15">
            <text:p>08/15/07</text:p>
          </table:table-cell>
          <table:table-cell office:value-type="float" office:value="27">
            <text:p>27</text:p>
          </table:table-cell>
          <table:table-cell/>
          <table:table-cell table:formula="of:=[.B18]-[.$B$2]" office:value-type="float" office:value="192">
            <text:p>192</text:p>
          </table:table-cell>
          <table:table-cell table:formula="of:=[.B18]-[$'2.6.11'.$B$2]" office:value-type="float" office:value="896">
            <text:p>896</text:p>
          </table:table-cell>
          <table:table-cell table:formula="of:=SUM([.$C$2:.C18])" office:value-type="float" office:value="331">
            <text:p>331</text:p>
          </table:table-cell>
        </table:table-row>
        <table:table-row table:style-name="ro2">
          <table:table-cell office:value-type="string">
            <text:p>2.6.20.17</text:p>
          </table:table-cell>
          <table:table-cell office:value-type="date" office:date-value="2007-08-25">
            <text:p>08/25/07</text:p>
          </table:table-cell>
          <table:table-cell office:value-type="float" office:value="57">
            <text:p>57</text:p>
          </table:table-cell>
          <table:table-cell/>
          <table:table-cell table:formula="of:=[.B19]-[.$B$2]" office:value-type="float" office:value="202">
            <text:p>202</text:p>
          </table:table-cell>
          <table:table-cell table:formula="of:=[.B19]-[$'2.6.11'.$B$2]" office:value-type="float" office:value="906">
            <text:p>906</text:p>
          </table:table-cell>
          <table:table-cell table:formula="of:=SUM([.$C$2:.C19])" office:value-type="float" office:value="388">
            <text:p>388</text:p>
          </table:table-cell>
        </table:table-row>
        <table:table-row table:style-name="ro2">
          <table:table-cell office:value-type="string">
            <text:p>2.6.20.18</text:p>
          </table:table-cell>
          <table:table-cell office:value-type="date" office:date-value="2007-08-28">
            <text:p>08/28/07</text:p>
          </table:table-cell>
          <table:table-cell office:value-type="float" office:value="3">
            <text:p>3</text:p>
          </table:table-cell>
          <table:table-cell/>
          <table:table-cell table:formula="of:=[.B20]-[.$B$2]" office:value-type="float" office:value="205">
            <text:p>205</text:p>
          </table:table-cell>
          <table:table-cell table:formula="of:=[.B20]-[$'2.6.11'.$B$2]" office:value-type="float" office:value="909">
            <text:p>909</text:p>
          </table:table-cell>
          <table:table-cell table:formula="of:=SUM([.$C$2:.C20])" office:value-type="float" office:value="391">
            <text:p>391</text:p>
          </table:table-cell>
        </table:table-row>
        <table:table-row table:style-name="ro2">
          <table:table-cell office:value-type="string">
            <text:p>2.6.20.19</text:p>
          </table:table-cell>
          <table:table-cell office:value-type="date" office:date-value="2007-09-08">
            <text:p>09/08/07</text:p>
          </table:table-cell>
          <table:table-cell office:value-type="float" office:value="1">
            <text:p>1</text:p>
          </table:table-cell>
          <table:table-cell/>
          <table:table-cell table:formula="of:=[.B21]-[.$B$2]" office:value-type="float" office:value="216">
            <text:p>216</text:p>
          </table:table-cell>
          <table:table-cell table:formula="of:=[.B21]-[$'2.6.11'.$B$2]" office:value-type="float" office:value="920">
            <text:p>920</text:p>
          </table:table-cell>
          <table:table-cell table:formula="of:=SUM([.$C$2:.C21])" office:value-type="float" office:value="392">
            <text:p>392</text:p>
          </table:table-cell>
        </table:table-row>
        <table:table-row table:style-name="ro2">
          <table:table-cell office:value-type="string">
            <text:p>2.6.20.20</text:p>
          </table:table-cell>
          <table:table-cell office:value-type="date" office:date-value="2007-09-23">
            <text:p>09/23/07</text:p>
          </table:table-cell>
          <table:table-cell office:value-type="float" office:value="2">
            <text:p>2</text:p>
          </table:table-cell>
          <table:table-cell/>
          <table:table-cell table:formula="of:=[.B22]-[.$B$2]" office:value-type="float" office:value="231">
            <text:p>231</text:p>
          </table:table-cell>
          <table:table-cell table:formula="of:=[.B22]-[$'2.6.11'.$B$2]" office:value-type="float" office:value="935">
            <text:p>935</text:p>
          </table:table-cell>
          <table:table-cell table:formula="of:=SUM([.$C$2:.C22])" office:value-type="float" office:value="394">
            <text:p>394</text:p>
          </table:table-cell>
        </table:table-row>
        <table:table-row table:style-name="ro2">
          <table:table-cell office:value-type="string">
            <text:p>2.6.20.21</text:p>
          </table:table-cell>
          <table:table-cell office:value-type="date" office:date-value="2007-10-17">
            <text:p>10/17/07</text:p>
          </table:table-cell>
          <table:table-cell office:value-type="float" office:value="33">
            <text:p>33</text:p>
          </table:table-cell>
          <table:table-cell/>
          <table:table-cell table:formula="of:=[.B23]-[.$B$2]" office:value-type="float" office:value="255">
            <text:p>255</text:p>
          </table:table-cell>
          <table:table-cell table:formula="of:=[.B23]-[$'2.6.11'.$B$2]" office:value-type="float" office:value="959">
            <text:p>959</text:p>
          </table:table-cell>
          <table:table-cell table:formula="of:=SUM([.$C$2:.C23])" office:value-type="float" office:value="427">
            <text:p>427</text:p>
          </table:table-cell>
        </table:table-row>
      </table:table>
      <table:table table:name="2.6.21"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2">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2">
          <table:table-cell table:style-name="ce1" office:value-type="string">
            <text:p>2.6.21.0</text:p>
          </table:table-cell>
          <table:table-cell table:formula="of:=[$'kernel history'.W2]" office:value-type="date" office:date-value="2007-04-25">
            <text:p>04/25/07</text:p>
          </table:table-cell>
          <table:table-cell table:number-columns-repeated="2"/>
          <table:table-cell table:formula="of:=[.B2]-[.$B$2]" office:value-type="float" office:value="0">
            <text:p>0</text:p>
          </table:table-cell>
          <table:table-cell table:formula="of:=[.B2]-[$'2.6.11'.$B$2]" office:value-type="float" office:value="784">
            <text:p>784</text:p>
          </table:table-cell>
          <table:table-cell table:formula="of:=SUM([.$C$2:.C2])" office:value-type="float" office:value="0">
            <text:p>0</text:p>
          </table:table-cell>
        </table:table-row>
        <table:table-row table:style-name="ro2">
          <table:table-cell office:value-type="string">
            <text:p>2.6.21.1</text:p>
          </table:table-cell>
          <table:table-cell office:value-type="date" office:date-value="2007-04-27">
            <text:p>04/27/07</text:p>
          </table:table-cell>
          <table:table-cell office:value-type="float" office:value="2">
            <text:p>2</text:p>
          </table:table-cell>
          <table:table-cell/>
          <table:table-cell table:formula="of:=[.B3]-[.$B$2]" office:value-type="float" office:value="2">
            <text:p>2</text:p>
          </table:table-cell>
          <table:table-cell table:formula="of:=[.B3]-[$'2.6.11'.$B$2]" office:value-type="float" office:value="786">
            <text:p>786</text:p>
          </table:table-cell>
          <table:table-cell table:formula="of:=SUM([.$C$2:.C3])" office:value-type="float" office:value="2">
            <text:p>2</text:p>
          </table:table-cell>
        </table:table-row>
        <table:table-row table:style-name="ro2">
          <table:table-cell office:value-type="string">
            <text:p>2.6.21.2</text:p>
          </table:table-cell>
          <table:table-cell office:value-type="date" office:date-value="2007-05-23">
            <text:p>05/23/07</text:p>
          </table:table-cell>
          <table:table-cell office:value-type="float" office:value="68">
            <text:p>68</text:p>
          </table:table-cell>
          <table:table-cell/>
          <table:table-cell table:formula="of:=[.B4]-[.$B$2]" office:value-type="float" office:value="28">
            <text:p>28</text:p>
          </table:table-cell>
          <table:table-cell table:formula="of:=[.B4]-[$'2.6.11'.$B$2]" office:value-type="float" office:value="812">
            <text:p>812</text:p>
          </table:table-cell>
          <table:table-cell table:formula="of:=SUM([.$C$2:.C4])" office:value-type="float" office:value="70">
            <text:p>70</text:p>
          </table:table-cell>
        </table:table-row>
        <table:table-row table:style-name="ro2">
          <table:table-cell office:value-type="string">
            <text:p>2.6.21.3</text:p>
          </table:table-cell>
          <table:table-cell office:value-type="date" office:date-value="2007-05-24">
            <text:p>05/24/07</text:p>
          </table:table-cell>
          <table:table-cell office:value-type="float" office:value="1">
            <text:p>1</text:p>
          </table:table-cell>
          <table:table-cell/>
          <table:table-cell table:formula="of:=[.B5]-[.$B$2]" office:value-type="float" office:value="29">
            <text:p>29</text:p>
          </table:table-cell>
          <table:table-cell table:formula="of:=[.B5]-[$'2.6.11'.$B$2]" office:value-type="float" office:value="813">
            <text:p>813</text:p>
          </table:table-cell>
          <table:table-cell table:formula="of:=SUM([.$C$2:.C5])" office:value-type="float" office:value="71">
            <text:p>71</text:p>
          </table:table-cell>
        </table:table-row>
        <table:table-row table:style-name="ro2">
          <table:table-cell office:value-type="string">
            <text:p>2.6.21.4</text:p>
          </table:table-cell>
          <table:table-cell office:value-type="date" office:date-value="2007-06-07">
            <text:p>06/07/07</text:p>
          </table:table-cell>
          <table:table-cell office:value-type="float" office:value="4">
            <text:p>4</text:p>
          </table:table-cell>
          <table:table-cell/>
          <table:table-cell table:formula="of:=[.B6]-[.$B$2]" office:value-type="float" office:value="43">
            <text:p>43</text:p>
          </table:table-cell>
          <table:table-cell table:formula="of:=[.B6]-[$'2.6.11'.$B$2]" office:value-type="float" office:value="827">
            <text:p>827</text:p>
          </table:table-cell>
          <table:table-cell table:formula="of:=SUM([.$C$2:.C6])" office:value-type="float" office:value="75">
            <text:p>75</text:p>
          </table:table-cell>
        </table:table-row>
        <table:table-row table:style-name="ro2">
          <table:table-cell office:value-type="string">
            <text:p>2.6.21.5</text:p>
          </table:table-cell>
          <table:table-cell office:value-type="date" office:date-value="2007-06-11">
            <text:p>06/11/07</text:p>
          </table:table-cell>
          <table:table-cell office:value-type="float" office:value="53">
            <text:p>53</text:p>
          </table:table-cell>
          <table:table-cell/>
          <table:table-cell table:formula="of:=[.B7]-[.$B$2]" office:value-type="float" office:value="47">
            <text:p>47</text:p>
          </table:table-cell>
          <table:table-cell table:formula="of:=[.B7]-[$'2.6.11'.$B$2]" office:value-type="float" office:value="831">
            <text:p>831</text:p>
          </table:table-cell>
          <table:table-cell table:formula="of:=SUM([.$C$2:.C7])" office:value-type="float" office:value="128">
            <text:p>128</text:p>
          </table:table-cell>
        </table:table-row>
        <table:table-row table:style-name="ro2">
          <table:table-cell office:value-type="string">
            <text:p>2.6.21.6</text:p>
          </table:table-cell>
          <table:table-cell office:value-type="date" office:date-value="2007-07-06">
            <text:p>07/06/07</text:p>
          </table:table-cell>
          <table:table-cell office:value-type="float" office:value="1">
            <text:p>1</text:p>
          </table:table-cell>
          <table:table-cell/>
          <table:table-cell table:formula="of:=[.B8]-[.$B$2]" office:value-type="float" office:value="72">
            <text:p>72</text:p>
          </table:table-cell>
          <table:table-cell table:formula="of:=[.B8]-[$'2.6.11'.$B$2]" office:value-type="float" office:value="856">
            <text:p>856</text:p>
          </table:table-cell>
          <table:table-cell table:formula="of:=SUM([.$C$2:.C8])" office:value-type="float" office:value="129">
            <text:p>129</text:p>
          </table:table-cell>
        </table:table-row>
        <table:table-row table:style-name="ro2">
          <table:table-cell office:value-type="string">
            <text:p>2.6.21.7</text:p>
          </table:table-cell>
          <table:table-cell office:value-type="date" office:date-value="2007-08-04">
            <text:p>08/04/07</text:p>
          </table:table-cell>
          <table:table-cell office:value-type="float" office:value="26">
            <text:p>26</text:p>
          </table:table-cell>
          <table:table-cell/>
          <table:table-cell table:formula="of:=[.B9]-[.$B$2]" office:value-type="float" office:value="101">
            <text:p>101</text:p>
          </table:table-cell>
          <table:table-cell table:formula="of:=[.B9]-[$'2.6.11'.$B$2]" office:value-type="float" office:value="885">
            <text:p>885</text:p>
          </table:table-cell>
          <table:table-cell table:formula="of:=SUM([.$C$2:.C9])" office:value-type="float" office:value="155">
            <text:p>155</text:p>
          </table:table-cell>
        </table:table-row>
      </table:table>
      <table:table table:name="2.6.22"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2">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2">
          <table:table-cell table:style-name="ce1" office:value-type="string">
            <text:p>2.6.22.0</text:p>
          </table:table-cell>
          <table:table-cell table:formula="of:=[$'kernel history'.X2]" office:value-type="date" office:date-value="2007-07-08">
            <text:p>07/08/07</text:p>
          </table:table-cell>
          <table:table-cell table:number-columns-repeated="2"/>
          <table:table-cell table:formula="of:=[.B2]-[.$B$2]" office:value-type="float" office:value="0">
            <text:p>0</text:p>
          </table:table-cell>
          <table:table-cell table:formula="of:=[.B2]-[$'2.6.11'.$B$2]" office:value-type="float" office:value="858">
            <text:p>858</text:p>
          </table:table-cell>
          <table:table-cell table:formula="of:=SUM([.$C$2:.C2])" office:value-type="float" office:value="0">
            <text:p>0</text:p>
          </table:table-cell>
        </table:table-row>
        <table:table-row table:style-name="ro2">
          <table:table-cell office:value-type="string">
            <text:p>2.6.22.1</text:p>
          </table:table-cell>
          <table:table-cell office:value-type="date" office:date-value="2007-07-10">
            <text:p>07/10/07</text:p>
          </table:table-cell>
          <table:table-cell office:value-type="float" office:value="1">
            <text:p>1</text:p>
          </table:table-cell>
          <table:table-cell/>
          <table:table-cell table:formula="of:=[.B3]-[.$B$2]" office:value-type="float" office:value="2">
            <text:p>2</text:p>
          </table:table-cell>
          <table:table-cell table:formula="of:=[.B3]-[$'2.6.11'.$B$2]" office:value-type="float" office:value="860">
            <text:p>860</text:p>
          </table:table-cell>
          <table:table-cell table:formula="of:=SUM([.$C$2:.C3])" office:value-type="float" office:value="1">
            <text:p>1</text:p>
          </table:table-cell>
        </table:table-row>
        <table:table-row table:style-name="ro2">
          <table:table-cell office:value-type="string">
            <text:p>2.6.22.2</text:p>
          </table:table-cell>
          <table:table-cell office:value-type="date" office:date-value="2007-08-09">
            <text:p>08/09/07</text:p>
          </table:table-cell>
          <table:table-cell office:value-type="float" office:value="85">
            <text:p>85</text:p>
          </table:table-cell>
          <table:table-cell/>
          <table:table-cell table:formula="of:=[.B4]-[.$B$2]" office:value-type="float" office:value="32">
            <text:p>32</text:p>
          </table:table-cell>
          <table:table-cell table:formula="of:=[.B4]-[$'2.6.11'.$B$2]" office:value-type="float" office:value="890">
            <text:p>890</text:p>
          </table:table-cell>
          <table:table-cell table:formula="of:=SUM([.$C$2:.C4])" office:value-type="float" office:value="86">
            <text:p>86</text:p>
          </table:table-cell>
        </table:table-row>
        <table:table-row table:style-name="ro2">
          <table:table-cell office:value-type="string">
            <text:p>2.6.22.3</text:p>
          </table:table-cell>
          <table:table-cell office:value-type="date" office:date-value="2007-08-15">
            <text:p>08/15/07</text:p>
          </table:table-cell>
          <table:table-cell office:value-type="float" office:value="12">
            <text:p>12</text:p>
          </table:table-cell>
          <table:table-cell/>
          <table:table-cell table:formula="of:=[.B5]-[.$B$2]" office:value-type="float" office:value="38">
            <text:p>38</text:p>
          </table:table-cell>
          <table:table-cell table:formula="of:=[.B5]-[$'2.6.11'.$B$2]" office:value-type="float" office:value="896">
            <text:p>896</text:p>
          </table:table-cell>
          <table:table-cell table:formula="of:=SUM([.$C$2:.C5])" office:value-type="float" office:value="98">
            <text:p>98</text:p>
          </table:table-cell>
        </table:table-row>
        <table:table-row table:style-name="ro2">
          <table:table-cell office:value-type="string">
            <text:p>2.6.22.4</text:p>
          </table:table-cell>
          <table:table-cell office:value-type="date" office:date-value="2007-08-20">
            <text:p>08/20/07</text:p>
          </table:table-cell>
          <table:table-cell office:value-type="float" office:value="1">
            <text:p>1</text:p>
          </table:table-cell>
          <table:table-cell/>
          <table:table-cell table:formula="of:=[.B6]-[.$B$2]" office:value-type="float" office:value="43">
            <text:p>43</text:p>
          </table:table-cell>
          <table:table-cell table:formula="of:=[.B6]-[$'2.6.11'.$B$2]" office:value-type="float" office:value="901">
            <text:p>901</text:p>
          </table:table-cell>
          <table:table-cell table:formula="of:=SUM([.$C$2:.C6])" office:value-type="float" office:value="99">
            <text:p>99</text:p>
          </table:table-cell>
        </table:table-row>
        <table:table-row table:style-name="ro2">
          <table:table-cell office:value-type="string">
            <text:p>2.6.22.5</text:p>
          </table:table-cell>
          <table:table-cell office:value-type="date" office:date-value="2007-08-22">
            <text:p>08/22/07</text:p>
          </table:table-cell>
          <table:table-cell office:value-type="float" office:value="20">
            <text:p>20</text:p>
          </table:table-cell>
          <table:table-cell/>
          <table:table-cell table:formula="of:=[.B7]-[.$B$2]" office:value-type="float" office:value="45">
            <text:p>45</text:p>
          </table:table-cell>
          <table:table-cell table:formula="of:=[.B7]-[$'2.6.11'.$B$2]" office:value-type="float" office:value="903">
            <text:p>903</text:p>
          </table:table-cell>
          <table:table-cell table:formula="of:=SUM([.$C$2:.C7])" office:value-type="float" office:value="119">
            <text:p>119</text:p>
          </table:table-cell>
        </table:table-row>
        <table:table-row table:style-name="ro2">
          <table:table-cell office:value-type="string">
            <text:p>2.6.22.6</text:p>
          </table:table-cell>
          <table:table-cell office:value-type="date" office:date-value="2007-08-30">
            <text:p>08/30/07</text:p>
          </table:table-cell>
          <table:table-cell office:value-type="float" office:value="29">
            <text:p>29</text:p>
          </table:table-cell>
          <table:table-cell/>
          <table:table-cell table:formula="of:=[.B8]-[.$B$2]" office:value-type="float" office:value="53">
            <text:p>53</text:p>
          </table:table-cell>
          <table:table-cell table:formula="of:=[.B8]-[$'2.6.11'.$B$2]" office:value-type="float" office:value="911">
            <text:p>911</text:p>
          </table:table-cell>
          <table:table-cell table:formula="of:=SUM([.$C$2:.C8])" office:value-type="float" office:value="148">
            <text:p>148</text:p>
          </table:table-cell>
        </table:table-row>
        <table:table-row table:style-name="ro2">
          <table:table-cell office:value-type="string">
            <text:p>2.6.22.7</text:p>
          </table:table-cell>
          <table:table-cell office:value-type="date" office:date-value="2007-09-21">
            <text:p>09/21/07</text:p>
          </table:table-cell>
          <table:table-cell office:value-type="float" office:value="1">
            <text:p>1</text:p>
          </table:table-cell>
          <table:table-cell/>
          <table:table-cell table:formula="of:=[.B9]-[.$B$2]" office:value-type="float" office:value="75">
            <text:p>75</text:p>
          </table:table-cell>
          <table:table-cell table:formula="of:=[.B9]-[$'2.6.11'.$B$2]" office:value-type="float" office:value="933">
            <text:p>933</text:p>
          </table:table-cell>
          <table:table-cell table:formula="of:=SUM([.$C$2:.C9])" office:value-type="float" office:value="149">
            <text:p>149</text:p>
          </table:table-cell>
        </table:table-row>
        <table:table-row table:style-name="ro2">
          <table:table-cell office:value-type="string">
            <text:p>2.6.22.8</text:p>
          </table:table-cell>
          <table:table-cell office:value-type="date" office:date-value="2007-09-24">
            <text:p>09/24/07</text:p>
          </table:table-cell>
          <table:table-cell office:value-type="float" office:value="1">
            <text:p>1</text:p>
          </table:table-cell>
          <table:table-cell/>
          <table:table-cell table:formula="of:=[.B10]-[.$B$2]" office:value-type="float" office:value="78">
            <text:p>78</text:p>
          </table:table-cell>
          <table:table-cell table:formula="of:=[.B10]-[$'2.6.11'.$B$2]" office:value-type="float" office:value="936">
            <text:p>936</text:p>
          </table:table-cell>
          <table:table-cell table:formula="of:=SUM([.$C$2:.C10])" office:value-type="float" office:value="150">
            <text:p>150</text:p>
          </table:table-cell>
        </table:table-row>
        <table:table-row table:style-name="ro2">
          <table:table-cell office:value-type="string">
            <text:p>2.6.22.9</text:p>
          </table:table-cell>
          <table:table-cell office:value-type="date" office:date-value="2007-09-26">
            <text:p>09/26/07</text:p>
          </table:table-cell>
          <table:table-cell office:value-type="float" office:value="51">
            <text:p>51</text:p>
          </table:table-cell>
          <table:table-cell/>
          <table:table-cell table:formula="of:=[.B11]-[.$B$2]" office:value-type="float" office:value="80">
            <text:p>80</text:p>
          </table:table-cell>
          <table:table-cell table:formula="of:=[.B11]-[$'2.6.11'.$B$2]" office:value-type="float" office:value="938">
            <text:p>938</text:p>
          </table:table-cell>
          <table:table-cell table:formula="of:=SUM([.$C$2:.C11])" office:value-type="float" office:value="201">
            <text:p>201</text:p>
          </table:table-cell>
        </table:table-row>
        <table:table-row table:style-name="ro2">
          <table:table-cell office:value-type="string">
            <text:p>2.6.22.10</text:p>
          </table:table-cell>
          <table:table-cell office:value-type="date" office:date-value="2007-10-10">
            <text:p>10/10/07</text:p>
          </table:table-cell>
          <table:table-cell office:value-type="float" office:value="13">
            <text:p>13</text:p>
          </table:table-cell>
          <table:table-cell/>
          <table:table-cell table:formula="of:=[.B12]-[.$B$2]" office:value-type="float" office:value="94">
            <text:p>94</text:p>
          </table:table-cell>
          <table:table-cell table:formula="of:=[.B12]-[$'2.6.11'.$B$2]" office:value-type="float" office:value="952">
            <text:p>952</text:p>
          </table:table-cell>
          <table:table-cell table:formula="of:=SUM([.$C$2:.C12])" office:value-type="float" office:value="214">
            <text:p>214</text:p>
          </table:table-cell>
        </table:table-row>
        <table:table-row table:style-name="ro2">
          <table:table-cell office:value-type="string">
            <text:p>2.6.22.11</text:p>
          </table:table-cell>
          <table:table-cell office:value-type="date" office:date-value="2007-11-02">
            <text:p>11/02/07</text:p>
          </table:table-cell>
          <table:table-cell office:value-type="float" office:value="27">
            <text:p>27</text:p>
          </table:table-cell>
          <table:table-cell/>
          <table:table-cell table:formula="of:=[.B13]-[.$B$2]" office:value-type="float" office:value="117">
            <text:p>117</text:p>
          </table:table-cell>
          <table:table-cell table:formula="of:=[.B13]-[$'2.6.11'.$B$2]" office:value-type="float" office:value="975">
            <text:p>975</text:p>
          </table:table-cell>
          <table:table-cell table:formula="of:=SUM([.$C$2:.C13])" office:value-type="float" office:value="241">
            <text:p>241</text:p>
          </table:table-cell>
        </table:table-row>
        <table:table-row table:style-name="ro2">
          <table:table-cell office:value-type="string">
            <text:p>2.6.22.12</text:p>
          </table:table-cell>
          <table:table-cell office:value-type="date" office:date-value="2007-11-05">
            <text:p>11/05/07</text:p>
          </table:table-cell>
          <table:table-cell office:value-type="float" office:value="10">
            <text:p>10</text:p>
          </table:table-cell>
          <table:table-cell/>
          <table:table-cell table:formula="of:=[.B14]-[.$B$2]" office:value-type="float" office:value="120">
            <text:p>120</text:p>
          </table:table-cell>
          <table:table-cell table:formula="of:=[.B14]-[$'2.6.11'.$B$2]" office:value-type="float" office:value="978">
            <text:p>978</text:p>
          </table:table-cell>
          <table:table-cell table:formula="of:=SUM([.$C$2:.C14])" office:value-type="float" office:value="251">
            <text:p>251</text:p>
          </table:table-cell>
        </table:table-row>
        <table:table-row table:style-name="ro2">
          <table:table-cell office:value-type="string">
            <text:p>2.6.22.13</text:p>
          </table:table-cell>
          <table:table-cell office:value-type="date" office:date-value="2007-11-16">
            <text:p>11/16/07</text:p>
          </table:table-cell>
          <table:table-cell office:value-type="float" office:value="2">
            <text:p>2</text:p>
          </table:table-cell>
          <table:table-cell/>
          <table:table-cell table:formula="of:=[.B15]-[.$B$2]" office:value-type="float" office:value="131">
            <text:p>131</text:p>
          </table:table-cell>
          <table:table-cell table:formula="of:=[.B15]-[$'2.6.11'.$B$2]" office:value-type="float" office:value="989">
            <text:p>989</text:p>
          </table:table-cell>
          <table:table-cell table:formula="of:=SUM([.$C$2:.C15])" office:value-type="float" office:value="253">
            <text:p>253</text:p>
          </table:table-cell>
        </table:table-row>
        <table:table-row table:style-name="ro2">
          <table:table-cell office:value-type="string">
            <text:p>2.6.22.14</text:p>
          </table:table-cell>
          <table:table-cell office:value-type="date" office:date-value="2007-11-21">
            <text:p>11/21/07</text:p>
          </table:table-cell>
          <table:table-cell office:value-type="float" office:value="27">
            <text:p>27</text:p>
          </table:table-cell>
          <table:table-cell/>
          <table:table-cell table:formula="of:=[.B16]-[.$B$2]" office:value-type="float" office:value="136">
            <text:p>136</text:p>
          </table:table-cell>
          <table:table-cell table:formula="of:=[.B16]-[$'2.6.11'.$B$2]" office:value-type="float" office:value="994">
            <text:p>994</text:p>
          </table:table-cell>
          <table:table-cell table:formula="of:=SUM([.$C$2:.C16])" office:value-type="float" office:value="280">
            <text:p>280</text:p>
          </table:table-cell>
        </table:table-row>
        <table:table-row table:style-name="ro2">
          <table:table-cell office:value-type="string">
            <text:p>2.6.22.15</text:p>
          </table:table-cell>
          <table:table-cell office:value-type="date" office:date-value="2007-12-14">
            <text:p>12/14/07</text:p>
          </table:table-cell>
          <table:table-cell office:value-type="float" office:value="35">
            <text:p>35</text:p>
          </table:table-cell>
          <table:table-cell/>
          <table:table-cell table:formula="of:=[.B17]-[.$B$2]" office:value-type="float" office:value="159">
            <text:p>159</text:p>
          </table:table-cell>
          <table:table-cell table:formula="of:=[.B17]-[$'2.6.11'.$B$2]" office:value-type="float" office:value="1017">
            <text:p>1017</text:p>
          </table:table-cell>
          <table:table-cell table:formula="of:=SUM([.$C$2:.C17])" office:value-type="float" office:value="315">
            <text:p>315</text:p>
          </table:table-cell>
        </table:table-row>
        <table:table-row table:style-name="ro2">
          <table:table-cell office:value-type="string">
            <text:p>2.6.22.16</text:p>
          </table:table-cell>
          <table:table-cell office:value-type="date" office:date-value="2008-01-14">
            <text:p>01/14/08</text:p>
          </table:table-cell>
          <table:table-cell office:value-type="float" office:value="1">
            <text:p>1</text:p>
          </table:table-cell>
          <table:table-cell/>
          <table:table-cell table:formula="of:=[.B18]-[.$B$2]" office:value-type="float" office:value="190">
            <text:p>190</text:p>
          </table:table-cell>
          <table:table-cell table:formula="of:=[.B18]-[$'2.6.11'.$B$2]" office:value-type="float" office:value="1048">
            <text:p>1048</text:p>
          </table:table-cell>
          <table:table-cell table:formula="of:=SUM([.$C$2:.C18])" office:value-type="float" office:value="316">
            <text:p>316</text:p>
          </table:table-cell>
        </table:table-row>
        <table:table-row table:style-name="ro2">
          <table:table-cell office:value-type="string">
            <text:p>2.6.22.17</text:p>
          </table:table-cell>
          <table:table-cell office:value-type="date" office:date-value="2008-02-06">
            <text:p>02/06/08</text:p>
          </table:table-cell>
          <table:table-cell office:value-type="float" office:value="27">
            <text:p>27</text:p>
          </table:table-cell>
          <table:table-cell/>
          <table:table-cell table:formula="of:=[.B19]-[.$B$2]" office:value-type="float" office:value="213">
            <text:p>213</text:p>
          </table:table-cell>
          <table:table-cell table:formula="of:=[.B19]-[$'2.6.11'.$B$2]" office:value-type="float" office:value="1071">
            <text:p>1071</text:p>
          </table:table-cell>
          <table:table-cell table:formula="of:=SUM([.$C$2:.C19])" office:value-type="float" office:value="343">
            <text:p>343</text:p>
          </table:table-cell>
        </table:table-row>
        <table:table-row table:style-name="ro2">
          <table:table-cell office:value-type="string">
            <text:p>2.6.22.18</text:p>
          </table:table-cell>
          <table:table-cell office:value-type="date" office:date-value="2008-02-10">
            <text:p>02/10/08</text:p>
          </table:table-cell>
          <table:table-cell office:value-type="float" office:value="1">
            <text:p>1</text:p>
          </table:table-cell>
          <table:table-cell/>
          <table:table-cell table:formula="of:=[.B20]-[.$B$2]" office:value-type="float" office:value="217">
            <text:p>217</text:p>
          </table:table-cell>
          <table:table-cell table:formula="of:=[.B20]-[$'2.6.11'.$B$2]" office:value-type="float" office:value="1075">
            <text:p>1075</text:p>
          </table:table-cell>
          <table:table-cell table:formula="of:=SUM([.$C$2:.C20])" office:value-type="float" office:value="344">
            <text:p>344</text:p>
          </table:table-cell>
        </table:table-row>
        <table:table-row table:style-name="ro2">
          <table:table-cell office:value-type="string">
            <text:p>2.6.22.19</text:p>
          </table:table-cell>
          <table:table-cell office:value-type="date" office:date-value="2008-02-25">
            <text:p>02/25/08</text:p>
          </table:table-cell>
          <table:table-cell office:value-type="float" office:value="22">
            <text:p>22</text:p>
          </table:table-cell>
          <table:table-cell/>
          <table:table-cell table:formula="of:=[.B21]-[.$B$2]" office:value-type="float" office:value="232">
            <text:p>232</text:p>
          </table:table-cell>
          <table:table-cell table:formula="of:=[.B21]-[$'2.6.11'.$B$2]" office:value-type="float" office:value="1090">
            <text:p>1090</text:p>
          </table:table-cell>
          <table:table-cell table:formula="of:=SUM([.$C$2:.C21])" office:value-type="float" office:value="366">
            <text:p>366</text:p>
          </table:table-cell>
        </table:table-row>
      </table:table>
      <table:table table:name="2.6.23"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2">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2">
          <table:table-cell table:style-name="ce1" office:value-type="string">
            <text:p>2.6.23.0</text:p>
          </table:table-cell>
          <table:table-cell table:formula="of:=[$'kernel history'.Y2]" office:value-type="date" office:date-value="2007-10-09">
            <text:p>10/09/07</text:p>
          </table:table-cell>
          <table:table-cell table:number-columns-repeated="2"/>
          <table:table-cell table:formula="of:=[.B2]-[.$B$2]" office:value-type="float" office:value="0">
            <text:p>0</text:p>
          </table:table-cell>
          <table:table-cell table:formula="of:=[.B2]-[$'2.6.11'.$B$2]" office:value-type="float" office:value="951">
            <text:p>951</text:p>
          </table:table-cell>
          <table:table-cell table:formula="of:=SUM([.$C$2:.C2])" office:value-type="float" office:value="0">
            <text:p>0</text:p>
          </table:table-cell>
        </table:table-row>
        <table:table-row table:style-name="ro2">
          <table:table-cell office:value-type="string">
            <text:p>2.6.23.1</text:p>
          </table:table-cell>
          <table:table-cell office:value-type="date" office:date-value="2007-10-12">
            <text:p>10/12/07</text:p>
          </table:table-cell>
          <table:table-cell office:value-type="float" office:value="1">
            <text:p>1</text:p>
          </table:table-cell>
          <table:table-cell/>
          <table:table-cell table:formula="of:=[.B3]-[.$B$2]" office:value-type="float" office:value="3">
            <text:p>3</text:p>
          </table:table-cell>
          <table:table-cell table:formula="of:=[.B3]-[$'2.6.11'.$B$2]" office:value-type="float" office:value="954">
            <text:p>954</text:p>
          </table:table-cell>
          <table:table-cell table:formula="of:=SUM([.$C$2:.C3])" office:value-type="float" office:value="1">
            <text:p>1</text:p>
          </table:table-cell>
        </table:table-row>
        <table:table-row table:style-name="ro2">
          <table:table-cell office:value-type="string">
            <text:p>2.6.23.2</text:p>
          </table:table-cell>
          <table:table-cell office:value-type="date" office:date-value="2007-11-16">
            <text:p>11/16/07</text:p>
          </table:table-cell>
          <table:table-cell office:value-type="float" office:value="17">
            <text:p>17</text:p>
          </table:table-cell>
          <table:table-cell/>
          <table:table-cell table:formula="of:=[.B4]-[.$B$2]" office:value-type="float" office:value="38">
            <text:p>38</text:p>
          </table:table-cell>
          <table:table-cell table:formula="of:=[.B4]-[$'2.6.11'.$B$2]" office:value-type="float" office:value="989">
            <text:p>989</text:p>
          </table:table-cell>
          <table:table-cell table:formula="of:=SUM([.$C$2:.C4])" office:value-type="float" office:value="18">
            <text:p>18</text:p>
          </table:table-cell>
        </table:table-row>
        <table:table-row table:style-name="ro2">
          <table:table-cell office:value-type="string">
            <text:p>2.6.23.3</text:p>
          </table:table-cell>
          <table:table-cell office:value-type="date" office:date-value="2007-11-16">
            <text:p>11/16/07</text:p>
          </table:table-cell>
          <table:table-cell office:value-type="float" office:value="21">
            <text:p>21</text:p>
          </table:table-cell>
          <table:table-cell/>
          <table:table-cell table:formula="of:=[.B5]-[.$B$2]" office:value-type="float" office:value="38">
            <text:p>38</text:p>
          </table:table-cell>
          <table:table-cell table:formula="of:=[.B5]-[$'2.6.11'.$B$2]" office:value-type="float" office:value="989">
            <text:p>989</text:p>
          </table:table-cell>
          <table:table-cell table:formula="of:=SUM([.$C$2:.C5])" office:value-type="float" office:value="39">
            <text:p>39</text:p>
          </table:table-cell>
        </table:table-row>
        <table:table-row table:style-name="ro2">
          <table:table-cell office:value-type="string">
            <text:p>2.6.23.4</text:p>
          </table:table-cell>
          <table:table-cell office:value-type="date" office:date-value="2007-11-16">
            <text:p>11/16/07</text:p>
          </table:table-cell>
          <table:table-cell office:value-type="float" office:value="24">
            <text:p>24</text:p>
          </table:table-cell>
          <table:table-cell/>
          <table:table-cell table:formula="of:=[.B6]-[.$B$2]" office:value-type="float" office:value="38">
            <text:p>38</text:p>
          </table:table-cell>
          <table:table-cell table:formula="of:=[.B6]-[$'2.6.11'.$B$2]" office:value-type="float" office:value="989">
            <text:p>989</text:p>
          </table:table-cell>
          <table:table-cell table:formula="of:=SUM([.$C$2:.C6])" office:value-type="float" office:value="63">
            <text:p>63</text:p>
          </table:table-cell>
        </table:table-row>
        <table:table-row table:style-name="ro2">
          <table:table-cell office:value-type="string">
            <text:p>2.6.23.5</text:p>
          </table:table-cell>
          <table:table-cell office:value-type="date" office:date-value="2007-11-16">
            <text:p>11/16/07</text:p>
          </table:table-cell>
          <table:table-cell office:value-type="float" office:value="16">
            <text:p>16</text:p>
          </table:table-cell>
          <table:table-cell/>
          <table:table-cell table:formula="of:=[.B7]-[.$B$2]" office:value-type="float" office:value="38">
            <text:p>38</text:p>
          </table:table-cell>
          <table:table-cell table:formula="of:=[.B7]-[$'2.6.11'.$B$2]" office:value-type="float" office:value="989">
            <text:p>989</text:p>
          </table:table-cell>
          <table:table-cell table:formula="of:=SUM([.$C$2:.C7])" office:value-type="float" office:value="79">
            <text:p>79</text:p>
          </table:table-cell>
        </table:table-row>
        <table:table-row table:style-name="ro2">
          <table:table-cell office:value-type="string">
            <text:p>2.6.23.6</text:p>
          </table:table-cell>
          <table:table-cell office:value-type="date" office:date-value="2007-11-16">
            <text:p>11/16/07</text:p>
          </table:table-cell>
          <table:table-cell office:value-type="float" office:value="41">
            <text:p>41</text:p>
          </table:table-cell>
          <table:table-cell/>
          <table:table-cell table:formula="of:=[.B8]-[.$B$2]" office:value-type="float" office:value="38">
            <text:p>38</text:p>
          </table:table-cell>
          <table:table-cell table:formula="of:=[.B8]-[$'2.6.11'.$B$2]" office:value-type="float" office:value="989">
            <text:p>989</text:p>
          </table:table-cell>
          <table:table-cell table:formula="of:=SUM([.$C$2:.C8])" office:value-type="float" office:value="120">
            <text:p>120</text:p>
          </table:table-cell>
        </table:table-row>
        <table:table-row table:style-name="ro2">
          <table:table-cell office:value-type="string">
            <text:p>2.6.23.7</text:p>
          </table:table-cell>
          <table:table-cell office:value-type="date" office:date-value="2007-11-16">
            <text:p>11/16/07</text:p>
          </table:table-cell>
          <table:table-cell office:value-type="float" office:value="3">
            <text:p>3</text:p>
          </table:table-cell>
          <table:table-cell/>
          <table:table-cell table:formula="of:=[.B9]-[.$B$2]" office:value-type="float" office:value="38">
            <text:p>38</text:p>
          </table:table-cell>
          <table:table-cell table:formula="of:=[.B9]-[$'2.6.11'.$B$2]" office:value-type="float" office:value="989">
            <text:p>989</text:p>
          </table:table-cell>
          <table:table-cell table:formula="of:=SUM([.$C$2:.C9])" office:value-type="float" office:value="123">
            <text:p>123</text:p>
          </table:table-cell>
        </table:table-row>
        <table:table-row table:style-name="ro2">
          <table:table-cell office:value-type="string">
            <text:p>2.6.23.8</text:p>
          </table:table-cell>
          <table:table-cell office:value-type="date" office:date-value="2007-11-16">
            <text:p>11/16/07</text:p>
          </table:table-cell>
          <table:table-cell office:value-type="float" office:value="2">
            <text:p>2</text:p>
          </table:table-cell>
          <table:table-cell/>
          <table:table-cell table:formula="of:=[.B10]-[.$B$2]" office:value-type="float" office:value="38">
            <text:p>38</text:p>
          </table:table-cell>
          <table:table-cell table:formula="of:=[.B10]-[$'2.6.11'.$B$2]" office:value-type="float" office:value="989">
            <text:p>989</text:p>
          </table:table-cell>
          <table:table-cell table:formula="of:=SUM([.$C$2:.C10])" office:value-type="float" office:value="125">
            <text:p>125</text:p>
          </table:table-cell>
        </table:table-row>
        <table:table-row table:style-name="ro2">
          <table:table-cell office:value-type="string">
            <text:p>2.6.23.9</text:p>
          </table:table-cell>
          <table:table-cell office:value-type="date" office:date-value="2007-11-26">
            <text:p>11/26/07</text:p>
          </table:table-cell>
          <table:table-cell office:value-type="float" office:value="29">
            <text:p>29</text:p>
          </table:table-cell>
          <table:table-cell/>
          <table:table-cell table:formula="of:=[.B11]-[.$B$2]" office:value-type="float" office:value="48">
            <text:p>48</text:p>
          </table:table-cell>
          <table:table-cell table:formula="of:=[.B11]-[$'2.6.11'.$B$2]" office:value-type="float" office:value="999">
            <text:p>999</text:p>
          </table:table-cell>
          <table:table-cell table:formula="of:=SUM([.$C$2:.C11])" office:value-type="float" office:value="154">
            <text:p>154</text:p>
          </table:table-cell>
        </table:table-row>
        <table:table-row table:style-name="ro2">
          <table:table-cell office:value-type="string">
            <text:p>2.6.23.10</text:p>
          </table:table-cell>
          <table:table-cell office:value-type="date" office:date-value="2007-12-14">
            <text:p>12/14/07</text:p>
          </table:table-cell>
          <table:table-cell office:value-type="float" office:value="60">
            <text:p>60</text:p>
          </table:table-cell>
          <table:table-cell/>
          <table:table-cell table:formula="of:=[.B12]-[.$B$2]" office:value-type="float" office:value="66">
            <text:p>66</text:p>
          </table:table-cell>
          <table:table-cell table:formula="of:=[.B12]-[$'2.6.11'.$B$2]" office:value-type="float" office:value="1017">
            <text:p>1017</text:p>
          </table:table-cell>
          <table:table-cell table:formula="of:=SUM([.$C$2:.C12])" office:value-type="float" office:value="214">
            <text:p>214</text:p>
          </table:table-cell>
        </table:table-row>
        <table:table-row table:style-name="ro2">
          <table:table-cell office:value-type="string">
            <text:p>2.6.23.11</text:p>
          </table:table-cell>
          <table:table-cell office:value-type="date" office:date-value="2007-12-14">
            <text:p>12/14/07</text:p>
          </table:table-cell>
          <table:table-cell office:value-type="float" office:value="2">
            <text:p>2</text:p>
          </table:table-cell>
          <table:table-cell/>
          <table:table-cell table:formula="of:=[.B13]-[.$B$2]" office:value-type="float" office:value="66">
            <text:p>66</text:p>
          </table:table-cell>
          <table:table-cell table:formula="of:=[.B13]-[$'2.6.11'.$B$2]" office:value-type="float" office:value="1017">
            <text:p>1017</text:p>
          </table:table-cell>
          <table:table-cell table:formula="of:=SUM([.$C$2:.C13])" office:value-type="float" office:value="216">
            <text:p>216</text:p>
          </table:table-cell>
        </table:table-row>
        <table:table-row table:style-name="ro2">
          <table:table-cell office:value-type="string">
            <text:p>2.6.23.12</text:p>
          </table:table-cell>
          <table:table-cell office:value-type="date" office:date-value="2007-12-18">
            <text:p>12/18/07</text:p>
          </table:table-cell>
          <table:table-cell office:value-type="float" office:value="1">
            <text:p>1</text:p>
          </table:table-cell>
          <table:table-cell/>
          <table:table-cell table:formula="of:=[.B14]-[.$B$2]" office:value-type="float" office:value="70">
            <text:p>70</text:p>
          </table:table-cell>
          <table:table-cell table:formula="of:=[.B14]-[$'2.6.11'.$B$2]" office:value-type="float" office:value="1021">
            <text:p>1021</text:p>
          </table:table-cell>
          <table:table-cell table:formula="of:=SUM([.$C$2:.C14])" office:value-type="float" office:value="217">
            <text:p>217</text:p>
          </table:table-cell>
        </table:table-row>
        <table:table-row table:style-name="ro2">
          <table:table-cell office:value-type="string">
            <text:p>2.6.23.13</text:p>
          </table:table-cell>
          <table:table-cell office:value-type="date" office:date-value="2008-01-09">
            <text:p>01/09/08</text:p>
          </table:table-cell>
          <table:table-cell office:value-type="float" office:value="1">
            <text:p>1</text:p>
          </table:table-cell>
          <table:table-cell/>
          <table:table-cell table:formula="of:=[.B15]-[.$B$2]" office:value-type="float" office:value="92">
            <text:p>92</text:p>
          </table:table-cell>
          <table:table-cell table:formula="of:=[.B15]-[$'2.6.11'.$B$2]" office:value-type="float" office:value="1043">
            <text:p>1043</text:p>
          </table:table-cell>
          <table:table-cell table:formula="of:=SUM([.$C$2:.C15])" office:value-type="float" office:value="218">
            <text:p>218</text:p>
          </table:table-cell>
        </table:table-row>
        <table:table-row table:style-name="ro2">
          <table:table-cell office:value-type="string">
            <text:p>2.6.23.14</text:p>
          </table:table-cell>
          <table:table-cell office:value-type="date" office:date-value="2008-01-14">
            <text:p>01/14/08</text:p>
          </table:table-cell>
          <table:table-cell office:value-type="float" office:value="1">
            <text:p>1</text:p>
          </table:table-cell>
          <table:table-cell/>
          <table:table-cell table:formula="of:=[.B16]-[.$B$2]" office:value-type="float" office:value="97">
            <text:p>97</text:p>
          </table:table-cell>
          <table:table-cell table:formula="of:=[.B16]-[$'2.6.11'.$B$2]" office:value-type="float" office:value="1048">
            <text:p>1048</text:p>
          </table:table-cell>
          <table:table-cell table:formula="of:=SUM([.$C$2:.C16])" office:value-type="float" office:value="219">
            <text:p>219</text:p>
          </table:table-cell>
        </table:table-row>
        <table:table-row table:style-name="ro2">
          <table:table-cell office:value-type="string">
            <text:p>2.6.23.15</text:p>
          </table:table-cell>
          <table:table-cell office:value-type="date" office:date-value="2008-02-08">
            <text:p>02/08/08</text:p>
          </table:table-cell>
          <table:table-cell office:value-type="float" office:value="74">
            <text:p>74</text:p>
          </table:table-cell>
          <table:table-cell/>
          <table:table-cell table:formula="of:=[.B17]-[.$B$2]" office:value-type="float" office:value="122">
            <text:p>122</text:p>
          </table:table-cell>
          <table:table-cell table:formula="of:=[.B17]-[$'2.6.11'.$B$2]" office:value-type="float" office:value="1073">
            <text:p>1073</text:p>
          </table:table-cell>
          <table:table-cell table:formula="of:=SUM([.$C$2:.C17])" office:value-type="float" office:value="293">
            <text:p>293</text:p>
          </table:table-cell>
        </table:table-row>
        <table:table-row table:style-name="ro2">
          <table:table-cell office:value-type="string">
            <text:p>2.6.23.16</text:p>
          </table:table-cell>
          <table:table-cell office:value-type="date" office:date-value="2008-02-10">
            <text:p>02/10/08</text:p>
          </table:table-cell>
          <table:table-cell office:value-type="float" office:value="1">
            <text:p>1</text:p>
          </table:table-cell>
          <table:table-cell/>
          <table:table-cell table:formula="of:=[.B18]-[.$B$2]" office:value-type="float" office:value="124">
            <text:p>124</text:p>
          </table:table-cell>
          <table:table-cell table:formula="of:=[.B18]-[$'2.6.11'.$B$2]" office:value-type="float" office:value="1075">
            <text:p>1075</text:p>
          </table:table-cell>
          <table:table-cell table:formula="of:=SUM([.$C$2:.C18])" office:value-type="float" office:value="294">
            <text:p>294</text:p>
          </table:table-cell>
        </table:table-row>
        <table:table-row table:style-name="ro2">
          <table:table-cell office:value-type="string">
            <text:p>2.6.23.17</text:p>
          </table:table-cell>
          <table:table-cell office:value-type="date" office:date-value="2008-02-25">
            <text:p>02/25/08</text:p>
          </table:table-cell>
          <table:table-cell office:value-type="float" office:value="8">
            <text:p>8</text:p>
          </table:table-cell>
          <table:table-cell/>
          <table:table-cell table:formula="of:=[.B19]-[.$B$2]" office:value-type="float" office:value="139">
            <text:p>139</text:p>
          </table:table-cell>
          <table:table-cell table:formula="of:=[.B19]-[$'2.6.11'.$B$2]" office:value-type="float" office:value="1090">
            <text:p>1090</text:p>
          </table:table-cell>
          <table:table-cell table:formula="of:=SUM([.$C$2:.C19])" office:value-type="float" office:value="302">
            <text:p>302</text:p>
          </table:table-cell>
        </table:table-row>
      </table:table>
      <table:table table:name="2.6.24"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2">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2">
          <table:table-cell table:style-name="ce1" office:value-type="string">
            <text:p>2.6.24.0</text:p>
          </table:table-cell>
          <table:table-cell table:formula="of:=[$'kernel history'.Z2]" office:value-type="date" office:date-value="2008-01-24">
            <text:p>01/24/08</text:p>
          </table:table-cell>
          <table:table-cell table:number-columns-repeated="2"/>
          <table:table-cell table:formula="of:=[.B2]-[.$B$2]" office:value-type="float" office:value="0">
            <text:p>0</text:p>
          </table:table-cell>
          <table:table-cell table:formula="of:=[.B2]-[$'2.6.11'.$B$2]" office:value-type="float" office:value="1058">
            <text:p>1058</text:p>
          </table:table-cell>
          <table:table-cell table:formula="of:=SUM([.$C$2:.C2])" office:value-type="float" office:value="0">
            <text:p>0</text:p>
          </table:table-cell>
        </table:table-row>
        <table:table-row table:style-name="ro2">
          <table:table-cell office:value-type="string">
            <text:p>2.6.24.1</text:p>
          </table:table-cell>
          <table:table-cell office:value-type="date" office:date-value="2008-02-08">
            <text:p>02/08/08</text:p>
          </table:table-cell>
          <table:table-cell office:value-type="float" office:value="46">
            <text:p>46</text:p>
          </table:table-cell>
          <table:table-cell/>
          <table:table-cell table:formula="of:=[.B3]-[.$B$2]" office:value-type="float" office:value="15">
            <text:p>15</text:p>
          </table:table-cell>
          <table:table-cell table:formula="of:=[.B3]-[$'2.6.11'.$B$2]" office:value-type="float" office:value="1073">
            <text:p>1073</text:p>
          </table:table-cell>
          <table:table-cell table:formula="of:=SUM([.$C$2:.C3])" office:value-type="float" office:value="46">
            <text:p>46</text:p>
          </table:table-cell>
        </table:table-row>
        <table:table-row table:style-name="ro2">
          <table:table-cell office:value-type="string">
            <text:p>2.6.24.2</text:p>
          </table:table-cell>
          <table:table-cell office:value-type="date" office:date-value="2008-02-10">
            <text:p>02/10/08</text:p>
          </table:table-cell>
          <table:table-cell office:value-type="float" office:value="1">
            <text:p>1</text:p>
          </table:table-cell>
          <table:table-cell/>
          <table:table-cell table:formula="of:=[.B4]-[.$B$2]" office:value-type="float" office:value="17">
            <text:p>17</text:p>
          </table:table-cell>
          <table:table-cell table:formula="of:=[.B4]-[$'2.6.11'.$B$2]" office:value-type="float" office:value="1075">
            <text:p>1075</text:p>
          </table:table-cell>
          <table:table-cell table:formula="of:=SUM([.$C$2:.C4])" office:value-type="float" office:value="47">
            <text:p>47</text:p>
          </table:table-cell>
        </table:table-row>
        <table:table-row table:style-name="ro2">
          <table:table-cell office:value-type="string">
            <text:p>2.6.24.3</text:p>
          </table:table-cell>
          <table:table-cell table:style-name="ce4" office:value-type="string">
            <text:p>2008-02-25</text:p>
          </table:table-cell>
          <table:table-cell office:value-type="float" office:value="36">
            <text:p>36</text:p>
          </table:table-cell>
          <table:table-cell/>
          <table:table-cell table:formula="of:=[.B5]-[.$B$2]" office:value-type="float" office:value="32">
            <text:p>32</text:p>
          </table:table-cell>
          <table:table-cell table:formula="of:=[.B5]-[$'2.6.11'.$B$2]" office:value-type="float" office:value="1090">
            <text:p>1090</text:p>
          </table:table-cell>
          <table:table-cell table:formula="of:=SUM([.$C$2:.C5])" office:value-type="float" office:value="83">
            <text:p>83</text:p>
          </table:table-cell>
        </table:table-row>
        <table:table-row table:style-name="ro2">
          <table:table-cell office:value-type="string">
            <text:p>2.6.24.4</text:p>
          </table:table-cell>
          <table:table-cell table:style-name="ce4" office:value-type="string">
            <text:p>2008-03-24</text:p>
          </table:table-cell>
          <table:table-cell office:value-type="float" office:value="79">
            <text:p>79</text:p>
          </table:table-cell>
          <table:table-cell/>
          <table:table-cell table:formula="of:=[.B6]-[.$B$2]" office:value-type="float" office:value="60">
            <text:p>60</text:p>
          </table:table-cell>
          <table:table-cell table:formula="of:=[.B6]-[$'2.6.11'.$B$2]" office:value-type="float" office:value="1118">
            <text:p>1118</text:p>
          </table:table-cell>
          <table:table-cell table:formula="of:=SUM([.$C$2:.C6])" office:value-type="float" office:value="162">
            <text:p>162</text:p>
          </table:table-cell>
        </table:table-row>
        <table:table-row table:style-name="ro2">
          <table:table-cell office:value-type="string">
            <text:p>2.6.24.5</text:p>
          </table:table-cell>
          <table:table-cell table:style-name="ce4" office:value-type="string">
            <text:p>2008-04-18</text:p>
          </table:table-cell>
          <table:table-cell office:value-type="float" office:value="67">
            <text:p>67</text:p>
          </table:table-cell>
          <table:table-cell/>
          <table:table-cell table:formula="of:=[.B7]-[.$B$2]" office:value-type="float" office:value="85">
            <text:p>85</text:p>
          </table:table-cell>
          <table:table-cell table:formula="of:=[.B7]-[$'2.6.11'.$B$2]" office:value-type="float" office:value="1143">
            <text:p>1143</text:p>
          </table:table-cell>
          <table:table-cell table:formula="of:=SUM([.$C$2:.C7])" office:value-type="float" office:value="229">
            <text:p>229</text:p>
          </table:table-cell>
        </table:table-row>
        <table:table-row table:style-name="ro2">
          <table:table-cell office:value-type="string">
            <text:p>2.6.24.6</text:p>
          </table:table-cell>
          <table:table-cell table:style-name="ce4" office:value-type="string">
            <text:p>2008-05-01</text:p>
          </table:table-cell>
          <table:table-cell office:value-type="float" office:value="13">
            <text:p>13</text:p>
          </table:table-cell>
          <table:table-cell/>
          <table:table-cell table:formula="of:=[.B8]-[.$B$2]" office:value-type="float" office:value="98">
            <text:p>98</text:p>
          </table:table-cell>
          <table:table-cell table:formula="of:=[.B8]-[$'2.6.11'.$B$2]" office:value-type="float" office:value="1156">
            <text:p>1156</text:p>
          </table:table-cell>
          <table:table-cell table:formula="of:=SUM([.$C$2:.C8])" office:value-type="float" office:value="242">
            <text:p>242</text:p>
          </table:table-cell>
        </table:table-row>
        <table:table-row table:style-name="ro2">
          <table:table-cell office:value-type="string">
            <text:p>2.6.24.7</text:p>
          </table:table-cell>
          <table:table-cell table:style-name="ce4" office:value-type="string">
            <text:p>2008-05-06</text:p>
          </table:table-cell>
          <table:table-cell office:value-type="float" office:value="1">
            <text:p>1</text:p>
          </table:table-cell>
          <table:table-cell/>
          <table:table-cell table:formula="of:=[.B9]-[.$B$2]" office:value-type="float" office:value="103">
            <text:p>103</text:p>
          </table:table-cell>
          <table:table-cell table:formula="of:=[.B9]-[$'2.6.11'.$B$2]" office:value-type="float" office:value="1161">
            <text:p>1161</text:p>
          </table:table-cell>
          <table:table-cell table:formula="of:=SUM([.$C$2:.C9])" office:value-type="float" office:value="243">
            <text:p>243</text:p>
          </table:table-cell>
        </table:table-row>
        <table:table-row table:style-name="ro2">
          <table:table-cell/>
          <table:table-cell table:style-name="Default"/>
          <table:table-cell table:number-columns-repeated="5"/>
        </table:table-row>
        <table:table-row table:style-name="ro2">
          <table:table-cell table:style-name="ce1"/>
          <table:table-cell table:style-name="ce4"/>
          <table:table-cell table:number-columns-repeated="5"/>
        </table:table-row>
        <table:table-row table:style-name="ro2">
          <table:table-cell/>
          <table:table-cell table:style-name="Default"/>
          <table:table-cell table:number-columns-repeated="5"/>
        </table:table-row>
        <table:table-row table:style-name="ro2" table:number-rows-repeated="4">
          <table:table-cell table:number-columns-repeated="7"/>
        </table:table-row>
        <table:table-row table:style-name="ro2">
          <table:table-cell table:number-columns-repeated="7"/>
        </table:table-row>
      </table:table>
      <table:table table:name="2.6.25"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2">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2">
          <table:table-cell table:style-name="ce1" office:value-type="string">
            <text:p>2.6.25.0</text:p>
          </table:table-cell>
          <table:table-cell table:formula="of:=[$'kernel history'.AA2]" office:value-type="date" office:date-value="2008-04-16">
            <text:p>04/16/08</text:p>
          </table:table-cell>
          <table:table-cell table:number-columns-repeated="2"/>
          <table:table-cell table:formula="of:=[.B2]-[.$B$2]" office:value-type="float" office:value="0">
            <text:p>0</text:p>
          </table:table-cell>
          <table:table-cell table:formula="of:=[.B2]-[$'2.6.11'.$B$2]" office:value-type="float" office:value="1141">
            <text:p>1141</text:p>
          </table:table-cell>
          <table:table-cell table:formula="of:=SUM([.$C$2:.C2])" office:value-type="float" office:value="0">
            <text:p>0</text:p>
          </table:table-cell>
        </table:table-row>
        <table:table-row table:style-name="ro2">
          <table:table-cell office:value-type="string">
            <text:p>2.6.25.1</text:p>
          </table:table-cell>
          <table:table-cell office:value-type="date" office:date-value="2008-05-01">
            <text:p>05/01/08</text:p>
          </table:table-cell>
          <table:table-cell office:value-type="float" office:value="39">
            <text:p>39</text:p>
          </table:table-cell>
          <table:table-cell/>
          <table:table-cell table:formula="of:=[.B3]-[.$B$2]" office:value-type="float" office:value="15">
            <text:p>15</text:p>
          </table:table-cell>
          <table:table-cell table:formula="of:=[.B3]-[$'2.6.11'.$B$2]" office:value-type="float" office:value="1156">
            <text:p>1156</text:p>
          </table:table-cell>
          <table:table-cell table:formula="of:=SUM([.$C$2:.C3])" office:value-type="float" office:value="39">
            <text:p>39</text:p>
          </table:table-cell>
        </table:table-row>
        <table:table-row table:style-name="ro2">
          <table:table-cell office:value-type="string">
            <text:p>2.6.25.2</text:p>
          </table:table-cell>
          <table:table-cell office:value-type="date" office:date-value="2008-05-06">
            <text:p>05/06/08</text:p>
          </table:table-cell>
          <table:table-cell office:value-type="float" office:value="1">
            <text:p>1</text:p>
          </table:table-cell>
          <table:table-cell/>
          <table:table-cell table:formula="of:=[.B4]-[.$B$2]" office:value-type="float" office:value="20">
            <text:p>20</text:p>
          </table:table-cell>
          <table:table-cell table:formula="of:=[.B4]-[$'2.6.11'.$B$2]" office:value-type="float" office:value="1161">
            <text:p>1161</text:p>
          </table:table-cell>
          <table:table-cell table:formula="of:=SUM([.$C$2:.C4])" office:value-type="float" office:value="40">
            <text:p>40</text:p>
          </table:table-cell>
        </table:table-row>
        <table:table-row table:style-name="ro2">
          <table:table-cell office:value-type="string">
            <text:p>2.6.25.3</text:p>
          </table:table-cell>
          <table:table-cell office:value-type="date" office:date-value="2008-05-09">
            <text:p>05/09/08</text:p>
          </table:table-cell>
          <table:table-cell office:value-type="float" office:value="19">
            <text:p>19</text:p>
          </table:table-cell>
          <table:table-cell/>
          <table:table-cell table:formula="of:=[.B5]-[.$B$2]" office:value-type="float" office:value="23">
            <text:p>23</text:p>
          </table:table-cell>
          <table:table-cell table:formula="of:=[.B5]-[$'2.6.11'.$B$2]" office:value-type="float" office:value="1164">
            <text:p>1164</text:p>
          </table:table-cell>
          <table:table-cell table:formula="of:=SUM([.$C$2:.C5])" office:value-type="float" office:value="59">
            <text:p>59</text:p>
          </table:table-cell>
        </table:table-row>
        <table:table-row table:style-name="ro2">
          <table:table-cell office:value-type="string">
            <text:p>2.6.25.4</text:p>
          </table:table-cell>
          <table:table-cell office:value-type="date" office:date-value="2008-05-15">
            <text:p>05/15/08</text:p>
          </table:table-cell>
          <table:table-cell office:value-type="float" office:value="37">
            <text:p>37</text:p>
          </table:table-cell>
          <table:table-cell/>
          <table:table-cell table:formula="of:=[.B6]-[.$B$2]" office:value-type="float" office:value="29">
            <text:p>29</text:p>
          </table:table-cell>
          <table:table-cell table:formula="of:=[.B6]-[$'2.6.11'.$B$2]" office:value-type="float" office:value="1170">
            <text:p>1170</text:p>
          </table:table-cell>
          <table:table-cell table:formula="of:=SUM([.$C$2:.C6])" office:value-type="float" office:value="96">
            <text:p>96</text:p>
          </table:table-cell>
        </table:table-row>
        <table:table-row table:style-name="ro2">
          <table:table-cell office:value-type="string">
            <text:p>2.6.25.5</text:p>
          </table:table-cell>
          <table:table-cell office:value-type="date" office:date-value="2008-06-06">
            <text:p>06/06/08</text:p>
          </table:table-cell>
          <table:table-cell office:value-type="float" office:value="1">
            <text:p>1</text:p>
          </table:table-cell>
          <table:table-cell/>
          <table:table-cell table:formula="of:=[.B7]-[.$B$2]" office:value-type="float" office:value="51">
            <text:p>51</text:p>
          </table:table-cell>
          <table:table-cell table:formula="of:=[.B7]-[$'2.6.11'.$B$2]" office:value-type="float" office:value="1192">
            <text:p>1192</text:p>
          </table:table-cell>
          <table:table-cell table:formula="of:=SUM([.$C$2:.C7])" office:value-type="float" office:value="97">
            <text:p>97</text:p>
          </table:table-cell>
        </table:table-row>
        <table:table-row table:style-name="ro2">
          <table:table-cell office:value-type="string">
            <text:p>2.6.25.6</text:p>
          </table:table-cell>
          <table:table-cell office:value-type="date" office:date-value="2008-06-09">
            <text:p>06/09/08</text:p>
          </table:table-cell>
          <table:table-cell office:value-type="float" office:value="51">
            <text:p>51</text:p>
          </table:table-cell>
          <table:table-cell/>
          <table:table-cell table:formula="of:=[.B8]-[.$B$2]" office:value-type="float" office:value="54">
            <text:p>54</text:p>
          </table:table-cell>
          <table:table-cell table:formula="of:=[.B8]-[$'2.6.11'.$B$2]" office:value-type="float" office:value="1195">
            <text:p>1195</text:p>
          </table:table-cell>
          <table:table-cell table:formula="of:=SUM([.$C$2:.C8])" office:value-type="float" office:value="148">
            <text:p>148</text:p>
          </table:table-cell>
        </table:table-row>
        <table:table-row table:style-name="ro2">
          <table:table-cell office:value-type="string">
            <text:p>2.6.25.7</text:p>
          </table:table-cell>
          <table:table-cell office:value-type="date" office:date-value="2008-06-16">
            <text:p>06/16/08</text:p>
          </table:table-cell>
          <table:table-cell office:value-type="float" office:value="48">
            <text:p>48</text:p>
          </table:table-cell>
          <table:table-cell/>
          <table:table-cell table:formula="of:=[.B9]-[.$B$2]" office:value-type="float" office:value="61">
            <text:p>61</text:p>
          </table:table-cell>
          <table:table-cell table:formula="of:=[.B9]-[$'2.6.11'.$B$2]" office:value-type="float" office:value="1202">
            <text:p>1202</text:p>
          </table:table-cell>
          <table:table-cell table:formula="of:=SUM([.$C$2:.C9])" office:value-type="float" office:value="196">
            <text:p>196</text:p>
          </table:table-cell>
        </table:table-row>
        <table:table-row table:style-name="ro2">
          <table:table-cell office:value-type="string">
            <text:p>2.6.25.8</text:p>
          </table:table-cell>
          <table:table-cell office:value-type="date" office:date-value="2008-06-21">
            <text:p>06/21/08</text:p>
          </table:table-cell>
          <table:table-cell office:value-type="float" office:value="17">
            <text:p>17</text:p>
          </table:table-cell>
          <table:table-cell/>
          <table:table-cell table:formula="of:=[.B10]-[.$B$2]" office:value-type="float" office:value="66">
            <text:p>66</text:p>
          </table:table-cell>
          <table:table-cell table:formula="of:=[.B10]-[$'2.6.11'.$B$2]" office:value-type="float" office:value="1207">
            <text:p>1207</text:p>
          </table:table-cell>
          <table:table-cell table:formula="of:=SUM([.$C$2:.C10])" office:value-type="float" office:value="213">
            <text:p>213</text:p>
          </table:table-cell>
        </table:table-row>
        <table:table-row table:style-name="ro2">
          <table:table-cell office:value-type="string">
            <text:p>2.6.25.9</text:p>
          </table:table-cell>
          <table:table-cell office:value-type="date" office:date-value="2008-06-24">
            <text:p>06/24/08</text:p>
          </table:table-cell>
          <table:table-cell office:value-type="float" office:value="10">
            <text:p>10</text:p>
          </table:table-cell>
          <table:table-cell/>
          <table:table-cell table:formula="of:=[.B11]-[.$B$2]" office:value-type="float" office:value="69">
            <text:p>69</text:p>
          </table:table-cell>
          <table:table-cell table:formula="of:=[.B11]-[$'2.6.11'.$B$2]" office:value-type="float" office:value="1210">
            <text:p>1210</text:p>
          </table:table-cell>
          <table:table-cell table:formula="of:=SUM([.$C$2:.C11])" office:value-type="float" office:value="223">
            <text:p>223</text:p>
          </table:table-cell>
        </table:table-row>
        <table:table-row table:style-name="ro2">
          <table:table-cell office:value-type="string">
            <text:p>2.6.25.10</text:p>
          </table:table-cell>
          <table:table-cell office:value-type="date" office:date-value="2008-07-02">
            <text:p>07/02/08</text:p>
          </table:table-cell>
          <table:table-cell office:value-type="float" office:value="9">
            <text:p>9</text:p>
          </table:table-cell>
          <table:table-cell/>
          <table:table-cell table:formula="of:=[.B12]-[.$B$2]" office:value-type="float" office:value="77">
            <text:p>77</text:p>
          </table:table-cell>
          <table:table-cell table:formula="of:=[.B12]-[$'2.6.11'.$B$2]" office:value-type="float" office:value="1218">
            <text:p>1218</text:p>
          </table:table-cell>
          <table:table-cell table:formula="of:=SUM([.$C$2:.C12])" office:value-type="float" office:value="232">
            <text:p>232</text:p>
          </table:table-cell>
        </table:table-row>
        <table:table-row table:style-name="ro2">
          <table:table-cell office:value-type="string">
            <text:p>2.6.25.11</text:p>
          </table:table-cell>
          <table:table-cell office:value-type="date" office:date-value="2008-07-13">
            <text:p>07/13/08</text:p>
          </table:table-cell>
          <table:table-cell office:value-type="float" office:value="1">
            <text:p>1</text:p>
          </table:table-cell>
          <table:table-cell/>
          <table:table-cell table:formula="of:=[.B13]-[.$B$2]" office:value-type="float" office:value="88">
            <text:p>88</text:p>
          </table:table-cell>
          <table:table-cell table:formula="of:=[.B13]-[$'2.6.11'.$B$2]" office:value-type="float" office:value="1229">
            <text:p>1229</text:p>
          </table:table-cell>
          <table:table-cell table:formula="of:=SUM([.$C$2:.C13])" office:value-type="float" office:value="233">
            <text:p>233</text:p>
          </table:table-cell>
        </table:table-row>
        <table:table-row table:style-name="ro2">
          <table:table-cell office:value-type="string">
            <text:p>2.6.25.12</text:p>
          </table:table-cell>
          <table:table-cell office:value-type="date" office:date-value="2008-07-24">
            <text:p>07/24/08</text:p>
          </table:table-cell>
          <table:table-cell office:value-type="float" office:value="49">
            <text:p>49</text:p>
          </table:table-cell>
          <table:table-cell/>
          <table:table-cell table:formula="of:=[.B14]-[.$B$2]" office:value-type="float" office:value="99">
            <text:p>99</text:p>
          </table:table-cell>
          <table:table-cell table:formula="of:=[.B14]-[$'2.6.11'.$B$2]" office:value-type="float" office:value="1240">
            <text:p>1240</text:p>
          </table:table-cell>
          <table:table-cell table:formula="of:=SUM([.$C$2:.C14])" office:value-type="float" office:value="282">
            <text:p>282</text:p>
          </table:table-cell>
        </table:table-row>
        <table:table-row table:style-name="ro2">
          <table:table-cell office:value-type="string">
            <text:p>2.6.25.13</text:p>
          </table:table-cell>
          <table:table-cell office:value-type="date" office:date-value="2008-07-28">
            <text:p>07/28/08</text:p>
          </table:table-cell>
          <table:table-cell office:value-type="float" office:value="9">
            <text:p>9</text:p>
          </table:table-cell>
          <table:table-cell/>
          <table:table-cell table:formula="of:=[.B15]-[.$B$2]" office:value-type="float" office:value="103">
            <text:p>103</text:p>
          </table:table-cell>
          <table:table-cell table:formula="of:=[.B15]-[$'2.6.11'.$B$2]" office:value-type="float" office:value="1244">
            <text:p>1244</text:p>
          </table:table-cell>
          <table:table-cell table:formula="of:=SUM([.$C$2:.C15])" office:value-type="float" office:value="291">
            <text:p>291</text:p>
          </table:table-cell>
        </table:table-row>
        <table:table-row table:style-name="ro2">
          <table:table-cell office:value-type="string">
            <text:p>2.6.25.14</text:p>
          </table:table-cell>
          <table:table-cell office:value-type="date" office:date-value="2008-08-01">
            <text:p>08/01/08</text:p>
          </table:table-cell>
          <table:table-cell office:value-type="float" office:value="30">
            <text:p>30</text:p>
          </table:table-cell>
          <table:table-cell/>
          <table:table-cell table:formula="of:=[.B16]-[.$B$2]" office:value-type="float" office:value="107">
            <text:p>107</text:p>
          </table:table-cell>
          <table:table-cell table:formula="of:=[.B16]-[$'2.6.11'.$B$2]" office:value-type="float" office:value="1248">
            <text:p>1248</text:p>
          </table:table-cell>
          <table:table-cell table:formula="of:=SUM([.$C$2:.C16])" office:value-type="float" office:value="321">
            <text:p>321</text:p>
          </table:table-cell>
        </table:table-row>
        <table:table-row table:style-name="ro2">
          <table:table-cell office:value-type="string">
            <text:p>2.6.25.15</text:p>
          </table:table-cell>
          <table:table-cell office:value-type="date" office:date-value="2008-08-06">
            <text:p>08/06/08</text:p>
          </table:table-cell>
          <table:table-cell office:value-type="float" office:value="34">
            <text:p>34</text:p>
          </table:table-cell>
          <table:table-cell/>
          <table:table-cell table:formula="of:=[.B17]-[.$B$2]" office:value-type="float" office:value="112">
            <text:p>112</text:p>
          </table:table-cell>
          <table:table-cell table:formula="of:=[.B17]-[$'2.6.11'.$B$2]" office:value-type="float" office:value="1253">
            <text:p>1253</text:p>
          </table:table-cell>
          <table:table-cell table:formula="of:=SUM([.$C$2:.C17])" office:value-type="float" office:value="355">
            <text:p>355</text:p>
          </table:table-cell>
        </table:table-row>
        <table:table-row table:style-name="ro2">
          <table:table-cell office:value-type="string">
            <text:p>2.6.25.16</text:p>
          </table:table-cell>
          <table:table-cell office:value-type="date" office:date-value="2008-08-20">
            <text:p>08/20/08</text:p>
          </table:table-cell>
          <table:table-cell office:value-type="float" office:value="50">
            <text:p>50</text:p>
          </table:table-cell>
          <table:table-cell/>
          <table:table-cell table:formula="of:=[.B18]-[.$B$2]" office:value-type="float" office:value="126">
            <text:p>126</text:p>
          </table:table-cell>
          <table:table-cell table:formula="of:=[.B18]-[$'2.6.11'.$B$2]" office:value-type="float" office:value="1267">
            <text:p>1267</text:p>
          </table:table-cell>
          <table:table-cell table:formula="of:=SUM([.$C$2:.C18])" office:value-type="float" office:value="405">
            <text:p>405</text:p>
          </table:table-cell>
        </table:table-row>
        <table:table-row table:style-name="ro2">
          <table:table-cell office:value-type="string">
            <text:p>2.6.25.17</text:p>
          </table:table-cell>
          <table:table-cell office:value-type="date" office:date-value="2008-09-08">
            <text:p>09/08/08</text:p>
          </table:table-cell>
          <table:table-cell office:value-type="float" office:value="17">
            <text:p>17</text:p>
          </table:table-cell>
          <table:table-cell/>
          <table:table-cell table:formula="of:=[.B19]-[.$B$2]" office:value-type="float" office:value="145">
            <text:p>145</text:p>
          </table:table-cell>
          <table:table-cell table:formula="of:=[.B19]-[$'2.6.11'.$B$2]" office:value-type="float" office:value="1286">
            <text:p>1286</text:p>
          </table:table-cell>
          <table:table-cell table:formula="of:=SUM([.$C$2:.C19])" office:value-type="float" office:value="422">
            <text:p>422</text:p>
          </table:table-cell>
        </table:table-row>
        <table:table-row table:style-name="ro2">
          <table:table-cell office:value-type="string">
            <text:p>2.6.25.18</text:p>
          </table:table-cell>
          <table:table-cell office:value-type="date" office:date-value="2008-10-08">
            <text:p>10/08/08</text:p>
          </table:table-cell>
          <table:table-cell office:value-type="float" office:value="28">
            <text:p>28</text:p>
          </table:table-cell>
          <table:table-cell/>
          <table:table-cell table:formula="of:=[.B20]-[.$B$2]" office:value-type="float" office:value="175">
            <text:p>175</text:p>
          </table:table-cell>
          <table:table-cell table:formula="of:=[.B20]-[$'2.6.11'.$B$2]" office:value-type="float" office:value="1316">
            <text:p>1316</text:p>
          </table:table-cell>
          <table:table-cell table:formula="of:=SUM([.$C$2:.C20])" office:value-type="float" office:value="450">
            <text:p>450</text:p>
          </table:table-cell>
        </table:table-row>
        <table:table-row table:style-name="ro2">
          <table:table-cell office:value-type="string">
            <text:p>2.6.25.19</text:p>
          </table:table-cell>
          <table:table-cell office:value-type="date" office:date-value="2008-10-22">
            <text:p>10/22/08</text:p>
          </table:table-cell>
          <table:table-cell office:value-type="float" office:value="15">
            <text:p>15</text:p>
          </table:table-cell>
          <table:table-cell/>
          <table:table-cell table:formula="of:=[.B21]-[.$B$2]" office:value-type="float" office:value="189">
            <text:p>189</text:p>
          </table:table-cell>
          <table:table-cell table:formula="of:=[.B21]-[$'2.6.11'.$B$2]" office:value-type="float" office:value="1330">
            <text:p>1330</text:p>
          </table:table-cell>
          <table:table-cell table:formula="of:=SUM([.$C$2:.C21])" office:value-type="float" office:value="465">
            <text:p>465</text:p>
          </table:table-cell>
        </table:table-row>
        <table:table-row table:style-name="ro2">
          <table:table-cell office:value-type="string">
            <text:p>2.6.25.20</text:p>
          </table:table-cell>
          <table:table-cell office:value-type="date" office:date-value="2008-11-10">
            <text:p>11/10/08</text:p>
          </table:table-cell>
          <table:table-cell office:value-type="float" office:value="16">
            <text:p>16</text:p>
          </table:table-cell>
          <table:table-cell/>
          <table:table-cell table:formula="of:=[.B22]-[.$B$2]" office:value-type="float" office:value="208">
            <text:p>208</text:p>
          </table:table-cell>
          <table:table-cell table:formula="of:=[.B22]-[$'2.6.11'.$B$2]" office:value-type="float" office:value="1349">
            <text:p>1349</text:p>
          </table:table-cell>
          <table:table-cell table:formula="of:=SUM([.$C$2:.C22])" office:value-type="float" office:value="481">
            <text:p>481</text:p>
          </table:table-cell>
        </table:table-row>
      </table:table>
      <table:table table:name="2.6.26"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2">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2">
          <table:table-cell table:style-name="ce1" office:value-type="string">
            <text:p>2.6.26.0</text:p>
          </table:table-cell>
          <table:table-cell table:formula="of:=[$'kernel history'.AB2]" office:value-type="date" office:date-value="2008-07-13">
            <text:p>07/13/08</text:p>
          </table:table-cell>
          <table:table-cell table:number-columns-repeated="2"/>
          <table:table-cell table:formula="of:=[.B2]-[.$B$2]" office:value-type="float" office:value="0">
            <text:p>0</text:p>
          </table:table-cell>
          <table:table-cell table:formula="of:=[.B2]-[$'2.6.11'.$B$2]" office:value-type="float" office:value="1229">
            <text:p>1229</text:p>
          </table:table-cell>
          <table:table-cell table:formula="of:=SUM([.$C$2:.C2])" office:value-type="float" office:value="0">
            <text:p>0</text:p>
          </table:table-cell>
        </table:table-row>
        <table:table-row table:style-name="ro2">
          <table:table-cell office:value-type="string">
            <text:p>2.6.26.1</text:p>
          </table:table-cell>
          <table:table-cell office:value-type="date" office:date-value="2008-08-01">
            <text:p>08/01/08</text:p>
          </table:table-cell>
          <table:table-cell office:value-type="float" office:value="63">
            <text:p>63</text:p>
          </table:table-cell>
          <table:table-cell/>
          <table:table-cell table:formula="of:=[.B3]-[.$B$2]" office:value-type="float" office:value="19">
            <text:p>19</text:p>
          </table:table-cell>
          <table:table-cell table:formula="of:=[.B3]-[$'2.6.11'.$B$2]" office:value-type="float" office:value="1248">
            <text:p>1248</text:p>
          </table:table-cell>
          <table:table-cell table:formula="of:=SUM([.$C$2:.C3])" office:value-type="float" office:value="63">
            <text:p>63</text:p>
          </table:table-cell>
        </table:table-row>
        <table:table-row table:style-name="ro2">
          <table:table-cell office:value-type="string">
            <text:p>2.6.26.2</text:p>
          </table:table-cell>
          <table:table-cell office:value-type="date" office:date-value="2008-08-06">
            <text:p>08/06/08</text:p>
          </table:table-cell>
          <table:table-cell office:value-type="float" office:value="27">
            <text:p>27</text:p>
          </table:table-cell>
          <table:table-cell/>
          <table:table-cell table:formula="of:=[.B4]-[.$B$2]" office:value-type="float" office:value="24">
            <text:p>24</text:p>
          </table:table-cell>
          <table:table-cell table:formula="of:=[.B4]-[$'2.6.11'.$B$2]" office:value-type="float" office:value="1253">
            <text:p>1253</text:p>
          </table:table-cell>
          <table:table-cell table:formula="of:=SUM([.$C$2:.C4])" office:value-type="float" office:value="90">
            <text:p>90</text:p>
          </table:table-cell>
        </table:table-row>
        <table:table-row table:style-name="ro2">
          <table:table-cell office:value-type="string">
            <text:p>2.6.26.3</text:p>
          </table:table-cell>
          <table:table-cell office:value-type="date" office:date-value="2008-08-20">
            <text:p>08/20/08</text:p>
          </table:table-cell>
          <table:table-cell office:value-type="float" office:value="62">
            <text:p>62</text:p>
          </table:table-cell>
          <table:table-cell/>
          <table:table-cell table:formula="of:=[.B5]-[.$B$2]" office:value-type="float" office:value="38">
            <text:p>38</text:p>
          </table:table-cell>
          <table:table-cell table:formula="of:=[.B5]-[$'2.6.11'.$B$2]" office:value-type="float" office:value="1267">
            <text:p>1267</text:p>
          </table:table-cell>
          <table:table-cell table:formula="of:=SUM([.$C$2:.C5])" office:value-type="float" office:value="152">
            <text:p>152</text:p>
          </table:table-cell>
        </table:table-row>
        <table:table-row table:style-name="ro2">
          <table:table-cell office:value-type="string">
            <text:p>2.6.26.4</text:p>
          </table:table-cell>
          <table:table-cell office:value-type="date" office:date-value="2008-09-08">
            <text:p>09/08/08</text:p>
          </table:table-cell>
          <table:table-cell office:value-type="float" office:value="45">
            <text:p>45</text:p>
          </table:table-cell>
          <table:table-cell/>
          <table:table-cell table:formula="of:=[.B6]-[.$B$2]" office:value-type="float" office:value="57">
            <text:p>57</text:p>
          </table:table-cell>
          <table:table-cell table:formula="of:=[.B6]-[$'2.6.11'.$B$2]" office:value-type="float" office:value="1286">
            <text:p>1286</text:p>
          </table:table-cell>
          <table:table-cell table:formula="of:=SUM([.$C$2:.C6])" office:value-type="float" office:value="197">
            <text:p>197</text:p>
          </table:table-cell>
        </table:table-row>
        <table:table-row table:style-name="ro2">
          <table:table-cell office:value-type="string">
            <text:p>2.6.26.5</text:p>
          </table:table-cell>
          <table:table-cell office:value-type="date" office:date-value="2008-09-08">
            <text:p>09/08/08</text:p>
          </table:table-cell>
          <table:table-cell office:value-type="float" office:value="1">
            <text:p>1</text:p>
          </table:table-cell>
          <table:table-cell/>
          <table:table-cell table:formula="of:=[.B7]-[.$B$2]" office:value-type="float" office:value="57">
            <text:p>57</text:p>
          </table:table-cell>
          <table:table-cell table:formula="of:=[.B7]-[$'2.6.11'.$B$2]" office:value-type="float" office:value="1286">
            <text:p>1286</text:p>
          </table:table-cell>
          <table:table-cell table:formula="of:=SUM([.$C$2:.C7])" office:value-type="float" office:value="198">
            <text:p>198</text:p>
          </table:table-cell>
        </table:table-row>
        <table:table-row table:style-name="ro2">
          <table:table-cell office:value-type="string">
            <text:p>2.6.26.6</text:p>
          </table:table-cell>
          <table:table-cell office:value-type="date" office:date-value="2008-10-08">
            <text:p>10/08/08</text:p>
          </table:table-cell>
          <table:table-cell office:value-type="float" office:value="73">
            <text:p>73</text:p>
          </table:table-cell>
          <table:table-cell/>
          <table:table-cell table:formula="of:=[.B8]-[.$B$2]" office:value-type="float" office:value="87">
            <text:p>87</text:p>
          </table:table-cell>
          <table:table-cell table:formula="of:=[.B8]-[$'2.6.11'.$B$2]" office:value-type="float" office:value="1316">
            <text:p>1316</text:p>
          </table:table-cell>
          <table:table-cell table:formula="of:=SUM([.$C$2:.C8])" office:value-type="float" office:value="271">
            <text:p>271</text:p>
          </table:table-cell>
        </table:table-row>
        <table:table-row table:style-name="ro2">
          <table:table-cell office:value-type="string">
            <text:p>2.6.26.7</text:p>
          </table:table-cell>
          <table:table-cell office:value-type="date" office:date-value="2008-10-22">
            <text:p>10/22/08</text:p>
          </table:table-cell>
          <table:table-cell office:value-type="float" office:value="27">
            <text:p>27</text:p>
          </table:table-cell>
          <table:table-cell/>
          <table:table-cell table:formula="of:=[.B9]-[.$B$2]" office:value-type="float" office:value="101">
            <text:p>101</text:p>
          </table:table-cell>
          <table:table-cell table:formula="of:=[.B9]-[$'2.6.11'.$B$2]" office:value-type="float" office:value="1330">
            <text:p>1330</text:p>
          </table:table-cell>
          <table:table-cell table:formula="of:=SUM([.$C$2:.C9])" office:value-type="float" office:value="298">
            <text:p>298</text:p>
          </table:table-cell>
        </table:table-row>
        <table:table-row table:style-name="ro2">
          <table:table-cell office:value-type="string">
            <text:p>2.6.26.8</text:p>
          </table:table-cell>
          <table:table-cell office:value-type="date" office:date-value="2008-11-10">
            <text:p>11/10/08</text:p>
          </table:table-cell>
          <table:table-cell office:value-type="float" office:value="23">
            <text:p>23</text:p>
          </table:table-cell>
          <table:table-cell/>
          <table:table-cell table:formula="of:=[.B10]-[.$B$2]" office:value-type="float" office:value="120">
            <text:p>120</text:p>
          </table:table-cell>
          <table:table-cell table:formula="of:=[.B10]-[$'2.6.11'.$B$2]" office:value-type="float" office:value="1349">
            <text:p>1349</text:p>
          </table:table-cell>
          <table:table-cell table:formula="of:=SUM([.$C$2:.C10])" office:value-type="float" office:value="321">
            <text:p>321</text:p>
          </table:table-cell>
        </table:table-row>
      </table:table>
      <table:table table:name="2.6.27"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2">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2">
          <table:table-cell table:style-name="ce1" office:value-type="string">
            <text:p>2.6.27.0</text:p>
          </table:table-cell>
          <table:table-cell table:formula="of:=[$'kernel history'.AC2]" office:value-type="date" office:date-value="2008-10-09">
            <text:p>10/09/08</text:p>
          </table:table-cell>
          <table:table-cell table:number-columns-repeated="2"/>
          <table:table-cell table:formula="of:=[.B2]-[.$B$2]" office:value-type="float" office:value="0">
            <text:p>0</text:p>
          </table:table-cell>
          <table:table-cell table:formula="of:=[.B2]-[$'2.6.11'.$B$2]" office:value-type="float" office:value="1317">
            <text:p>1317</text:p>
          </table:table-cell>
          <table:table-cell table:formula="of:=SUM([.$C$2:.C2])" office:value-type="float" office:value="0">
            <text:p>0</text:p>
          </table:table-cell>
        </table:table-row>
        <table:table-row table:style-name="ro2">
          <table:table-cell office:value-type="string">
            <text:p>2.6.27.1</text:p>
          </table:table-cell>
          <table:table-cell office:value-type="date" office:date-value="2008-10-15">
            <text:p>10/15/08</text:p>
          </table:table-cell>
          <table:table-cell office:value-type="float" office:value="1">
            <text:p>1</text:p>
          </table:table-cell>
          <table:table-cell/>
          <table:table-cell table:formula="of:=[.B3]-[.$B$2]" office:value-type="float" office:value="6">
            <text:p>6</text:p>
          </table:table-cell>
          <table:table-cell table:formula="of:=[.B3]-[$'2.6.11'.$B$2]" office:value-type="float" office:value="1323">
            <text:p>1323</text:p>
          </table:table-cell>
          <table:table-cell table:formula="of:=SUM([.$C$2:.C3])" office:value-type="float" office:value="1">
            <text:p>1</text:p>
          </table:table-cell>
        </table:table-row>
        <table:table-row table:style-name="ro2">
          <table:table-cell office:value-type="string">
            <text:p>2.6.27.2</text:p>
          </table:table-cell>
          <table:table-cell office:value-type="date" office:date-value="2008-10-18">
            <text:p>10/18/08</text:p>
          </table:table-cell>
          <table:table-cell office:value-type="float" office:value="14">
            <text:p>14</text:p>
          </table:table-cell>
          <table:table-cell/>
          <table:table-cell table:formula="of:=[.B4]-[.$B$2]" office:value-type="float" office:value="9">
            <text:p>9</text:p>
          </table:table-cell>
          <table:table-cell table:formula="of:=[.B4]-[$'2.6.11'.$B$2]" office:value-type="float" office:value="1326">
            <text:p>1326</text:p>
          </table:table-cell>
          <table:table-cell table:formula="of:=SUM([.$C$2:.C4])" office:value-type="float" office:value="15">
            <text:p>15</text:p>
          </table:table-cell>
        </table:table-row>
        <table:table-row table:style-name="ro2">
          <table:table-cell office:value-type="string">
            <text:p>2.6.27.3</text:p>
          </table:table-cell>
          <table:table-cell office:value-type="date" office:date-value="2008-10-22">
            <text:p>10/22/08</text:p>
          </table:table-cell>
          <table:table-cell office:value-type="float" office:value="18">
            <text:p>18</text:p>
          </table:table-cell>
          <table:table-cell/>
          <table:table-cell table:formula="of:=[.B5]-[.$B$2]" office:value-type="float" office:value="13">
            <text:p>13</text:p>
          </table:table-cell>
          <table:table-cell table:formula="of:=[.B5]-[$'2.6.11'.$B$2]" office:value-type="float" office:value="1330">
            <text:p>1330</text:p>
          </table:table-cell>
          <table:table-cell table:formula="of:=SUM([.$C$2:.C5])" office:value-type="float" office:value="33">
            <text:p>33</text:p>
          </table:table-cell>
        </table:table-row>
        <table:table-row table:style-name="ro2">
          <table:table-cell office:value-type="string">
            <text:p>2.6.27.4</text:p>
          </table:table-cell>
          <table:table-cell office:value-type="date" office:date-value="2008-10-25">
            <text:p>10/25/08</text:p>
          </table:table-cell>
          <table:table-cell office:value-type="float" office:value="26">
            <text:p>26</text:p>
          </table:table-cell>
          <table:table-cell/>
          <table:table-cell table:formula="of:=[.B6]-[.$B$2]" office:value-type="float" office:value="16">
            <text:p>16</text:p>
          </table:table-cell>
          <table:table-cell table:formula="of:=[.B6]-[$'2.6.11'.$B$2]" office:value-type="float" office:value="1333">
            <text:p>1333</text:p>
          </table:table-cell>
          <table:table-cell table:formula="of:=SUM([.$C$2:.C6])" office:value-type="float" office:value="59">
            <text:p>59</text:p>
          </table:table-cell>
        </table:table-row>
        <table:table-row table:style-name="ro2">
          <table:table-cell office:value-type="string">
            <text:p>2.6.27.5</text:p>
          </table:table-cell>
          <table:table-cell office:value-type="date" office:date-value="2008-11-07">
            <text:p>11/07/08</text:p>
          </table:table-cell>
          <table:table-cell office:value-type="float" office:value="58">
            <text:p>58</text:p>
          </table:table-cell>
          <table:table-cell/>
          <table:table-cell table:formula="of:=[.B7]-[.$B$2]" office:value-type="float" office:value="29">
            <text:p>29</text:p>
          </table:table-cell>
          <table:table-cell table:formula="of:=[.B7]-[$'2.6.11'.$B$2]" office:value-type="float" office:value="1346">
            <text:p>1346</text:p>
          </table:table-cell>
          <table:table-cell table:formula="of:=SUM([.$C$2:.C7])" office:value-type="float" office:value="117">
            <text:p>117</text:p>
          </table:table-cell>
        </table:table-row>
        <table:table-row table:style-name="ro2">
          <table:table-cell office:value-type="string">
            <text:p>2.6.27.6</text:p>
          </table:table-cell>
          <table:table-cell office:value-type="date" office:date-value="2008-11-13">
            <text:p>11/13/08</text:p>
          </table:table-cell>
          <table:table-cell office:value-type="float" office:value="47">
            <text:p>47</text:p>
          </table:table-cell>
          <table:table-cell/>
          <table:table-cell table:formula="of:=[.B8]-[.$B$2]" office:value-type="float" office:value="35">
            <text:p>35</text:p>
          </table:table-cell>
          <table:table-cell table:formula="of:=[.B8]-[$'2.6.11'.$B$2]" office:value-type="float" office:value="1352">
            <text:p>1352</text:p>
          </table:table-cell>
          <table:table-cell table:formula="of:=SUM([.$C$2:.C8])" office:value-type="float" office:value="164">
            <text:p>164</text:p>
          </table:table-cell>
        </table:table-row>
        <table:table-row table:style-name="ro2">
          <table:table-cell office:value-type="string">
            <text:p>2.6.27.7</text:p>
          </table:table-cell>
          <table:table-cell office:value-type="date" office:date-value="2008-11-20">
            <text:p>11/20/08</text:p>
          </table:table-cell>
          <table:table-cell office:value-type="float" office:value="49">
            <text:p>49</text:p>
          </table:table-cell>
          <table:table-cell/>
          <table:table-cell table:formula="of:=[.B9]-[.$B$2]" office:value-type="float" office:value="42">
            <text:p>42</text:p>
          </table:table-cell>
          <table:table-cell table:formula="of:=[.B9]-[$'2.6.11'.$B$2]" office:value-type="float" office:value="1359">
            <text:p>1359</text:p>
          </table:table-cell>
          <table:table-cell table:formula="of:=SUM([.$C$2:.C9])" office:value-type="float" office:value="213">
            <text:p>213</text:p>
          </table:table-cell>
        </table:table-row>
        <table:table-row table:style-name="ro2">
          <table:table-cell office:value-type="string">
            <text:p>2.6.27.8</text:p>
          </table:table-cell>
          <table:table-cell office:value-type="date" office:date-value="2008-12-05">
            <text:p>12/05/08</text:p>
          </table:table-cell>
          <table:table-cell office:value-type="float" office:value="103">
            <text:p>103</text:p>
          </table:table-cell>
          <table:table-cell/>
          <table:table-cell table:formula="of:=[.B10]-[.$B$2]" office:value-type="float" office:value="57">
            <text:p>57</text:p>
          </table:table-cell>
          <table:table-cell table:formula="of:=[.B10]-[$'2.6.11'.$B$2]" office:value-type="float" office:value="1374">
            <text:p>1374</text:p>
          </table:table-cell>
          <table:table-cell table:formula="of:=SUM([.$C$2:.C10])" office:value-type="float" office:value="316">
            <text:p>316</text:p>
          </table:table-cell>
        </table:table-row>
        <table:table-row table:style-name="ro2">
          <table:table-cell office:value-type="string">
            <text:p>2.6.27.9</text:p>
          </table:table-cell>
          <table:table-cell office:value-type="date" office:date-value="2008-12-13">
            <text:p>12/13/08</text:p>
          </table:table-cell>
          <table:table-cell office:value-type="float" office:value="86">
            <text:p>86</text:p>
          </table:table-cell>
          <table:table-cell/>
          <table:table-cell table:formula="of:=[.B11]-[.$B$2]" office:value-type="float" office:value="65">
            <text:p>65</text:p>
          </table:table-cell>
          <table:table-cell table:formula="of:=[.B11]-[$'2.6.11'.$B$2]" office:value-type="float" office:value="1382">
            <text:p>1382</text:p>
          </table:table-cell>
          <table:table-cell table:formula="of:=SUM([.$C$2:.C11])" office:value-type="float" office:value="402">
            <text:p>402</text:p>
          </table:table-cell>
        </table:table-row>
        <table:table-row table:style-name="ro2">
          <table:table-cell office:value-type="string">
            <text:p>2.6.27.10</text:p>
          </table:table-cell>
          <table:table-cell office:value-type="date" office:date-value="2008-12-18">
            <text:p>12/18/08</text:p>
          </table:table-cell>
          <table:table-cell office:value-type="float" office:value="24">
            <text:p>24</text:p>
          </table:table-cell>
          <table:table-cell/>
          <table:table-cell table:formula="of:=[.B12]-[.$B$2]" office:value-type="float" office:value="70">
            <text:p>70</text:p>
          </table:table-cell>
          <table:table-cell table:formula="of:=[.B12]-[$'2.6.11'.$B$2]" office:value-type="float" office:value="1387">
            <text:p>1387</text:p>
          </table:table-cell>
          <table:table-cell table:formula="of:=SUM([.$C$2:.C12])" office:value-type="float" office:value="426">
            <text:p>426</text:p>
          </table:table-cell>
        </table:table-row>
        <table:table-row table:style-name="ro2">
          <table:table-cell office:value-type="string">
            <text:p>2.6.27.11</text:p>
          </table:table-cell>
          <table:table-cell office:value-type="date" office:date-value="2009-01-14">
            <text:p>01/14/09</text:p>
          </table:table-cell>
          <table:table-cell office:value-type="float" office:value="22">
            <text:p>22</text:p>
          </table:table-cell>
          <table:table-cell/>
          <table:table-cell table:formula="of:=[.B13]-[.$B$2]" office:value-type="float" office:value="97">
            <text:p>97</text:p>
          </table:table-cell>
          <table:table-cell table:formula="of:=[.B13]-[$'2.6.11'.$B$2]" office:value-type="float" office:value="1414">
            <text:p>1414</text:p>
          </table:table-cell>
          <table:table-cell table:formula="of:=SUM([.$C$2:.C13])" office:value-type="float" office:value="448">
            <text:p>448</text:p>
          </table:table-cell>
        </table:table-row>
        <table:table-row table:style-name="ro2">
          <table:table-cell office:value-type="string">
            <text:p>2.6.27.12</text:p>
          </table:table-cell>
          <table:table-cell office:value-type="date" office:date-value="2009-01-18">
            <text:p>01/18/09</text:p>
          </table:table-cell>
          <table:table-cell office:value-type="float" office:value="85">
            <text:p>85</text:p>
          </table:table-cell>
          <table:table-cell/>
          <table:table-cell table:formula="of:=[.B14]-[.$B$2]" office:value-type="float" office:value="101">
            <text:p>101</text:p>
          </table:table-cell>
          <table:table-cell table:formula="of:=[.B14]-[$'2.6.11'.$B$2]" office:value-type="float" office:value="1418">
            <text:p>1418</text:p>
          </table:table-cell>
          <table:table-cell table:formula="of:=SUM([.$C$2:.C14])" office:value-type="float" office:value="533">
            <text:p>533</text:p>
          </table:table-cell>
        </table:table-row>
        <table:table-row table:style-name="ro2">
          <table:table-cell office:value-type="string">
            <text:p>2.6.27.13</text:p>
          </table:table-cell>
          <table:table-cell office:value-type="date" office:date-value="2009-01-24">
            <text:p>01/24/09</text:p>
          </table:table-cell>
          <table:table-cell office:value-type="float" office:value="40">
            <text:p>40</text:p>
          </table:table-cell>
          <table:table-cell/>
          <table:table-cell table:formula="of:=[.B15]-[.$B$2]" office:value-type="float" office:value="107">
            <text:p>107</text:p>
          </table:table-cell>
          <table:table-cell table:formula="of:=[.B15]-[$'2.6.11'.$B$2]" office:value-type="float" office:value="1424">
            <text:p>1424</text:p>
          </table:table-cell>
          <table:table-cell table:formula="of:=SUM([.$C$2:.C15])" office:value-type="float" office:value="573">
            <text:p>573</text:p>
          </table:table-cell>
        </table:table-row>
        <table:table-row table:style-name="ro2">
          <table:table-cell office:value-type="string">
            <text:p>2.6.27.14</text:p>
          </table:table-cell>
          <table:table-cell office:value-type="date" office:date-value="2009-02-02">
            <text:p>02/02/09</text:p>
          </table:table-cell>
          <table:table-cell office:value-type="float" office:value="32">
            <text:p>32</text:p>
          </table:table-cell>
          <table:table-cell/>
          <table:table-cell table:formula="of:=[.B16]-[.$B$2]" office:value-type="float" office:value="116">
            <text:p>116</text:p>
          </table:table-cell>
          <table:table-cell table:formula="of:=[.B16]-[$'2.6.11'.$B$2]" office:value-type="float" office:value="1433">
            <text:p>1433</text:p>
          </table:table-cell>
          <table:table-cell table:formula="of:=SUM([.$C$2:.C16])" office:value-type="float" office:value="605">
            <text:p>605</text:p>
          </table:table-cell>
        </table:table-row>
        <table:table-row table:style-name="ro2">
          <table:table-cell office:value-type="string">
            <text:p>2.6.27.15</text:p>
          </table:table-cell>
          <table:table-cell office:value-type="date" office:date-value="2009-02-06">
            <text:p>02/06/09</text:p>
          </table:table-cell>
          <table:table-cell office:value-type="float" office:value="42">
            <text:p>42</text:p>
          </table:table-cell>
          <table:table-cell/>
          <table:table-cell table:formula="of:=[.B17]-[.$B$2]" office:value-type="float" office:value="120">
            <text:p>120</text:p>
          </table:table-cell>
          <table:table-cell table:formula="of:=[.B17]-[$'2.6.11'.$B$2]" office:value-type="float" office:value="1437">
            <text:p>1437</text:p>
          </table:table-cell>
          <table:table-cell table:formula="of:=SUM([.$C$2:.C17])" office:value-type="float" office:value="647">
            <text:p>647</text:p>
          </table:table-cell>
        </table:table-row>
        <table:table-row table:style-name="ro2">
          <table:table-cell office:value-type="string">
            <text:p>2.6.27.16</text:p>
          </table:table-cell>
          <table:table-cell office:value-type="date" office:date-value="2009-02-12">
            <text:p>02/12/09</text:p>
          </table:table-cell>
          <table:table-cell office:value-type="float" office:value="56">
            <text:p>56</text:p>
          </table:table-cell>
          <table:table-cell/>
          <table:table-cell table:formula="of:=[.B18]-[.$B$2]" office:value-type="float" office:value="126">
            <text:p>126</text:p>
          </table:table-cell>
          <table:table-cell table:formula="of:=[.B18]-[$'2.6.11'.$B$2]" office:value-type="float" office:value="1443">
            <text:p>1443</text:p>
          </table:table-cell>
          <table:table-cell table:formula="of:=SUM([.$C$2:.C18])" office:value-type="float" office:value="703">
            <text:p>703</text:p>
          </table:table-cell>
        </table:table-row>
        <table:table-row table:style-name="ro2">
          <table:table-cell office:value-type="string">
            <text:p>2.6.27.17</text:p>
          </table:table-cell>
          <table:table-cell office:value-type="date" office:date-value="2009-02-12">
            <text:p>02/12/09</text:p>
          </table:table-cell>
          <table:table-cell office:value-type="float" office:value="1">
            <text:p>1</text:p>
          </table:table-cell>
          <table:table-cell/>
          <table:table-cell table:formula="of:=[.B19]-[.$B$2]" office:value-type="float" office:value="126">
            <text:p>126</text:p>
          </table:table-cell>
          <table:table-cell table:formula="of:=[.B19]-[$'2.6.11'.$B$2]" office:value-type="float" office:value="1443">
            <text:p>1443</text:p>
          </table:table-cell>
          <table:table-cell table:formula="of:=SUM([.$C$2:.C19])" office:value-type="float" office:value="704">
            <text:p>704</text:p>
          </table:table-cell>
        </table:table-row>
        <table:table-row table:style-name="ro2">
          <table:table-cell office:value-type="string">
            <text:p>2.6.27.18</text:p>
          </table:table-cell>
          <table:table-cell office:value-type="date" office:date-value="2009-02-17">
            <text:p>02/17/09</text:p>
          </table:table-cell>
          <table:table-cell office:value-type="float" office:value="48">
            <text:p>48</text:p>
          </table:table-cell>
          <table:table-cell/>
          <table:table-cell table:formula="of:=[.B20]-[.$B$2]" office:value-type="float" office:value="131">
            <text:p>131</text:p>
          </table:table-cell>
          <table:table-cell table:formula="of:=[.B20]-[$'2.6.11'.$B$2]" office:value-type="float" office:value="1448">
            <text:p>1448</text:p>
          </table:table-cell>
          <table:table-cell table:formula="of:=SUM([.$C$2:.C20])" office:value-type="float" office:value="752">
            <text:p>752</text:p>
          </table:table-cell>
        </table:table-row>
        <table:table-row table:style-name="ro2">
          <table:table-cell office:value-type="string">
            <text:p>2.6.27.19</text:p>
          </table:table-cell>
          <table:table-cell office:value-type="date" office:date-value="2009-02-20">
            <text:p>02/20/09</text:p>
          </table:table-cell>
          <table:table-cell office:value-type="float" office:value="37">
            <text:p>37</text:p>
          </table:table-cell>
          <table:table-cell/>
          <table:table-cell table:formula="of:=[.B21]-[.$B$2]" office:value-type="float" office:value="134">
            <text:p>134</text:p>
          </table:table-cell>
          <table:table-cell table:formula="of:=[.B21]-[$'2.6.11'.$B$2]" office:value-type="float" office:value="1451">
            <text:p>1451</text:p>
          </table:table-cell>
          <table:table-cell table:formula="of:=SUM([.$C$2:.C21])" office:value-type="float" office:value="789">
            <text:p>789</text:p>
          </table:table-cell>
        </table:table-row>
        <table:table-row table:style-name="ro2">
          <table:table-cell office:value-type="string">
            <text:p>2.6.27.20</text:p>
          </table:table-cell>
          <table:table-cell office:value-type="date" office:date-value="2009-03-16">
            <text:p>03/16/09</text:p>
          </table:table-cell>
          <table:table-cell office:value-type="float" office:value="95">
            <text:p>95</text:p>
          </table:table-cell>
          <table:table-cell/>
          <table:table-cell table:formula="of:=[.B22]-[.$B$2]" office:value-type="float" office:value="158">
            <text:p>158</text:p>
          </table:table-cell>
          <table:table-cell table:formula="of:=[.B22]-[$'2.6.11'.$B$2]" office:value-type="float" office:value="1475">
            <text:p>1475</text:p>
          </table:table-cell>
          <table:table-cell table:formula="of:=SUM([.$C$2:.C22])" office:value-type="float" office:value="884">
            <text:p>884</text:p>
          </table:table-cell>
        </table:table-row>
        <table:table-row table:style-name="ro2">
          <table:table-cell office:value-type="string">
            <text:p>2.6.27.21</text:p>
          </table:table-cell>
          <table:table-cell office:value-type="date" office:date-value="2009-03-23">
            <text:p>03/23/09</text:p>
          </table:table-cell>
          <table:table-cell office:value-type="float" office:value="32">
            <text:p>32</text:p>
          </table:table-cell>
          <table:table-cell/>
          <table:table-cell table:formula="of:=[.B23]-[.$B$2]" office:value-type="float" office:value="165">
            <text:p>165</text:p>
          </table:table-cell>
          <table:table-cell table:formula="of:=[.B23]-[$'2.6.11'.$B$2]" office:value-type="float" office:value="1482">
            <text:p>1482</text:p>
          </table:table-cell>
          <table:table-cell table:formula="of:=SUM([.$C$2:.C23])" office:value-type="float" office:value="916">
            <text:p>916</text:p>
          </table:table-cell>
        </table:table-row>
        <table:table-row table:style-name="ro2">
          <table:table-cell office:value-type="string">
            <text:p>2.6.27.22</text:p>
          </table:table-cell>
          <table:table-cell office:value-type="date" office:date-value="2009-05-02">
            <text:p>05/02/09</text:p>
          </table:table-cell>
          <table:table-cell office:value-type="float" office:value="63">
            <text:p>63</text:p>
          </table:table-cell>
          <table:table-cell/>
          <table:table-cell table:formula="of:=[.B24]-[.$B$2]" office:value-type="float" office:value="205">
            <text:p>205</text:p>
          </table:table-cell>
          <table:table-cell table:formula="of:=[.B24]-[$'2.6.11'.$B$2]" office:value-type="float" office:value="1522">
            <text:p>1522</text:p>
          </table:table-cell>
          <table:table-cell table:formula="of:=SUM([.$C$2:.C24])" office:value-type="float" office:value="979">
            <text:p>979</text:p>
          </table:table-cell>
        </table:table-row>
        <table:table-row table:style-name="ro2">
          <table:table-cell office:value-type="string">
            <text:p>2.6.27.23</text:p>
          </table:table-cell>
          <table:table-cell office:value-type="date" office:date-value="2009-05-08">
            <text:p>05/08/09</text:p>
          </table:table-cell>
          <table:table-cell office:value-type="float" office:value="18">
            <text:p>18</text:p>
          </table:table-cell>
          <table:table-cell/>
          <table:table-cell table:formula="of:=[.B25]-[.$B$2]" office:value-type="float" office:value="211">
            <text:p>211</text:p>
          </table:table-cell>
          <table:table-cell table:formula="of:=[.B25]-[$'2.6.11'.$B$2]" office:value-type="float" office:value="1528">
            <text:p>1528</text:p>
          </table:table-cell>
          <table:table-cell table:formula="of:=SUM([.$C$2:.C25])" office:value-type="float" office:value="997">
            <text:p>997</text:p>
          </table:table-cell>
        </table:table-row>
        <table:table-row table:style-name="ro2">
          <table:table-cell office:value-type="string">
            <text:p>2.6.27.24</text:p>
          </table:table-cell>
          <table:table-cell office:value-type="date" office:date-value="2009-05-19">
            <text:p>05/19/09</text:p>
          </table:table-cell>
          <table:table-cell office:value-type="float" office:value="28">
            <text:p>28</text:p>
          </table:table-cell>
          <table:table-cell/>
          <table:table-cell table:formula="of:=[.B26]-[.$B$2]" office:value-type="float" office:value="222">
            <text:p>222</text:p>
          </table:table-cell>
          <table:table-cell table:formula="of:=[.B26]-[$'2.6.11'.$B$2]" office:value-type="float" office:value="1539">
            <text:p>1539</text:p>
          </table:table-cell>
          <table:table-cell table:formula="of:=SUM([.$C$2:.C26])" office:value-type="float" office:value="1025">
            <text:p>1025</text:p>
          </table:table-cell>
        </table:table-row>
        <table:table-row table:style-name="ro2">
          <table:table-cell office:value-type="string">
            <text:p>2.6.27.25</text:p>
          </table:table-cell>
          <table:table-cell office:value-type="date" office:date-value="2009-06-11">
            <text:p>06/11/09</text:p>
          </table:table-cell>
          <table:table-cell office:value-type="float" office:value="60">
            <text:p>60</text:p>
          </table:table-cell>
          <table:table-cell/>
          <table:table-cell table:formula="of:=[.B27]-[.$B$2]" office:value-type="float" office:value="245">
            <text:p>245</text:p>
          </table:table-cell>
          <table:table-cell table:formula="of:=[.B27]-[$'2.6.11'.$B$2]" office:value-type="float" office:value="1562">
            <text:p>1562</text:p>
          </table:table-cell>
          <table:table-cell table:formula="of:=SUM([.$C$2:.C27])" office:value-type="float" office:value="1085">
            <text:p>1085</text:p>
          </table:table-cell>
        </table:table-row>
        <table:table-row table:style-name="ro2">
          <table:table-cell office:value-type="string">
            <text:p>2.6.27.26</text:p>
          </table:table-cell>
          <table:table-cell office:value-type="date" office:date-value="2009-07-02">
            <text:p>07/02/09</text:p>
          </table:table-cell>
          <table:table-cell office:value-type="float" office:value="33">
            <text:p>33</text:p>
          </table:table-cell>
          <table:table-cell/>
          <table:table-cell table:formula="of:=[.B28]-[.$B$2]" office:value-type="float" office:value="266">
            <text:p>266</text:p>
          </table:table-cell>
          <table:table-cell table:formula="of:=[.B28]-[$'2.6.11'.$B$2]" office:value-type="float" office:value="1583">
            <text:p>1583</text:p>
          </table:table-cell>
          <table:table-cell table:formula="of:=SUM([.$C$2:.C28])" office:value-type="float" office:value="1118">
            <text:p>1118</text:p>
          </table:table-cell>
        </table:table-row>
        <table:table-row table:style-name="ro2">
          <table:table-cell office:value-type="string">
            <text:p>2.6.27.27</text:p>
          </table:table-cell>
          <table:table-cell office:value-type="date" office:date-value="2009-07-19">
            <text:p>07/19/09</text:p>
          </table:table-cell>
          <table:table-cell office:value-type="float" office:value="9">
            <text:p>9</text:p>
          </table:table-cell>
          <table:table-cell/>
          <table:table-cell table:formula="of:=[.B29]-[.$B$2]" office:value-type="float" office:value="283">
            <text:p>283</text:p>
          </table:table-cell>
          <table:table-cell table:formula="of:=[.B29]-[$'2.6.11'.$B$2]" office:value-type="float" office:value="1600">
            <text:p>1600</text:p>
          </table:table-cell>
          <table:table-cell table:formula="of:=SUM([.$C$2:.C29])" office:value-type="float" office:value="1127">
            <text:p>1127</text:p>
          </table:table-cell>
        </table:table-row>
        <table:table-row table:style-name="ro2">
          <table:table-cell office:value-type="string">
            <text:p>2.6.27.28</text:p>
          </table:table-cell>
          <table:table-cell office:value-type="date" office:date-value="2009-07-24">
            <text:p>07/24/09</text:p>
          </table:table-cell>
          <table:table-cell office:value-type="float" office:value="1">
            <text:p>1</text:p>
          </table:table-cell>
          <table:table-cell/>
          <table:table-cell table:formula="of:=[.B30]-[.$B$2]" office:value-type="float" office:value="288">
            <text:p>288</text:p>
          </table:table-cell>
          <table:table-cell table:formula="of:=[.B30]-[$'2.6.11'.$B$2]" office:value-type="float" office:value="1605">
            <text:p>1605</text:p>
          </table:table-cell>
          <table:table-cell table:formula="of:=SUM([.$C$2:.C30])" office:value-type="float" office:value="1128">
            <text:p>1128</text:p>
          </table:table-cell>
        </table:table-row>
        <table:table-row table:style-name="ro2">
          <table:table-cell office:value-type="string">
            <text:p>2.6.27.29</text:p>
          </table:table-cell>
          <table:table-cell office:value-type="date" office:date-value="2009-07-30">
            <text:p>07/30/09</text:p>
          </table:table-cell>
          <table:table-cell office:value-type="float" office:value="37">
            <text:p>37</text:p>
          </table:table-cell>
          <table:table-cell/>
          <table:table-cell table:formula="of:=[.B31]-[.$B$2]" office:value-type="float" office:value="294">
            <text:p>294</text:p>
          </table:table-cell>
          <table:table-cell table:formula="of:=[.B31]-[$'2.6.11'.$B$2]" office:value-type="float" office:value="1611">
            <text:p>1611</text:p>
          </table:table-cell>
          <table:table-cell table:formula="of:=SUM([.$C$2:.C31])" office:value-type="float" office:value="1165">
            <text:p>1165</text:p>
          </table:table-cell>
        </table:table-row>
        <table:table-row table:style-name="ro2">
          <table:table-cell office:value-type="string">
            <text:p>2.6.27.30</text:p>
          </table:table-cell>
          <table:table-cell office:value-type="date" office:date-value="2009-08-16">
            <text:p>08/16/09</text:p>
          </table:table-cell>
          <table:table-cell office:value-type="float" office:value="27">
            <text:p>27</text:p>
          </table:table-cell>
          <table:table-cell/>
          <table:table-cell table:formula="of:=[.B32]-[.$B$2]" office:value-type="float" office:value="311">
            <text:p>311</text:p>
          </table:table-cell>
          <table:table-cell table:formula="of:=[.B32]-[$'2.6.11'.$B$2]" office:value-type="float" office:value="1628">
            <text:p>1628</text:p>
          </table:table-cell>
          <table:table-cell table:formula="of:=SUM([.$C$2:.C32])" office:value-type="float" office:value="1192">
            <text:p>1192</text:p>
          </table:table-cell>
        </table:table-row>
        <table:table-row table:style-name="ro2">
          <table:table-cell office:value-type="string">
            <text:p>2.6.27.31</text:p>
          </table:table-cell>
          <table:table-cell office:value-type="date" office:date-value="2009-08-17">
            <text:p>08/17/09</text:p>
          </table:table-cell>
          <table:table-cell office:value-type="float" office:value="1">
            <text:p>1</text:p>
          </table:table-cell>
          <table:table-cell/>
          <table:table-cell table:formula="of:=[.B33]-[.$B$2]" office:value-type="float" office:value="312">
            <text:p>312</text:p>
          </table:table-cell>
          <table:table-cell table:formula="of:=[.B33]-[$'2.6.11'.$B$2]" office:value-type="float" office:value="1629">
            <text:p>1629</text:p>
          </table:table-cell>
          <table:table-cell table:formula="of:=SUM([.$C$2:.C33])" office:value-type="float" office:value="1193">
            <text:p>1193</text:p>
          </table:table-cell>
        </table:table-row>
        <table:table-row table:style-name="ro2">
          <table:table-cell office:value-type="string">
            <text:p>2.6.27.32</text:p>
          </table:table-cell>
          <table:table-cell office:value-type="date" office:date-value="2009-09-08">
            <text:p>09/08/09</text:p>
          </table:table-cell>
          <table:table-cell office:value-type="float" office:value="49">
            <text:p>49</text:p>
          </table:table-cell>
          <table:table-cell/>
          <table:table-cell table:formula="of:=[.B34]-[.$B$2]" office:value-type="float" office:value="334">
            <text:p>334</text:p>
          </table:table-cell>
          <table:table-cell table:formula="of:=[.B34]-[$'2.6.11'.$B$2]" office:value-type="float" office:value="1651">
            <text:p>1651</text:p>
          </table:table-cell>
          <table:table-cell table:formula="of:=SUM([.$C$2:.C34])" office:value-type="float" office:value="1242">
            <text:p>1242</text:p>
          </table:table-cell>
        </table:table-row>
        <table:table-row table:style-name="ro2">
          <table:table-cell office:value-type="string">
            <text:p>2.6.27.33</text:p>
          </table:table-cell>
          <table:table-cell office:value-type="date" office:date-value="2009-09-09">
            <text:p>09/09/09</text:p>
          </table:table-cell>
          <table:table-cell office:value-type="float" office:value="1">
            <text:p>1</text:p>
          </table:table-cell>
          <table:table-cell/>
          <table:table-cell table:formula="of:=[.B35]-[.$B$2]" office:value-type="float" office:value="335">
            <text:p>335</text:p>
          </table:table-cell>
          <table:table-cell table:formula="of:=[.B35]-[$'2.6.11'.$B$2]" office:value-type="float" office:value="1652">
            <text:p>1652</text:p>
          </table:table-cell>
          <table:table-cell table:formula="of:=SUM([.$C$2:.C35])" office:value-type="float" office:value="1243">
            <text:p>1243</text:p>
          </table:table-cell>
        </table:table-row>
        <table:table-row table:style-name="ro2">
          <table:table-cell office:value-type="string">
            <text:p>2.6.27.34</text:p>
          </table:table-cell>
          <table:table-cell office:value-type="date" office:date-value="2009-09-15">
            <text:p>09/15/09</text:p>
          </table:table-cell>
          <table:table-cell office:value-type="float" office:value="4">
            <text:p>4</text:p>
          </table:table-cell>
          <table:table-cell/>
          <table:table-cell table:formula="of:=[.B36]-[.$B$2]" office:value-type="float" office:value="341">
            <text:p>341</text:p>
          </table:table-cell>
          <table:table-cell table:formula="of:=[.B36]-[$'2.6.11'.$B$2]" office:value-type="float" office:value="1658">
            <text:p>1658</text:p>
          </table:table-cell>
          <table:table-cell table:formula="of:=SUM([.$C$2:.C36])" office:value-type="float" office:value="1247">
            <text:p>1247</text:p>
          </table:table-cell>
        </table:table-row>
        <table:table-row table:style-name="ro2">
          <table:table-cell office:value-type="string">
            <text:p>2.6.27.35</text:p>
          </table:table-cell>
          <table:table-cell office:value-type="date" office:date-value="2009-09-24">
            <text:p>09/24/09</text:p>
          </table:table-cell>
          <table:table-cell office:value-type="float" office:value="10">
            <text:p>10</text:p>
          </table:table-cell>
          <table:table-cell/>
          <table:table-cell table:formula="of:=[.B37]-[.$B$2]" office:value-type="float" office:value="350">
            <text:p>350</text:p>
          </table:table-cell>
          <table:table-cell table:formula="of:=[.B37]-[$'2.6.11'.$B$2]" office:value-type="float" office:value="1667">
            <text:p>1667</text:p>
          </table:table-cell>
          <table:table-cell table:formula="of:=SUM([.$C$2:.C37])" office:value-type="float" office:value="1257">
            <text:p>1257</text:p>
          </table:table-cell>
        </table:table-row>
        <table:table-row table:style-name="ro2">
          <table:table-cell office:value-type="string">
            <text:p>2.6.27.36</text:p>
          </table:table-cell>
          <table:table-cell office:value-type="date" office:date-value="2009-10-05">
            <text:p>10/05/09</text:p>
          </table:table-cell>
          <table:table-cell office:value-type="float" office:value="11">
            <text:p>11</text:p>
          </table:table-cell>
          <table:table-cell/>
          <table:table-cell table:formula="of:=[.B38]-[.$B$2]" office:value-type="float" office:value="361">
            <text:p>361</text:p>
          </table:table-cell>
          <table:table-cell table:formula="of:=[.B38]-[$'2.6.11'.$B$2]" office:value-type="float" office:value="1678">
            <text:p>1678</text:p>
          </table:table-cell>
          <table:table-cell table:formula="of:=SUM([.$C$2:.C38])" office:value-type="float" office:value="1268">
            <text:p>1268</text:p>
          </table:table-cell>
        </table:table-row>
        <table:table-row table:style-name="ro2">
          <table:table-cell office:value-type="string">
            <text:p>2.6.27.37</text:p>
          </table:table-cell>
          <table:table-cell office:value-type="date" office:date-value="2009-10-12">
            <text:p>10/12/09</text:p>
          </table:table-cell>
          <table:table-cell office:value-type="float" office:value="8">
            <text:p>8</text:p>
          </table:table-cell>
          <table:table-cell/>
          <table:table-cell table:formula="of:=[.B39]-[.$B$2]" office:value-type="float" office:value="368">
            <text:p>368</text:p>
          </table:table-cell>
          <table:table-cell table:formula="of:=[.B39]-[$'2.6.11'.$B$2]" office:value-type="float" office:value="1685">
            <text:p>1685</text:p>
          </table:table-cell>
          <table:table-cell table:formula="of:=SUM([.$C$2:.C39])" office:value-type="float" office:value="1276">
            <text:p>1276</text:p>
          </table:table-cell>
        </table:table-row>
        <table:table-row table:style-name="ro2">
          <table:table-cell office:value-type="string">
            <text:p>2.6.27.38</text:p>
          </table:table-cell>
          <table:table-cell office:value-type="date" office:date-value="2009-10-22">
            <text:p>10/22/09</text:p>
          </table:table-cell>
          <table:table-cell office:value-type="float" office:value="3">
            <text:p>3</text:p>
          </table:table-cell>
          <table:table-cell/>
          <table:table-cell table:formula="of:=[.B40]-[.$B$2]" office:value-type="float" office:value="378">
            <text:p>378</text:p>
          </table:table-cell>
          <table:table-cell table:formula="of:=[.B40]-[$'2.6.11'.$B$2]" office:value-type="float" office:value="1695">
            <text:p>1695</text:p>
          </table:table-cell>
          <table:table-cell table:formula="of:=SUM([.$C$2:.C40])" office:value-type="float" office:value="1279">
            <text:p>1279</text:p>
          </table:table-cell>
        </table:table-row>
        <table:table-row table:style-name="ro2">
          <table:table-cell office:value-type="string">
            <text:p>2.6.27.39</text:p>
          </table:table-cell>
          <table:table-cell office:value-type="date" office:date-value="2009-11-09">
            <text:p>11/09/09</text:p>
          </table:table-cell>
          <table:table-cell office:value-type="float" office:value="30">
            <text:p>30</text:p>
          </table:table-cell>
          <table:table-cell/>
          <table:table-cell table:formula="of:=[.B41]-[.$B$2]" office:value-type="float" office:value="396">
            <text:p>396</text:p>
          </table:table-cell>
          <table:table-cell table:formula="of:=[.B41]-[$'2.6.11'.$B$2]" office:value-type="float" office:value="1713">
            <text:p>1713</text:p>
          </table:table-cell>
          <table:table-cell table:formula="of:=SUM([.$C$2:.C41])" office:value-type="float" office:value="1309">
            <text:p>1309</text:p>
          </table:table-cell>
        </table:table-row>
        <table:table-row table:style-name="ro2">
          <table:table-cell office:value-type="string">
            <text:p>2.6.27.40</text:p>
          </table:table-cell>
          <table:table-cell office:value-type="date" office:date-value="2009-12-08">
            <text:p>12/08/09</text:p>
          </table:table-cell>
          <table:table-cell office:value-type="float" office:value="20">
            <text:p>20</text:p>
          </table:table-cell>
          <table:table-cell/>
          <table:table-cell table:formula="of:=[.B42]-[.$B$2]" office:value-type="float" office:value="425">
            <text:p>425</text:p>
          </table:table-cell>
          <table:table-cell table:formula="of:=[.B42]-[$'2.6.11'.$B$2]" office:value-type="float" office:value="1742">
            <text:p>1742</text:p>
          </table:table-cell>
          <table:table-cell table:formula="of:=SUM([.$C$2:.C42])" office:value-type="float" office:value="1329">
            <text:p>1329</text:p>
          </table:table-cell>
        </table:table-row>
        <table:table-row table:style-name="ro2">
          <table:table-cell office:value-type="string">
            <text:p>2.6.27.41</text:p>
          </table:table-cell>
          <table:table-cell office:value-type="date" office:date-value="2009-12-08">
            <text:p>12/08/09</text:p>
          </table:table-cell>
          <table:table-cell office:value-type="float" office:value="1">
            <text:p>1</text:p>
          </table:table-cell>
          <table:table-cell/>
          <table:table-cell table:formula="of:=[.B43]-[.$B$2]" office:value-type="float" office:value="425">
            <text:p>425</text:p>
          </table:table-cell>
          <table:table-cell table:formula="of:=[.B43]-[$'2.6.11'.$B$2]" office:value-type="float" office:value="1742">
            <text:p>1742</text:p>
          </table:table-cell>
          <table:table-cell table:formula="of:=SUM([.$C$2:.C43])" office:value-type="float" office:value="1330">
            <text:p>1330</text:p>
          </table:table-cell>
        </table:table-row>
        <table:table-row table:style-name="ro2">
          <table:table-cell office:value-type="string">
            <text:p>2.6.27.42</text:p>
          </table:table-cell>
          <table:table-cell office:value-type="date" office:date-value="2009-12-18">
            <text:p>12/18/09</text:p>
          </table:table-cell>
          <table:table-cell office:value-type="float" office:value="17">
            <text:p>17</text:p>
          </table:table-cell>
          <table:table-cell/>
          <table:table-cell table:formula="of:=[.B44]-[.$B$2]" office:value-type="float" office:value="435">
            <text:p>435</text:p>
          </table:table-cell>
          <table:table-cell table:formula="of:=[.B44]-[$'2.6.11'.$B$2]" office:value-type="float" office:value="1752">
            <text:p>1752</text:p>
          </table:table-cell>
          <table:table-cell table:formula="of:=SUM([.$C$2:.C44])" office:value-type="float" office:value="1347">
            <text:p>1347</text:p>
          </table:table-cell>
        </table:table-row>
        <table:table-row table:style-name="ro2">
          <table:table-cell office:value-type="string">
            <text:p>2.6.27.43</text:p>
          </table:table-cell>
          <table:table-cell office:value-type="date" office:date-value="2010-01-06">
            <text:p>01/06/10</text:p>
          </table:table-cell>
          <table:table-cell office:value-type="float" office:value="9">
            <text:p>9</text:p>
          </table:table-cell>
          <table:table-cell/>
          <table:table-cell table:formula="of:=[.B45]-[.$B$2]" office:value-type="float" office:value="454">
            <text:p>454</text:p>
          </table:table-cell>
          <table:table-cell table:formula="of:=[.B45]-[$'2.6.11'.$B$2]" office:value-type="float" office:value="1771">
            <text:p>1771</text:p>
          </table:table-cell>
          <table:table-cell table:formula="of:=SUM([.$C$2:.C45])" office:value-type="float" office:value="1356">
            <text:p>1356</text:p>
          </table:table-cell>
        </table:table-row>
        <table:table-row table:style-name="ro2">
          <table:table-cell office:value-type="string">
            <text:p>2.6.27.44</text:p>
          </table:table-cell>
          <table:table-cell office:value-type="date" office:date-value="2010-01-18">
            <text:p>01/18/10</text:p>
          </table:table-cell>
          <table:table-cell office:value-type="float" office:value="6">
            <text:p>6</text:p>
          </table:table-cell>
          <table:table-cell/>
          <table:table-cell table:formula="of:=[.B46]-[.$B$2]" office:value-type="float" office:value="466">
            <text:p>466</text:p>
          </table:table-cell>
          <table:table-cell table:formula="of:=[.B46]-[$'2.6.11'.$B$2]" office:value-type="float" office:value="1783">
            <text:p>1783</text:p>
          </table:table-cell>
          <table:table-cell table:formula="of:=SUM([.$C$2:.C46])" office:value-type="float" office:value="1362">
            <text:p>1362</text:p>
          </table:table-cell>
        </table:table-row>
        <table:table-row table:style-name="ro2">
          <table:table-cell office:value-type="string">
            <text:p>2.6.27.45</text:p>
          </table:table-cell>
          <table:table-cell office:value-type="date" office:date-value="2010-01-28">
            <text:p>01/28/10</text:p>
          </table:table-cell>
          <table:table-cell office:value-type="float" office:value="12">
            <text:p>12</text:p>
          </table:table-cell>
          <table:table-cell/>
          <table:table-cell table:formula="of:=[.B47]-[.$B$2]" office:value-type="float" office:value="476">
            <text:p>476</text:p>
          </table:table-cell>
          <table:table-cell table:formula="of:=[.B47]-[$'2.6.11'.$B$2]" office:value-type="float" office:value="1793">
            <text:p>1793</text:p>
          </table:table-cell>
          <table:table-cell table:formula="of:=SUM([.$C$2:.C47])" office:value-type="float" office:value="1374">
            <text:p>1374</text:p>
          </table:table-cell>
        </table:table-row>
        <table:table-row table:style-name="ro2">
          <table:table-cell office:value-type="string">
            <text:p>2.6.27.46</text:p>
          </table:table-cell>
          <table:table-cell office:value-type="date" office:date-value="2010-04-01">
            <text:p>04/01/10</text:p>
          </table:table-cell>
          <table:table-cell office:value-type="float" office:value="47">
            <text:p>47</text:p>
          </table:table-cell>
          <table:table-cell/>
          <table:table-cell table:formula="of:=[.B48]-[.$B$2]" office:value-type="float" office:value="539">
            <text:p>539</text:p>
          </table:table-cell>
          <table:table-cell table:formula="of:=[.B48]-[$'2.6.11'.$B$2]" office:value-type="float" office:value="1856">
            <text:p>1856</text:p>
          </table:table-cell>
          <table:table-cell table:formula="of:=SUM([.$C$2:.C48])" office:value-type="float" office:value="1421">
            <text:p>1421</text:p>
          </table:table-cell>
        </table:table-row>
        <table:table-row table:style-name="ro2">
          <table:table-cell office:value-type="string">
            <text:p>2.6.27.47</text:p>
          </table:table-cell>
          <table:table-cell office:value-type="date" office:date-value="2010-05-26">
            <text:p>05/26/10</text:p>
          </table:table-cell>
          <table:table-cell office:value-type="float" office:value="27">
            <text:p>27</text:p>
          </table:table-cell>
          <table:table-cell/>
          <table:table-cell table:formula="of:=[.B49]-[.$B$2]" office:value-type="float" office:value="594">
            <text:p>594</text:p>
          </table:table-cell>
          <table:table-cell table:formula="of:=[.B49]-[$'2.6.11'.$B$2]" office:value-type="float" office:value="1911">
            <text:p>1911</text:p>
          </table:table-cell>
          <table:table-cell table:formula="of:=SUM([.$C$2:.C49])" office:value-type="float" office:value="1448">
            <text:p>1448</text:p>
          </table:table-cell>
        </table:table-row>
        <table:table-row table:style-name="ro2">
          <table:table-cell office:value-type="string">
            <text:p>2.6.27.48</text:p>
          </table:table-cell>
          <table:table-cell office:value-type="date" office:date-value="2010-07-05">
            <text:p>07/05/10</text:p>
          </table:table-cell>
          <table:table-cell office:value-type="float" office:value="24">
            <text:p>24</text:p>
          </table:table-cell>
          <table:table-cell/>
          <table:table-cell table:formula="of:=[.B50]-[.$B$2]" office:value-type="float" office:value="634">
            <text:p>634</text:p>
          </table:table-cell>
          <table:table-cell table:formula="of:=[.B50]-[$'2.6.11'.$B$2]" office:value-type="float" office:value="1951">
            <text:p>1951</text:p>
          </table:table-cell>
          <table:table-cell table:formula="of:=SUM([.$C$2:.C50])" office:value-type="float" office:value="1472">
            <text:p>1472</text:p>
          </table:table-cell>
        </table:table-row>
        <table:table-row table:style-name="ro2">
          <table:table-cell office:value-type="string">
            <text:p>2.6.27.49</text:p>
          </table:table-cell>
          <table:table-cell office:value-type="date" office:date-value="2010-08-02">
            <text:p>08/02/10</text:p>
          </table:table-cell>
          <table:table-cell office:value-type="float" office:value="17">
            <text:p>17</text:p>
          </table:table-cell>
          <table:table-cell/>
          <table:table-cell table:formula="of:=[.B51]-[.$B$2]" office:value-type="float" office:value="662">
            <text:p>662</text:p>
          </table:table-cell>
          <table:table-cell table:formula="of:=[.B51]-[$'2.6.11'.$B$2]" office:value-type="float" office:value="1979">
            <text:p>1979</text:p>
          </table:table-cell>
          <table:table-cell table:formula="of:=SUM([.$C$2:.C51])" office:value-type="float" office:value="1489">
            <text:p>1489</text:p>
          </table:table-cell>
        </table:table-row>
        <table:table-row table:style-name="ro2">
          <table:table-cell office:value-type="string">
            <text:p>2.6.27.50</text:p>
          </table:table-cell>
          <table:table-cell office:value-type="date" office:date-value="2010-08-10">
            <text:p>08/10/10</text:p>
          </table:table-cell>
          <table:table-cell office:value-type="float" office:value="5">
            <text:p>5</text:p>
          </table:table-cell>
          <table:table-cell/>
          <table:table-cell table:formula="of:=[.B52]-[.$B$2]" office:value-type="float" office:value="670">
            <text:p>670</text:p>
          </table:table-cell>
          <table:table-cell table:formula="of:=[.B52]-[$'2.6.11'.$B$2]" office:value-type="float" office:value="1987">
            <text:p>1987</text:p>
          </table:table-cell>
          <table:table-cell table:formula="of:=SUM([.$C$2:.C52])" office:value-type="float" office:value="1494">
            <text:p>1494</text:p>
          </table:table-cell>
        </table:table-row>
        <table:table-row table:style-name="ro2">
          <table:table-cell office:value-type="string">
            <text:p>2.6.27.51</text:p>
          </table:table-cell>
          <table:table-cell office:value-type="date" office:date-value="2010-08-13">
            <text:p>08/13/10</text:p>
          </table:table-cell>
          <table:table-cell office:value-type="float" office:value="11">
            <text:p>11</text:p>
          </table:table-cell>
          <table:table-cell/>
          <table:table-cell table:formula="of:=[.B53]-[.$B$2]" office:value-type="float" office:value="673">
            <text:p>673</text:p>
          </table:table-cell>
          <table:table-cell table:formula="of:=[.B53]-[$'2.6.11'.$B$2]" office:value-type="float" office:value="1990">
            <text:p>1990</text:p>
          </table:table-cell>
          <table:table-cell table:formula="of:=SUM([.$C$2:.C53])" office:value-type="float" office:value="1505">
            <text:p>1505</text:p>
          </table:table-cell>
        </table:table-row>
        <table:table-row table:style-name="ro2">
          <table:table-cell office:value-type="string">
            <text:p>2.6.27.52</text:p>
          </table:table-cell>
          <table:table-cell office:value-type="date" office:date-value="2010-08-20">
            <text:p>08/20/10</text:p>
          </table:table-cell>
          <table:table-cell office:value-type="float" office:value="6">
            <text:p>6</text:p>
          </table:table-cell>
          <table:table-cell/>
          <table:table-cell table:formula="of:=[.B54]-[.$B$2]" office:value-type="float" office:value="680">
            <text:p>680</text:p>
          </table:table-cell>
          <table:table-cell table:formula="of:=[.B54]-[$'2.6.11'.$B$2]" office:value-type="float" office:value="1997">
            <text:p>1997</text:p>
          </table:table-cell>
          <table:table-cell table:formula="of:=SUM([.$C$2:.C54])" office:value-type="float" office:value="1511">
            <text:p>1511</text:p>
          </table:table-cell>
        </table:table-row>
        <table:table-row table:style-name="ro2">
          <table:table-cell office:value-type="string">
            <text:p>2.6.27.53</text:p>
          </table:table-cell>
          <table:table-cell office:value-type="date" office:date-value="2010-08-26">
            <text:p>08/26/10</text:p>
          </table:table-cell>
          <table:table-cell office:value-type="float" office:value="8">
            <text:p>8</text:p>
          </table:table-cell>
          <table:table-cell/>
          <table:table-cell table:formula="of:=[.B55]-[.$B$2]" office:value-type="float" office:value="686">
            <text:p>686</text:p>
          </table:table-cell>
          <table:table-cell table:formula="of:=[.B55]-[$'2.6.11'.$B$2]" office:value-type="float" office:value="2003">
            <text:p>2003</text:p>
          </table:table-cell>
          <table:table-cell table:formula="of:=SUM([.$C$2:.C55])" office:value-type="float" office:value="1519">
            <text:p>1519</text:p>
          </table:table-cell>
        </table:table-row>
        <table:table-row table:style-name="ro2">
          <table:table-cell office:value-type="string">
            <text:p>2.6.27.54</text:p>
          </table:table-cell>
          <table:table-cell office:value-type="date" office:date-value="2010-09-20">
            <text:p>09/20/10</text:p>
          </table:table-cell>
          <table:table-cell office:value-type="float" office:value="11">
            <text:p>11</text:p>
          </table:table-cell>
          <table:table-cell/>
          <table:table-cell table:formula="of:=[.B56]-[.$B$2]" office:value-type="float" office:value="711">
            <text:p>711</text:p>
          </table:table-cell>
          <table:table-cell table:formula="of:=[.B56]-[$'2.6.11'.$B$2]" office:value-type="float" office:value="2028">
            <text:p>2028</text:p>
          </table:table-cell>
          <table:table-cell table:formula="of:=SUM([.$C$2:.C56])" office:value-type="float" office:value="1530">
            <text:p>1530</text:p>
          </table:table-cell>
        </table:table-row>
        <table:table-row table:style-name="ro2">
          <table:table-cell office:value-type="string">
            <text:p>2.6.27.55</text:p>
          </table:table-cell>
          <table:table-cell office:value-type="date" office:date-value="2010-10-28">
            <text:p>10/28/10</text:p>
          </table:table-cell>
          <table:table-cell office:value-type="float" office:value="17">
            <text:p>17</text:p>
          </table:table-cell>
          <table:table-cell/>
          <table:table-cell table:formula="of:=[.B57]-[.$B$2]" office:value-type="float" office:value="749">
            <text:p>749</text:p>
          </table:table-cell>
          <table:table-cell table:formula="of:=[.B57]-[$'2.6.11'.$B$2]" office:value-type="float" office:value="2066">
            <text:p>2066</text:p>
          </table:table-cell>
          <table:table-cell table:formula="of:=SUM([.$C$2:.C57])" office:value-type="float" office:value="1547">
            <text:p>1547</text:p>
          </table:table-cell>
        </table:table-row>
        <table:table-row table:style-name="ro2">
          <table:table-cell office:value-type="string">
            <text:p>2.6.27.56</text:p>
          </table:table-cell>
          <table:table-cell office:value-type="date" office:date-value="2010-11-22">
            <text:p>11/22/10</text:p>
          </table:table-cell>
          <table:table-cell office:value-type="float" office:value="5">
            <text:p>5</text:p>
          </table:table-cell>
          <table:table-cell/>
          <table:table-cell table:formula="of:=[.B58]-[.$B$2]" office:value-type="float" office:value="774">
            <text:p>774</text:p>
          </table:table-cell>
          <table:table-cell table:formula="of:=[.B58]-[$'2.6.11'.$B$2]" office:value-type="float" office:value="2091">
            <text:p>2091</text:p>
          </table:table-cell>
          <table:table-cell table:formula="of:=SUM([.$C$2:.C58])" office:value-type="float" office:value="1552">
            <text:p>1552</text:p>
          </table:table-cell>
        </table:table-row>
        <table:table-row table:style-name="ro2">
          <table:table-cell office:value-type="string">
            <text:p>2.6.27.57</text:p>
          </table:table-cell>
          <table:table-cell office:value-type="date" office:date-value="2010-12-09">
            <text:p>12/09/10</text:p>
          </table:table-cell>
          <table:table-cell office:value-type="float" office:value="44">
            <text:p>44</text:p>
          </table:table-cell>
          <table:table-cell/>
          <table:table-cell table:formula="of:=[.B59]-[.$B$2]" office:value-type="float" office:value="791">
            <text:p>791</text:p>
          </table:table-cell>
          <table:table-cell table:formula="of:=[.B59]-[$'2.6.11'.$B$2]" office:value-type="float" office:value="2108">
            <text:p>2108</text:p>
          </table:table-cell>
          <table:table-cell table:formula="of:=SUM([.$C$2:.C59])" office:value-type="float" office:value="1596">
            <text:p>1596</text:p>
          </table:table-cell>
        </table:table-row>
        <table:table-row table:style-name="ro2">
          <table:table-cell/>
          <table:table-cell table:style-name="Default"/>
          <table:table-cell table:number-columns-repeated="2"/>
          <table:table-cell table:formula="of:=[.B60]-[.$B$2]" office:value-type="float" office:value="-39730">
            <text:p>-39730</text:p>
          </table:table-cell>
          <table:table-cell table:formula="of:=[.B60]-[$'2.6.11'.$B$2]" office:value-type="float" office:value="-38413">
            <text:p>-38413</text:p>
          </table:table-cell>
          <table:table-cell table:formula="of:=SUM([.$C$2:.C60])" office:value-type="float" office:value="1596">
            <text:p>1596</text:p>
          </table:table-cell>
        </table:table-row>
        <table:table-row table:style-name="ro2">
          <table:table-cell/>
          <table:table-cell table:style-name="Default"/>
          <table:table-cell table:number-columns-repeated="2"/>
          <table:table-cell table:formula="of:=[.B61]-[.$B$2]" office:value-type="float" office:value="-39730">
            <text:p>-39730</text:p>
          </table:table-cell>
          <table:table-cell table:formula="of:=[.B61]-[$'2.6.11'.$B$2]" office:value-type="float" office:value="-38413">
            <text:p>-38413</text:p>
          </table:table-cell>
          <table:table-cell table:formula="of:=SUM([.$C$2:.C61])" office:value-type="float" office:value="1596">
            <text:p>1596</text:p>
          </table:table-cell>
        </table:table-row>
        <table:table-row table:style-name="ro2">
          <table:table-cell/>
          <table:table-cell table:style-name="Default"/>
          <table:table-cell table:number-columns-repeated="2"/>
          <table:table-cell table:formula="of:=[.B62]-[.$B$2]" office:value-type="float" office:value="-39730">
            <text:p>-39730</text:p>
          </table:table-cell>
          <table:table-cell table:formula="of:=[.B62]-[$'2.6.11'.$B$2]" office:value-type="float" office:value="-38413">
            <text:p>-38413</text:p>
          </table:table-cell>
          <table:table-cell table:formula="of:=SUM([.$C$2:.C62])" office:value-type="float" office:value="1596">
            <text:p>1596</text:p>
          </table:table-cell>
        </table:table-row>
        <table:table-row table:style-name="ro2">
          <table:table-cell/>
          <table:table-cell table:style-name="Default"/>
          <table:table-cell table:number-columns-repeated="2"/>
          <table:table-cell table:formula="of:=[.B63]-[.$B$2]" office:value-type="float" office:value="-39730">
            <text:p>-39730</text:p>
          </table:table-cell>
          <table:table-cell table:formula="of:=[.B63]-[$'2.6.11'.$B$2]" office:value-type="float" office:value="-38413">
            <text:p>-38413</text:p>
          </table:table-cell>
          <table:table-cell table:formula="of:=SUM([.$C$2:.C63])" office:value-type="float" office:value="1596">
            <text:p>1596</text:p>
          </table:table-cell>
        </table:table-row>
        <table:table-row table:style-name="ro2">
          <table:table-cell/>
          <table:table-cell table:style-name="Default"/>
          <table:table-cell table:number-columns-repeated="2"/>
          <table:table-cell table:formula="of:=[.B64]-[.$B$2]" office:value-type="float" office:value="-39730">
            <text:p>-39730</text:p>
          </table:table-cell>
          <table:table-cell table:formula="of:=[.B64]-[$'2.6.11'.$B$2]" office:value-type="float" office:value="-38413">
            <text:p>-38413</text:p>
          </table:table-cell>
          <table:table-cell table:formula="of:=SUM([.$C$2:.C64])" office:value-type="float" office:value="1596">
            <text:p>1596</text:p>
          </table:table-cell>
        </table:table-row>
      </table:table>
      <table:table table:name="2.6.28"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2">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2">
          <table:table-cell table:style-name="ce1" office:value-type="string">
            <text:p>2.6.28.0</text:p>
          </table:table-cell>
          <table:table-cell table:formula="of:=[$'kernel history'.AD2]" office:value-type="date" office:date-value="2008-12-24">
            <text:p>12/24/08</text:p>
          </table:table-cell>
          <table:table-cell table:number-columns-repeated="2"/>
          <table:table-cell table:formula="of:=[.B2]-[.$B$2]" office:value-type="float" office:value="0">
            <text:p>0</text:p>
          </table:table-cell>
          <table:table-cell table:formula="of:=[.B2]-[$'2.6.11'.$B$2]" office:value-type="float" office:value="1393">
            <text:p>1393</text:p>
          </table:table-cell>
          <table:table-cell table:formula="of:=SUM([.$C$2:.C2])" office:value-type="float" office:value="0">
            <text:p>0</text:p>
          </table:table-cell>
        </table:table-row>
        <table:table-row table:style-name="ro2">
          <table:table-cell office:value-type="string">
            <text:p>2.6.28.1</text:p>
          </table:table-cell>
          <table:table-cell office:value-type="date" office:date-value="2009-01-18">
            <text:p>01/18/09</text:p>
          </table:table-cell>
          <table:table-cell office:value-type="float" office:value="95">
            <text:p>95</text:p>
          </table:table-cell>
          <table:table-cell/>
          <table:table-cell table:formula="of:=[.B3]-[.$B$2]" office:value-type="float" office:value="25">
            <text:p>25</text:p>
          </table:table-cell>
          <table:table-cell table:formula="of:=[.B3]-[$'2.6.11'.$B$2]" office:value-type="float" office:value="1418">
            <text:p>1418</text:p>
          </table:table-cell>
          <table:table-cell table:formula="of:=SUM([.$C$2:.C3])" office:value-type="float" office:value="95">
            <text:p>95</text:p>
          </table:table-cell>
        </table:table-row>
        <table:table-row table:style-name="ro2">
          <table:table-cell office:value-type="string">
            <text:p>2.6.28.2</text:p>
          </table:table-cell>
          <table:table-cell office:value-type="date" office:date-value="2009-01-24">
            <text:p>01/24/09</text:p>
          </table:table-cell>
          <table:table-cell office:value-type="float" office:value="46">
            <text:p>46</text:p>
          </table:table-cell>
          <table:table-cell/>
          <table:table-cell table:formula="of:=[.B4]-[.$B$2]" office:value-type="float" office:value="31">
            <text:p>31</text:p>
          </table:table-cell>
          <table:table-cell table:formula="of:=[.B4]-[$'2.6.11'.$B$2]" office:value-type="float" office:value="1424">
            <text:p>1424</text:p>
          </table:table-cell>
          <table:table-cell table:formula="of:=SUM([.$C$2:.C4])" office:value-type="float" office:value="141">
            <text:p>141</text:p>
          </table:table-cell>
        </table:table-row>
        <table:table-row table:style-name="ro2">
          <table:table-cell office:value-type="string">
            <text:p>2.6.28.3</text:p>
          </table:table-cell>
          <table:table-cell office:value-type="date" office:date-value="2009-02-02">
            <text:p>02/02/09</text:p>
          </table:table-cell>
          <table:table-cell office:value-type="float" office:value="44">
            <text:p>44</text:p>
          </table:table-cell>
          <table:table-cell/>
          <table:table-cell table:formula="of:=[.B5]-[.$B$2]" office:value-type="float" office:value="40">
            <text:p>40</text:p>
          </table:table-cell>
          <table:table-cell table:formula="of:=[.B5]-[$'2.6.11'.$B$2]" office:value-type="float" office:value="1433">
            <text:p>1433</text:p>
          </table:table-cell>
          <table:table-cell table:formula="of:=SUM([.$C$2:.C5])" office:value-type="float" office:value="185">
            <text:p>185</text:p>
          </table:table-cell>
        </table:table-row>
        <table:table-row table:style-name="ro2">
          <table:table-cell office:value-type="string">
            <text:p>2.6.28.4</text:p>
          </table:table-cell>
          <table:table-cell office:value-type="date" office:date-value="2009-02-06">
            <text:p>02/06/09</text:p>
          </table:table-cell>
          <table:table-cell office:value-type="float" office:value="33">
            <text:p>33</text:p>
          </table:table-cell>
          <table:table-cell/>
          <table:table-cell table:formula="of:=[.B6]-[.$B$2]" office:value-type="float" office:value="44">
            <text:p>44</text:p>
          </table:table-cell>
          <table:table-cell table:formula="of:=[.B6]-[$'2.6.11'.$B$2]" office:value-type="float" office:value="1437">
            <text:p>1437</text:p>
          </table:table-cell>
          <table:table-cell table:formula="of:=SUM([.$C$2:.C6])" office:value-type="float" office:value="218">
            <text:p>218</text:p>
          </table:table-cell>
        </table:table-row>
        <table:table-row table:style-name="ro2">
          <table:table-cell office:value-type="string">
            <text:p>2.6.28.5</text:p>
          </table:table-cell>
          <table:table-cell office:value-type="date" office:date-value="2009-02-12">
            <text:p>02/12/09</text:p>
          </table:table-cell>
          <table:table-cell office:value-type="float" office:value="54">
            <text:p>54</text:p>
          </table:table-cell>
          <table:table-cell/>
          <table:table-cell table:formula="of:=[.B7]-[.$B$2]" office:value-type="float" office:value="50">
            <text:p>50</text:p>
          </table:table-cell>
          <table:table-cell table:formula="of:=[.B7]-[$'2.6.11'.$B$2]" office:value-type="float" office:value="1443">
            <text:p>1443</text:p>
          </table:table-cell>
          <table:table-cell table:formula="of:=SUM([.$C$2:.C7])" office:value-type="float" office:value="272">
            <text:p>272</text:p>
          </table:table-cell>
        </table:table-row>
        <table:table-row table:style-name="ro2">
          <table:table-cell office:value-type="string">
            <text:p>2.6.28.6</text:p>
          </table:table-cell>
          <table:table-cell office:value-type="date" office:date-value="2009-02-17">
            <text:p>02/17/09</text:p>
          </table:table-cell>
          <table:table-cell office:value-type="float" office:value="49">
            <text:p>49</text:p>
          </table:table-cell>
          <table:table-cell/>
          <table:table-cell table:formula="of:=[.B8]-[.$B$2]" office:value-type="float" office:value="55">
            <text:p>55</text:p>
          </table:table-cell>
          <table:table-cell table:formula="of:=[.B8]-[$'2.6.11'.$B$2]" office:value-type="float" office:value="1448">
            <text:p>1448</text:p>
          </table:table-cell>
          <table:table-cell table:formula="of:=SUM([.$C$2:.C8])" office:value-type="float" office:value="321">
            <text:p>321</text:p>
          </table:table-cell>
        </table:table-row>
        <table:table-row table:style-name="ro2">
          <table:table-cell office:value-type="string">
            <text:p>2.6.28.7</text:p>
          </table:table-cell>
          <table:table-cell office:value-type="date" office:date-value="2009-02-20">
            <text:p>02/20/09</text:p>
          </table:table-cell>
          <table:table-cell office:value-type="float" office:value="40">
            <text:p>40</text:p>
          </table:table-cell>
          <table:table-cell/>
          <table:table-cell table:formula="of:=[.B9]-[.$B$2]" office:value-type="float" office:value="58">
            <text:p>58</text:p>
          </table:table-cell>
          <table:table-cell table:formula="of:=[.B9]-[$'2.6.11'.$B$2]" office:value-type="float" office:value="1451">
            <text:p>1451</text:p>
          </table:table-cell>
          <table:table-cell table:formula="of:=SUM([.$C$2:.C9])" office:value-type="float" office:value="361">
            <text:p>361</text:p>
          </table:table-cell>
        </table:table-row>
        <table:table-row table:style-name="ro2">
          <table:table-cell office:value-type="string">
            <text:p>2.6.28.8</text:p>
          </table:table-cell>
          <table:table-cell office:value-type="date" office:date-value="2009-03-16">
            <text:p>03/16/09</text:p>
          </table:table-cell>
          <table:table-cell office:value-type="float" office:value="113">
            <text:p>113</text:p>
          </table:table-cell>
          <table:table-cell/>
          <table:table-cell table:formula="of:=[.B10]-[.$B$2]" office:value-type="float" office:value="82">
            <text:p>82</text:p>
          </table:table-cell>
          <table:table-cell table:formula="of:=[.B10]-[$'2.6.11'.$B$2]" office:value-type="float" office:value="1475">
            <text:p>1475</text:p>
          </table:table-cell>
          <table:table-cell table:formula="of:=SUM([.$C$2:.C10])" office:value-type="float" office:value="474">
            <text:p>474</text:p>
          </table:table-cell>
        </table:table-row>
        <table:table-row table:style-name="ro2">
          <table:table-cell office:value-type="string">
            <text:p>2.6.28.9</text:p>
          </table:table-cell>
          <table:table-cell office:value-type="date" office:date-value="2009-03-23">
            <text:p>03/23/09</text:p>
          </table:table-cell>
          <table:table-cell office:value-type="float" office:value="44">
            <text:p>44</text:p>
          </table:table-cell>
          <table:table-cell/>
          <table:table-cell table:formula="of:=[.B11]-[.$B$2]" office:value-type="float" office:value="89">
            <text:p>89</text:p>
          </table:table-cell>
          <table:table-cell table:formula="of:=[.B11]-[$'2.6.11'.$B$2]" office:value-type="float" office:value="1482">
            <text:p>1482</text:p>
          </table:table-cell>
          <table:table-cell table:formula="of:=SUM([.$C$2:.C11])" office:value-type="float" office:value="518">
            <text:p>518</text:p>
          </table:table-cell>
        </table:table-row>
        <table:table-row table:style-name="ro2">
          <table:table-cell office:value-type="string">
            <text:p>2.6.28.10</text:p>
          </table:table-cell>
          <table:table-cell office:value-type="date" office:date-value="2009-05-02">
            <text:p>05/02/09</text:p>
          </table:table-cell>
          <table:table-cell office:value-type="float" office:value="93">
            <text:p>93</text:p>
          </table:table-cell>
          <table:table-cell/>
          <table:table-cell table:formula="of:=[.B12]-[.$B$2]" office:value-type="float" office:value="129">
            <text:p>129</text:p>
          </table:table-cell>
          <table:table-cell table:formula="of:=[.B12]-[$'2.6.11'.$B$2]" office:value-type="float" office:value="1522">
            <text:p>1522</text:p>
          </table:table-cell>
          <table:table-cell table:formula="of:=SUM([.$C$2:.C12])" office:value-type="float" office:value="611">
            <text:p>611</text:p>
          </table:table-cell>
        </table:table-row>
      </table:table>
      <table:table table:name="2.6.29"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2">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2">
          <table:table-cell table:style-name="ce1" office:value-type="string">
            <text:p>2.6.29.0</text:p>
          </table:table-cell>
          <table:table-cell table:formula="of:=[$'kernel history'.AE2]" office:value-type="date" office:date-value="2009-03-23">
            <text:p>03/23/09</text:p>
          </table:table-cell>
          <table:table-cell table:number-columns-repeated="2"/>
          <table:table-cell table:formula="of:=[.B2]-[.$B$2]" office:value-type="float" office:value="0">
            <text:p>0</text:p>
          </table:table-cell>
          <table:table-cell table:formula="of:=[.B2]-[$'2.6.11'.$B$2]" office:value-type="float" office:value="1482">
            <text:p>1482</text:p>
          </table:table-cell>
          <table:table-cell table:formula="of:=SUM([.$C$2:.C2])" office:value-type="float" office:value="0">
            <text:p>0</text:p>
          </table:table-cell>
        </table:table-row>
        <table:table-row table:style-name="ro2">
          <table:table-cell office:value-type="string">
            <text:p>2.6.29.1</text:p>
          </table:table-cell>
          <table:table-cell office:value-type="date" office:date-value="2009-04-02">
            <text:p>04/02/09</text:p>
          </table:table-cell>
          <table:table-cell office:value-type="float" office:value="46">
            <text:p>46</text:p>
          </table:table-cell>
          <table:table-cell/>
          <table:table-cell table:formula="of:=[.B3]-[.$B$2]" office:value-type="float" office:value="10">
            <text:p>10</text:p>
          </table:table-cell>
          <table:table-cell table:formula="of:=[.B3]-[$'2.6.11'.$B$2]" office:value-type="float" office:value="1492">
            <text:p>1492</text:p>
          </table:table-cell>
          <table:table-cell table:formula="of:=SUM([.$C$2:.C3])" office:value-type="float" office:value="46">
            <text:p>46</text:p>
          </table:table-cell>
        </table:table-row>
        <table:table-row table:style-name="ro2">
          <table:table-cell office:value-type="string">
            <text:p>2.6.29.2</text:p>
          </table:table-cell>
          <table:table-cell office:value-type="date" office:date-value="2009-04-27">
            <text:p>04/27/09</text:p>
          </table:table-cell>
          <table:table-cell office:value-type="float" office:value="99">
            <text:p>99</text:p>
          </table:table-cell>
          <table:table-cell/>
          <table:table-cell table:formula="of:=[.B4]-[.$B$2]" office:value-type="float" office:value="35">
            <text:p>35</text:p>
          </table:table-cell>
          <table:table-cell table:formula="of:=[.B4]-[$'2.6.11'.$B$2]" office:value-type="float" office:value="1517">
            <text:p>1517</text:p>
          </table:table-cell>
          <table:table-cell table:formula="of:=SUM([.$C$2:.C4])" office:value-type="float" office:value="145">
            <text:p>145</text:p>
          </table:table-cell>
        </table:table-row>
        <table:table-row table:style-name="ro2">
          <table:table-cell office:value-type="string">
            <text:p>2.6.29.3</text:p>
          </table:table-cell>
          <table:table-cell office:value-type="date" office:date-value="2009-05-08">
            <text:p>05/08/09</text:p>
          </table:table-cell>
          <table:table-cell office:value-type="float" office:value="58">
            <text:p>58</text:p>
          </table:table-cell>
          <table:table-cell/>
          <table:table-cell table:formula="of:=[.B5]-[.$B$2]" office:value-type="float" office:value="46">
            <text:p>46</text:p>
          </table:table-cell>
          <table:table-cell table:formula="of:=[.B5]-[$'2.6.11'.$B$2]" office:value-type="float" office:value="1528">
            <text:p>1528</text:p>
          </table:table-cell>
          <table:table-cell table:formula="of:=SUM([.$C$2:.C5])" office:value-type="float" office:value="203">
            <text:p>203</text:p>
          </table:table-cell>
        </table:table-row>
        <table:table-row table:style-name="ro2">
          <table:table-cell office:value-type="string">
            <text:p>2.6.29.4</text:p>
          </table:table-cell>
          <table:table-cell office:value-type="date" office:date-value="2009-05-18">
            <text:p>05/18/09</text:p>
          </table:table-cell>
          <table:table-cell office:value-type="float" office:value="50">
            <text:p>50</text:p>
          </table:table-cell>
          <table:table-cell/>
          <table:table-cell table:formula="of:=[.B6]-[.$B$2]" office:value-type="float" office:value="56">
            <text:p>56</text:p>
          </table:table-cell>
          <table:table-cell table:formula="of:=[.B6]-[$'2.6.11'.$B$2]" office:value-type="float" office:value="1538">
            <text:p>1538</text:p>
          </table:table-cell>
          <table:table-cell table:formula="of:=SUM([.$C$2:.C6])" office:value-type="float" office:value="253">
            <text:p>253</text:p>
          </table:table-cell>
        </table:table-row>
        <table:table-row table:style-name="ro2">
          <table:table-cell office:value-type="string">
            <text:p>2.6.29.5</text:p>
          </table:table-cell>
          <table:table-cell office:value-type="date" office:date-value="2009-06-15">
            <text:p>06/15/09</text:p>
          </table:table-cell>
          <table:table-cell office:value-type="float" office:value="89">
            <text:p>89</text:p>
          </table:table-cell>
          <table:table-cell/>
          <table:table-cell table:formula="of:=[.B7]-[.$B$2]" office:value-type="float" office:value="84">
            <text:p>84</text:p>
          </table:table-cell>
          <table:table-cell table:formula="of:=[.B7]-[$'2.6.11'.$B$2]" office:value-type="float" office:value="1566">
            <text:p>1566</text:p>
          </table:table-cell>
          <table:table-cell table:formula="of:=SUM([.$C$2:.C7])" office:value-type="float" office:value="342">
            <text:p>342</text:p>
          </table:table-cell>
        </table:table-row>
        <table:table-row table:style-name="ro2">
          <table:table-cell office:value-type="string">
            <text:p>2.6.29.6</text:p>
          </table:table-cell>
          <table:table-cell office:value-type="date" office:date-value="2009-07-02">
            <text:p>07/02/09</text:p>
          </table:table-cell>
          <table:table-cell office:value-type="float" office:value="37">
            <text:p>37</text:p>
          </table:table-cell>
          <table:table-cell/>
          <table:table-cell table:formula="of:=[.B8]-[.$B$2]" office:value-type="float" office:value="101">
            <text:p>101</text:p>
          </table:table-cell>
          <table:table-cell table:formula="of:=[.B8]-[$'2.6.11'.$B$2]" office:value-type="float" office:value="1583">
            <text:p>1583</text:p>
          </table:table-cell>
          <table:table-cell table:formula="of:=SUM([.$C$2:.C8])" office:value-type="float" office:value="379">
            <text:p>379</text:p>
          </table:table-cell>
        </table:table-row>
      </table:table>
      <table:table table:name="2.6.30"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2">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2">
          <table:table-cell table:style-name="ce1" office:value-type="string">
            <text:p>2.6.30.0</text:p>
          </table:table-cell>
          <table:table-cell table:formula="of:=[$'kernel history'.AF2]" office:value-type="date" office:date-value="2009-06-09">
            <text:p>06/09/09</text:p>
          </table:table-cell>
          <table:table-cell table:number-columns-repeated="2"/>
          <table:table-cell table:formula="of:=[.B2]-[.$B$2]" office:value-type="float" office:value="0">
            <text:p>0</text:p>
          </table:table-cell>
          <table:table-cell table:formula="of:=[.B2]-[$'2.6.11'.$B$2]" office:value-type="float" office:value="1560">
            <text:p>1560</text:p>
          </table:table-cell>
          <table:table-cell table:formula="of:=SUM([.$C$2:.C2])" office:value-type="float" office:value="0">
            <text:p>0</text:p>
          </table:table-cell>
        </table:table-row>
        <table:table-row table:style-name="ro2">
          <table:table-cell office:value-type="string">
            <text:p>2.6.30.1</text:p>
          </table:table-cell>
          <table:table-cell office:value-type="date" office:date-value="2009-07-02">
            <text:p>07/02/09</text:p>
          </table:table-cell>
          <table:table-cell office:value-type="float" office:value="111">
            <text:p>111</text:p>
          </table:table-cell>
          <table:table-cell/>
          <table:table-cell table:formula="of:=[.B3]-[.$B$2]" office:value-type="float" office:value="23">
            <text:p>23</text:p>
          </table:table-cell>
          <table:table-cell table:formula="of:=[.B3]-[$'2.6.11'.$B$2]" office:value-type="float" office:value="1583">
            <text:p>1583</text:p>
          </table:table-cell>
          <table:table-cell table:formula="of:=SUM([.$C$2:.C3])" office:value-type="float" office:value="111">
            <text:p>111</text:p>
          </table:table-cell>
        </table:table-row>
        <table:table-row table:style-name="ro2">
          <table:table-cell office:value-type="string">
            <text:p>2.6.30.2</text:p>
          </table:table-cell>
          <table:table-cell office:value-type="date" office:date-value="2009-07-19">
            <text:p>07/19/09</text:p>
          </table:table-cell>
          <table:table-cell office:value-type="float" office:value="24">
            <text:p>24</text:p>
          </table:table-cell>
          <table:table-cell/>
          <table:table-cell table:formula="of:=[.B4]-[.$B$2]" office:value-type="float" office:value="40">
            <text:p>40</text:p>
          </table:table-cell>
          <table:table-cell table:formula="of:=[.B4]-[$'2.6.11'.$B$2]" office:value-type="float" office:value="1600">
            <text:p>1600</text:p>
          </table:table-cell>
          <table:table-cell table:formula="of:=SUM([.$C$2:.C4])" office:value-type="float" office:value="135">
            <text:p>135</text:p>
          </table:table-cell>
        </table:table-row>
        <table:table-row table:style-name="ro2">
          <table:table-cell office:value-type="string">
            <text:p>2.6.30.3</text:p>
          </table:table-cell>
          <table:table-cell office:value-type="date" office:date-value="2009-07-24">
            <text:p>07/24/09</text:p>
          </table:table-cell>
          <table:table-cell office:value-type="float" office:value="1">
            <text:p>1</text:p>
          </table:table-cell>
          <table:table-cell/>
          <table:table-cell table:formula="of:=[.B5]-[.$B$2]" office:value-type="float" office:value="45">
            <text:p>45</text:p>
          </table:table-cell>
          <table:table-cell table:formula="of:=[.B5]-[$'2.6.11'.$B$2]" office:value-type="float" office:value="1605">
            <text:p>1605</text:p>
          </table:table-cell>
          <table:table-cell table:formula="of:=SUM([.$C$2:.C5])" office:value-type="float" office:value="136">
            <text:p>136</text:p>
          </table:table-cell>
        </table:table-row>
        <table:table-row table:style-name="ro2">
          <table:table-cell office:value-type="string">
            <text:p>2.6.30.4</text:p>
          </table:table-cell>
          <table:table-cell office:value-type="date" office:date-value="2009-07-30">
            <text:p>07/30/09</text:p>
          </table:table-cell>
          <table:table-cell office:value-type="float" office:value="69">
            <text:p>69</text:p>
          </table:table-cell>
          <table:table-cell/>
          <table:table-cell table:formula="of:=[.B6]-[.$B$2]" office:value-type="float" office:value="51">
            <text:p>51</text:p>
          </table:table-cell>
          <table:table-cell table:formula="of:=[.B6]-[$'2.6.11'.$B$2]" office:value-type="float" office:value="1611">
            <text:p>1611</text:p>
          </table:table-cell>
          <table:table-cell table:formula="of:=SUM([.$C$2:.C6])" office:value-type="float" office:value="205">
            <text:p>205</text:p>
          </table:table-cell>
        </table:table-row>
        <table:table-row table:style-name="ro2">
          <table:table-cell office:value-type="string">
            <text:p>2.6.30.5</text:p>
          </table:table-cell>
          <table:table-cell office:value-type="date" office:date-value="2009-08-16">
            <text:p>08/16/09</text:p>
          </table:table-cell>
          <table:table-cell office:value-type="float" office:value="73">
            <text:p>73</text:p>
          </table:table-cell>
          <table:table-cell/>
          <table:table-cell table:formula="of:=[.B7]-[.$B$2]" office:value-type="float" office:value="68">
            <text:p>68</text:p>
          </table:table-cell>
          <table:table-cell table:formula="of:=[.B7]-[$'2.6.11'.$B$2]" office:value-type="float" office:value="1628">
            <text:p>1628</text:p>
          </table:table-cell>
          <table:table-cell table:formula="of:=SUM([.$C$2:.C7])" office:value-type="float" office:value="278">
            <text:p>278</text:p>
          </table:table-cell>
        </table:table-row>
        <table:table-row table:style-name="ro2">
          <table:table-cell office:value-type="string">
            <text:p>2.6.30.6</text:p>
          </table:table-cell>
          <table:table-cell office:value-type="date" office:date-value="2009-09-08">
            <text:p>09/08/09</text:p>
          </table:table-cell>
          <table:table-cell office:value-type="float" office:value="72">
            <text:p>72</text:p>
          </table:table-cell>
          <table:table-cell/>
          <table:table-cell table:formula="of:=[.B8]-[.$B$2]" office:value-type="float" office:value="91">
            <text:p>91</text:p>
          </table:table-cell>
          <table:table-cell table:formula="of:=[.B8]-[$'2.6.11'.$B$2]" office:value-type="float" office:value="1651">
            <text:p>1651</text:p>
          </table:table-cell>
          <table:table-cell table:formula="of:=SUM([.$C$2:.C8])" office:value-type="float" office:value="350">
            <text:p>350</text:p>
          </table:table-cell>
        </table:table-row>
        <table:table-row table:style-name="ro2">
          <table:table-cell office:value-type="string">
            <text:p>2.6.30.7</text:p>
          </table:table-cell>
          <table:table-cell office:value-type="date" office:date-value="2009-09-15">
            <text:p>09/15/09</text:p>
          </table:table-cell>
          <table:table-cell office:value-type="float" office:value="22">
            <text:p>22</text:p>
          </table:table-cell>
          <table:table-cell/>
          <table:table-cell table:formula="of:=[.B9]-[.$B$2]" office:value-type="float" office:value="98">
            <text:p>98</text:p>
          </table:table-cell>
          <table:table-cell table:formula="of:=[.B9]-[$'2.6.11'.$B$2]" office:value-type="float" office:value="1658">
            <text:p>1658</text:p>
          </table:table-cell>
          <table:table-cell table:formula="of:=SUM([.$C$2:.C9])" office:value-type="float" office:value="372">
            <text:p>372</text:p>
          </table:table-cell>
        </table:table-row>
        <table:table-row table:style-name="ro2">
          <table:table-cell office:value-type="string">
            <text:p>2.6.30.8</text:p>
          </table:table-cell>
          <table:table-cell office:value-type="date" office:date-value="2009-09-24">
            <text:p>09/24/09</text:p>
          </table:table-cell>
          <table:table-cell office:value-type="float" office:value="24">
            <text:p>24</text:p>
          </table:table-cell>
          <table:table-cell/>
          <table:table-cell table:formula="of:=[.B10]-[.$B$2]" office:value-type="float" office:value="107">
            <text:p>107</text:p>
          </table:table-cell>
          <table:table-cell table:formula="of:=[.B10]-[$'2.6.11'.$B$2]" office:value-type="float" office:value="1667">
            <text:p>1667</text:p>
          </table:table-cell>
          <table:table-cell table:formula="of:=SUM([.$C$2:.C10])" office:value-type="float" office:value="396">
            <text:p>396</text:p>
          </table:table-cell>
        </table:table-row>
        <table:table-row table:style-name="ro2">
          <table:table-cell office:value-type="string">
            <text:p>2.6.30.9</text:p>
          </table:table-cell>
          <table:table-cell office:value-type="date" office:date-value="2009-10-05">
            <text:p>10/05/09</text:p>
          </table:table-cell>
          <table:table-cell office:value-type="float" office:value="33">
            <text:p>33</text:p>
          </table:table-cell>
          <table:table-cell/>
          <table:table-cell table:formula="of:=[.B11]-[.$B$2]" office:value-type="float" office:value="118">
            <text:p>118</text:p>
          </table:table-cell>
          <table:table-cell table:formula="of:=[.B11]-[$'2.6.11'.$B$2]" office:value-type="float" office:value="1678">
            <text:p>1678</text:p>
          </table:table-cell>
          <table:table-cell table:formula="of:=SUM([.$C$2:.C11])" office:value-type="float" office:value="429">
            <text:p>429</text:p>
          </table:table-cell>
        </table:table-row>
        <table:table-row table:style-name="ro2">
          <table:table-cell office:value-type="string">
            <text:p>2.6.30.10</text:p>
          </table:table-cell>
          <table:table-cell office:value-type="date" office:date-value="2009-12-03">
            <text:p>12/03/09</text:p>
          </table:table-cell>
          <table:table-cell office:value-type="float" office:value="2">
            <text:p>2</text:p>
          </table:table-cell>
          <table:table-cell/>
          <table:table-cell table:formula="of:=[.B12]-[.$B$2]" office:value-type="float" office:value="177">
            <text:p>177</text:p>
          </table:table-cell>
          <table:table-cell table:formula="of:=[.B12]-[$'2.6.11'.$B$2]" office:value-type="float" office:value="1737">
            <text:p>1737</text:p>
          </table:table-cell>
          <table:table-cell table:formula="of:=SUM([.$C$2:.C12])" office:value-type="float" office:value="431">
            <text:p>431</text:p>
          </table:table-cell>
        </table:table-row>
      </table:table>
      <table:table table:name="2.6.31"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2">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2">
          <table:table-cell table:style-name="ce1" office:value-type="string">
            <text:p>2.6.31.0</text:p>
          </table:table-cell>
          <table:table-cell table:formula="of:=[$'kernel history'.AG2]" office:value-type="date" office:date-value="2009-09-09">
            <text:p>09/09/09</text:p>
          </table:table-cell>
          <table:table-cell table:number-columns-repeated="2"/>
          <table:table-cell table:formula="of:=[.B2]-[.$B$2]" office:value-type="float" office:value="0">
            <text:p>0</text:p>
          </table:table-cell>
          <table:table-cell table:formula="of:=[.B2]-[$'2.6.11'.$B$2]" office:value-type="float" office:value="1652">
            <text:p>1652</text:p>
          </table:table-cell>
          <table:table-cell table:formula="of:=SUM([.$C$2:.C2])" office:value-type="float" office:value="0">
            <text:p>0</text:p>
          </table:table-cell>
        </table:table-row>
        <table:table-row table:style-name="ro2">
          <table:table-cell office:value-type="string">
            <text:p>2.6.31.1</text:p>
          </table:table-cell>
          <table:table-cell office:value-type="date" office:date-value="2009-09-24">
            <text:p>09/24/09</text:p>
          </table:table-cell>
          <table:table-cell office:value-type="float" office:value="45">
            <text:p>45</text:p>
          </table:table-cell>
          <table:table-cell/>
          <table:table-cell table:formula="of:=[.B3]-[.$B$2]" office:value-type="float" office:value="15">
            <text:p>15</text:p>
          </table:table-cell>
          <table:table-cell table:formula="of:=[.B3]-[$'2.6.11'.$B$2]" office:value-type="float" office:value="1667">
            <text:p>1667</text:p>
          </table:table-cell>
          <table:table-cell table:formula="of:=SUM([.$C$2:.C3])" office:value-type="float" office:value="45">
            <text:p>45</text:p>
          </table:table-cell>
        </table:table-row>
        <table:table-row table:style-name="ro2">
          <table:table-cell office:value-type="string">
            <text:p>2.6.31.2</text:p>
          </table:table-cell>
          <table:table-cell office:value-type="date" office:date-value="2009-10-05">
            <text:p>10/05/09</text:p>
          </table:table-cell>
          <table:table-cell office:value-type="float" office:value="137">
            <text:p>137</text:p>
          </table:table-cell>
          <table:table-cell/>
          <table:table-cell table:formula="of:=[.B4]-[.$B$2]" office:value-type="float" office:value="26">
            <text:p>26</text:p>
          </table:table-cell>
          <table:table-cell table:formula="of:=[.B4]-[$'2.6.11'.$B$2]" office:value-type="float" office:value="1678">
            <text:p>1678</text:p>
          </table:table-cell>
          <table:table-cell table:formula="of:=SUM([.$C$2:.C4])" office:value-type="float" office:value="182">
            <text:p>182</text:p>
          </table:table-cell>
        </table:table-row>
        <table:table-row table:style-name="ro2">
          <table:table-cell office:value-type="string">
            <text:p>2.6.31.3</text:p>
          </table:table-cell>
          <table:table-cell office:value-type="date" office:date-value="2009-10-07">
            <text:p>10/07/09</text:p>
          </table:table-cell>
          <table:table-cell office:value-type="float" office:value="1">
            <text:p>1</text:p>
          </table:table-cell>
          <table:table-cell/>
          <table:table-cell table:formula="of:=[.B5]-[.$B$2]" office:value-type="float" office:value="28">
            <text:p>28</text:p>
          </table:table-cell>
          <table:table-cell table:formula="of:=[.B5]-[$'2.6.11'.$B$2]" office:value-type="float" office:value="1680">
            <text:p>1680</text:p>
          </table:table-cell>
          <table:table-cell table:formula="of:=SUM([.$C$2:.C5])" office:value-type="float" office:value="183">
            <text:p>183</text:p>
          </table:table-cell>
        </table:table-row>
        <table:table-row table:style-name="ro2">
          <table:table-cell office:value-type="string">
            <text:p>2.6.31.4</text:p>
          </table:table-cell>
          <table:table-cell office:value-type="date" office:date-value="2009-10-12">
            <text:p>10/12/09</text:p>
          </table:table-cell>
          <table:table-cell office:value-type="float" office:value="38">
            <text:p>38</text:p>
          </table:table-cell>
          <table:table-cell/>
          <table:table-cell table:formula="of:=[.B6]-[.$B$2]" office:value-type="float" office:value="33">
            <text:p>33</text:p>
          </table:table-cell>
          <table:table-cell table:formula="of:=[.B6]-[$'2.6.11'.$B$2]" office:value-type="float" office:value="1685">
            <text:p>1685</text:p>
          </table:table-cell>
          <table:table-cell table:formula="of:=SUM([.$C$2:.C6])" office:value-type="float" office:value="221">
            <text:p>221</text:p>
          </table:table-cell>
        </table:table-row>
        <table:table-row table:style-name="ro2">
          <table:table-cell office:value-type="string">
            <text:p>2.6.31.5</text:p>
          </table:table-cell>
          <table:table-cell office:value-type="date" office:date-value="2009-10-22">
            <text:p>10/22/09</text:p>
          </table:table-cell>
          <table:table-cell office:value-type="float" office:value="46">
            <text:p>46</text:p>
          </table:table-cell>
          <table:table-cell/>
          <table:table-cell table:formula="of:=[.B7]-[.$B$2]" office:value-type="float" office:value="43">
            <text:p>43</text:p>
          </table:table-cell>
          <table:table-cell table:formula="of:=[.B7]-[$'2.6.11'.$B$2]" office:value-type="float" office:value="1695">
            <text:p>1695</text:p>
          </table:table-cell>
          <table:table-cell table:formula="of:=SUM([.$C$2:.C7])" office:value-type="float" office:value="267">
            <text:p>267</text:p>
          </table:table-cell>
        </table:table-row>
        <table:table-row table:style-name="ro2">
          <table:table-cell office:value-type="string">
            <text:p>2.6.31.6</text:p>
          </table:table-cell>
          <table:table-cell office:value-type="date" office:date-value="2009-11-09">
            <text:p>11/09/09</text:p>
          </table:table-cell>
          <table:table-cell office:value-type="float" office:value="100">
            <text:p>100</text:p>
          </table:table-cell>
          <table:table-cell/>
          <table:table-cell table:formula="of:=[.B8]-[.$B$2]" office:value-type="float" office:value="61">
            <text:p>61</text:p>
          </table:table-cell>
          <table:table-cell table:formula="of:=[.B8]-[$'2.6.11'.$B$2]" office:value-type="float" office:value="1713">
            <text:p>1713</text:p>
          </table:table-cell>
          <table:table-cell table:formula="of:=SUM([.$C$2:.C8])" office:value-type="float" office:value="367">
            <text:p>367</text:p>
          </table:table-cell>
        </table:table-row>
        <table:table-row table:style-name="ro2">
          <table:table-cell office:value-type="string">
            <text:p>2.6.31.7</text:p>
          </table:table-cell>
          <table:table-cell office:value-type="date" office:date-value="2009-12-08">
            <text:p>12/08/09</text:p>
          </table:table-cell>
          <table:table-cell office:value-type="float" office:value="125">
            <text:p>125</text:p>
          </table:table-cell>
          <table:table-cell/>
          <table:table-cell table:formula="of:=[.B9]-[.$B$2]" office:value-type="float" office:value="90">
            <text:p>90</text:p>
          </table:table-cell>
          <table:table-cell table:formula="of:=[.B9]-[$'2.6.11'.$B$2]" office:value-type="float" office:value="1742">
            <text:p>1742</text:p>
          </table:table-cell>
          <table:table-cell table:formula="of:=SUM([.$C$2:.C9])" office:value-type="float" office:value="492">
            <text:p>492</text:p>
          </table:table-cell>
        </table:table-row>
        <table:table-row table:style-name="ro2">
          <table:table-cell office:value-type="string">
            <text:p>2.6.31.8</text:p>
          </table:table-cell>
          <table:table-cell office:value-type="date" office:date-value="2009-12-14">
            <text:p>12/14/09</text:p>
          </table:table-cell>
          <table:table-cell office:value-type="float" office:value="90">
            <text:p>90</text:p>
          </table:table-cell>
          <table:table-cell/>
          <table:table-cell table:formula="of:=[.B10]-[.$B$2]" office:value-type="float" office:value="96">
            <text:p>96</text:p>
          </table:table-cell>
          <table:table-cell table:formula="of:=[.B10]-[$'2.6.11'.$B$2]" office:value-type="float" office:value="1748">
            <text:p>1748</text:p>
          </table:table-cell>
          <table:table-cell table:formula="of:=SUM([.$C$2:.C10])" office:value-type="float" office:value="582">
            <text:p>582</text:p>
          </table:table-cell>
        </table:table-row>
        <table:table-row table:style-name="ro2">
          <table:table-cell office:value-type="string">
            <text:p>2.6.31.9</text:p>
          </table:table-cell>
          <table:table-cell office:value-type="date" office:date-value="2009-12-18">
            <text:p>12/18/09</text:p>
          </table:table-cell>
          <table:table-cell office:value-type="float" office:value="91">
            <text:p>91</text:p>
          </table:table-cell>
          <table:table-cell/>
          <table:table-cell table:formula="of:=[.B11]-[.$B$2]" office:value-type="float" office:value="100">
            <text:p>100</text:p>
          </table:table-cell>
          <table:table-cell table:formula="of:=[.B11]-[$'2.6.11'.$B$2]" office:value-type="float" office:value="1752">
            <text:p>1752</text:p>
          </table:table-cell>
          <table:table-cell table:formula="of:=SUM([.$C$2:.C11])" office:value-type="float" office:value="673">
            <text:p>673</text:p>
          </table:table-cell>
        </table:table-row>
        <table:table-row table:style-name="ro2">
          <table:table-cell office:value-type="string">
            <text:p>2.6.31.10</text:p>
          </table:table-cell>
          <table:table-cell office:value-type="date" office:date-value="2010-01-06">
            <text:p>01/06/10</text:p>
          </table:table-cell>
          <table:table-cell office:value-type="float" office:value="38">
            <text:p>38</text:p>
          </table:table-cell>
          <table:table-cell/>
          <table:table-cell table:formula="of:=[.B12]-[.$B$2]" office:value-type="float" office:value="119">
            <text:p>119</text:p>
          </table:table-cell>
          <table:table-cell table:formula="of:=[.B12]-[$'2.6.11'.$B$2]" office:value-type="float" office:value="1771">
            <text:p>1771</text:p>
          </table:table-cell>
          <table:table-cell table:formula="of:=SUM([.$C$2:.C12])" office:value-type="float" office:value="711">
            <text:p>711</text:p>
          </table:table-cell>
        </table:table-row>
        <table:table-row table:style-name="ro2">
          <table:table-cell office:value-type="string">
            <text:p>2.6.31.11</text:p>
          </table:table-cell>
          <table:table-cell office:value-type="date" office:date-value="2010-01-07">
            <text:p>01/07/10</text:p>
          </table:table-cell>
          <table:table-cell office:value-type="float" office:value="1">
            <text:p>1</text:p>
          </table:table-cell>
          <table:table-cell/>
          <table:table-cell table:formula="of:=[.B13]-[.$B$2]" office:value-type="float" office:value="120">
            <text:p>120</text:p>
          </table:table-cell>
          <table:table-cell table:formula="of:=[.B13]-[$'2.6.11'.$B$2]" office:value-type="float" office:value="1772">
            <text:p>1772</text:p>
          </table:table-cell>
          <table:table-cell table:formula="of:=SUM([.$C$2:.C13])" office:value-type="float" office:value="712">
            <text:p>712</text:p>
          </table:table-cell>
        </table:table-row>
        <table:table-row table:style-name="ro2">
          <table:table-cell office:value-type="string">
            <text:p>2.6.31.12</text:p>
          </table:table-cell>
          <table:table-cell office:value-type="date" office:date-value="2010-01-18">
            <text:p>01/18/10</text:p>
          </table:table-cell>
          <table:table-cell office:value-type="float" office:value="13">
            <text:p>13</text:p>
          </table:table-cell>
          <table:table-cell/>
          <table:table-cell table:formula="of:=[.B14]-[.$B$2]" office:value-type="float" office:value="131">
            <text:p>131</text:p>
          </table:table-cell>
          <table:table-cell table:formula="of:=[.B14]-[$'2.6.11'.$B$2]" office:value-type="float" office:value="1783">
            <text:p>1783</text:p>
          </table:table-cell>
          <table:table-cell table:formula="of:=SUM([.$C$2:.C14])" office:value-type="float" office:value="725">
            <text:p>725</text:p>
          </table:table-cell>
        </table:table-row>
        <table:table-row table:style-name="ro2">
          <table:table-cell office:value-type="string">
            <text:p>2.6.31.13</text:p>
          </table:table-cell>
          <table:table-cell office:value-type="date" office:date-value="2010-04-01">
            <text:p>04/01/10</text:p>
          </table:table-cell>
          <table:table-cell office:value-type="float" office:value="90">
            <text:p>90</text:p>
          </table:table-cell>
          <table:table-cell/>
          <table:table-cell table:formula="of:=[.B15]-[.$B$2]" office:value-type="float" office:value="204">
            <text:p>204</text:p>
          </table:table-cell>
          <table:table-cell table:formula="of:=[.B15]-[$'2.6.11'.$B$2]" office:value-type="float" office:value="1856">
            <text:p>1856</text:p>
          </table:table-cell>
          <table:table-cell table:formula="of:=SUM([.$C$2:.C15])" office:value-type="float" office:value="815">
            <text:p>815</text:p>
          </table:table-cell>
        </table:table-row>
        <table:table-row table:style-name="ro2">
          <table:table-cell office:value-type="string">
            <text:p>2.6.31.14</text:p>
          </table:table-cell>
          <table:table-cell office:value-type="date" office:date-value="2010-07-05">
            <text:p>07/05/10</text:p>
          </table:table-cell>
          <table:table-cell office:value-type="float" office:value="4">
            <text:p>4</text:p>
          </table:table-cell>
          <table:table-cell/>
          <table:table-cell table:formula="of:=[.B16]-[.$B$2]" office:value-type="float" office:value="299">
            <text:p>299</text:p>
          </table:table-cell>
          <table:table-cell table:formula="of:=[.B16]-[$'2.6.11'.$B$2]" office:value-type="float" office:value="1951">
            <text:p>1951</text:p>
          </table:table-cell>
          <table:table-cell table:formula="of:=SUM([.$C$2:.C16])" office:value-type="float" office:value="819">
            <text:p>819</text:p>
          </table:table-cell>
        </table:table-row>
      </table:table>
      <table:table table:name="2.6.32"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2">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2">
          <table:table-cell table:style-name="ce1" office:value-type="string">
            <text:p>2.6.32.0</text:p>
          </table:table-cell>
          <table:table-cell table:formula="of:=[$'kernel history'.AH2]" office:value-type="date" office:date-value="2009-12-02">
            <text:p>12/02/09</text:p>
          </table:table-cell>
          <table:table-cell table:number-columns-repeated="2"/>
          <table:table-cell table:formula="of:=[.B2]-[.$B$2]" office:value-type="float" office:value="0">
            <text:p>0</text:p>
          </table:table-cell>
          <table:table-cell table:formula="of:=[.B2]-[$'2.6.11'.$B$2]" office:value-type="float" office:value="1736">
            <text:p>1736</text:p>
          </table:table-cell>
          <table:table-cell table:formula="of:=SUM([.$C$2:.C2])" office:value-type="float" office:value="0">
            <text:p>0</text:p>
          </table:table-cell>
        </table:table-row>
        <table:table-row table:style-name="ro2">
          <table:table-cell office:value-type="string">
            <text:p>2.6.32.1</text:p>
          </table:table-cell>
          <table:table-cell office:value-type="date" office:date-value="2009-12-14">
            <text:p>12/14/09</text:p>
          </table:table-cell>
          <table:table-cell office:value-type="float" office:value="34">
            <text:p>34</text:p>
          </table:table-cell>
          <table:table-cell/>
          <table:table-cell table:formula="of:=[.B3]-[.$B$2]" office:value-type="float" office:value="12">
            <text:p>12</text:p>
          </table:table-cell>
          <table:table-cell table:formula="of:=[.B3]-[$'2.6.11'.$B$2]" office:value-type="float" office:value="1748">
            <text:p>1748</text:p>
          </table:table-cell>
          <table:table-cell table:formula="of:=SUM([.$C$2:.C3])" office:value-type="float" office:value="34">
            <text:p>34</text:p>
          </table:table-cell>
        </table:table-row>
        <table:table-row table:style-name="ro2">
          <table:table-cell office:value-type="string">
            <text:p>2.6.32.2</text:p>
          </table:table-cell>
          <table:table-cell office:value-type="date" office:date-value="2009-12-18">
            <text:p>12/18/09</text:p>
          </table:table-cell>
          <table:table-cell office:value-type="float" office:value="152">
            <text:p>152</text:p>
          </table:table-cell>
          <table:table-cell/>
          <table:table-cell table:formula="of:=[.B4]-[.$B$2]" office:value-type="float" office:value="16">
            <text:p>16</text:p>
          </table:table-cell>
          <table:table-cell table:formula="of:=[.B4]-[$'2.6.11'.$B$2]" office:value-type="float" office:value="1752">
            <text:p>1752</text:p>
          </table:table-cell>
          <table:table-cell table:formula="of:=SUM([.$C$2:.C4])" office:value-type="float" office:value="186">
            <text:p>186</text:p>
          </table:table-cell>
        </table:table-row>
        <table:table-row table:style-name="ro2">
          <table:table-cell office:value-type="string">
            <text:p>2.6.32.3</text:p>
          </table:table-cell>
          <table:table-cell office:value-type="date" office:date-value="2010-01-06">
            <text:p>01/06/10</text:p>
          </table:table-cell>
          <table:table-cell office:value-type="float" office:value="99">
            <text:p>99</text:p>
          </table:table-cell>
          <table:table-cell/>
          <table:table-cell table:formula="of:=[.B5]-[.$B$2]" office:value-type="float" office:value="35">
            <text:p>35</text:p>
          </table:table-cell>
          <table:table-cell table:formula="of:=[.B5]-[$'2.6.11'.$B$2]" office:value-type="float" office:value="1771">
            <text:p>1771</text:p>
          </table:table-cell>
          <table:table-cell table:formula="of:=SUM([.$C$2:.C5])" office:value-type="float" office:value="285">
            <text:p>285</text:p>
          </table:table-cell>
        </table:table-row>
        <table:table-row table:style-name="ro2">
          <table:table-cell office:value-type="string">
            <text:p>2.6.32.4</text:p>
          </table:table-cell>
          <table:table-cell office:value-type="date" office:date-value="2010-01-18">
            <text:p>01/18/10</text:p>
          </table:table-cell>
          <table:table-cell office:value-type="float" office:value="52">
            <text:p>52</text:p>
          </table:table-cell>
          <table:table-cell/>
          <table:table-cell table:formula="of:=[.B6]-[.$B$2]" office:value-type="float" office:value="47">
            <text:p>47</text:p>
          </table:table-cell>
          <table:table-cell table:formula="of:=[.B6]-[$'2.6.11'.$B$2]" office:value-type="float" office:value="1783">
            <text:p>1783</text:p>
          </table:table-cell>
          <table:table-cell table:formula="of:=SUM([.$C$2:.C6])" office:value-type="float" office:value="337">
            <text:p>337</text:p>
          </table:table-cell>
        </table:table-row>
        <table:table-row table:style-name="ro2">
          <table:table-cell office:value-type="string">
            <text:p>2.6.32.5</text:p>
          </table:table-cell>
          <table:table-cell office:value-type="date" office:date-value="2010-01-22">
            <text:p>01/22/10</text:p>
          </table:table-cell>
          <table:table-cell office:value-type="float" office:value="30">
            <text:p>30</text:p>
          </table:table-cell>
          <table:table-cell/>
          <table:table-cell table:formula="of:=[.B7]-[.$B$2]" office:value-type="float" office:value="51">
            <text:p>51</text:p>
          </table:table-cell>
          <table:table-cell table:formula="of:=[.B7]-[$'2.6.11'.$B$2]" office:value-type="float" office:value="1787">
            <text:p>1787</text:p>
          </table:table-cell>
          <table:table-cell table:formula="of:=SUM([.$C$2:.C7])" office:value-type="float" office:value="367">
            <text:p>367</text:p>
          </table:table-cell>
        </table:table-row>
        <table:table-row table:style-name="ro2">
          <table:table-cell office:value-type="string">
            <text:p>2.6.32.6</text:p>
          </table:table-cell>
          <table:table-cell office:value-type="date" office:date-value="2010-01-25">
            <text:p>01/25/10</text:p>
          </table:table-cell>
          <table:table-cell office:value-type="float" office:value="29">
            <text:p>29</text:p>
          </table:table-cell>
          <table:table-cell/>
          <table:table-cell table:formula="of:=[.B8]-[.$B$2]" office:value-type="float" office:value="54">
            <text:p>54</text:p>
          </table:table-cell>
          <table:table-cell table:formula="of:=[.B8]-[$'2.6.11'.$B$2]" office:value-type="float" office:value="1790">
            <text:p>1790</text:p>
          </table:table-cell>
          <table:table-cell table:formula="of:=SUM([.$C$2:.C8])" office:value-type="float" office:value="396">
            <text:p>396</text:p>
          </table:table-cell>
        </table:table-row>
        <table:table-row table:style-name="ro2">
          <table:table-cell office:value-type="string">
            <text:p>2.6.32.7</text:p>
          </table:table-cell>
          <table:table-cell office:value-type="date" office:date-value="2010-01-28">
            <text:p>01/28/10</text:p>
          </table:table-cell>
          <table:table-cell office:value-type="float" office:value="101">
            <text:p>101</text:p>
          </table:table-cell>
          <table:table-cell/>
          <table:table-cell table:formula="of:=[.B9]-[.$B$2]" office:value-type="float" office:value="57">
            <text:p>57</text:p>
          </table:table-cell>
          <table:table-cell table:formula="of:=[.B9]-[$'2.6.11'.$B$2]" office:value-type="float" office:value="1793">
            <text:p>1793</text:p>
          </table:table-cell>
          <table:table-cell table:formula="of:=SUM([.$C$2:.C9])" office:value-type="float" office:value="497">
            <text:p>497</text:p>
          </table:table-cell>
        </table:table-row>
        <table:table-row table:style-name="ro2">
          <table:table-cell office:value-type="string">
            <text:p>2.6.32.8</text:p>
          </table:table-cell>
          <table:table-cell office:value-type="date" office:date-value="2010-02-09">
            <text:p>02/09/10</text:p>
          </table:table-cell>
          <table:table-cell office:value-type="float" office:value="76">
            <text:p>76</text:p>
          </table:table-cell>
          <table:table-cell/>
          <table:table-cell table:formula="of:=[.B10]-[.$B$2]" office:value-type="float" office:value="69">
            <text:p>69</text:p>
          </table:table-cell>
          <table:table-cell table:formula="of:=[.B10]-[$'2.6.11'.$B$2]" office:value-type="float" office:value="1805">
            <text:p>1805</text:p>
          </table:table-cell>
          <table:table-cell table:formula="of:=SUM([.$C$2:.C10])" office:value-type="float" office:value="573">
            <text:p>573</text:p>
          </table:table-cell>
        </table:table-row>
        <table:table-row table:style-name="ro2">
          <table:table-cell office:value-type="string">
            <text:p>2.6.32.9</text:p>
          </table:table-cell>
          <table:table-cell office:value-type="date" office:date-value="2010-02-23">
            <text:p>02/23/10</text:p>
          </table:table-cell>
          <table:table-cell office:value-type="float" office:value="92">
            <text:p>92</text:p>
          </table:table-cell>
          <table:table-cell/>
          <table:table-cell table:formula="of:=[.B11]-[.$B$2]" office:value-type="float" office:value="83">
            <text:p>83</text:p>
          </table:table-cell>
          <table:table-cell table:formula="of:=[.B11]-[$'2.6.11'.$B$2]" office:value-type="float" office:value="1819">
            <text:p>1819</text:p>
          </table:table-cell>
          <table:table-cell table:formula="of:=SUM([.$C$2:.C11])" office:value-type="float" office:value="665">
            <text:p>665</text:p>
          </table:table-cell>
        </table:table-row>
        <table:table-row table:style-name="ro2">
          <table:table-cell office:value-type="string">
            <text:p>2.6.32.10</text:p>
          </table:table-cell>
          <table:table-cell office:value-type="date" office:date-value="2010-03-15">
            <text:p>03/15/10</text:p>
          </table:table-cell>
          <table:table-cell office:value-type="float" office:value="146">
            <text:p>146</text:p>
          </table:table-cell>
          <table:table-cell/>
          <table:table-cell table:formula="of:=[.B12]-[.$B$2]" office:value-type="float" office:value="103">
            <text:p>103</text:p>
          </table:table-cell>
          <table:table-cell table:formula="of:=[.B12]-[$'2.6.11'.$B$2]" office:value-type="float" office:value="1839">
            <text:p>1839</text:p>
          </table:table-cell>
          <table:table-cell table:formula="of:=SUM([.$C$2:.C12])" office:value-type="float" office:value="811">
            <text:p>811</text:p>
          </table:table-cell>
        </table:table-row>
        <table:table-row table:style-name="ro2">
          <table:table-cell office:value-type="string">
            <text:p>2.6.32.11</text:p>
          </table:table-cell>
          <table:table-cell office:value-type="date" office:date-value="2010-04-01">
            <text:p>04/01/10</text:p>
          </table:table-cell>
          <table:table-cell office:value-type="float" office:value="120">
            <text:p>120</text:p>
          </table:table-cell>
          <table:table-cell/>
          <table:table-cell table:formula="of:=[.B13]-[.$B$2]" office:value-type="float" office:value="120">
            <text:p>120</text:p>
          </table:table-cell>
          <table:table-cell table:formula="of:=[.B13]-[$'2.6.11'.$B$2]" office:value-type="float" office:value="1856">
            <text:p>1856</text:p>
          </table:table-cell>
          <table:table-cell table:formula="of:=SUM([.$C$2:.C13])" office:value-type="float" office:value="931">
            <text:p>931</text:p>
          </table:table-cell>
        </table:table-row>
        <table:table-row table:style-name="ro2">
          <table:table-cell office:value-type="string">
            <text:p>2.6.32.12</text:p>
          </table:table-cell>
          <table:table-cell office:value-type="date" office:date-value="2010-04-26">
            <text:p>04/26/10</text:p>
          </table:table-cell>
          <table:table-cell office:value-type="float" office:value="195">
            <text:p>195</text:p>
          </table:table-cell>
          <table:table-cell/>
          <table:table-cell table:formula="of:=[.B14]-[.$B$2]" office:value-type="float" office:value="145">
            <text:p>145</text:p>
          </table:table-cell>
          <table:table-cell table:formula="of:=[.B14]-[$'2.6.11'.$B$2]" office:value-type="float" office:value="1881">
            <text:p>1881</text:p>
          </table:table-cell>
          <table:table-cell table:formula="of:=SUM([.$C$2:.C14])" office:value-type="float" office:value="1126">
            <text:p>1126</text:p>
          </table:table-cell>
        </table:table-row>
        <table:table-row table:style-name="ro2">
          <table:table-cell office:value-type="string">
            <text:p>2.6.32.13</text:p>
          </table:table-cell>
          <table:table-cell office:value-type="date" office:date-value="2010-05-12">
            <text:p>05/12/10</text:p>
          </table:table-cell>
          <table:table-cell office:value-type="float" office:value="98">
            <text:p>98</text:p>
          </table:table-cell>
          <table:table-cell/>
          <table:table-cell table:formula="of:=[.B15]-[.$B$2]" office:value-type="float" office:value="161">
            <text:p>161</text:p>
          </table:table-cell>
          <table:table-cell table:formula="of:=[.B15]-[$'2.6.11'.$B$2]" office:value-type="float" office:value="1897">
            <text:p>1897</text:p>
          </table:table-cell>
          <table:table-cell table:formula="of:=SUM([.$C$2:.C15])" office:value-type="float" office:value="1224">
            <text:p>1224</text:p>
          </table:table-cell>
        </table:table-row>
        <table:table-row table:style-name="ro2">
          <table:table-cell office:value-type="string">
            <text:p>2.6.32.14</text:p>
          </table:table-cell>
          <table:table-cell office:value-type="date" office:date-value="2010-05-26">
            <text:p>05/26/10</text:p>
          </table:table-cell>
          <table:table-cell office:value-type="float" office:value="36">
            <text:p>36</text:p>
          </table:table-cell>
          <table:table-cell/>
          <table:table-cell table:formula="of:=[.B16]-[.$B$2]" office:value-type="float" office:value="175">
            <text:p>175</text:p>
          </table:table-cell>
          <table:table-cell table:formula="of:=[.B16]-[$'2.6.11'.$B$2]" office:value-type="float" office:value="1911">
            <text:p>1911</text:p>
          </table:table-cell>
          <table:table-cell table:formula="of:=SUM([.$C$2:.C16])" office:value-type="float" office:value="1260">
            <text:p>1260</text:p>
          </table:table-cell>
        </table:table-row>
        <table:table-row table:style-name="ro2">
          <table:table-cell office:value-type="string">
            <text:p>2.6.32.15</text:p>
          </table:table-cell>
          <table:table-cell office:value-type="date" office:date-value="2010-06-01">
            <text:p>06/01/10</text:p>
          </table:table-cell>
          <table:table-cell office:value-type="float" office:value="2">
            <text:p>2</text:p>
          </table:table-cell>
          <table:table-cell/>
          <table:table-cell table:formula="of:=[.B17]-[.$B$2]" office:value-type="float" office:value="181">
            <text:p>181</text:p>
          </table:table-cell>
          <table:table-cell table:formula="of:=[.B17]-[$'2.6.11'.$B$2]" office:value-type="float" office:value="1917">
            <text:p>1917</text:p>
          </table:table-cell>
          <table:table-cell table:formula="of:=SUM([.$C$2:.C17])" office:value-type="float" office:value="1262">
            <text:p>1262</text:p>
          </table:table-cell>
        </table:table-row>
        <table:table-row table:style-name="ro2">
          <table:table-cell office:value-type="string">
            <text:p>2.6.32.16</text:p>
          </table:table-cell>
          <table:table-cell office:value-type="date" office:date-value="2010-07-05">
            <text:p>07/05/10</text:p>
          </table:table-cell>
          <table:table-cell office:value-type="float" office:value="150">
            <text:p>150</text:p>
          </table:table-cell>
          <table:table-cell/>
          <table:table-cell table:formula="of:=[.B18]-[.$B$2]" office:value-type="float" office:value="215">
            <text:p>215</text:p>
          </table:table-cell>
          <table:table-cell table:formula="of:=[.B18]-[$'2.6.11'.$B$2]" office:value-type="float" office:value="1951">
            <text:p>1951</text:p>
          </table:table-cell>
          <table:table-cell table:formula="of:=SUM([.$C$2:.C18])" office:value-type="float" office:value="1412">
            <text:p>1412</text:p>
          </table:table-cell>
        </table:table-row>
        <table:table-row table:style-name="ro2">
          <table:table-cell office:value-type="string">
            <text:p>2.6.32.17</text:p>
          </table:table-cell>
          <table:table-cell office:value-type="date" office:date-value="2010-08-02">
            <text:p>08/02/10</text:p>
          </table:table-cell>
          <table:table-cell office:value-type="float" office:value="165">
            <text:p>165</text:p>
          </table:table-cell>
          <table:table-cell/>
          <table:table-cell table:formula="of:=[.B19]-[.$B$2]" office:value-type="float" office:value="243">
            <text:p>243</text:p>
          </table:table-cell>
          <table:table-cell table:formula="of:=[.B19]-[$'2.6.11'.$B$2]" office:value-type="float" office:value="1979">
            <text:p>1979</text:p>
          </table:table-cell>
          <table:table-cell table:formula="of:=SUM([.$C$2:.C19])" office:value-type="float" office:value="1577">
            <text:p>1577</text:p>
          </table:table-cell>
        </table:table-row>
        <table:table-row table:style-name="ro2">
          <table:table-cell office:value-type="string">
            <text:p>2.6.32.18</text:p>
          </table:table-cell>
          <table:table-cell office:value-type="date" office:date-value="2010-08-10">
            <text:p>08/10/10</text:p>
          </table:table-cell>
          <table:table-cell office:value-type="float" office:value="34">
            <text:p>34</text:p>
          </table:table-cell>
          <table:table-cell/>
          <table:table-cell table:formula="of:=[.B20]-[.$B$2]" office:value-type="float" office:value="251">
            <text:p>251</text:p>
          </table:table-cell>
          <table:table-cell table:formula="of:=[.B20]-[$'2.6.11'.$B$2]" office:value-type="float" office:value="1987">
            <text:p>1987</text:p>
          </table:table-cell>
          <table:table-cell table:formula="of:=SUM([.$C$2:.C20])" office:value-type="float" office:value="1611">
            <text:p>1611</text:p>
          </table:table-cell>
        </table:table-row>
        <table:table-row table:style-name="ro2">
          <table:table-cell office:value-type="string">
            <text:p>2.6.32.19</text:p>
          </table:table-cell>
          <table:table-cell office:value-type="date" office:date-value="2010-08-13">
            <text:p>08/13/10</text:p>
          </table:table-cell>
          <table:table-cell office:value-type="float" office:value="117">
            <text:p>117</text:p>
          </table:table-cell>
          <table:table-cell/>
          <table:table-cell table:formula="of:=[.B21]-[.$B$2]" office:value-type="float" office:value="254">
            <text:p>254</text:p>
          </table:table-cell>
          <table:table-cell table:formula="of:=[.B21]-[$'2.6.11'.$B$2]" office:value-type="float" office:value="1990">
            <text:p>1990</text:p>
          </table:table-cell>
          <table:table-cell table:formula="of:=SUM([.$C$2:.C21])" office:value-type="float" office:value="1728">
            <text:p>1728</text:p>
          </table:table-cell>
        </table:table-row>
        <table:table-row table:style-name="ro2">
          <table:table-cell office:value-type="string">
            <text:p>2.6.32.20</text:p>
          </table:table-cell>
          <table:table-cell office:value-type="date" office:date-value="2010-08-20">
            <text:p>08/20/10</text:p>
          </table:table-cell>
          <table:table-cell office:value-type="float" office:value="2">
            <text:p>2</text:p>
          </table:table-cell>
          <table:table-cell/>
          <table:table-cell table:formula="of:=[.B22]-[.$B$2]" office:value-type="float" office:value="261">
            <text:p>261</text:p>
          </table:table-cell>
          <table:table-cell table:formula="of:=[.B22]-[$'2.6.11'.$B$2]" office:value-type="float" office:value="1997">
            <text:p>1997</text:p>
          </table:table-cell>
          <table:table-cell table:formula="of:=SUM([.$C$2:.C22])" office:value-type="float" office:value="1730">
            <text:p>1730</text:p>
          </table:table-cell>
        </table:table-row>
        <table:table-row table:style-name="ro2">
          <table:table-cell office:value-type="string">
            <text:p>2.6.32.21</text:p>
          </table:table-cell>
          <table:table-cell office:value-type="date" office:date-value="2010-08-26">
            <text:p>08/26/10</text:p>
          </table:table-cell>
          <table:table-cell office:value-type="float" office:value="59">
            <text:p>59</text:p>
          </table:table-cell>
          <table:table-cell/>
          <table:table-cell table:formula="of:=[.B23]-[.$B$2]" office:value-type="float" office:value="267">
            <text:p>267</text:p>
          </table:table-cell>
          <table:table-cell table:formula="of:=[.B23]-[$'2.6.11'.$B$2]" office:value-type="float" office:value="2003">
            <text:p>2003</text:p>
          </table:table-cell>
          <table:table-cell table:formula="of:=SUM([.$C$2:.C23])" office:value-type="float" office:value="1789">
            <text:p>1789</text:p>
          </table:table-cell>
        </table:table-row>
        <table:table-row table:style-name="ro2">
          <table:table-cell office:value-type="string">
            <text:p>2.6.32.22</text:p>
          </table:table-cell>
          <table:table-cell office:value-type="date" office:date-value="2010-09-20">
            <text:p>09/20/10</text:p>
          </table:table-cell>
          <table:table-cell office:value-type="float" office:value="123">
            <text:p>123</text:p>
          </table:table-cell>
          <table:table-cell/>
          <table:table-cell table:formula="of:=[.B24]-[.$B$2]" office:value-type="float" office:value="292">
            <text:p>292</text:p>
          </table:table-cell>
          <table:table-cell table:formula="of:=[.B24]-[$'2.6.11'.$B$2]" office:value-type="float" office:value="2028">
            <text:p>2028</text:p>
          </table:table-cell>
          <table:table-cell table:formula="of:=SUM([.$C$2:.C24])" office:value-type="float" office:value="1912">
            <text:p>1912</text:p>
          </table:table-cell>
        </table:table-row>
        <table:table-row table:style-name="ro2">
          <table:table-cell office:value-type="string">
            <text:p>2.6.32.23</text:p>
          </table:table-cell>
          <table:table-cell office:value-type="date" office:date-value="2010-09-26">
            <text:p>09/26/10</text:p>
          </table:table-cell>
          <table:table-cell office:value-type="float" office:value="68">
            <text:p>68</text:p>
          </table:table-cell>
          <table:table-cell/>
          <table:table-cell table:formula="of:=[.B25]-[.$B$2]" office:value-type="float" office:value="298">
            <text:p>298</text:p>
          </table:table-cell>
          <table:table-cell table:formula="of:=[.B25]-[$'2.6.11'.$B$2]" office:value-type="float" office:value="2034">
            <text:p>2034</text:p>
          </table:table-cell>
          <table:table-cell table:formula="of:=SUM([.$C$2:.C25])" office:value-type="float" office:value="1980">
            <text:p>1980</text:p>
          </table:table-cell>
        </table:table-row>
        <table:table-row table:style-name="ro2">
          <table:table-cell office:value-type="string">
            <text:p>2.6.32.24</text:p>
          </table:table-cell>
          <table:table-cell office:value-type="date" office:date-value="2010-10-01">
            <text:p>10/01/10</text:p>
          </table:table-cell>
          <table:table-cell office:value-type="float" office:value="1">
            <text:p>1</text:p>
          </table:table-cell>
          <table:table-cell/>
          <table:table-cell table:formula="of:=[.B26]-[.$B$2]" office:value-type="float" office:value="303">
            <text:p>303</text:p>
          </table:table-cell>
          <table:table-cell table:formula="of:=[.B26]-[$'2.6.11'.$B$2]" office:value-type="float" office:value="2039">
            <text:p>2039</text:p>
          </table:table-cell>
          <table:table-cell table:formula="of:=SUM([.$C$2:.C26])" office:value-type="float" office:value="1981">
            <text:p>1981</text:p>
          </table:table-cell>
        </table:table-row>
        <table:table-row table:style-name="ro2">
          <table:table-cell office:value-type="string">
            <text:p>2.6.32.25</text:p>
          </table:table-cell>
          <table:table-cell office:value-type="date" office:date-value="2010-10-28">
            <text:p>10/28/10</text:p>
          </table:table-cell>
          <table:table-cell office:value-type="float" office:value="65">
            <text:p>65</text:p>
          </table:table-cell>
          <table:table-cell/>
          <table:table-cell table:formula="of:=[.B27]-[.$B$2]" office:value-type="float" office:value="330">
            <text:p>330</text:p>
          </table:table-cell>
          <table:table-cell table:formula="of:=[.B27]-[$'2.6.11'.$B$2]" office:value-type="float" office:value="2066">
            <text:p>2066</text:p>
          </table:table-cell>
          <table:table-cell table:formula="of:=SUM([.$C$2:.C27])" office:value-type="float" office:value="2046">
            <text:p>2046</text:p>
          </table:table-cell>
        </table:table-row>
        <table:table-row table:style-name="ro2">
          <table:table-cell office:value-type="string">
            <text:p>2.6.32.26</text:p>
          </table:table-cell>
          <table:table-cell office:value-type="date" office:date-value="2010-11-22">
            <text:p>11/22/10</text:p>
          </table:table-cell>
          <table:table-cell office:value-type="float" office:value="44">
            <text:p>44</text:p>
          </table:table-cell>
          <table:table-cell/>
          <table:table-cell table:formula="of:=[.B28]-[.$B$2]" office:value-type="float" office:value="355">
            <text:p>355</text:p>
          </table:table-cell>
          <table:table-cell table:formula="of:=[.B28]-[$'2.6.11'.$B$2]" office:value-type="float" office:value="2091">
            <text:p>2091</text:p>
          </table:table-cell>
          <table:table-cell table:formula="of:=SUM([.$C$2:.C28])" office:value-type="float" office:value="2090">
            <text:p>2090</text:p>
          </table:table-cell>
        </table:table-row>
        <table:table-row table:style-name="ro2">
          <table:table-cell office:value-type="string">
            <text:p>2.6.32.27</text:p>
          </table:table-cell>
          <table:table-cell office:value-type="date" office:date-value="2010-12-09">
            <text:p>12/09/10</text:p>
          </table:table-cell>
          <table:table-cell office:value-type="float" office:value="127">
            <text:p>127</text:p>
          </table:table-cell>
          <table:table-cell/>
          <table:table-cell table:formula="of:=[.B29]-[.$B$2]" office:value-type="float" office:value="372">
            <text:p>372</text:p>
          </table:table-cell>
          <table:table-cell table:formula="of:=[.B29]-[$'2.6.11'.$B$2]" office:value-type="float" office:value="2108">
            <text:p>2108</text:p>
          </table:table-cell>
          <table:table-cell table:formula="of:=SUM([.$C$2:.C29])" office:value-type="float" office:value="2217">
            <text:p>2217</text:p>
          </table:table-cell>
        </table:table-row>
        <table:table-row table:style-name="ro2">
          <table:table-cell office:value-type="string">
            <text:p>2.6.32.28</text:p>
          </table:table-cell>
          <table:table-cell office:value-type="date" office:date-value="2011-01-07">
            <text:p>01/07/11</text:p>
          </table:table-cell>
          <table:table-cell office:value-type="float" office:value="49">
            <text:p>49</text:p>
          </table:table-cell>
          <table:table-cell/>
          <table:table-cell table:formula="of:=[.B30]-[.$B$2]" office:value-type="float" office:value="401">
            <text:p>401</text:p>
          </table:table-cell>
          <table:table-cell table:formula="of:=[.B30]-[$'2.6.11'.$B$2]" office:value-type="float" office:value="2137">
            <text:p>2137</text:p>
          </table:table-cell>
          <table:table-cell table:formula="of:=SUM([.$C$2:.C30])" office:value-type="float" office:value="2266">
            <text:p>2266</text:p>
          </table:table-cell>
        </table:table-row>
        <table:table-row table:style-name="ro2">
          <table:table-cell office:value-type="string">
            <text:p>2.6.32.29</text:p>
          </table:table-cell>
          <table:table-cell office:value-type="date" office:date-value="2011-02-17">
            <text:p>02/17/11</text:p>
          </table:table-cell>
          <table:table-cell office:value-type="float" office:value="116">
            <text:p>116</text:p>
          </table:table-cell>
          <table:table-cell/>
          <table:table-cell table:formula="of:=[.B31]-[.$B$2]" office:value-type="float" office:value="442">
            <text:p>442</text:p>
          </table:table-cell>
          <table:table-cell table:formula="of:=[.B31]-[$'2.6.11'.$B$2]" office:value-type="float" office:value="2178">
            <text:p>2178</text:p>
          </table:table-cell>
          <table:table-cell table:formula="of:=SUM([.$C$2:.C31])" office:value-type="float" office:value="2382">
            <text:p>2382</text:p>
          </table:table-cell>
        </table:table-row>
        <table:table-row table:style-name="ro2">
          <table:table-cell office:value-type="string">
            <text:p>2.6.32.30</text:p>
          </table:table-cell>
          <table:table-cell office:value-type="date" office:date-value="2011-03-02">
            <text:p>03/02/11</text:p>
          </table:table-cell>
          <table:table-cell office:value-type="float" office:value="70">
            <text:p>70</text:p>
          </table:table-cell>
          <table:table-cell/>
          <table:table-cell table:formula="of:=[.B32]-[.$B$2]" office:value-type="float" office:value="455">
            <text:p>455</text:p>
          </table:table-cell>
          <table:table-cell table:formula="of:=[.B32]-[$'2.6.11'.$B$2]" office:value-type="float" office:value="2191">
            <text:p>2191</text:p>
          </table:table-cell>
          <table:table-cell table:formula="of:=SUM([.$C$2:.C32])" office:value-type="float" office:value="2452">
            <text:p>2452</text:p>
          </table:table-cell>
        </table:table-row>
        <table:table-row table:style-name="ro2">
          <table:table-cell office:value-type="string">
            <text:p>2.6.32.31</text:p>
          </table:table-cell>
          <table:table-cell office:value-type="date" office:date-value="2011-03-03">
            <text:p>03/03/11</text:p>
          </table:table-cell>
          <table:table-cell office:value-type="float" office:value="1">
            <text:p>1</text:p>
          </table:table-cell>
          <table:table-cell/>
          <table:table-cell table:formula="of:=[.B33]-[.$B$2]" office:value-type="float" office:value="456">
            <text:p>456</text:p>
          </table:table-cell>
          <table:table-cell table:formula="of:=[.B33]-[$'2.6.11'.$B$2]" office:value-type="float" office:value="2192">
            <text:p>2192</text:p>
          </table:table-cell>
          <table:table-cell table:formula="of:=SUM([.$C$2:.C33])" office:value-type="float" office:value="2453">
            <text:p>2453</text:p>
          </table:table-cell>
        </table:table-row>
        <table:table-row table:style-name="ro2">
          <table:table-cell office:value-type="string">
            <text:p>2.6.32.32</text:p>
          </table:table-cell>
          <table:table-cell office:value-type="date" office:date-value="2011-03-07">
            <text:p>03/07/11</text:p>
          </table:table-cell>
          <table:table-cell office:value-type="float" office:value="18">
            <text:p>18</text:p>
          </table:table-cell>
          <table:table-cell/>
          <table:table-cell table:formula="of:=[.B34]-[.$B$2]" office:value-type="float" office:value="460">
            <text:p>460</text:p>
          </table:table-cell>
          <table:table-cell table:formula="of:=[.B34]-[$'2.6.11'.$B$2]" office:value-type="float" office:value="2196">
            <text:p>2196</text:p>
          </table:table-cell>
          <table:table-cell table:formula="of:=SUM([.$C$2:.C34])" office:value-type="float" office:value="2471">
            <text:p>2471</text:p>
          </table:table-cell>
        </table:table-row>
        <table:table-row table:style-name="ro2">
          <table:table-cell office:value-type="string">
            <text:p>2.6.32.33</text:p>
          </table:table-cell>
          <table:table-cell office:value-type="date" office:date-value="2011-03-14">
            <text:p>03/14/11</text:p>
          </table:table-cell>
          <table:table-cell office:value-type="float" office:value="19">
            <text:p>19</text:p>
          </table:table-cell>
          <table:table-cell/>
          <table:table-cell table:formula="of:=[.B35]-[.$B$2]" office:value-type="float" office:value="467">
            <text:p>467</text:p>
          </table:table-cell>
          <table:table-cell table:formula="of:=[.B35]-[$'2.6.11'.$B$2]" office:value-type="float" office:value="2203">
            <text:p>2203</text:p>
          </table:table-cell>
          <table:table-cell table:formula="of:=SUM([.$C$2:.C35])" office:value-type="float" office:value="2490">
            <text:p>2490</text:p>
          </table:table-cell>
        </table:table-row>
        <table:table-row table:style-name="ro2">
          <table:table-cell office:value-type="string">
            <text:p>2.6.32.34</text:p>
          </table:table-cell>
          <table:table-cell office:value-type="date" office:date-value="2011-03-23">
            <text:p>03/23/11</text:p>
          </table:table-cell>
          <table:table-cell office:value-type="float" office:value="44">
            <text:p>44</text:p>
          </table:table-cell>
          <table:table-cell/>
          <table:table-cell table:formula="of:=[.B36]-[.$B$2]" office:value-type="float" office:value="476">
            <text:p>476</text:p>
          </table:table-cell>
          <table:table-cell table:formula="of:=[.B36]-[$'2.6.11'.$B$2]" office:value-type="float" office:value="2212">
            <text:p>2212</text:p>
          </table:table-cell>
          <table:table-cell table:formula="of:=SUM([.$C$2:.C36])" office:value-type="float" office:value="2534">
            <text:p>2534</text:p>
          </table:table-cell>
        </table:table-row>
        <table:table-row table:style-name="ro2">
          <table:table-cell office:value-type="string">
            <text:p>2.6.32.35</text:p>
          </table:table-cell>
          <table:table-cell office:value-type="date" office:date-value="2011-03-24">
            <text:p>03/24/11</text:p>
          </table:table-cell>
          <table:table-cell office:value-type="float" office:value="1">
            <text:p>1</text:p>
          </table:table-cell>
          <table:table-cell/>
          <table:table-cell table:formula="of:=[.B37]-[.$B$2]" office:value-type="float" office:value="477">
            <text:p>477</text:p>
          </table:table-cell>
          <table:table-cell table:formula="of:=[.B37]-[$'2.6.11'.$B$2]" office:value-type="float" office:value="2213">
            <text:p>2213</text:p>
          </table:table-cell>
          <table:table-cell table:formula="of:=SUM([.$C$2:.C37])" office:value-type="float" office:value="2535">
            <text:p>2535</text:p>
          </table:table-cell>
        </table:table-row>
        <table:table-row table:style-name="ro2">
          <table:table-cell office:value-type="string">
            <text:p>2.6.32.36</text:p>
          </table:table-cell>
          <table:table-cell office:value-type="date" office:date-value="2011-03-27">
            <text:p>03/27/11</text:p>
          </table:table-cell>
          <table:table-cell office:value-type="float" office:value="23">
            <text:p>23</text:p>
          </table:table-cell>
          <table:table-cell/>
          <table:table-cell table:formula="of:=[.B38]-[.$B$2]" office:value-type="float" office:value="480">
            <text:p>480</text:p>
          </table:table-cell>
          <table:table-cell table:formula="of:=[.B38]-[$'2.6.11'.$B$2]" office:value-type="float" office:value="2216">
            <text:p>2216</text:p>
          </table:table-cell>
          <table:table-cell table:formula="of:=SUM([.$C$2:.C38])" office:value-type="float" office:value="2558">
            <text:p>2558</text:p>
          </table:table-cell>
        </table:table-row>
        <table:table-row table:style-name="ro2">
          <table:table-cell office:value-type="string">
            <text:p>2.6.32.37</text:p>
          </table:table-cell>
          <table:table-cell office:value-type="date" office:date-value="2011-04-14">
            <text:p>04/14/11</text:p>
          </table:table-cell>
          <table:table-cell office:value-type="float" office:value="74">
            <text:p>74</text:p>
          </table:table-cell>
          <table:table-cell/>
          <table:table-cell table:formula="of:=[.B39]-[.$B$2]" office:value-type="float" office:value="498">
            <text:p>498</text:p>
          </table:table-cell>
          <table:table-cell table:formula="of:=[.B39]-[$'2.6.11'.$B$2]" office:value-type="float" office:value="2234">
            <text:p>2234</text:p>
          </table:table-cell>
          <table:table-cell table:formula="of:=SUM([.$C$2:.C39])" office:value-type="float" office:value="2632">
            <text:p>2632</text:p>
          </table:table-cell>
        </table:table-row>
        <table:table-row table:style-name="ro2">
          <table:table-cell office:value-type="string">
            <text:p>2.6.32.38</text:p>
          </table:table-cell>
          <table:table-cell office:value-type="date" office:date-value="2011-04-15">
            <text:p>04/15/11</text:p>
          </table:table-cell>
          <table:table-cell office:value-type="float" office:value="1">
            <text:p>1</text:p>
          </table:table-cell>
          <table:table-cell/>
          <table:table-cell table:formula="of:=[.B40]-[.$B$2]" office:value-type="float" office:value="499">
            <text:p>499</text:p>
          </table:table-cell>
          <table:table-cell table:formula="of:=[.B40]-[$'2.6.11'.$B$2]" office:value-type="float" office:value="2235">
            <text:p>2235</text:p>
          </table:table-cell>
          <table:table-cell table:formula="of:=SUM([.$C$2:.C40])" office:value-type="float" office:value="2633">
            <text:p>2633</text:p>
          </table:table-cell>
        </table:table-row>
        <table:table-row table:style-name="ro2">
          <table:table-cell office:value-type="string">
            <text:p>2.6.32.39</text:p>
          </table:table-cell>
          <table:table-cell office:value-type="date" office:date-value="2011-04-22">
            <text:p>04/22/11</text:p>
          </table:table-cell>
          <table:table-cell office:value-type="float" office:value="28">
            <text:p>28</text:p>
          </table:table-cell>
          <table:table-cell/>
          <table:table-cell table:formula="of:=[.B41]-[.$B$2]" office:value-type="float" office:value="506">
            <text:p>506</text:p>
          </table:table-cell>
          <table:table-cell table:formula="of:=[.B41]-[$'2.6.11'.$B$2]" office:value-type="float" office:value="2242">
            <text:p>2242</text:p>
          </table:table-cell>
          <table:table-cell table:formula="of:=SUM([.$C$2:.C41])" office:value-type="float" office:value="2661">
            <text:p>2661</text:p>
          </table:table-cell>
        </table:table-row>
        <table:table-row table:style-name="ro2">
          <table:table-cell office:value-type="string">
            <text:p>2.6.32.40</text:p>
          </table:table-cell>
          <table:table-cell office:value-type="date" office:date-value="2011-05-09">
            <text:p>05/09/11</text:p>
          </table:table-cell>
          <table:table-cell office:value-type="float" office:value="147">
            <text:p>147</text:p>
          </table:table-cell>
          <table:table-cell/>
          <table:table-cell table:formula="of:=[.B42]-[.$B$2]" office:value-type="float" office:value="523">
            <text:p>523</text:p>
          </table:table-cell>
          <table:table-cell table:formula="of:=[.B42]-[$'2.6.11'.$B$2]" office:value-type="float" office:value="2259">
            <text:p>2259</text:p>
          </table:table-cell>
          <table:table-cell table:formula="of:=SUM([.$C$2:.C42])" office:value-type="float" office:value="2808">
            <text:p>2808</text:p>
          </table:table-cell>
        </table:table-row>
        <table:table-row table:style-name="ro2">
          <table:table-cell office:value-type="string">
            <text:p>2.6.32.41</text:p>
          </table:table-cell>
          <table:table-cell office:value-type="date" office:date-value="2011-05-23">
            <text:p>05/23/11</text:p>
          </table:table-cell>
          <table:table-cell office:value-type="float" office:value="21">
            <text:p>21</text:p>
          </table:table-cell>
          <table:table-cell/>
          <table:table-cell table:formula="of:=[.B43]-[.$B$2]" office:value-type="float" office:value="537">
            <text:p>537</text:p>
          </table:table-cell>
          <table:table-cell table:formula="of:=[.B43]-[$'2.6.11'.$B$2]" office:value-type="float" office:value="2273">
            <text:p>2273</text:p>
          </table:table-cell>
          <table:table-cell table:formula="of:=SUM([.$C$2:.C43])" office:value-type="float" office:value="2829">
            <text:p>2829</text:p>
          </table:table-cell>
        </table:table-row>
        <table:table-row table:style-name="ro2">
          <table:table-cell office:value-type="string">
            <text:p>2.6.32.42</text:p>
          </table:table-cell>
          <table:table-cell office:value-type="date" office:date-value="2011-06-23">
            <text:p>06/23/11</text:p>
          </table:table-cell>
          <table:table-cell office:value-type="float" office:value="91">
            <text:p>91</text:p>
          </table:table-cell>
          <table:table-cell/>
          <table:table-cell table:formula="of:=[.B44]-[.$B$2]" office:value-type="float" office:value="568">
            <text:p>568</text:p>
          </table:table-cell>
          <table:table-cell table:formula="of:=[.B44]-[$'2.6.11'.$B$2]" office:value-type="float" office:value="2304">
            <text:p>2304</text:p>
          </table:table-cell>
          <table:table-cell table:formula="of:=SUM([.$C$2:.C44])" office:value-type="float" office:value="2920">
            <text:p>2920</text:p>
          </table:table-cell>
        </table:table-row>
        <table:table-row table:style-name="ro2">
          <table:table-cell office:value-type="string">
            <text:p>2.6.32.43</text:p>
          </table:table-cell>
          <table:table-cell office:value-type="date" office:date-value="2011-07-13">
            <text:p>07/13/11</text:p>
          </table:table-cell>
          <table:table-cell office:value-type="float" office:value="34">
            <text:p>34</text:p>
          </table:table-cell>
          <table:table-cell/>
          <table:table-cell table:formula="of:=[.B45]-[.$B$2]" office:value-type="float" office:value="588">
            <text:p>588</text:p>
          </table:table-cell>
          <table:table-cell table:formula="of:=[.B45]-[$'2.6.11'.$B$2]" office:value-type="float" office:value="2324">
            <text:p>2324</text:p>
          </table:table-cell>
          <table:table-cell table:formula="of:=SUM([.$C$2:.C45])" office:value-type="float" office:value="2954">
            <text:p>2954</text:p>
          </table:table-cell>
        </table:table-row>
        <table:table-row table:style-name="ro2">
          <table:table-cell office:value-type="string">
            <text:p>2.6.32.44</text:p>
          </table:table-cell>
          <table:table-cell office:value-type="date" office:date-value="2011-08-08">
            <text:p>08/08/11</text:p>
          </table:table-cell>
          <table:table-cell office:value-type="float" office:value="54">
            <text:p>54</text:p>
          </table:table-cell>
          <table:table-cell/>
          <table:table-cell table:formula="of:=[.B46]-[.$B$2]" office:value-type="float" office:value="614">
            <text:p>614</text:p>
          </table:table-cell>
          <table:table-cell table:formula="of:=[.B46]-[$'2.6.11'.$B$2]" office:value-type="float" office:value="2350">
            <text:p>2350</text:p>
          </table:table-cell>
          <table:table-cell table:formula="of:=SUM([.$C$2:.C46])" office:value-type="float" office:value="3008">
            <text:p>3008</text:p>
          </table:table-cell>
        </table:table-row>
        <table:table-row table:style-name="ro2">
          <table:table-cell office:value-type="string">
            <text:p>2.6.32.45</text:p>
          </table:table-cell>
          <table:table-cell office:value-type="date" office:date-value="2011-08-15">
            <text:p>08/15/11</text:p>
          </table:table-cell>
          <table:table-cell office:value-type="float" office:value="6">
            <text:p>6</text:p>
          </table:table-cell>
          <table:table-cell/>
          <table:table-cell table:formula="of:=[.B47]-[.$B$2]" office:value-type="float" office:value="621">
            <text:p>621</text:p>
          </table:table-cell>
          <table:table-cell table:formula="of:=[.B47]-[$'2.6.11'.$B$2]" office:value-type="float" office:value="2357">
            <text:p>2357</text:p>
          </table:table-cell>
          <table:table-cell table:formula="of:=SUM([.$C$2:.C47])" office:value-type="float" office:value="3014">
            <text:p>3014</text:p>
          </table:table-cell>
        </table:table-row>
        <table:table-row table:style-name="ro2">
          <table:table-cell office:value-type="string">
            <text:p>2.6.32.46</text:p>
          </table:table-cell>
          <table:table-cell office:value-type="date" office:date-value="2011-08-29">
            <text:p>08/29/11</text:p>
          </table:table-cell>
          <table:table-cell office:value-type="float" office:value="19">
            <text:p>19</text:p>
          </table:table-cell>
          <table:table-cell/>
          <table:table-cell table:formula="of:=[.B48]-[.$B$2]" office:value-type="float" office:value="635">
            <text:p>635</text:p>
          </table:table-cell>
          <table:table-cell table:formula="of:=[.B48]-[$'2.6.11'.$B$2]" office:value-type="float" office:value="2371">
            <text:p>2371</text:p>
          </table:table-cell>
          <table:table-cell table:formula="of:=SUM([.$C$2:.C48])" office:value-type="float" office:value="3033">
            <text:p>3033</text:p>
          </table:table-cell>
        </table:table-row>
        <table:table-row table:style-name="ro2">
          <table:table-cell office:value-type="string">
            <text:p>2.6.32.47</text:p>
          </table:table-cell>
          <table:table-cell office:value-type="date" office:date-value="2011-11-07">
            <text:p>11/07/11</text:p>
          </table:table-cell>
          <table:table-cell office:value-type="float" office:value="110">
            <text:p>110</text:p>
          </table:table-cell>
          <table:table-cell/>
          <table:table-cell table:formula="of:=[.B49]-[.$B$2]" office:value-type="float" office:value="705">
            <text:p>705</text:p>
          </table:table-cell>
          <table:table-cell table:formula="of:=[.B49]-[$'2.6.11'.$B$2]" office:value-type="float" office:value="2441">
            <text:p>2441</text:p>
          </table:table-cell>
          <table:table-cell table:formula="of:=SUM([.$C$2:.C49])" office:value-type="float" office:value="3143">
            <text:p>3143</text:p>
          </table:table-cell>
        </table:table-row>
        <table:table-row table:style-name="ro2">
          <table:table-cell office:value-type="string">
            <text:p>2.6.32.48</text:p>
          </table:table-cell>
          <table:table-cell office:value-type="date" office:date-value="2011-11-08">
            <text:p>11/08/11</text:p>
          </table:table-cell>
          <table:table-cell office:value-type="float" office:value="3">
            <text:p>3</text:p>
          </table:table-cell>
          <table:table-cell/>
          <table:table-cell table:formula="of:=[.B50]-[.$B$2]" office:value-type="float" office:value="706">
            <text:p>706</text:p>
          </table:table-cell>
          <table:table-cell table:formula="of:=[.B50]-[$'2.6.11'.$B$2]" office:value-type="float" office:value="2442">
            <text:p>2442</text:p>
          </table:table-cell>
          <table:table-cell table:formula="of:=SUM([.$C$2:.C50])" office:value-type="float" office:value="3146">
            <text:p>3146</text:p>
          </table:table-cell>
        </table:table-row>
        <table:table-row table:style-name="ro2">
          <table:table-cell office:value-type="string">
            <text:p>2.6.32.49</text:p>
          </table:table-cell>
          <table:table-cell office:value-type="date" office:date-value="2011-11-26">
            <text:p>11/26/11</text:p>
          </table:table-cell>
          <table:table-cell office:value-type="float" office:value="25">
            <text:p>25</text:p>
          </table:table-cell>
          <table:table-cell/>
          <table:table-cell table:formula="of:=[.B51]-[.$B$2]" office:value-type="float" office:value="724">
            <text:p>724</text:p>
          </table:table-cell>
          <table:table-cell table:formula="of:=[.B51]-[$'2.6.11'.$B$2]" office:value-type="float" office:value="2460">
            <text:p>2460</text:p>
          </table:table-cell>
          <table:table-cell table:formula="of:=SUM([.$C$2:.C51])" office:value-type="float" office:value="3171">
            <text:p>3171</text:p>
          </table:table-cell>
        </table:table-row>
        <table:table-row table:style-name="ro2">
          <table:table-cell office:value-type="string">
            <text:p>2.6.32.50</text:p>
          </table:table-cell>
          <table:table-cell office:value-type="date" office:date-value="2011-12-09">
            <text:p>12/09/11</text:p>
          </table:table-cell>
          <table:table-cell office:value-type="float" office:value="28">
            <text:p>28</text:p>
          </table:table-cell>
          <table:table-cell/>
          <table:table-cell table:formula="of:=[.B52]-[.$B$2]" office:value-type="float" office:value="737">
            <text:p>737</text:p>
          </table:table-cell>
          <table:table-cell table:formula="of:=[.B52]-[$'2.6.11'.$B$2]" office:value-type="float" office:value="2473">
            <text:p>2473</text:p>
          </table:table-cell>
          <table:table-cell table:formula="of:=SUM([.$C$2:.C52])" office:value-type="float" office:value="3199">
            <text:p>3199</text:p>
          </table:table-cell>
        </table:table-row>
        <table:table-row table:style-name="ro2">
          <table:table-cell office:value-type="string">
            <text:p>2.6.32.51</text:p>
          </table:table-cell>
          <table:table-cell office:value-type="date" office:date-value="2011-12-21">
            <text:p>12/21/11</text:p>
          </table:table-cell>
          <table:table-cell office:value-type="float" office:value="16">
            <text:p>16</text:p>
          </table:table-cell>
          <table:table-cell/>
          <table:table-cell table:formula="of:=[.B53]-[.$B$2]" office:value-type="float" office:value="749">
            <text:p>749</text:p>
          </table:table-cell>
          <table:table-cell table:formula="of:=[.B53]-[$'2.6.11'.$B$2]" office:value-type="float" office:value="2485">
            <text:p>2485</text:p>
          </table:table-cell>
          <table:table-cell table:formula="of:=SUM([.$C$2:.C53])" office:value-type="float" office:value="3215">
            <text:p>3215</text:p>
          </table:table-cell>
        </table:table-row>
        <table:table-row table:style-name="ro2">
          <table:table-cell office:value-type="string">
            <text:p>2.6.32.52</text:p>
          </table:table-cell>
          <table:table-cell office:value-type="date" office:date-value="2012-01-03">
            <text:p>01/03/12</text:p>
          </table:table-cell>
          <table:table-cell office:value-type="float" office:value="1">
            <text:p>1</text:p>
          </table:table-cell>
          <table:table-cell/>
          <table:table-cell table:formula="of:=[.B54]-[.$B$2]" office:value-type="float" office:value="762">
            <text:p>762</text:p>
          </table:table-cell>
          <table:table-cell table:formula="of:=[.B54]-[$'2.6.11'.$B$2]" office:value-type="float" office:value="2498">
            <text:p>2498</text:p>
          </table:table-cell>
          <table:table-cell table:formula="of:=SUM([.$C$2:.C54])" office:value-type="float" office:value="3216">
            <text:p>3216</text:p>
          </table:table-cell>
        </table:table-row>
        <table:table-row table:style-name="ro2">
          <table:table-cell office:value-type="string">
            <text:p>2.6.32.53</text:p>
          </table:table-cell>
          <table:table-cell office:value-type="date" office:date-value="2012-01-06">
            <text:p>01/06/12</text:p>
          </table:table-cell>
          <table:table-cell office:value-type="float" office:value="9">
            <text:p>9</text:p>
          </table:table-cell>
          <table:table-cell/>
          <table:table-cell table:formula="of:=[.B55]-[.$B$2]" office:value-type="float" office:value="765">
            <text:p>765</text:p>
          </table:table-cell>
          <table:table-cell table:formula="of:=[.B55]-[$'2.6.11'.$B$2]" office:value-type="float" office:value="2501">
            <text:p>2501</text:p>
          </table:table-cell>
          <table:table-cell table:formula="of:=SUM([.$C$2:.C55])" office:value-type="float" office:value="3225">
            <text:p>3225</text:p>
          </table:table-cell>
        </table:table-row>
        <table:table-row table:style-name="ro2">
          <table:table-cell office:value-type="string">
            <text:p>2.6.32.54</text:p>
          </table:table-cell>
          <table:table-cell office:value-type="date" office:date-value="2012-01-12">
            <text:p>01/12/12</text:p>
          </table:table-cell>
          <table:table-cell office:value-type="float" office:value="20">
            <text:p>20</text:p>
          </table:table-cell>
          <table:table-cell/>
          <table:table-cell table:formula="of:=[.B56]-[.$B$2]" office:value-type="float" office:value="771">
            <text:p>771</text:p>
          </table:table-cell>
          <table:table-cell table:formula="of:=[.B56]-[$'2.6.11'.$B$2]" office:value-type="float" office:value="2507">
            <text:p>2507</text:p>
          </table:table-cell>
          <table:table-cell table:formula="of:=SUM([.$C$2:.C56])" office:value-type="float" office:value="3245">
            <text:p>3245</text:p>
          </table:table-cell>
        </table:table-row>
        <table:table-row table:style-name="ro2">
          <table:table-cell office:value-type="string">
            <text:p>2.6.32.55</text:p>
          </table:table-cell>
          <table:table-cell office:value-type="date" office:date-value="2012-01-25">
            <text:p>01/25/12</text:p>
          </table:table-cell>
          <table:table-cell office:value-type="float" office:value="27">
            <text:p>27</text:p>
          </table:table-cell>
          <table:table-cell/>
          <table:table-cell table:formula="of:=[.B57]-[.$B$2]" office:value-type="float" office:value="784">
            <text:p>784</text:p>
          </table:table-cell>
          <table:table-cell table:formula="of:=[.B57]-[$'2.6.11'.$B$2]" office:value-type="float" office:value="2520">
            <text:p>2520</text:p>
          </table:table-cell>
          <table:table-cell table:formula="of:=SUM([.$C$2:.C57])" office:value-type="float" office:value="3272">
            <text:p>3272</text:p>
          </table:table-cell>
        </table:table-row>
        <table:table-row table:style-name="ro2">
          <table:table-cell office:value-type="string">
            <text:p>2.6.32.56</text:p>
          </table:table-cell>
          <table:table-cell office:value-type="date" office:date-value="2012-02-03">
            <text:p>02/03/12</text:p>
          </table:table-cell>
          <table:table-cell office:value-type="float" office:value="21">
            <text:p>21</text:p>
          </table:table-cell>
          <table:table-cell/>
          <table:table-cell table:formula="of:=[.B58]-[.$B$2]" office:value-type="float" office:value="793">
            <text:p>793</text:p>
          </table:table-cell>
          <table:table-cell table:formula="of:=[.B58]-[$'2.6.11'.$B$2]" office:value-type="float" office:value="2529">
            <text:p>2529</text:p>
          </table:table-cell>
          <table:table-cell table:formula="of:=SUM([.$C$2:.C58])" office:value-type="float" office:value="3293">
            <text:p>3293</text:p>
          </table:table-cell>
        </table:table-row>
        <table:table-row table:style-name="ro2">
          <table:table-cell office:value-type="string">
            <text:p>2.6.32.57</text:p>
          </table:table-cell>
          <table:table-cell office:value-type="date" office:date-value="2012-02-13">
            <text:p>02/13/12</text:p>
          </table:table-cell>
          <table:table-cell office:value-type="float" office:value="22">
            <text:p>22</text:p>
          </table:table-cell>
          <table:table-cell/>
          <table:table-cell table:formula="of:=[.B59]-[.$B$2]" office:value-type="float" office:value="803">
            <text:p>803</text:p>
          </table:table-cell>
          <table:table-cell table:formula="of:=[.B59]-[$'2.6.11'.$B$2]" office:value-type="float" office:value="2539">
            <text:p>2539</text:p>
          </table:table-cell>
          <table:table-cell table:formula="of:=SUM([.$C$2:.C59])" office:value-type="float" office:value="3315">
            <text:p>3315</text:p>
          </table:table-cell>
        </table:table-row>
        <table:table-row table:style-name="ro2">
          <table:table-cell office:value-type="string">
            <text:p>2.6.32.58</text:p>
          </table:table-cell>
          <table:table-cell office:value-type="date" office:date-value="2012-03-04">
            <text:p>03/04/12</text:p>
          </table:table-cell>
          <table:table-cell office:value-type="float" office:value="34">
            <text:p>34</text:p>
          </table:table-cell>
          <table:table-cell/>
          <table:table-cell table:formula="of:=[.B60]-[.$B$2]" office:value-type="float" office:value="823">
            <text:p>823</text:p>
          </table:table-cell>
          <table:table-cell table:formula="of:=[.B60]-[$'2.6.11'.$B$2]" office:value-type="float" office:value="2559">
            <text:p>2559</text:p>
          </table:table-cell>
          <table:table-cell table:formula="of:=SUM([.$C$2:.C60])" office:value-type="float" office:value="3349">
            <text:p>3349</text:p>
          </table:table-cell>
        </table:table-row>
      </table:table>
      <table:table table:name="2.6.33"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2">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2">
          <table:table-cell table:style-name="ce1" office:value-type="string">
            <text:p>2.6.33.0</text:p>
          </table:table-cell>
          <table:table-cell table:formula="of:=[$'kernel history'.AI2]" office:value-type="date" office:date-value="2010-02-24">
            <text:p>02/24/10</text:p>
          </table:table-cell>
          <table:table-cell table:number-columns-repeated="2"/>
          <table:table-cell table:formula="of:=[.B2]-[.$B$2]" office:value-type="float" office:value="0">
            <text:p>0</text:p>
          </table:table-cell>
          <table:table-cell table:formula="of:=[.B2]-[$'2.6.11'.$B$2]" office:value-type="float" office:value="1820">
            <text:p>1820</text:p>
          </table:table-cell>
          <table:table-cell table:formula="of:=SUM([.$C$2:.C2])" office:value-type="float" office:value="0">
            <text:p>0</text:p>
          </table:table-cell>
        </table:table-row>
        <table:table-row table:style-name="ro2">
          <table:table-cell office:value-type="string">
            <text:p>2.6.33.1</text:p>
          </table:table-cell>
          <table:table-cell office:value-type="date" office:date-value="2010-03-15">
            <text:p>03/15/10</text:p>
          </table:table-cell>
          <table:table-cell office:value-type="float" office:value="124">
            <text:p>124</text:p>
          </table:table-cell>
          <table:table-cell/>
          <table:table-cell table:formula="of:=[.B3]-[.$B$2]" office:value-type="float" office:value="19">
            <text:p>19</text:p>
          </table:table-cell>
          <table:table-cell table:formula="of:=[.B3]-[$'2.6.11'.$B$2]" office:value-type="float" office:value="1839">
            <text:p>1839</text:p>
          </table:table-cell>
          <table:table-cell table:formula="of:=SUM([.$C$2:.C3])" office:value-type="float" office:value="124">
            <text:p>124</text:p>
          </table:table-cell>
        </table:table-row>
        <table:table-row table:style-name="ro2">
          <table:table-cell office:value-type="string">
            <text:p>2.6.33.2</text:p>
          </table:table-cell>
          <table:table-cell office:value-type="date" office:date-value="2010-04-01">
            <text:p>04/01/10</text:p>
          </table:table-cell>
          <table:table-cell office:value-type="float" office:value="159">
            <text:p>159</text:p>
          </table:table-cell>
          <table:table-cell/>
          <table:table-cell table:formula="of:=[.B4]-[.$B$2]" office:value-type="float" office:value="36">
            <text:p>36</text:p>
          </table:table-cell>
          <table:table-cell table:formula="of:=[.B4]-[$'2.6.11'.$B$2]" office:value-type="float" office:value="1856">
            <text:p>1856</text:p>
          </table:table-cell>
          <table:table-cell table:formula="of:=SUM([.$C$2:.C4])" office:value-type="float" office:value="283">
            <text:p>283</text:p>
          </table:table-cell>
        </table:table-row>
        <table:table-row table:style-name="ro2">
          <table:table-cell office:value-type="string">
            <text:p>2.6.33.3</text:p>
          </table:table-cell>
          <table:table-cell office:value-type="date" office:date-value="2010-04-26">
            <text:p>04/26/10</text:p>
          </table:table-cell>
          <table:table-cell office:value-type="float" office:value="140">
            <text:p>140</text:p>
          </table:table-cell>
          <table:table-cell/>
          <table:table-cell table:formula="of:=[.B5]-[.$B$2]" office:value-type="float" office:value="61">
            <text:p>61</text:p>
          </table:table-cell>
          <table:table-cell table:formula="of:=[.B5]-[$'2.6.11'.$B$2]" office:value-type="float" office:value="1881">
            <text:p>1881</text:p>
          </table:table-cell>
          <table:table-cell table:formula="of:=SUM([.$C$2:.C5])" office:value-type="float" office:value="423">
            <text:p>423</text:p>
          </table:table-cell>
        </table:table-row>
        <table:table-row table:style-name="ro2">
          <table:table-cell office:value-type="string">
            <text:p>2.6.33.4</text:p>
          </table:table-cell>
          <table:table-cell office:value-type="date" office:date-value="2010-05-12">
            <text:p>05/12/10</text:p>
          </table:table-cell>
          <table:table-cell office:value-type="float" office:value="118">
            <text:p>118</text:p>
          </table:table-cell>
          <table:table-cell/>
          <table:table-cell table:formula="of:=[.B6]-[.$B$2]" office:value-type="float" office:value="77">
            <text:p>77</text:p>
          </table:table-cell>
          <table:table-cell table:formula="of:=[.B6]-[$'2.6.11'.$B$2]" office:value-type="float" office:value="1897">
            <text:p>1897</text:p>
          </table:table-cell>
          <table:table-cell table:formula="of:=SUM([.$C$2:.C6])" office:value-type="float" office:value="541">
            <text:p>541</text:p>
          </table:table-cell>
        </table:table-row>
        <table:table-row table:style-name="ro2">
          <table:table-cell office:value-type="string">
            <text:p>2.6.33.5</text:p>
          </table:table-cell>
          <table:table-cell office:value-type="date" office:date-value="2010-05-26">
            <text:p>05/26/10</text:p>
          </table:table-cell>
          <table:table-cell office:value-type="float" office:value="39">
            <text:p>39</text:p>
          </table:table-cell>
          <table:table-cell/>
          <table:table-cell table:formula="of:=[.B7]-[.$B$2]" office:value-type="float" office:value="91">
            <text:p>91</text:p>
          </table:table-cell>
          <table:table-cell table:formula="of:=[.B7]-[$'2.6.11'.$B$2]" office:value-type="float" office:value="1911">
            <text:p>1911</text:p>
          </table:table-cell>
          <table:table-cell table:formula="of:=SUM([.$C$2:.C7])" office:value-type="float" office:value="580">
            <text:p>580</text:p>
          </table:table-cell>
        </table:table-row>
        <table:table-row table:style-name="ro2">
          <table:table-cell office:value-type="string">
            <text:p>2.6.33.6</text:p>
          </table:table-cell>
          <table:table-cell office:value-type="date" office:date-value="2010-07-05">
            <text:p>07/05/10</text:p>
          </table:table-cell>
          <table:table-cell office:value-type="float" office:value="165">
            <text:p>165</text:p>
          </table:table-cell>
          <table:table-cell/>
          <table:table-cell table:formula="of:=[.B8]-[.$B$2]" office:value-type="float" office:value="131">
            <text:p>131</text:p>
          </table:table-cell>
          <table:table-cell table:formula="of:=[.B8]-[$'2.6.11'.$B$2]" office:value-type="float" office:value="1951">
            <text:p>1951</text:p>
          </table:table-cell>
          <table:table-cell table:formula="of:=SUM([.$C$2:.C8])" office:value-type="float" office:value="745">
            <text:p>745</text:p>
          </table:table-cell>
        </table:table-row>
        <table:table-row table:style-name="ro2">
          <table:table-cell office:value-type="string">
            <text:p>2.6.33.7</text:p>
          </table:table-cell>
          <table:table-cell office:value-type="date" office:date-value="2010-08-02">
            <text:p>08/02/10</text:p>
          </table:table-cell>
          <table:table-cell office:value-type="float" office:value="141">
            <text:p>141</text:p>
          </table:table-cell>
          <table:table-cell/>
          <table:table-cell table:formula="of:=[.B9]-[.$B$2]" office:value-type="float" office:value="159">
            <text:p>159</text:p>
          </table:table-cell>
          <table:table-cell table:formula="of:=[.B9]-[$'2.6.11'.$B$2]" office:value-type="float" office:value="1979">
            <text:p>1979</text:p>
          </table:table-cell>
          <table:table-cell table:formula="of:=SUM([.$C$2:.C9])" office:value-type="float" office:value="886">
            <text:p>886</text:p>
          </table:table-cell>
        </table:table-row>
        <table:table-row table:style-name="ro2">
          <table:table-cell office:value-type="string">
            <text:p>2.6.33.8</text:p>
          </table:table-cell>
          <table:table-cell office:value-type="date" office:date-value="2011-03-21">
            <text:p>03/21/11</text:p>
          </table:table-cell>
          <table:table-cell office:value-type="float" office:value="493">
            <text:p>493</text:p>
          </table:table-cell>
          <table:table-cell/>
          <table:table-cell table:formula="of:=[.B10]-[.$B$2]" office:value-type="float" office:value="390">
            <text:p>390</text:p>
          </table:table-cell>
          <table:table-cell table:formula="of:=[.B10]-[$'2.6.11'.$B$2]" office:value-type="float" office:value="2210">
            <text:p>2210</text:p>
          </table:table-cell>
          <table:table-cell table:formula="of:=SUM([.$C$2:.C10])" office:value-type="float" office:value="1379">
            <text:p>1379</text:p>
          </table:table-cell>
        </table:table-row>
        <table:table-row table:style-name="ro2">
          <table:table-cell office:value-type="string">
            <text:p>2.6.33.9</text:p>
          </table:table-cell>
          <table:table-cell office:value-type="date" office:date-value="2011-03-28">
            <text:p>03/28/11</text:p>
          </table:table-cell>
          <table:table-cell office:value-type="float" office:value="35">
            <text:p>35</text:p>
          </table:table-cell>
          <table:table-cell/>
          <table:table-cell table:formula="of:=[.B11]-[.$B$2]" office:value-type="float" office:value="397">
            <text:p>397</text:p>
          </table:table-cell>
          <table:table-cell table:formula="of:=[.B11]-[$'2.6.11'.$B$2]" office:value-type="float" office:value="2217">
            <text:p>2217</text:p>
          </table:table-cell>
          <table:table-cell table:formula="of:=SUM([.$C$2:.C11])" office:value-type="float" office:value="1414">
            <text:p>1414</text:p>
          </table:table-cell>
        </table:table-row>
        <table:table-row table:style-name="ro2">
          <table:table-cell office:value-type="string">
            <text:p>2.6.33.10</text:p>
          </table:table-cell>
          <table:table-cell office:value-type="date" office:date-value="2011-04-14">
            <text:p>04/14/11</text:p>
          </table:table-cell>
          <table:table-cell office:value-type="float" office:value="72">
            <text:p>72</text:p>
          </table:table-cell>
          <table:table-cell/>
          <table:table-cell table:formula="of:=[.B12]-[.$B$2]" office:value-type="float" office:value="414">
            <text:p>414</text:p>
          </table:table-cell>
          <table:table-cell table:formula="of:=[.B12]-[$'2.6.11'.$B$2]" office:value-type="float" office:value="2234">
            <text:p>2234</text:p>
          </table:table-cell>
          <table:table-cell table:formula="of:=SUM([.$C$2:.C12])" office:value-type="float" office:value="1486">
            <text:p>1486</text:p>
          </table:table-cell>
        </table:table-row>
        <table:table-row table:style-name="ro2">
          <table:table-cell office:value-type="string">
            <text:p>2.6.33.11</text:p>
          </table:table-cell>
          <table:table-cell office:value-type="date" office:date-value="2011-04-15">
            <text:p>04/15/11</text:p>
          </table:table-cell>
          <table:table-cell office:value-type="float" office:value="1">
            <text:p>1</text:p>
          </table:table-cell>
          <table:table-cell/>
          <table:table-cell table:formula="of:=[.B13]-[.$B$2]" office:value-type="float" office:value="415">
            <text:p>415</text:p>
          </table:table-cell>
          <table:table-cell table:formula="of:=[.B13]-[$'2.6.11'.$B$2]" office:value-type="float" office:value="2235">
            <text:p>2235</text:p>
          </table:table-cell>
          <table:table-cell table:formula="of:=SUM([.$C$2:.C13])" office:value-type="float" office:value="1487">
            <text:p>1487</text:p>
          </table:table-cell>
        </table:table-row>
        <table:table-row table:style-name="ro2">
          <table:table-cell office:value-type="string">
            <text:p>2.6.33.12</text:p>
          </table:table-cell>
          <table:table-cell office:value-type="date" office:date-value="2011-04-22">
            <text:p>04/22/11</text:p>
          </table:table-cell>
          <table:table-cell office:value-type="float" office:value="26">
            <text:p>26</text:p>
          </table:table-cell>
          <table:table-cell/>
          <table:table-cell table:formula="of:=[.B14]-[.$B$2]" office:value-type="float" office:value="422">
            <text:p>422</text:p>
          </table:table-cell>
          <table:table-cell table:formula="of:=[.B14]-[$'2.6.11'.$B$2]" office:value-type="float" office:value="2242">
            <text:p>2242</text:p>
          </table:table-cell>
          <table:table-cell table:formula="of:=SUM([.$C$2:.C14])" office:value-type="float" office:value="1513">
            <text:p>1513</text:p>
          </table:table-cell>
        </table:table-row>
        <table:table-row table:style-name="ro2">
          <table:table-cell office:value-type="string">
            <text:p>2.6.33.13</text:p>
          </table:table-cell>
          <table:table-cell office:value-type="date" office:date-value="2011-05-09">
            <text:p>05/09/11</text:p>
          </table:table-cell>
          <table:table-cell office:value-type="float" office:value="47">
            <text:p>47</text:p>
          </table:table-cell>
          <table:table-cell/>
          <table:table-cell table:formula="of:=[.B15]-[.$B$2]" office:value-type="float" office:value="439">
            <text:p>439</text:p>
          </table:table-cell>
          <table:table-cell table:formula="of:=[.B15]-[$'2.6.11'.$B$2]" office:value-type="float" office:value="2259">
            <text:p>2259</text:p>
          </table:table-cell>
          <table:table-cell table:formula="of:=SUM([.$C$2:.C15])" office:value-type="float" office:value="1560">
            <text:p>1560</text:p>
          </table:table-cell>
        </table:table-row>
        <table:table-row table:style-name="ro2">
          <table:table-cell office:value-type="string">
            <text:p>2.6.33.14</text:p>
          </table:table-cell>
          <table:table-cell office:value-type="date" office:date-value="2011-05-23">
            <text:p>05/23/11</text:p>
          </table:table-cell>
          <table:table-cell office:value-type="float" office:value="22">
            <text:p>22</text:p>
          </table:table-cell>
          <table:table-cell/>
          <table:table-cell table:formula="of:=[.B16]-[.$B$2]" office:value-type="float" office:value="453">
            <text:p>453</text:p>
          </table:table-cell>
          <table:table-cell table:formula="of:=[.B16]-[$'2.6.11'.$B$2]" office:value-type="float" office:value="2273">
            <text:p>2273</text:p>
          </table:table-cell>
          <table:table-cell table:formula="of:=SUM([.$C$2:.C16])" office:value-type="float" office:value="1582">
            <text:p>1582</text:p>
          </table:table-cell>
        </table:table-row>
        <table:table-row table:style-name="ro2">
          <table:table-cell office:value-type="string">
            <text:p>2.6.33.15</text:p>
          </table:table-cell>
          <table:table-cell office:value-type="date" office:date-value="2011-06-23">
            <text:p>06/23/11</text:p>
          </table:table-cell>
          <table:table-cell office:value-type="float" office:value="84">
            <text:p>84</text:p>
          </table:table-cell>
          <table:table-cell/>
          <table:table-cell table:formula="of:=[.B17]-[.$B$2]" office:value-type="float" office:value="484">
            <text:p>484</text:p>
          </table:table-cell>
          <table:table-cell table:formula="of:=[.B17]-[$'2.6.11'.$B$2]" office:value-type="float" office:value="2304">
            <text:p>2304</text:p>
          </table:table-cell>
          <table:table-cell table:formula="of:=SUM([.$C$2:.C17])" office:value-type="float" office:value="1666">
            <text:p>1666</text:p>
          </table:table-cell>
        </table:table-row>
        <table:table-row table:style-name="ro2">
          <table:table-cell office:value-type="string">
            <text:p>2.6.33.16</text:p>
          </table:table-cell>
          <table:table-cell office:value-type="date" office:date-value="2011-07-13">
            <text:p>07/13/11</text:p>
          </table:table-cell>
          <table:table-cell office:value-type="float" office:value="34">
            <text:p>34</text:p>
          </table:table-cell>
          <table:table-cell/>
          <table:table-cell table:formula="of:=[.B18]-[.$B$2]" office:value-type="float" office:value="504">
            <text:p>504</text:p>
          </table:table-cell>
          <table:table-cell table:formula="of:=[.B18]-[$'2.6.11'.$B$2]" office:value-type="float" office:value="2324">
            <text:p>2324</text:p>
          </table:table-cell>
          <table:table-cell table:formula="of:=SUM([.$C$2:.C18])" office:value-type="float" office:value="1700">
            <text:p>1700</text:p>
          </table:table-cell>
        </table:table-row>
        <table:table-row table:style-name="ro2">
          <table:table-cell office:value-type="string">
            <text:p>2.6.33.17</text:p>
          </table:table-cell>
          <table:table-cell office:value-type="date" office:date-value="2011-08-08">
            <text:p>08/08/11</text:p>
          </table:table-cell>
          <table:table-cell office:value-type="float" office:value="49">
            <text:p>49</text:p>
          </table:table-cell>
          <table:table-cell/>
          <table:table-cell table:formula="of:=[.B19]-[.$B$2]" office:value-type="float" office:value="530">
            <text:p>530</text:p>
          </table:table-cell>
          <table:table-cell table:formula="of:=[.B19]-[$'2.6.11'.$B$2]" office:value-type="float" office:value="2350">
            <text:p>2350</text:p>
          </table:table-cell>
          <table:table-cell table:formula="of:=SUM([.$C$2:.C19])" office:value-type="float" office:value="1749">
            <text:p>1749</text:p>
          </table:table-cell>
        </table:table-row>
      </table:table>
      <table:table table:name="2.6.34"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2">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2">
          <table:table-cell table:style-name="ce1" office:value-type="string">
            <text:p>2.6.34.0</text:p>
          </table:table-cell>
          <table:table-cell table:formula="of:=[$'kernel history'.AJ2]" office:value-type="date" office:date-value="2010-05-16">
            <text:p>05/16/10</text:p>
          </table:table-cell>
          <table:table-cell table:number-columns-repeated="2"/>
          <table:table-cell table:formula="of:=[.B2]-[.$B$2]" office:value-type="float" office:value="0">
            <text:p>0</text:p>
          </table:table-cell>
          <table:table-cell table:formula="of:=[.B2]-[$'2.6.11'.$B$2]" office:value-type="float" office:value="1901">
            <text:p>1901</text:p>
          </table:table-cell>
          <table:table-cell table:formula="of:=SUM([.$C$2:.C2])" office:value-type="float" office:value="0">
            <text:p>0</text:p>
          </table:table-cell>
        </table:table-row>
        <table:table-row table:style-name="ro2">
          <table:table-cell office:value-type="string">
            <text:p>2.6.34.1</text:p>
          </table:table-cell>
          <table:table-cell office:value-type="date" office:date-value="2010-07-05">
            <text:p>07/05/10</text:p>
          </table:table-cell>
          <table:table-cell office:value-type="float" office:value="202">
            <text:p>202</text:p>
          </table:table-cell>
          <table:table-cell/>
          <table:table-cell table:formula="of:=[.B3]-[.$B$2]" office:value-type="float" office:value="50">
            <text:p>50</text:p>
          </table:table-cell>
          <table:table-cell table:formula="of:=[.B3]-[$'2.6.11'.$B$2]" office:value-type="float" office:value="1951">
            <text:p>1951</text:p>
          </table:table-cell>
          <table:table-cell table:formula="of:=SUM([.$C$2:.C3])" office:value-type="float" office:value="202">
            <text:p>202</text:p>
          </table:table-cell>
        </table:table-row>
        <table:table-row table:style-name="ro2">
          <table:table-cell office:value-type="string">
            <text:p>2.6.34.2</text:p>
          </table:table-cell>
          <table:table-cell office:value-type="date" office:date-value="2010-08-02">
            <text:p>08/02/10</text:p>
          </table:table-cell>
          <table:table-cell office:value-type="float" office:value="206">
            <text:p>206</text:p>
          </table:table-cell>
          <table:table-cell/>
          <table:table-cell table:formula="of:=[.B4]-[.$B$2]" office:value-type="float" office:value="78">
            <text:p>78</text:p>
          </table:table-cell>
          <table:table-cell table:formula="of:=[.B4]-[$'2.6.11'.$B$2]" office:value-type="float" office:value="1979">
            <text:p>1979</text:p>
          </table:table-cell>
          <table:table-cell table:formula="of:=SUM([.$C$2:.C4])" office:value-type="float" office:value="408">
            <text:p>408</text:p>
          </table:table-cell>
        </table:table-row>
        <table:table-row table:style-name="ro2">
          <table:table-cell office:value-type="string">
            <text:p>2.6.34.3</text:p>
          </table:table-cell>
          <table:table-cell office:value-type="date" office:date-value="2010-08-10">
            <text:p>08/10/10</text:p>
          </table:table-cell>
          <table:table-cell office:value-type="float" office:value="38">
            <text:p>38</text:p>
          </table:table-cell>
          <table:table-cell/>
          <table:table-cell table:formula="of:=[.B5]-[.$B$2]" office:value-type="float" office:value="86">
            <text:p>86</text:p>
          </table:table-cell>
          <table:table-cell table:formula="of:=[.B5]-[$'2.6.11'.$B$2]" office:value-type="float" office:value="1987">
            <text:p>1987</text:p>
          </table:table-cell>
          <table:table-cell table:formula="of:=SUM([.$C$2:.C5])" office:value-type="float" office:value="446">
            <text:p>446</text:p>
          </table:table-cell>
        </table:table-row>
        <table:table-row table:style-name="ro2">
          <table:table-cell office:value-type="string">
            <text:p>2.6.34.4</text:p>
          </table:table-cell>
          <table:table-cell office:value-type="date" office:date-value="2010-08-13">
            <text:p>08/13/10</text:p>
          </table:table-cell>
          <table:table-cell office:value-type="float" office:value="57">
            <text:p>57</text:p>
          </table:table-cell>
          <table:table-cell/>
          <table:table-cell table:formula="of:=[.B6]-[.$B$2]" office:value-type="float" office:value="89">
            <text:p>89</text:p>
          </table:table-cell>
          <table:table-cell table:formula="of:=[.B6]-[$'2.6.11'.$B$2]" office:value-type="float" office:value="1990">
            <text:p>1990</text:p>
          </table:table-cell>
          <table:table-cell table:formula="of:=SUM([.$C$2:.C6])" office:value-type="float" office:value="503">
            <text:p>503</text:p>
          </table:table-cell>
        </table:table-row>
        <table:table-row table:style-name="ro2">
          <table:table-cell office:value-type="string">
            <text:p>2.6.34.5</text:p>
          </table:table-cell>
          <table:table-cell office:value-type="date" office:date-value="2010-08-20">
            <text:p>08/20/10</text:p>
          </table:table-cell>
          <table:table-cell office:value-type="float" office:value="3">
            <text:p>3</text:p>
          </table:table-cell>
          <table:table-cell/>
          <table:table-cell table:formula="of:=[.B7]-[.$B$2]" office:value-type="float" office:value="96">
            <text:p>96</text:p>
          </table:table-cell>
          <table:table-cell table:formula="of:=[.B7]-[$'2.6.11'.$B$2]" office:value-type="float" office:value="1997">
            <text:p>1997</text:p>
          </table:table-cell>
          <table:table-cell table:formula="of:=SUM([.$C$2:.C7])" office:value-type="float" office:value="506">
            <text:p>506</text:p>
          </table:table-cell>
        </table:table-row>
        <table:table-row table:style-name="ro2">
          <table:table-cell office:value-type="string">
            <text:p>2.6.34.6</text:p>
          </table:table-cell>
          <table:table-cell office:value-type="date" office:date-value="2010-08-26">
            <text:p>08/26/10</text:p>
          </table:table-cell>
          <table:table-cell office:value-type="float" office:value="91">
            <text:p>91</text:p>
          </table:table-cell>
          <table:table-cell/>
          <table:table-cell table:formula="of:=[.B8]-[.$B$2]" office:value-type="float" office:value="102">
            <text:p>102</text:p>
          </table:table-cell>
          <table:table-cell table:formula="of:=[.B8]-[$'2.6.11'.$B$2]" office:value-type="float" office:value="2003">
            <text:p>2003</text:p>
          </table:table-cell>
          <table:table-cell table:formula="of:=SUM([.$C$2:.C8])" office:value-type="float" office:value="597">
            <text:p>597</text:p>
          </table:table-cell>
        </table:table-row>
        <table:table-row table:style-name="ro2">
          <table:table-cell office:value-type="string">
            <text:p>2.6.34.7</text:p>
          </table:table-cell>
          <table:table-cell office:value-type="date" office:date-value="2010-09-13">
            <text:p>09/13/10</text:p>
          </table:table-cell>
          <table:table-cell office:value-type="float" office:value="1">
            <text:p>1</text:p>
          </table:table-cell>
          <table:table-cell/>
          <table:table-cell table:formula="of:=[.B9]-[.$B$2]" office:value-type="float" office:value="120">
            <text:p>120</text:p>
          </table:table-cell>
          <table:table-cell table:formula="of:=[.B9]-[$'2.6.11'.$B$2]" office:value-type="float" office:value="2021">
            <text:p>2021</text:p>
          </table:table-cell>
          <table:table-cell table:formula="of:=SUM([.$C$2:.C9])" office:value-type="float" office:value="598">
            <text:p>598</text:p>
          </table:table-cell>
        </table:table-row>
        <table:table-row table:style-name="ro2">
          <table:table-cell office:value-type="string">
            <text:p>2.6.34.8</text:p>
          </table:table-cell>
          <table:table-cell office:value-type="date" office:date-value="2011-01-06">
            <text:p>01/06/11</text:p>
          </table:table-cell>
          <table:table-cell office:value-type="float" office:value="261">
            <text:p>261</text:p>
          </table:table-cell>
          <table:table-cell/>
          <table:table-cell table:formula="of:=[.B10]-[.$B$2]" office:value-type="float" office:value="235">
            <text:p>235</text:p>
          </table:table-cell>
          <table:table-cell table:formula="of:=[.B10]-[$'2.6.11'.$B$2]" office:value-type="float" office:value="2136">
            <text:p>2136</text:p>
          </table:table-cell>
          <table:table-cell table:formula="of:=SUM([.$C$2:.C10])" office:value-type="float" office:value="859">
            <text:p>859</text:p>
          </table:table-cell>
        </table:table-row>
        <table:table-row table:style-name="ro2">
          <table:table-cell office:value-type="string">
            <text:p>2.6.34.9</text:p>
          </table:table-cell>
          <table:table-cell office:value-type="date" office:date-value="2011-04-17">
            <text:p>04/17/11</text:p>
          </table:table-cell>
          <table:table-cell office:value-type="float" office:value="209">
            <text:p>209</text:p>
          </table:table-cell>
          <table:table-cell/>
          <table:table-cell table:formula="of:=[.B11]-[.$B$2]" office:value-type="float" office:value="336">
            <text:p>336</text:p>
          </table:table-cell>
          <table:table-cell table:formula="of:=[.B11]-[$'2.6.11'.$B$2]" office:value-type="float" office:value="2237">
            <text:p>2237</text:p>
          </table:table-cell>
          <table:table-cell table:formula="of:=SUM([.$C$2:.C11])" office:value-type="float" office:value="1068">
            <text:p>1068</text:p>
          </table:table-cell>
        </table:table-row>
        <table:table-row table:style-name="ro2">
          <table:table-cell office:value-type="string">
            <text:p>2.6.34.10</text:p>
          </table:table-cell>
          <table:table-cell office:value-type="date" office:date-value="2011-06-26">
            <text:p>06/26/11</text:p>
          </table:table-cell>
          <table:table-cell office:value-type="float" office:value="255">
            <text:p>255</text:p>
          </table:table-cell>
          <table:table-cell/>
          <table:table-cell table:formula="of:=[.B12]-[.$B$2]" office:value-type="float" office:value="406">
            <text:p>406</text:p>
          </table:table-cell>
          <table:table-cell table:formula="of:=[.B12]-[$'2.6.11'.$B$2]" office:value-type="float" office:value="2307">
            <text:p>2307</text:p>
          </table:table-cell>
          <table:table-cell table:formula="of:=SUM([.$C$2:.C12])" office:value-type="float" office:value="1323">
            <text:p>1323</text:p>
          </table:table-cell>
        </table:table-row>
      </table:table>
      <table:table table:name="2.6.35"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2">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2">
          <table:table-cell table:style-name="ce1" office:value-type="string">
            <text:p>2.6.35.0</text:p>
          </table:table-cell>
          <table:table-cell table:formula="of:=[$'kernel history'.AK2]" office:value-type="date" office:date-value="2010-08-01">
            <text:p>08/01/10</text:p>
          </table:table-cell>
          <table:table-cell table:number-columns-repeated="2"/>
          <table:table-cell table:formula="of:=[.B2]-[.$B$2]" office:value-type="float" office:value="0">
            <text:p>0</text:p>
          </table:table-cell>
          <table:table-cell table:formula="of:=[.B2]-[$'2.6.11'.$B$2]" office:value-type="float" office:value="1978">
            <text:p>1978</text:p>
          </table:table-cell>
          <table:table-cell table:formula="of:=SUM([.$C$2:.C2])" office:value-type="float" office:value="0">
            <text:p>0</text:p>
          </table:table-cell>
        </table:table-row>
        <table:table-row table:style-name="ro2">
          <table:table-cell office:value-type="string">
            <text:p>2.6.35.1</text:p>
          </table:table-cell>
          <table:table-cell office:value-type="date" office:date-value="2010-08-10">
            <text:p>08/10/10</text:p>
          </table:table-cell>
          <table:table-cell office:value-type="float" office:value="38">
            <text:p>38</text:p>
          </table:table-cell>
          <table:table-cell/>
          <table:table-cell table:formula="of:=[.B3]-[.$B$2]" office:value-type="float" office:value="9">
            <text:p>9</text:p>
          </table:table-cell>
          <table:table-cell table:formula="of:=[.B3]-[$'2.6.11'.$B$2]" office:value-type="float" office:value="1987">
            <text:p>1987</text:p>
          </table:table-cell>
          <table:table-cell table:formula="of:=SUM([.$C$2:.C3])" office:value-type="float" office:value="38">
            <text:p>38</text:p>
          </table:table-cell>
        </table:table-row>
        <table:table-row table:style-name="ro2">
          <table:table-cell office:value-type="string">
            <text:p>2.6.35.2</text:p>
          </table:table-cell>
          <table:table-cell office:value-type="date" office:date-value="2010-08-13">
            <text:p>08/13/10</text:p>
          </table:table-cell>
          <table:table-cell office:value-type="float" office:value="71">
            <text:p>71</text:p>
          </table:table-cell>
          <table:table-cell/>
          <table:table-cell table:formula="of:=[.B4]-[.$B$2]" office:value-type="float" office:value="12">
            <text:p>12</text:p>
          </table:table-cell>
          <table:table-cell table:formula="of:=[.B4]-[$'2.6.11'.$B$2]" office:value-type="float" office:value="1990">
            <text:p>1990</text:p>
          </table:table-cell>
          <table:table-cell table:formula="of:=SUM([.$C$2:.C4])" office:value-type="float" office:value="109">
            <text:p>109</text:p>
          </table:table-cell>
        </table:table-row>
        <table:table-row table:style-name="ro2">
          <table:table-cell office:value-type="string">
            <text:p>2.6.35.3</text:p>
          </table:table-cell>
          <table:table-cell office:value-type="date" office:date-value="2010-08-20">
            <text:p>08/20/10</text:p>
          </table:table-cell>
          <table:table-cell office:value-type="float" office:value="3">
            <text:p>3</text:p>
          </table:table-cell>
          <table:table-cell/>
          <table:table-cell table:formula="of:=[.B5]-[.$B$2]" office:value-type="float" office:value="19">
            <text:p>19</text:p>
          </table:table-cell>
          <table:table-cell table:formula="of:=[.B5]-[$'2.6.11'.$B$2]" office:value-type="float" office:value="1997">
            <text:p>1997</text:p>
          </table:table-cell>
          <table:table-cell table:formula="of:=SUM([.$C$2:.C5])" office:value-type="float" office:value="112">
            <text:p>112</text:p>
          </table:table-cell>
        </table:table-row>
        <table:table-row table:style-name="ro2">
          <table:table-cell office:value-type="string">
            <text:p>2.6.35.4</text:p>
          </table:table-cell>
          <table:table-cell office:value-type="date" office:date-value="2010-08-26">
            <text:p>08/26/10</text:p>
          </table:table-cell>
          <table:table-cell office:value-type="float" office:value="115">
            <text:p>115</text:p>
          </table:table-cell>
          <table:table-cell/>
          <table:table-cell table:formula="of:=[.B6]-[.$B$2]" office:value-type="float" office:value="25">
            <text:p>25</text:p>
          </table:table-cell>
          <table:table-cell table:formula="of:=[.B6]-[$'2.6.11'.$B$2]" office:value-type="float" office:value="2003">
            <text:p>2003</text:p>
          </table:table-cell>
          <table:table-cell table:formula="of:=SUM([.$C$2:.C6])" office:value-type="float" office:value="227">
            <text:p>227</text:p>
          </table:table-cell>
        </table:table-row>
        <table:table-row table:style-name="ro2">
          <table:table-cell office:value-type="string">
            <text:p>2.6.35.5</text:p>
          </table:table-cell>
          <table:table-cell office:value-type="date" office:date-value="2010-09-20">
            <text:p>09/20/10</text:p>
          </table:table-cell>
          <table:table-cell office:value-type="float" office:value="129">
            <text:p>129</text:p>
          </table:table-cell>
          <table:table-cell/>
          <table:table-cell table:formula="of:=[.B7]-[.$B$2]" office:value-type="float" office:value="50">
            <text:p>50</text:p>
          </table:table-cell>
          <table:table-cell table:formula="of:=[.B7]-[$'2.6.11'.$B$2]" office:value-type="float" office:value="2028">
            <text:p>2028</text:p>
          </table:table-cell>
          <table:table-cell table:formula="of:=SUM([.$C$2:.C7])" office:value-type="float" office:value="356">
            <text:p>356</text:p>
          </table:table-cell>
        </table:table-row>
        <table:table-row table:style-name="ro2">
          <table:table-cell office:value-type="string">
            <text:p>2.6.35.6</text:p>
          </table:table-cell>
          <table:table-cell office:value-type="date" office:date-value="2010-09-26">
            <text:p>09/26/10</text:p>
          </table:table-cell>
          <table:table-cell office:value-type="float" office:value="80">
            <text:p>80</text:p>
          </table:table-cell>
          <table:table-cell/>
          <table:table-cell table:formula="of:=[.B8]-[.$B$2]" office:value-type="float" office:value="56">
            <text:p>56</text:p>
          </table:table-cell>
          <table:table-cell table:formula="of:=[.B8]-[$'2.6.11'.$B$2]" office:value-type="float" office:value="2034">
            <text:p>2034</text:p>
          </table:table-cell>
          <table:table-cell table:formula="of:=SUM([.$C$2:.C8])" office:value-type="float" office:value="436">
            <text:p>436</text:p>
          </table:table-cell>
        </table:table-row>
        <table:table-row table:style-name="ro2">
          <table:table-cell office:value-type="string">
            <text:p>2.6.35.7</text:p>
          </table:table-cell>
          <table:table-cell office:value-type="date" office:date-value="2010-09-28">
            <text:p>09/28/10</text:p>
          </table:table-cell>
          <table:table-cell office:value-type="float" office:value="1">
            <text:p>1</text:p>
          </table:table-cell>
          <table:table-cell/>
          <table:table-cell table:formula="of:=[.B9]-[.$B$2]" office:value-type="float" office:value="58">
            <text:p>58</text:p>
          </table:table-cell>
          <table:table-cell table:formula="of:=[.B9]-[$'2.6.11'.$B$2]" office:value-type="float" office:value="2036">
            <text:p>2036</text:p>
          </table:table-cell>
          <table:table-cell table:formula="of:=SUM([.$C$2:.C9])" office:value-type="float" office:value="437">
            <text:p>437</text:p>
          </table:table-cell>
        </table:table-row>
        <table:table-row table:style-name="ro2">
          <table:table-cell office:value-type="string">
            <text:p>2.6.35.8</text:p>
          </table:table-cell>
          <table:table-cell office:value-type="date" office:date-value="2010-10-28">
            <text:p>10/28/10</text:p>
          </table:table-cell>
          <table:table-cell office:value-type="float" office:value="106">
            <text:p>106</text:p>
          </table:table-cell>
          <table:table-cell/>
          <table:table-cell table:formula="of:=[.B10]-[.$B$2]" office:value-type="float" office:value="88">
            <text:p>88</text:p>
          </table:table-cell>
          <table:table-cell table:formula="of:=[.B10]-[$'2.6.11'.$B$2]" office:value-type="float" office:value="2066">
            <text:p>2066</text:p>
          </table:table-cell>
          <table:table-cell table:formula="of:=SUM([.$C$2:.C10])" office:value-type="float" office:value="543">
            <text:p>543</text:p>
          </table:table-cell>
        </table:table-row>
        <table:table-row table:style-name="ro2">
          <table:table-cell office:value-type="string">
            <text:p>2.6.35.9</text:p>
          </table:table-cell>
          <table:table-cell office:value-type="date" office:date-value="2010-11-22">
            <text:p>11/22/10</text:p>
          </table:table-cell>
          <table:table-cell office:value-type="float" office:value="81">
            <text:p>81</text:p>
          </table:table-cell>
          <table:table-cell/>
          <table:table-cell table:formula="of:=[.B11]-[.$B$2]" office:value-type="float" office:value="113">
            <text:p>113</text:p>
          </table:table-cell>
          <table:table-cell table:formula="of:=[.B11]-[$'2.6.11'.$B$2]" office:value-type="float" office:value="2091">
            <text:p>2091</text:p>
          </table:table-cell>
          <table:table-cell table:formula="of:=SUM([.$C$2:.C11])" office:value-type="float" office:value="624">
            <text:p>624</text:p>
          </table:table-cell>
        </table:table-row>
        <table:table-row table:style-name="ro2">
          <table:table-cell office:value-type="string">
            <text:p>2.6.35.10</text:p>
          </table:table-cell>
          <table:table-cell office:value-type="date" office:date-value="2010-12-14">
            <text:p>12/14/10</text:p>
          </table:table-cell>
          <table:table-cell office:value-type="float" office:value="219">
            <text:p>219</text:p>
          </table:table-cell>
          <table:table-cell/>
          <table:table-cell table:formula="of:=[.B12]-[.$B$2]" office:value-type="float" office:value="135">
            <text:p>135</text:p>
          </table:table-cell>
          <table:table-cell table:formula="of:=[.B12]-[$'2.6.11'.$B$2]" office:value-type="float" office:value="2113">
            <text:p>2113</text:p>
          </table:table-cell>
          <table:table-cell table:formula="of:=SUM([.$C$2:.C12])" office:value-type="float" office:value="843">
            <text:p>843</text:p>
          </table:table-cell>
        </table:table-row>
        <table:table-row table:style-name="ro2">
          <table:table-cell office:value-type="string">
            <text:p>2.6.35.11</text:p>
          </table:table-cell>
          <table:table-cell office:value-type="date" office:date-value="2011-02-06">
            <text:p>02/06/11</text:p>
          </table:table-cell>
          <table:table-cell office:value-type="float" office:value="140">
            <text:p>140</text:p>
          </table:table-cell>
          <table:table-cell/>
          <table:table-cell table:formula="of:=[.B13]-[.$B$2]" office:value-type="float" office:value="189">
            <text:p>189</text:p>
          </table:table-cell>
          <table:table-cell table:formula="of:=[.B13]-[$'2.6.11'.$B$2]" office:value-type="float" office:value="2167">
            <text:p>2167</text:p>
          </table:table-cell>
          <table:table-cell table:formula="of:=SUM([.$C$2:.C13])" office:value-type="float" office:value="983">
            <text:p>983</text:p>
          </table:table-cell>
        </table:table-row>
        <table:table-row table:style-name="ro2">
          <table:table-cell office:value-type="string">
            <text:p>2.6.35.12</text:p>
          </table:table-cell>
          <table:table-cell office:value-type="date" office:date-value="2011-03-31">
            <text:p>03/31/11</text:p>
          </table:table-cell>
          <table:table-cell office:value-type="float" office:value="274">
            <text:p>274</text:p>
          </table:table-cell>
          <table:table-cell/>
          <table:table-cell table:formula="of:=[.B14]-[.$B$2]" office:value-type="float" office:value="242">
            <text:p>242</text:p>
          </table:table-cell>
          <table:table-cell table:formula="of:=[.B14]-[$'2.6.11'.$B$2]" office:value-type="float" office:value="2220">
            <text:p>2220</text:p>
          </table:table-cell>
          <table:table-cell table:formula="of:=SUM([.$C$2:.C14])" office:value-type="float" office:value="1257">
            <text:p>1257</text:p>
          </table:table-cell>
        </table:table-row>
        <table:table-row table:style-name="ro2">
          <table:table-cell office:value-type="string">
            <text:p>2.6.35.13</text:p>
          </table:table-cell>
          <table:table-cell office:value-type="date" office:date-value="2011-04-28">
            <text:p>04/28/11</text:p>
          </table:table-cell>
          <table:table-cell office:value-type="float" office:value="105">
            <text:p>105</text:p>
          </table:table-cell>
          <table:table-cell/>
          <table:table-cell table:formula="of:=[.B15]-[.$B$2]" office:value-type="float" office:value="270">
            <text:p>270</text:p>
          </table:table-cell>
          <table:table-cell table:formula="of:=[.B15]-[$'2.6.11'.$B$2]" office:value-type="float" office:value="2248">
            <text:p>2248</text:p>
          </table:table-cell>
          <table:table-cell table:formula="of:=SUM([.$C$2:.C15])" office:value-type="float" office:value="1362">
            <text:p>1362</text:p>
          </table:table-cell>
        </table:table-row>
        <table:table-row table:style-name="ro2">
          <table:table-cell office:value-type="string">
            <text:p>2.6.35.14</text:p>
          </table:table-cell>
          <table:table-cell office:value-type="date" office:date-value="2011-08-01">
            <text:p>08/01/11</text:p>
          </table:table-cell>
          <table:table-cell office:value-type="float" office:value="247">
            <text:p>247</text:p>
          </table:table-cell>
          <table:table-cell/>
          <table:table-cell table:formula="of:=[.B16]-[.$B$2]" office:value-type="float" office:value="365">
            <text:p>365</text:p>
          </table:table-cell>
          <table:table-cell table:formula="of:=[.B16]-[$'2.6.11'.$B$2]" office:value-type="float" office:value="2343">
            <text:p>2343</text:p>
          </table:table-cell>
          <table:table-cell table:formula="of:=SUM([.$C$2:.C16])" office:value-type="float" office:value="1609">
            <text:p>1609</text:p>
          </table:table-cell>
        </table:table-row>
      </table:table>
      <table:table table:name="2.6.36"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2">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2">
          <table:table-cell table:style-name="ce1" office:value-type="string">
            <text:p>2.6.36.0</text:p>
          </table:table-cell>
          <table:table-cell table:formula="of:=[$'kernel history'.AL2]" office:value-type="date" office:date-value="2010-10-20">
            <text:p>10/20/10</text:p>
          </table:table-cell>
          <table:table-cell table:number-columns-repeated="2"/>
          <table:table-cell table:formula="of:=[.B2]-[.$B$2]" office:value-type="float" office:value="0">
            <text:p>0</text:p>
          </table:table-cell>
          <table:table-cell table:formula="of:=[.B2]-[$'2.6.11'.$B$2]" office:value-type="float" office:value="2058">
            <text:p>2058</text:p>
          </table:table-cell>
          <table:table-cell table:formula="of:=SUM([.$C$2:.C2])" office:value-type="float" office:value="0">
            <text:p>0</text:p>
          </table:table-cell>
        </table:table-row>
        <table:table-row table:style-name="ro2">
          <table:table-cell office:value-type="string">
            <text:p>2.6.36.1</text:p>
          </table:table-cell>
          <table:table-cell office:value-type="date" office:date-value="2010-11-22">
            <text:p>11/22/10</text:p>
          </table:table-cell>
          <table:table-cell office:value-type="float" office:value="65">
            <text:p>65</text:p>
          </table:table-cell>
          <table:table-cell/>
          <table:table-cell table:formula="of:=[.B3]-[.$B$2]" office:value-type="float" office:value="33">
            <text:p>33</text:p>
          </table:table-cell>
          <table:table-cell table:formula="of:=[.B3]-[$'2.6.11'.$B$2]" office:value-type="float" office:value="2091">
            <text:p>2091</text:p>
          </table:table-cell>
          <table:table-cell table:formula="of:=SUM([.$C$2:.C3])" office:value-type="float" office:value="65">
            <text:p>65</text:p>
          </table:table-cell>
        </table:table-row>
        <table:table-row table:style-name="ro2">
          <table:table-cell office:value-type="string">
            <text:p>2.6.36.2</text:p>
          </table:table-cell>
          <table:table-cell office:value-type="date" office:date-value="2010-12-09">
            <text:p>12/09/10</text:p>
          </table:table-cell>
          <table:table-cell office:value-type="float" office:value="292">
            <text:p>292</text:p>
          </table:table-cell>
          <table:table-cell/>
          <table:table-cell table:formula="of:=[.B4]-[.$B$2]" office:value-type="float" office:value="50">
            <text:p>50</text:p>
          </table:table-cell>
          <table:table-cell table:formula="of:=[.B4]-[$'2.6.11'.$B$2]" office:value-type="float" office:value="2108">
            <text:p>2108</text:p>
          </table:table-cell>
          <table:table-cell table:formula="of:=SUM([.$C$2:.C4])" office:value-type="float" office:value="357">
            <text:p>357</text:p>
          </table:table-cell>
        </table:table-row>
        <table:table-row table:style-name="ro2">
          <table:table-cell office:value-type="string">
            <text:p>2.6.36.3</text:p>
          </table:table-cell>
          <table:table-cell office:value-type="date" office:date-value="2011-01-07">
            <text:p>01/07/11</text:p>
          </table:table-cell>
          <table:table-cell office:value-type="float" office:value="151">
            <text:p>151</text:p>
          </table:table-cell>
          <table:table-cell/>
          <table:table-cell table:formula="of:=[.B5]-[.$B$2]" office:value-type="float" office:value="79">
            <text:p>79</text:p>
          </table:table-cell>
          <table:table-cell table:formula="of:=[.B5]-[$'2.6.11'.$B$2]" office:value-type="float" office:value="2137">
            <text:p>2137</text:p>
          </table:table-cell>
          <table:table-cell table:formula="of:=SUM([.$C$2:.C5])" office:value-type="float" office:value="508">
            <text:p>508</text:p>
          </table:table-cell>
        </table:table-row>
        <table:table-row table:style-name="ro2">
          <table:table-cell office:value-type="string">
            <text:p>2.6.36.4</text:p>
          </table:table-cell>
          <table:table-cell office:value-type="date" office:date-value="2011-02-17">
            <text:p>02/17/11</text:p>
          </table:table-cell>
          <table:table-cell office:value-type="float" office:value="179">
            <text:p>179</text:p>
          </table:table-cell>
          <table:table-cell/>
          <table:table-cell table:formula="of:=[.B6]-[.$B$2]" office:value-type="float" office:value="120">
            <text:p>120</text:p>
          </table:table-cell>
          <table:table-cell table:formula="of:=[.B6]-[$'2.6.11'.$B$2]" office:value-type="float" office:value="2178">
            <text:p>2178</text:p>
          </table:table-cell>
          <table:table-cell table:formula="of:=SUM([.$C$2:.C6])" office:value-type="float" office:value="687">
            <text:p>687</text:p>
          </table:table-cell>
        </table:table-row>
      </table:table>
      <table:table table:name="2.6.37"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2">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2">
          <table:table-cell table:style-name="ce1" office:value-type="string">
            <text:p>2.6.37.0</text:p>
          </table:table-cell>
          <table:table-cell table:formula="of:=[$'kernel history'.AM2]" office:value-type="date" office:date-value="2011-01-04">
            <text:p>01/04/11</text:p>
          </table:table-cell>
          <table:table-cell table:number-columns-repeated="2"/>
          <table:table-cell table:formula="of:=[.B2]-[.$B$2]" office:value-type="float" office:value="0">
            <text:p>0</text:p>
          </table:table-cell>
          <table:table-cell table:formula="of:=[.B2]-[$'2.6.11'.$B$2]" office:value-type="float" office:value="2134">
            <text:p>2134</text:p>
          </table:table-cell>
          <table:table-cell table:formula="of:=SUM([.$C$2:.C2])" office:value-type="float" office:value="0">
            <text:p>0</text:p>
          </table:table-cell>
        </table:table-row>
        <table:table-row table:style-name="ro2">
          <table:table-cell office:value-type="string">
            <text:p>2.6.37.1</text:p>
          </table:table-cell>
          <table:table-cell office:value-type="date" office:date-value="2011-02-17">
            <text:p>02/17/11</text:p>
          </table:table-cell>
          <table:table-cell office:value-type="float" office:value="275">
            <text:p>275</text:p>
          </table:table-cell>
          <table:table-cell/>
          <table:table-cell table:formula="of:=[.B3]-[.$B$2]" office:value-type="float" office:value="44">
            <text:p>44</text:p>
          </table:table-cell>
          <table:table-cell table:formula="of:=[.B3]-[$'2.6.11'.$B$2]" office:value-type="float" office:value="2178">
            <text:p>2178</text:p>
          </table:table-cell>
          <table:table-cell table:formula="of:=SUM([.$C$2:.C3])" office:value-type="float" office:value="275">
            <text:p>275</text:p>
          </table:table-cell>
        </table:table-row>
        <table:table-row table:style-name="ro2">
          <table:table-cell office:value-type="string">
            <text:p>2.6.37.2</text:p>
          </table:table-cell>
          <table:table-cell office:value-type="date" office:date-value="2011-02-24">
            <text:p>02/24/11</text:p>
          </table:table-cell>
          <table:table-cell office:value-type="float" office:value="70">
            <text:p>70</text:p>
          </table:table-cell>
          <table:table-cell/>
          <table:table-cell table:formula="of:=[.B4]-[.$B$2]" office:value-type="float" office:value="51">
            <text:p>51</text:p>
          </table:table-cell>
          <table:table-cell table:formula="of:=[.B4]-[$'2.6.11'.$B$2]" office:value-type="float" office:value="2185">
            <text:p>2185</text:p>
          </table:table-cell>
          <table:table-cell table:formula="of:=SUM([.$C$2:.C4])" office:value-type="float" office:value="345">
            <text:p>345</text:p>
          </table:table-cell>
        </table:table-row>
        <table:table-row table:style-name="ro2">
          <table:table-cell office:value-type="string">
            <text:p>2.6.37.3</text:p>
          </table:table-cell>
          <table:table-cell office:value-type="date" office:date-value="2011-03-07">
            <text:p>03/07/11</text:p>
          </table:table-cell>
          <table:table-cell office:value-type="float" office:value="75">
            <text:p>75</text:p>
          </table:table-cell>
          <table:table-cell/>
          <table:table-cell table:formula="of:=[.B5]-[.$B$2]" office:value-type="float" office:value="62">
            <text:p>62</text:p>
          </table:table-cell>
          <table:table-cell table:formula="of:=[.B5]-[$'2.6.11'.$B$2]" office:value-type="float" office:value="2196">
            <text:p>2196</text:p>
          </table:table-cell>
          <table:table-cell table:formula="of:=SUM([.$C$2:.C5])" office:value-type="float" office:value="420">
            <text:p>420</text:p>
          </table:table-cell>
        </table:table-row>
        <table:table-row table:style-name="ro2">
          <table:table-cell office:value-type="string">
            <text:p>2.6.37.4</text:p>
          </table:table-cell>
          <table:table-cell office:value-type="date" office:date-value="2011-03-14">
            <text:p>03/14/11</text:p>
          </table:table-cell>
          <table:table-cell office:value-type="float" office:value="30">
            <text:p>30</text:p>
          </table:table-cell>
          <table:table-cell/>
          <table:table-cell table:formula="of:=[.B6]-[.$B$2]" office:value-type="float" office:value="69">
            <text:p>69</text:p>
          </table:table-cell>
          <table:table-cell table:formula="of:=[.B6]-[$'2.6.11'.$B$2]" office:value-type="float" office:value="2203">
            <text:p>2203</text:p>
          </table:table-cell>
          <table:table-cell table:formula="of:=SUM([.$C$2:.C6])" office:value-type="float" office:value="450">
            <text:p>450</text:p>
          </table:table-cell>
        </table:table-row>
        <table:table-row table:style-name="ro2">
          <table:table-cell office:value-type="string">
            <text:p>2.6.37.5</text:p>
          </table:table-cell>
          <table:table-cell office:value-type="date" office:date-value="2011-03-23">
            <text:p>03/23/11</text:p>
          </table:table-cell>
          <table:table-cell office:value-type="float" office:value="87">
            <text:p>87</text:p>
          </table:table-cell>
          <table:table-cell/>
          <table:table-cell table:formula="of:=[.B7]-[.$B$2]" office:value-type="float" office:value="78">
            <text:p>78</text:p>
          </table:table-cell>
          <table:table-cell table:formula="of:=[.B7]-[$'2.6.11'.$B$2]" office:value-type="float" office:value="2212">
            <text:p>2212</text:p>
          </table:table-cell>
          <table:table-cell table:formula="of:=SUM([.$C$2:.C7])" office:value-type="float" office:value="537">
            <text:p>537</text:p>
          </table:table-cell>
        </table:table-row>
        <table:table-row table:style-name="ro2">
          <table:table-cell office:value-type="string">
            <text:p>2.6.37.6</text:p>
          </table:table-cell>
          <table:table-cell office:value-type="date" office:date-value="2011-03-27">
            <text:p>03/27/11</text:p>
          </table:table-cell>
          <table:table-cell office:value-type="float" office:value="55">
            <text:p>55</text:p>
          </table:table-cell>
          <table:table-cell/>
          <table:table-cell table:formula="of:=[.B8]-[.$B$2]" office:value-type="float" office:value="82">
            <text:p>82</text:p>
          </table:table-cell>
          <table:table-cell table:formula="of:=[.B8]-[$'2.6.11'.$B$2]" office:value-type="float" office:value="2216">
            <text:p>2216</text:p>
          </table:table-cell>
          <table:table-cell table:formula="of:=SUM([.$C$2:.C8])" office:value-type="float" office:value="592">
            <text:p>592</text:p>
          </table:table-cell>
        </table:table-row>
        <table:table-row table:style-name="ro2">
          <table:table-cell table:number-columns-repeated="7"/>
        </table:table-row>
        <table:table-row table:style-name="ro2">
          <table:table-cell table:number-columns-repeated="7"/>
        </table:table-row>
      </table:table>
      <table:table table:name="2.6.38"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2">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2">
          <table:table-cell table:style-name="ce1" office:value-type="string">
            <text:p>2.6.38.0</text:p>
          </table:table-cell>
          <table:table-cell table:formula="of:=[$'kernel history'.AN2]" office:value-type="date" office:date-value="2011-03-14">
            <text:p>03/14/11</text:p>
          </table:table-cell>
          <table:table-cell table:number-columns-repeated="2"/>
          <table:table-cell table:formula="of:=[.B2]-[.$B$2]" office:value-type="float" office:value="0">
            <text:p>0</text:p>
          </table:table-cell>
          <table:table-cell table:formula="of:=[.B2]-[$'2.6.11'.$B$2]" office:value-type="float" office:value="2203">
            <text:p>2203</text:p>
          </table:table-cell>
          <table:table-cell table:formula="of:=SUM([.$C$2:.C2])" office:value-type="float" office:value="0">
            <text:p>0</text:p>
          </table:table-cell>
        </table:table-row>
        <table:table-row table:style-name="ro2">
          <table:table-cell office:value-type="string">
            <text:p>2.6.38.1</text:p>
          </table:table-cell>
          <table:table-cell office:value-type="date" office:date-value="2011-03-23">
            <text:p>03/23/11</text:p>
          </table:table-cell>
          <table:table-cell office:value-type="float" office:value="79">
            <text:p>79</text:p>
          </table:table-cell>
          <table:table-cell/>
          <table:table-cell table:formula="of:=[.B3]-[.$B$2]" office:value-type="float" office:value="9">
            <text:p>9</text:p>
          </table:table-cell>
          <table:table-cell table:formula="of:=[.B3]-[$'2.6.11'.$B$2]" office:value-type="float" office:value="2212">
            <text:p>2212</text:p>
          </table:table-cell>
          <table:table-cell table:formula="of:=SUM([.$C$2:.C3])" office:value-type="float" office:value="79">
            <text:p>79</text:p>
          </table:table-cell>
        </table:table-row>
        <table:table-row table:style-name="ro2">
          <table:table-cell office:value-type="string">
            <text:p>2.6.38.2</text:p>
          </table:table-cell>
          <table:table-cell office:value-type="date" office:date-value="2011-03-27">
            <text:p>03/27/11</text:p>
          </table:table-cell>
          <table:table-cell office:value-type="float" office:value="63">
            <text:p>63</text:p>
          </table:table-cell>
          <table:table-cell/>
          <table:table-cell table:formula="of:=[.B4]-[.$B$2]" office:value-type="float" office:value="13">
            <text:p>13</text:p>
          </table:table-cell>
          <table:table-cell table:formula="of:=[.B4]-[$'2.6.11'.$B$2]" office:value-type="float" office:value="2216">
            <text:p>2216</text:p>
          </table:table-cell>
          <table:table-cell table:formula="of:=SUM([.$C$2:.C4])" office:value-type="float" office:value="142">
            <text:p>142</text:p>
          </table:table-cell>
        </table:table-row>
        <table:table-row table:style-name="ro2">
          <table:table-cell office:value-type="string">
            <text:p>2.6.38.3</text:p>
          </table:table-cell>
          <table:table-cell office:value-type="date" office:date-value="2011-04-14">
            <text:p>04/14/11</text:p>
          </table:table-cell>
          <table:table-cell office:value-type="float" office:value="104">
            <text:p>104</text:p>
          </table:table-cell>
          <table:table-cell/>
          <table:table-cell table:formula="of:=[.B5]-[.$B$2]" office:value-type="float" office:value="31">
            <text:p>31</text:p>
          </table:table-cell>
          <table:table-cell table:formula="of:=[.B5]-[$'2.6.11'.$B$2]" office:value-type="float" office:value="2234">
            <text:p>2234</text:p>
          </table:table-cell>
          <table:table-cell table:formula="of:=SUM([.$C$2:.C5])" office:value-type="float" office:value="246">
            <text:p>246</text:p>
          </table:table-cell>
        </table:table-row>
        <table:table-row table:style-name="ro2">
          <table:table-cell office:value-type="string">
            <text:p>2.6.38.4</text:p>
          </table:table-cell>
          <table:table-cell office:value-type="date" office:date-value="2011-04-21">
            <text:p>04/21/11</text:p>
          </table:table-cell>
          <table:table-cell office:value-type="float" office:value="72">
            <text:p>72</text:p>
          </table:table-cell>
          <table:table-cell/>
          <table:table-cell table:formula="of:=[.B6]-[.$B$2]" office:value-type="float" office:value="38">
            <text:p>38</text:p>
          </table:table-cell>
          <table:table-cell table:formula="of:=[.B6]-[$'2.6.11'.$B$2]" office:value-type="float" office:value="2241">
            <text:p>2241</text:p>
          </table:table-cell>
          <table:table-cell table:formula="of:=SUM([.$C$2:.C6])" office:value-type="float" office:value="318">
            <text:p>318</text:p>
          </table:table-cell>
        </table:table-row>
        <table:table-row table:style-name="ro2">
          <table:table-cell office:value-type="string">
            <text:p>2.6.38.5</text:p>
          </table:table-cell>
          <table:table-cell office:value-type="date" office:date-value="2011-05-02">
            <text:p>05/02/11</text:p>
          </table:table-cell>
          <table:table-cell office:value-type="float" office:value="55">
            <text:p>55</text:p>
          </table:table-cell>
          <table:table-cell/>
          <table:table-cell table:formula="of:=[.B7]-[.$B$2]" office:value-type="float" office:value="49">
            <text:p>49</text:p>
          </table:table-cell>
          <table:table-cell table:formula="of:=[.B7]-[$'2.6.11'.$B$2]" office:value-type="float" office:value="2252">
            <text:p>2252</text:p>
          </table:table-cell>
          <table:table-cell table:formula="of:=SUM([.$C$2:.C7])" office:value-type="float" office:value="373">
            <text:p>373</text:p>
          </table:table-cell>
        </table:table-row>
        <table:table-row table:style-name="ro2">
          <table:table-cell office:value-type="string">
            <text:p>2.6.38.6</text:p>
          </table:table-cell>
          <table:table-cell office:value-type="date" office:date-value="2011-05-09">
            <text:p>05/09/11</text:p>
          </table:table-cell>
          <table:table-cell office:value-type="float" office:value="44">
            <text:p>44</text:p>
          </table:table-cell>
          <table:table-cell/>
          <table:table-cell table:formula="of:=[.B8]-[.$B$2]" office:value-type="float" office:value="56">
            <text:p>56</text:p>
          </table:table-cell>
          <table:table-cell table:formula="of:=[.B8]-[$'2.6.11'.$B$2]" office:value-type="float" office:value="2259">
            <text:p>2259</text:p>
          </table:table-cell>
          <table:table-cell table:formula="of:=SUM([.$C$2:.C8])" office:value-type="float" office:value="417">
            <text:p>417</text:p>
          </table:table-cell>
        </table:table-row>
        <table:table-row table:style-name="ro2">
          <table:table-cell office:value-type="string">
            <text:p>2.6.38.7</text:p>
          </table:table-cell>
          <table:table-cell office:value-type="date" office:date-value="2011-05-21">
            <text:p>05/21/11</text:p>
          </table:table-cell>
          <table:table-cell office:value-type="float" office:value="73">
            <text:p>73</text:p>
          </table:table-cell>
          <table:table-cell/>
          <table:table-cell table:formula="of:=[.B9]-[.$B$2]" office:value-type="float" office:value="68">
            <text:p>68</text:p>
          </table:table-cell>
          <table:table-cell table:formula="of:=[.B9]-[$'2.6.11'.$B$2]" office:value-type="float" office:value="2271">
            <text:p>2271</text:p>
          </table:table-cell>
          <table:table-cell table:formula="of:=SUM([.$C$2:.C9])" office:value-type="float" office:value="490">
            <text:p>490</text:p>
          </table:table-cell>
        </table:table-row>
        <table:table-row table:style-name="ro2">
          <table:table-cell office:value-type="string">
            <text:p>2.6.38.8</text:p>
          </table:table-cell>
          <table:table-cell office:value-type="date" office:date-value="2011-06-03">
            <text:p>06/03/11</text:p>
          </table:table-cell>
          <table:table-cell office:value-type="float" office:value="144">
            <text:p>144</text:p>
          </table:table-cell>
          <table:table-cell/>
          <table:table-cell table:formula="of:=[.B10]-[.$B$2]" office:value-type="float" office:value="81">
            <text:p>81</text:p>
          </table:table-cell>
          <table:table-cell table:formula="of:=[.B10]-[$'2.6.11'.$B$2]" office:value-type="float" office:value="2284">
            <text:p>2284</text:p>
          </table:table-cell>
          <table:table-cell table:formula="of:=SUM([.$C$2:.C10])" office:value-type="float" office:value="634">
            <text:p>634</text:p>
          </table:table-cell>
        </table:table-row>
      </table:table>
      <table:table table:name="2.6.39"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2">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2">
          <table:table-cell table:style-name="ce1" office:value-type="string">
            <text:p>2.6.39.0</text:p>
          </table:table-cell>
          <table:table-cell table:formula="of:=[$'kernel history'.AO2]" office:value-type="date" office:date-value="2011-05-18">
            <text:p>05/18/11</text:p>
          </table:table-cell>
          <table:table-cell table:number-columns-repeated="2"/>
          <table:table-cell table:formula="of:=[.B2]-[.$B$2]" office:value-type="float" office:value="0">
            <text:p>0</text:p>
          </table:table-cell>
          <table:table-cell table:formula="of:=[.B2]-[$'2.6.11'.$B$2]" office:value-type="float" office:value="2268">
            <text:p>2268</text:p>
          </table:table-cell>
          <table:table-cell table:formula="of:=SUM([.$C$2:.C2])" office:value-type="float" office:value="0">
            <text:p>0</text:p>
          </table:table-cell>
        </table:table-row>
        <table:table-row table:style-name="ro2">
          <table:table-cell office:value-type="string">
            <text:p>2.6.39.1</text:p>
          </table:table-cell>
          <table:table-cell office:value-type="date" office:date-value="2011-06-03">
            <text:p>06/03/11</text:p>
          </table:table-cell>
          <table:table-cell office:value-type="float" office:value="165">
            <text:p>165</text:p>
          </table:table-cell>
          <table:table-cell/>
          <table:table-cell table:formula="of:=[.B3]-[.$B$2]" office:value-type="float" office:value="16">
            <text:p>16</text:p>
          </table:table-cell>
          <table:table-cell table:formula="of:=[.B3]-[$'2.6.11'.$B$2]" office:value-type="float" office:value="2284">
            <text:p>2284</text:p>
          </table:table-cell>
          <table:table-cell table:formula="of:=SUM([.$C$2:.C3])" office:value-type="float" office:value="165">
            <text:p>165</text:p>
          </table:table-cell>
        </table:table-row>
        <table:table-row table:style-name="ro2">
          <table:table-cell office:value-type="string">
            <text:p>2.6.39.2</text:p>
          </table:table-cell>
          <table:table-cell office:value-type="date" office:date-value="2011-06-23">
            <text:p>06/23/11</text:p>
          </table:table-cell>
          <table:table-cell office:value-type="float" office:value="92">
            <text:p>92</text:p>
          </table:table-cell>
          <table:table-cell/>
          <table:table-cell table:formula="of:=[.B4]-[.$B$2]" office:value-type="float" office:value="36">
            <text:p>36</text:p>
          </table:table-cell>
          <table:table-cell table:formula="of:=[.B4]-[$'2.6.11'.$B$2]" office:value-type="float" office:value="2304">
            <text:p>2304</text:p>
          </table:table-cell>
          <table:table-cell table:formula="of:=SUM([.$C$2:.C4])" office:value-type="float" office:value="257">
            <text:p>257</text:p>
          </table:table-cell>
        </table:table-row>
        <table:table-row table:style-name="ro2">
          <table:table-cell office:value-type="string">
            <text:p>2.6.39.3</text:p>
          </table:table-cell>
          <table:table-cell office:value-type="date" office:date-value="2011-07-08">
            <text:p>07/08/11</text:p>
          </table:table-cell>
          <table:table-cell office:value-type="float" office:value="109">
            <text:p>109</text:p>
          </table:table-cell>
          <table:table-cell/>
          <table:table-cell table:formula="of:=[.B5]-[.$B$2]" office:value-type="float" office:value="51">
            <text:p>51</text:p>
          </table:table-cell>
          <table:table-cell table:formula="of:=[.B5]-[$'2.6.11'.$B$2]" office:value-type="float" office:value="2319">
            <text:p>2319</text:p>
          </table:table-cell>
          <table:table-cell table:formula="of:=SUM([.$C$2:.C5])" office:value-type="float" office:value="366">
            <text:p>366</text:p>
          </table:table-cell>
        </table:table-row>
        <table:table-row table:style-name="ro2">
          <table:table-cell office:value-type="string">
            <text:p>2.6.39.4</text:p>
          </table:table-cell>
          <table:table-cell office:value-type="date" office:date-value="2011-08-03">
            <text:p>08/03/11</text:p>
          </table:table-cell>
          <table:table-cell office:value-type="float" office:value="75">
            <text:p>75</text:p>
          </table:table-cell>
          <table:table-cell/>
          <table:table-cell table:formula="of:=[.B6]-[.$B$2]" office:value-type="float" office:value="77">
            <text:p>77</text:p>
          </table:table-cell>
          <table:table-cell table:formula="of:=[.B6]-[$'2.6.11'.$B$2]" office:value-type="float" office:value="2345">
            <text:p>2345</text:p>
          </table:table-cell>
          <table:table-cell table:formula="of:=SUM([.$C$2:.C6])" office:value-type="float" office:value="441">
            <text:p>441</text:p>
          </table:table-cell>
        </table:table-row>
      </table:table>
      <table:table table:name="3.0"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2">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2">
          <table:table-cell table:style-name="ce1" office:value-type="string">
            <text:p>3.0.0</text:p>
          </table:table-cell>
          <table:table-cell table:formula="of:=[$'kernel history'.AP2]" office:value-type="date" office:date-value="2011-07-21">
            <text:p>07/21/11</text:p>
          </table:table-cell>
          <table:table-cell table:number-columns-repeated="2"/>
          <table:table-cell table:formula="of:=[.B2]-[.$B$2]" office:value-type="float" office:value="0">
            <text:p>0</text:p>
          </table:table-cell>
          <table:table-cell table:formula="of:=[.B2]-[$'2.6.11'.$B$2]" office:value-type="float" office:value="2332">
            <text:p>2332</text:p>
          </table:table-cell>
          <table:table-cell table:formula="of:=SUM([.$C$2:.C2])" office:value-type="float" office:value="0">
            <text:p>0</text:p>
          </table:table-cell>
        </table:table-row>
        <table:table-row table:style-name="ro2">
          <table:table-cell office:value-type="string">
            <text:p>3.0.1</text:p>
          </table:table-cell>
          <table:table-cell office:value-type="date" office:date-value="2011-08-04">
            <text:p>08/04/11</text:p>
          </table:table-cell>
          <table:table-cell office:value-type="float" office:value="102">
            <text:p>102</text:p>
          </table:table-cell>
          <table:table-cell/>
          <table:table-cell table:formula="of:=[.B3]-[.$B$2]" office:value-type="float" office:value="14">
            <text:p>14</text:p>
          </table:table-cell>
          <table:table-cell table:formula="of:=[.B3]-[$'2.6.11'.$B$2]" office:value-type="float" office:value="2346">
            <text:p>2346</text:p>
          </table:table-cell>
          <table:table-cell table:formula="of:=SUM([.$C$2:.C3])" office:value-type="float" office:value="102">
            <text:p>102</text:p>
          </table:table-cell>
        </table:table-row>
        <table:table-row table:style-name="ro2">
          <table:table-cell office:value-type="string">
            <text:p>3.0.2</text:p>
          </table:table-cell>
          <table:table-cell office:value-type="date" office:date-value="2011-08-15">
            <text:p>08/15/11</text:p>
          </table:table-cell>
          <table:table-cell office:value-type="float" office:value="91">
            <text:p>91</text:p>
          </table:table-cell>
          <table:table-cell/>
          <table:table-cell table:formula="of:=[.B4]-[.$B$2]" office:value-type="float" office:value="25">
            <text:p>25</text:p>
          </table:table-cell>
          <table:table-cell table:formula="of:=[.B4]-[$'2.6.11'.$B$2]" office:value-type="float" office:value="2357">
            <text:p>2357</text:p>
          </table:table-cell>
          <table:table-cell table:formula="of:=SUM([.$C$2:.C4])" office:value-type="float" office:value="193">
            <text:p>193</text:p>
          </table:table-cell>
        </table:table-row>
        <table:table-row table:style-name="ro2">
          <table:table-cell office:value-type="string">
            <text:p>3.0.3</text:p>
          </table:table-cell>
          <table:table-cell office:value-type="date" office:date-value="2011-08-17">
            <text:p>08/17/11</text:p>
          </table:table-cell>
          <table:table-cell office:value-type="float" office:value="26">
            <text:p>26</text:p>
          </table:table-cell>
          <table:table-cell/>
          <table:table-cell table:formula="of:=[.B5]-[.$B$2]" office:value-type="float" office:value="27">
            <text:p>27</text:p>
          </table:table-cell>
          <table:table-cell table:formula="of:=[.B5]-[$'2.6.11'.$B$2]" office:value-type="float" office:value="2359">
            <text:p>2359</text:p>
          </table:table-cell>
          <table:table-cell table:formula="of:=SUM([.$C$2:.C5])" office:value-type="float" office:value="219">
            <text:p>219</text:p>
          </table:table-cell>
        </table:table-row>
        <table:table-row table:style-name="ro2">
          <table:table-cell office:value-type="string">
            <text:p>3.0.4</text:p>
          </table:table-cell>
          <table:table-cell office:value-type="date" office:date-value="2011-08-29">
            <text:p>08/29/11</text:p>
          </table:table-cell>
          <table:table-cell office:value-type="float" office:value="36">
            <text:p>36</text:p>
          </table:table-cell>
          <table:table-cell/>
          <table:table-cell table:formula="of:=[.B6]-[.$B$2]" office:value-type="float" office:value="39">
            <text:p>39</text:p>
          </table:table-cell>
          <table:table-cell table:formula="of:=[.B6]-[$'2.6.11'.$B$2]" office:value-type="float" office:value="2371">
            <text:p>2371</text:p>
          </table:table-cell>
          <table:table-cell table:formula="of:=SUM([.$C$2:.C6])" office:value-type="float" office:value="255">
            <text:p>255</text:p>
          </table:table-cell>
        </table:table-row>
        <table:table-row table:style-name="ro2">
          <table:table-cell office:value-type="string">
            <text:p>3.0.5</text:p>
          </table:table-cell>
          <table:table-cell office:value-type="date" office:date-value="2011-10-03">
            <text:p>10/03/11</text:p>
          </table:table-cell>
          <table:table-cell office:value-type="float" office:value="241">
            <text:p>241</text:p>
          </table:table-cell>
          <table:table-cell/>
          <table:table-cell table:formula="of:=[.B7]-[.$B$2]" office:value-type="float" office:value="74">
            <text:p>74</text:p>
          </table:table-cell>
          <table:table-cell table:formula="of:=[.B7]-[$'2.6.11'.$B$2]" office:value-type="float" office:value="2406">
            <text:p>2406</text:p>
          </table:table-cell>
          <table:table-cell table:formula="of:=SUM([.$C$2:.C7])" office:value-type="float" office:value="496">
            <text:p>496</text:p>
          </table:table-cell>
        </table:table-row>
        <table:table-row table:style-name="ro2">
          <table:table-cell office:value-type="string">
            <text:p>3.0.6</text:p>
          </table:table-cell>
          <table:table-cell office:value-type="date" office:date-value="2011-10-03">
            <text:p>10/03/11</text:p>
          </table:table-cell>
          <table:table-cell office:value-type="float" office:value="1">
            <text:p>1</text:p>
          </table:table-cell>
          <table:table-cell/>
          <table:table-cell table:formula="of:=[.B8]-[.$B$2]" office:value-type="float" office:value="74">
            <text:p>74</text:p>
          </table:table-cell>
          <table:table-cell table:formula="of:=[.B8]-[$'2.6.11'.$B$2]" office:value-type="float" office:value="2406">
            <text:p>2406</text:p>
          </table:table-cell>
          <table:table-cell table:formula="of:=SUM([.$C$2:.C8])" office:value-type="float" office:value="497">
            <text:p>497</text:p>
          </table:table-cell>
        </table:table-row>
        <table:table-row table:style-name="ro2">
          <table:table-cell office:value-type="string">
            <text:p>3.0.7</text:p>
          </table:table-cell>
          <table:table-cell office:value-type="date" office:date-value="2011-10-16">
            <text:p>10/16/11</text:p>
          </table:table-cell>
          <table:table-cell office:value-type="float" office:value="32">
            <text:p>32</text:p>
          </table:table-cell>
          <table:table-cell/>
          <table:table-cell table:formula="of:=[.B9]-[.$B$2]" office:value-type="float" office:value="87">
            <text:p>87</text:p>
          </table:table-cell>
          <table:table-cell table:formula="of:=[.B9]-[$'2.6.11'.$B$2]" office:value-type="float" office:value="2419">
            <text:p>2419</text:p>
          </table:table-cell>
          <table:table-cell table:formula="of:=SUM([.$C$2:.C9])" office:value-type="float" office:value="529">
            <text:p>529</text:p>
          </table:table-cell>
        </table:table-row>
        <table:table-row table:style-name="ro2">
          <table:table-cell office:value-type="string">
            <text:p>3.0.8</text:p>
          </table:table-cell>
          <table:table-cell office:value-type="date" office:date-value="2011-10-25">
            <text:p>10/25/11</text:p>
          </table:table-cell>
          <table:table-cell office:value-type="float" office:value="29">
            <text:p>29</text:p>
          </table:table-cell>
          <table:table-cell/>
          <table:table-cell table:formula="of:=[.B10]-[.$B$2]" office:value-type="float" office:value="96">
            <text:p>96</text:p>
          </table:table-cell>
          <table:table-cell table:formula="of:=[.B10]-[$'2.6.11'.$B$2]" office:value-type="float" office:value="2428">
            <text:p>2428</text:p>
          </table:table-cell>
          <table:table-cell table:formula="of:=SUM([.$C$2:.C10])" office:value-type="float" office:value="558">
            <text:p>558</text:p>
          </table:table-cell>
        </table:table-row>
        <table:table-row table:style-name="ro2">
          <table:table-cell office:value-type="string">
            <text:p>3.0.9</text:p>
          </table:table-cell>
          <table:table-cell office:value-type="date" office:date-value="2011-11-11">
            <text:p>11/11/11</text:p>
          </table:table-cell>
          <table:table-cell office:value-type="float" office:value="264">
            <text:p>264</text:p>
          </table:table-cell>
          <table:table-cell/>
          <table:table-cell table:formula="of:=[.B11]-[.$B$2]" office:value-type="float" office:value="113">
            <text:p>113</text:p>
          </table:table-cell>
          <table:table-cell table:formula="of:=[.B11]-[$'2.6.11'.$B$2]" office:value-type="float" office:value="2445">
            <text:p>2445</text:p>
          </table:table-cell>
          <table:table-cell table:formula="of:=SUM([.$C$2:.C11])" office:value-type="float" office:value="822">
            <text:p>822</text:p>
          </table:table-cell>
        </table:table-row>
      </table:table>
      <table:table table:name="3.1" table:style-name="ta1">
        <table:table-column table:style-name="co3" table:number-columns-repeated="2" table:default-cell-style-name="ce1"/>
        <table:table-column table:style-name="co3" table:number-columns-repeated="5" table:default-cell-style-name="Default"/>
        <table:table-row table:style-name="ro2">
          <table:table-cell table:style-name="Default"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2">
          <table:table-cell table:style-name="ce3" office:value-type="float" office:value="3.1">
            <text:p>3.1</text:p>
          </table:table-cell>
          <table:table-cell table:formula="of:=[$'kernel history'.AQ2]" office:value-type="date" office:date-value="2011-10-24">
            <text:p>10/24/11</text:p>
          </table:table-cell>
          <table:table-cell table:number-columns-repeated="2"/>
          <table:table-cell table:formula="of:=[.B2]-[.$B$2]" office:value-type="float" office:value="0">
            <text:p>0</text:p>
          </table:table-cell>
          <table:table-cell table:formula="of:=[.B2]-[$'2.6.11'.$B$2]" office:value-type="float" office:value="2427">
            <text:p>2427</text:p>
          </table:table-cell>
          <table:table-cell table:formula="of:=SUM([.$C$2:.C2])" office:value-type="float" office:value="0">
            <text:p>0</text:p>
          </table:table-cell>
        </table:table-row>
        <table:table-row table:style-name="ro2">
          <table:table-cell office:value-type="string">
            <text:p>“3.1.1”</text:p>
          </table:table-cell>
          <table:table-cell office:value-type="date" office:date-value="2011-11-11">
            <text:p>11/11/11</text:p>
          </table:table-cell>
          <table:table-cell office:value-type="float" office:value="268">
            <text:p>268</text:p>
          </table:table-cell>
          <table:table-cell/>
          <table:table-cell table:formula="of:=[.B3]-[.$B$2]" office:value-type="float" office:value="18">
            <text:p>18</text:p>
          </table:table-cell>
          <table:table-cell table:formula="of:=[.B3]-[$'2.6.11'.$B$2]" office:value-type="float" office:value="2445">
            <text:p>2445</text:p>
          </table:table-cell>
          <table:table-cell table:formula="of:=SUM([.$C$2:.C3])" office:value-type="float" office:value="268">
            <text:p>268</text:p>
          </table:table-cell>
        </table:table-row>
        <table:table-row table:style-name="ro2">
          <table:table-cell office:value-type="string">
            <text:p>“3.1.2”</text:p>
          </table:table-cell>
          <table:table-cell office:value-type="date" office:date-value="2011-11-21">
            <text:p>11/21/11</text:p>
          </table:table-cell>
          <table:table-cell office:value-type="float" office:value="26">
            <text:p>26</text:p>
          </table:table-cell>
          <table:table-cell/>
          <table:table-cell table:formula="of:=[.B4]-[.$B$2]" office:value-type="float" office:value="28">
            <text:p>28</text:p>
          </table:table-cell>
          <table:table-cell table:formula="of:=[.B4]-[$'2.6.11'.$B$2]" office:value-type="float" office:value="2455">
            <text:p>2455</text:p>
          </table:table-cell>
          <table:table-cell table:formula="of:=SUM([.$C$2:.C4])" office:value-type="float" office:value="294">
            <text:p>294</text:p>
          </table:table-cell>
        </table:table-row>
        <table:table-row table:style-name="ro2">
          <table:table-cell office:value-type="string">
            <text:p>“3.1.3”</text:p>
          </table:table-cell>
          <table:table-cell office:value-type="date" office:date-value="2011-11-26">
            <text:p>11/26/11</text:p>
          </table:table-cell>
          <table:table-cell office:value-type="float" office:value="55">
            <text:p>55</text:p>
          </table:table-cell>
          <table:table-cell/>
          <table:table-cell table:formula="of:=[.B5]-[.$B$2]" office:value-type="float" office:value="33">
            <text:p>33</text:p>
          </table:table-cell>
          <table:table-cell table:formula="of:=[.B5]-[$'2.6.11'.$B$2]" office:value-type="float" office:value="2460">
            <text:p>2460</text:p>
          </table:table-cell>
          <table:table-cell table:formula="of:=SUM([.$C$2:.C5])" office:value-type="float" office:value="349">
            <text:p>349</text:p>
          </table:table-cell>
        </table:table-row>
        <table:table-row table:style-name="ro2">
          <table:table-cell office:value-type="string">
            <text:p>“3.1.4”</text:p>
          </table:table-cell>
          <table:table-cell office:value-type="date" office:date-value="2011-11-29">
            <text:p>11/29/11</text:p>
          </table:table-cell>
          <table:table-cell office:value-type="float" office:value="1">
            <text:p>1</text:p>
          </table:table-cell>
          <table:table-cell/>
          <table:table-cell table:formula="of:=[.B6]-[.$B$2]" office:value-type="float" office:value="36">
            <text:p>36</text:p>
          </table:table-cell>
          <table:table-cell table:formula="of:=[.B6]-[$'2.6.11'.$B$2]" office:value-type="float" office:value="2463">
            <text:p>2463</text:p>
          </table:table-cell>
          <table:table-cell table:formula="of:=SUM([.$C$2:.C6])" office:value-type="float" office:value="350">
            <text:p>350</text:p>
          </table:table-cell>
        </table:table-row>
        <table:table-row table:style-name="ro2">
          <table:table-cell office:value-type="string">
            <text:p>“3.1.5”</text:p>
          </table:table-cell>
          <table:table-cell office:value-type="date" office:date-value="2011-12-09">
            <text:p>12/09/11</text:p>
          </table:table-cell>
          <table:table-cell office:value-type="float" office:value="119">
            <text:p>119</text:p>
          </table:table-cell>
          <table:table-cell/>
          <table:table-cell table:formula="of:=[.B7]-[.$B$2]" office:value-type="float" office:value="46">
            <text:p>46</text:p>
          </table:table-cell>
          <table:table-cell table:formula="of:=[.B7]-[$'2.6.11'.$B$2]" office:value-type="float" office:value="2473">
            <text:p>2473</text:p>
          </table:table-cell>
          <table:table-cell table:formula="of:=SUM([.$C$2:.C7])" office:value-type="float" office:value="469">
            <text:p>469</text:p>
          </table:table-cell>
        </table:table-row>
        <table:table-row table:style-name="ro2">
          <table:table-cell office:value-type="string">
            <text:p>“3.1.6”</text:p>
          </table:table-cell>
          <table:table-cell office:value-type="date" office:date-value="2011-12-21">
            <text:p>12/21/11</text:p>
          </table:table-cell>
          <table:table-cell office:value-type="float" office:value="53">
            <text:p>53</text:p>
          </table:table-cell>
          <table:table-cell/>
          <table:table-cell table:formula="of:=[.B8]-[.$B$2]" office:value-type="float" office:value="58">
            <text:p>58</text:p>
          </table:table-cell>
          <table:table-cell table:formula="of:=[.B8]-[$'2.6.11'.$B$2]" office:value-type="float" office:value="2485">
            <text:p>2485</text:p>
          </table:table-cell>
          <table:table-cell table:formula="of:=SUM([.$C$2:.C8])" office:value-type="float" office:value="522">
            <text:p>522</text:p>
          </table:table-cell>
        </table:table-row>
        <table:table-row table:style-name="ro2">
          <table:table-cell office:value-type="string">
            <text:p>“3.1.7”</text:p>
          </table:table-cell>
          <table:table-cell office:value-type="date" office:date-value="2012-01-03">
            <text:p>01/03/12</text:p>
          </table:table-cell>
          <table:table-cell office:value-type="float" office:value="1">
            <text:p>1</text:p>
          </table:table-cell>
          <table:table-cell/>
          <table:table-cell table:formula="of:=[.B9]-[.$B$2]" office:value-type="float" office:value="71">
            <text:p>71</text:p>
          </table:table-cell>
          <table:table-cell table:formula="of:=[.B9]-[$'2.6.11'.$B$2]" office:value-type="float" office:value="2498">
            <text:p>2498</text:p>
          </table:table-cell>
          <table:table-cell table:formula="of:=SUM([.$C$2:.C9])" office:value-type="float" office:value="523">
            <text:p>523</text:p>
          </table:table-cell>
        </table:table-row>
        <table:table-row table:style-name="ro2">
          <table:table-cell office:value-type="string">
            <text:p>“3.1.8”</text:p>
          </table:table-cell>
          <table:table-cell office:value-type="date" office:date-value="2012-01-06">
            <text:p>01/06/12</text:p>
          </table:table-cell>
          <table:table-cell office:value-type="float" office:value="81">
            <text:p>81</text:p>
          </table:table-cell>
          <table:table-cell/>
          <table:table-cell table:formula="of:=[.B10]-[.$B$2]" office:value-type="float" office:value="74">
            <text:p>74</text:p>
          </table:table-cell>
          <table:table-cell table:formula="of:=[.B10]-[$'2.6.11'.$B$2]" office:value-type="float" office:value="2501">
            <text:p>2501</text:p>
          </table:table-cell>
          <table:table-cell table:formula="of:=SUM([.$C$2:.C10])" office:value-type="float" office:value="604">
            <text:p>604</text:p>
          </table:table-cell>
        </table:table-row>
        <table:table-row table:style-name="ro2">
          <table:table-cell office:value-type="string">
            <text:p>“3.1.9”</text:p>
          </table:table-cell>
          <table:table-cell office:value-type="date" office:date-value="2012-01-12">
            <text:p>01/12/12</text:p>
          </table:table-cell>
          <table:table-cell office:value-type="float" office:value="42">
            <text:p>42</text:p>
          </table:table-cell>
          <table:table-cell/>
          <table:table-cell table:formula="of:=[.B11]-[.$B$2]" office:value-type="float" office:value="80">
            <text:p>80</text:p>
          </table:table-cell>
          <table:table-cell table:formula="of:=[.B11]-[$'2.6.11'.$B$2]" office:value-type="float" office:value="2507">
            <text:p>2507</text:p>
          </table:table-cell>
          <table:table-cell table:formula="of:=SUM([.$C$2:.C11])" office:value-type="float" office:value="646">
            <text:p>646</text:p>
          </table:table-cell>
        </table:table-row>
        <table:table-row table:style-name="ro2">
          <table:table-cell table:style-name="Default"/>
          <table:table-cell table:style-name="Default"/>
          <table:table-cell table:number-columns-repeated="2"/>
          <table:table-cell table:formula="of:=[.B12]-[.$B$2]" office:value-type="float" office:value="-40840">
            <text:p>-40840</text:p>
          </table:table-cell>
          <table:table-cell table:formula="of:=[.B12]-[$'2.6.11'.$B$2]" office:value-type="float" office:value="-38413">
            <text:p>-38413</text:p>
          </table:table-cell>
          <table:table-cell table:formula="of:=SUM([.$C$2:.C12])" office:value-type="float" office:value="646">
            <text:p>646</text:p>
          </table:table-cell>
        </table:table-row>
      </table:table>
      <table:table table:name="3.2" table:style-name="ta1">
        <table:table-column table:style-name="co3" table:default-cell-style-name="Default"/>
        <table:table-column table:style-name="co3" table:default-cell-style-name="ce1"/>
        <table:table-column table:style-name="co3" table:number-columns-repeated="5" table:default-cell-style-name="Default"/>
        <table:table-row table:style-name="ro2">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2">
          <table:table-cell table:style-name="ce3" office:value-type="float" office:value="3.2">
            <text:p>3.2</text:p>
          </table:table-cell>
          <table:table-cell table:formula="of:=[$'kernel history'.AR2]" office:value-type="date" office:date-value="2012-01-04">
            <text:p>01/04/12</text:p>
          </table:table-cell>
          <table:table-cell table:number-columns-repeated="2"/>
          <table:table-cell table:formula="of:=[.B2]-[.$B$2]" office:value-type="float" office:value="0">
            <text:p>0</text:p>
          </table:table-cell>
          <table:table-cell table:formula="of:=[.B2]-[$'2.6.11'.$B$2]" office:value-type="float" office:value="2499">
            <text:p>2499</text:p>
          </table:table-cell>
          <table:table-cell table:formula="of:=SUM([.$C$2:.C2])" office:value-type="float" office:value="0">
            <text:p>0</text:p>
          </table:table-cell>
        </table:table-row>
        <table:table-row table:style-name="ro2">
          <table:table-cell table:style-name="ce1" office:value-type="string">
            <text:p>“3.2.1”</text:p>
          </table:table-cell>
          <table:table-cell office:value-type="date" office:date-value="2012-01-12">
            <text:p>01/12/12</text:p>
          </table:table-cell>
          <table:table-cell office:value-type="float" office:value="49">
            <text:p>49</text:p>
          </table:table-cell>
          <table:table-cell/>
          <table:table-cell table:formula="of:=[.B3]-[.$B$2]" office:value-type="float" office:value="8">
            <text:p>8</text:p>
          </table:table-cell>
          <table:table-cell table:formula="of:=[.B3]-[$'2.6.11'.$B$2]" office:value-type="float" office:value="2507">
            <text:p>2507</text:p>
          </table:table-cell>
          <table:table-cell table:formula="of:=SUM([.$C$2:.C3])" office:value-type="float" office:value="49">
            <text:p>49</text:p>
          </table:table-cell>
        </table:table-row>
      </table:table>
      <table:table table:name="3.3" table:style-name="ta1">
        <table:table-column table:style-name="co3" table:default-cell-style-name="Default"/>
        <table:table-column table:style-name="co3" table:default-cell-style-name="ce1"/>
        <table:table-column table:style-name="co3" table:number-columns-repeated="5" table:default-cell-style-name="Default"/>
        <table:table-row table:style-name="ro2">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2">
          <table:table-cell table:style-name="ce3" office:value-type="float" office:value="3.3">
            <text:p>3.3</text:p>
          </table:table-cell>
          <table:table-cell table:formula="of:=[$'kernel history'.AS2]" office:value-type="date" office:date-value="2012-03-18">
            <text:p>03/18/12</text:p>
          </table:table-cell>
          <table:table-cell table:number-columns-repeated="2"/>
          <table:table-cell table:formula="of:=[.B2]-[.$B$2]" office:value-type="float" office:value="0">
            <text:p>0</text:p>
          </table:table-cell>
          <table:table-cell table:formula="of:=[.B2]-[$'2.6.11'.$B$2]" office:value-type="float" office:value="2573">
            <text:p>2573</text:p>
          </table:table-cell>
          <table:table-cell table:formula="of:=SUM([.$C$2:.C2])" office:value-type="float" office:value="0">
            <text:p>0</text:p>
          </table:table-cell>
        </table:table-row>
        <table:table-row table:style-name="ro2">
          <table:table-cell table:style-name="ce1" office:value-type="string">
            <text:p>“3.2.1”</text:p>
          </table:table-cell>
          <table:table-cell office:value-type="date" office:date-value="2012-01-12">
            <text:p>01/12/12</text:p>
          </table:table-cell>
          <table:table-cell office:value-type="float" office:value="49">
            <text:p>49</text:p>
          </table:table-cell>
          <table:table-cell/>
          <table:table-cell table:formula="of:=[.B3]-[.$B$2]" office:value-type="float" office:value="-66">
            <text:p>-66</text:p>
          </table:table-cell>
          <table:table-cell table:formula="of:=[.B3]-[$'2.6.11'.$B$2]" office:value-type="float" office:value="2507">
            <text:p>2507</text:p>
          </table:table-cell>
          <table:table-cell table:formula="of:=SUM([.$C$2:.C3])" office:value-type="float" office:value="49">
            <text:p>49</text:p>
          </table:table-cell>
        </table:table-row>
      </table:table>
      <table:table table:name="3.4" table:style-name="ta1">
        <table:table-column table:style-name="co3" table:default-cell-style-name="Default"/>
        <table:table-column table:style-name="co3" table:default-cell-style-name="ce1"/>
        <table:table-column table:style-name="co3" table:number-columns-repeated="5" table:default-cell-style-name="Default"/>
        <table:table-row table:style-name="ro2">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2">
          <table:table-cell table:style-name="ce3" office:value-type="float" office:value="3.4">
            <text:p>3.4</text:p>
          </table:table-cell>
          <table:table-cell table:formula="of:=[$'kernel history'.AT2]" office:value-type="date" office:date-value="2012-05-20">
            <text:p>05/20/12</text:p>
          </table:table-cell>
          <table:table-cell table:number-columns-repeated="2"/>
          <table:table-cell table:formula="of:=[.B2]-[.$B$2]" office:value-type="float" office:value="0">
            <text:p>0</text:p>
          </table:table-cell>
          <table:table-cell table:formula="of:=[.B2]-[$'2.6.11'.$B$2]" office:value-type="float" office:value="2636">
            <text:p>2636</text:p>
          </table:table-cell>
          <table:table-cell table:formula="of:=SUM([.$C$2:.C2])" office:value-type="float" office:value="0">
            <text:p>0</text:p>
          </table:table-cell>
        </table:table-row>
        <table:table-row table:style-name="ro2">
          <table:table-cell table:style-name="ce1" office:value-type="string">
            <text:p>“3.2.1”</text:p>
          </table:table-cell>
          <table:table-cell office:value-type="date" office:date-value="2012-01-12">
            <text:p>01/12/12</text:p>
          </table:table-cell>
          <table:table-cell office:value-type="float" office:value="49">
            <text:p>49</text:p>
          </table:table-cell>
          <table:table-cell/>
          <table:table-cell table:formula="of:=[.B3]-[.$B$2]" office:value-type="float" office:value="-129">
            <text:p>-129</text:p>
          </table:table-cell>
          <table:table-cell table:formula="of:=[.B3]-[$'2.6.11'.$B$2]" office:value-type="float" office:value="2507">
            <text:p>2507</text:p>
          </table:table-cell>
          <table:table-cell table:formula="of:=SUM([.$C$2:.C3])" office:value-type="float" office:value="49">
            <text:p>49</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swiss" style:font-pitch="variable"/>
    <style:font-face style:name="Bitstream Vera Sans" svg:font-family="'Bitstream Vera Sans'" style:font-family-generic="swiss" style:font-pitch="variable"/>
    <style:font-face style:name="Arial1" svg:font-family="Arial" style:font-family-generic="system" style:font-pitch="variable"/>
    <style:font-face style:name="Bitstream Vera Sans1" svg:font-family="'Bitstream Vera Sans'" style:font-family-generic="system" style:font-pitch="variable"/>
  </office:font-face-decls>
  <office:styles>
    <style:default-style style:family="table-cell">
      <style:table-cell-properties style:decimal-places="2"/>
      <style:paragraph-properties style:tab-stop-distance="0.5in"/>
      <style:text-properties style:font-name="Bitstream Vera Sans" fo:language="en" fo:country="US" style:font-name-asian="Bitstream Vera Sans1" style:language-asian="zxx" style:country-asian="none" style:font-name-complex="Bitstream Vera Sans1"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11-08">00/00/0000</text:date>, <text:time style:data-style-name="N2" text:time-value="0000-00-00T12:51:31">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5$Linux_X86_64 LibreOffice_project/400m0$Build-305</meta:generator>
    <dc:title>Linux Kernel Development History</dc:title>
    <dc:description>This is a summary of the 2.6 Linux kernel development history in numbers.  The numbers are taken from the kernel.org releases and the git changelog.  Scripts to do some of this work can be found on my kernel.org directory.</dc:description>
    <meta:creation-date>2010-10-10T07:42:19</meta:creation-date>
    <meta:editing-cycles>114</meta:editing-cycles>
    <meta:editing-duration>P1DT22H1M48S</meta:editing-duration>
    <dc:date>2013-11-08T15:11:20</dc:date>
    <dc:creator>Greg KH</dc:creator>
    <meta:document-statistic meta:table-count="35" meta:cell-count="4326" meta:object-count="0"/>
    <meta:user-defined meta:name="Info 1"/>
    <meta:user-defined meta:name="Info 2"/>
    <meta:user-defined meta:name="Info 3"/>
    <meta:user-defined meta:name="Info 4"/>
  </office:meta>
</office:document-meta>
</file>